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2.85pt"/>
    </style:style>
    <style:style style:name="co2" style:family="table-column">
      <style:table-column-properties fo:break-before="auto" style:column-width="68.26pt"/>
    </style:style>
    <style:style style:name="co3" style:family="table-column">
      <style:table-column-properties fo:break-before="auto" style:column-width="50.8pt"/>
    </style:style>
    <style:style style:name="co4" style:family="table-column">
      <style:table-column-properties fo:break-before="page" style:column-width="50.8pt"/>
    </style:style>
    <style:style style:name="co5" style:family="table-column">
      <style:table-column-properties fo:break-before="auto" style:column-width="297.55pt"/>
    </style:style>
    <style:style style:name="co6" style:family="table-column">
      <style:table-column-properties fo:break-before="auto" style:column-width="51.56pt"/>
    </style:style>
    <style:style style:name="co7" style:family="table-column">
      <style:table-column-properties fo:break-before="auto" style:column-width="39.34pt"/>
    </style:style>
    <style:style style:name="co8" style:family="table-column">
      <style:table-column-properties fo:break-before="auto" style:column-width="47.11pt"/>
    </style:style>
    <style:style style:name="co9" style:family="table-column">
      <style:table-column-properties fo:break-before="auto" style:column-width="60.09pt"/>
    </style:style>
    <style:style style:name="co10" style:family="table-column">
      <style:table-column-properties fo:break-before="auto" style:column-width="67.1pt"/>
    </style:style>
    <style:style style:name="co11" style:family="table-column">
      <style:table-column-properties fo:break-before="auto" style:column-width="29.71pt"/>
    </style:style>
    <style:style style:name="co12" style:family="table-column">
      <style:table-column-properties fo:break-before="auto" style:column-width="33.79pt"/>
    </style:style>
    <style:style style:name="co13" style:family="table-column">
      <style:table-column-properties fo:break-before="auto" style:column-width="34.5pt"/>
    </style:style>
    <style:style style:name="co14" style:family="table-column">
      <style:table-column-properties fo:break-before="auto" style:column-width="64.01pt"/>
    </style:style>
    <style:style style:name="ro1" style:family="table-row">
      <style:table-row-properties style:row-height="25.5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7.75pt" fo:break-before="auto" style:use-optimal-row-height="false"/>
    </style:style>
    <style:style style:name="ro4" style:family="table-row">
      <style:table-row-properties style:row-height="36.74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3.8pt" fo:break-before="auto" style:use-optimal-row-height="true"/>
    </style:style>
    <style:style style:name="ro8" style:family="table-row">
      <style:table-row-properties style:row-height="14.6pt" fo:break-before="auto" style:use-optimal-row-height="true"/>
    </style:style>
    <style:style style:name="ta1" style:family="table" style:master-page-name="PageStyle_5f_CSA-EST2019-ANNRES">
      <style:table-properties table:display="true" style:writing-mode="lr-tb"/>
    </style:style>
    <style:style style:name="ta2"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000000"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4"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13.21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style:cell-protect="none" style:print-content="true" style:diagonal-bl-tr="none" style:diagonal-tl-br="none" fo:border-left="0.74pt solid #000000" fo:border-right="0.74pt solid #000000" style:rotation-align="none" fo:border-top="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13.21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0.74pt solid #000000" style:cell-protect="none" style:print-content="true" style:diagonal-bl-tr="none" style:diagonal-tl-br="none" fo:border-left="0.74pt solid #000000" fo:border-right="0.74pt solid #000000" style:rotation-align="none" fo:border-top="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cell-protect="none"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 style:family="table-cell" style:parent-style-name="Default">
      <style:table-cell-properties fo:border-bottom="none" fo:background-color="#ffff99"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 style:family="table-cell" style:parent-style-name="Default">
      <style:table-cell-properties fo:border-bottom="0.74pt solid #000000"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 style:family="table-cell" style:parent-style-name="Default">
      <style:table-cell-properties style:cell-protect="none" style:print-content="true" style:rotation-align="none"/>
    </style:style>
    <style:style style:name="ce13"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style>
    <style:style style:name="ce14" style:family="table-cell" style:parent-style-name="Default" style:data-style-name="N125">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data-style-name="N3">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3">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style>
    <style:style style:name="ce18" style:family="table-cell" style:parent-style-name="Default" style:data-style-name="N3">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style>
    <style:style style:name="ce1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1"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8" style:family="table-cell" style:parent-style-name="Default">
      <style:table-cell-properties fo:background-color="#ffffff" style:cell-protect="none" style:print-content="true" style:rotation-align="none"/>
    </style:style>
    <style:style style:name="ce29"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cell-protect="none" style:print-content="true" style:diagonal-bl-tr="none" style:diagonal-tl-br="none" fo:border="none"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fo:border="none" style:rotation-align="none"/>
      <style:text-properties fo:color="#ffffff"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ext-properties style:font-name="Arial Narrow" fo:font-size="11pt" style:font-size-asian="11pt" style:font-size-complex="11pt"/>
    </style:style>
    <style:style style:name="ce33" style:family="table-cell" style:parent-style-name="Default" style:data-style-name="N3">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font-name="Arial Narrow" fo:font-size="11pt" style:font-size-asian="11pt" style:font-size-complex="11pt"/>
    </style:style>
    <style:style style:name="ce34" style:family="table-cell" style:parent-style-name="Default" style:data-style-name="N133">
      <style:text-properties style:font-name="Arial Narrow" fo:font-size="11pt" style:font-size-asian="11pt" style:font-size-complex="11pt"/>
    </style:style>
    <style:style style:name="ce35" style:family="table-cell" style:parent-style-name="Default" style:data-style-name="N3">
      <style:text-properties style:font-name="Arial Narrow" fo:font-size="11pt" style:font-size-asian="11pt" style:font-size-complex="11pt"/>
    </style:style>
    <style:style style:name="ce36" style:family="table-cell" style:parent-style-name="Default" style:data-style-name="N3">
      <style:text-properties style:font-name="Arial Narrow" fo:font-size="11pt" style:font-size-asian="11pt" style:font-size-complex="11pt"/>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status="enable" table:steps="1000" table:maximum-difference="0.0001"/>
      </table:calculation-settings>
      <table:table table:name="CSA-EST2019-ANNRES" table:style-name="ta1" table:print-ranges="'CSA-EST2019-ANNRES'.A1:'CSA-EST2019-ANNRES'.M186">
        <office:forms form:automatic-focus="false" form:apply-design-mode="false"/>
        <table:table-header-columns>
          <table:table-column table:style-name="co1" table:default-cell-style-name="ce12"/>
        </table:table-header-columns>
        <table:table-column table:style-name="co2" table:number-columns-repeated="12" table:default-cell-style-name="ce12"/>
        <table:table-column table:style-name="co3" table:number-columns-repeated="2" table:default-cell-style-name="ce12"/>
        <table:table-column table:style-name="co4" table:default-cell-style-name="ce12"/>
        <table:table-column table:style-name="co3" table:number-columns-repeated="1008" table:default-cell-style-name="ce12"/>
        <table:table-header-rows>
          <table:table-row table:style-name="ro1">
            <table:table-cell table:style-name="ce1" office:value-type="string" calcext:value-type="string" table:number-columns-spanned="13" table:number-rows-spanned="1">
              <text:p>Annual Estimates of the Resident Population for Combined Statistical Areas in the United States and Puerto Rico: April 1, 2010 to July 1, 2019</text:p>
            </table:table-cell>
            <table:covered-table-cell table:number-columns-repeated="12" table:style-name="ce13"/>
            <table:table-cell table:number-columns-repeated="1011"/>
          </table:table-row>
        </table:table-header-rows>
        <table:table-row table:style-name="ro2">
          <table:table-cell table:style-name="ce2" office:value-type="string" calcext:value-type="string" table:number-columns-spanned="1" table:number-rows-spanned="2">
            <text:p>Geographic Area</text:p>
          </table:table-cell>
          <table:table-cell table:style-name="ce14" office:value-type="date" office:date-value="2010-04-01" calcext:value-type="date" table:number-columns-spanned="2" table:number-rows-spanned="1">
            <text:p>April 1, 2010</text:p>
          </table:table-cell>
          <table:covered-table-cell table:style-name="ce15"/>
          <table:table-cell table:style-name="ce23" office:value-type="string" calcext:value-type="string" table:number-columns-spanned="10" table:number-rows-spanned="1">
            <text:p>Population Estimate (as of July 1)</text:p>
          </table:table-cell>
          <table:covered-table-cell table:number-columns-repeated="9" table:style-name="ce15"/>
          <table:table-cell table:style-name="ce28" table:number-columns-repeated="1011"/>
        </table:table-row>
        <table:table-row table:style-name="ro3">
          <table:covered-table-cell table:style-name="ce3"/>
          <table:table-cell table:style-name="ce15" office:value-type="string" calcext:value-type="string">
            <text:p>Census</text:p>
          </table:table-cell>
          <table:table-cell table:style-name="ce15" office:value-type="string" calcext:value-type="string">
            <text:p>Estimates Base</text:p>
          </table:table-cell>
          <table:table-cell table:style-name="ce15" office:value-type="float" office:value="2010" calcext:value-type="float">
            <text:p>2010</text:p>
          </table:table-cell>
          <table:table-cell table:style-name="ce15" office:value-type="float" office:value="2011" calcext:value-type="float">
            <text:p>2011</text:p>
          </table:table-cell>
          <table:table-cell table:style-name="ce15" office:value-type="float" office:value="2012" calcext:value-type="float">
            <text:p>2012</text:p>
          </table:table-cell>
          <table:table-cell table:style-name="ce15" office:value-type="float" office:value="2013" calcext:value-type="float">
            <text:p>2013</text:p>
          </table:table-cell>
          <table:table-cell table:style-name="ce15" office:value-type="float" office:value="2014" calcext:value-type="float">
            <text:p>2014</text:p>
          </table:table-cell>
          <table:table-cell table:style-name="ce15" office:value-type="float" office:value="2015" calcext:value-type="float">
            <text:p>2015</text:p>
          </table:table-cell>
          <table:table-cell table:style-name="ce15" office:value-type="float" office:value="2016" calcext:value-type="float">
            <text:p>2016</text:p>
          </table:table-cell>
          <table:table-cell table:style-name="ce15" office:value-type="float" office:value="2017" calcext:value-type="float">
            <text:p>2017</text:p>
          </table:table-cell>
          <table:table-cell table:style-name="ce15" office:value-type="float" office:value="2018" calcext:value-type="float">
            <text:p>2018</text:p>
          </table:table-cell>
          <table:table-cell table:style-name="ce15" office:value-type="float" office:value="2019" calcext:value-type="float">
            <text:p>2019</text:p>
          </table:table-cell>
          <table:table-cell table:style-name="ce29" table:number-columns-repeated="1011"/>
        </table:table-row>
        <table:table-row table:style-name="ro2">
          <table:table-cell table:style-name="ce4" office:value-type="string" calcext:value-type="string">
            <text:p>United States</text:p>
          </table:table-cell>
          <table:table-cell table:style-name="ce16" office:value-type="float" office:value="308745538" calcext:value-type="float">
            <text:p>308,745,538</text:p>
          </table:table-cell>
          <table:table-cell table:style-name="ce16" office:value-type="float" office:value="308758105" calcext:value-type="float">
            <text:p>308,758,105</text:p>
          </table:table-cell>
          <table:table-cell table:style-name="ce16" office:value-type="float" office:value="309321666" calcext:value-type="float">
            <text:p>309,321,666</text:p>
          </table:table-cell>
          <table:table-cell table:style-name="ce16" office:value-type="float" office:value="311556874" calcext:value-type="float">
            <text:p>311,556,874</text:p>
          </table:table-cell>
          <table:table-cell table:style-name="ce16" office:value-type="float" office:value="313830990" calcext:value-type="float">
            <text:p>313,830,990</text:p>
          </table:table-cell>
          <table:table-cell table:style-name="ce16" office:value-type="float" office:value="315993715" calcext:value-type="float">
            <text:p>315,993,715</text:p>
          </table:table-cell>
          <table:table-cell table:style-name="ce16" office:value-type="float" office:value="318301008" calcext:value-type="float">
            <text:p>318,301,008</text:p>
          </table:table-cell>
          <table:table-cell table:style-name="ce16" office:value-type="float" office:value="320635163" calcext:value-type="float">
            <text:p>320,635,163</text:p>
          </table:table-cell>
          <table:table-cell table:style-name="ce16" office:value-type="float" office:value="322941311" calcext:value-type="float">
            <text:p>322,941,311</text:p>
          </table:table-cell>
          <table:table-cell table:style-name="ce16" office:value-type="float" office:value="324985539" calcext:value-type="float">
            <text:p>324,985,539</text:p>
          </table:table-cell>
          <table:table-cell table:style-name="ce16" office:value-type="float" office:value="326687501" calcext:value-type="float">
            <text:p>326,687,501</text:p>
          </table:table-cell>
          <table:table-cell table:style-name="ce16" office:value-type="float" office:value="328239523" calcext:value-type="float">
            <text:p>328,239,523</text:p>
          </table:table-cell>
          <table:table-cell table:number-columns-repeated="1011"/>
        </table:table-row>
        <table:table-row table:style-name="ro2">
          <table:table-cell table:style-name="ce5" office:value-type="string" calcext:value-type="string">
            <text:p>.<text:span text:style-name="T1">Spencer-Spirit Lake, IA CSA</text:span></text:p>
          </table:table-cell>
          <table:table-cell table:number-columns-repeated="2" table:style-name="ce17" office:value-type="float" office:value="33334" calcext:value-type="float">
            <text:p>33,334</text:p>
          </table:table-cell>
          <table:table-cell table:style-name="ce17" office:value-type="float" office:value="33304" calcext:value-type="float">
            <text:p>33,304</text:p>
          </table:table-cell>
          <table:table-cell table:style-name="ce17" office:value-type="float" office:value="33456" calcext:value-type="float">
            <text:p>33,456</text:p>
          </table:table-cell>
          <table:table-cell table:style-name="ce17" office:value-type="float" office:value="33464" calcext:value-type="float">
            <text:p>33,464</text:p>
          </table:table-cell>
          <table:table-cell table:style-name="ce17" office:value-type="float" office:value="33316" calcext:value-type="float">
            <text:p>33,316</text:p>
          </table:table-cell>
          <table:table-cell table:style-name="ce17" office:value-type="float" office:value="33324" calcext:value-type="float">
            <text:p>33,324</text:p>
          </table:table-cell>
          <table:table-cell table:style-name="ce17" office:value-type="float" office:value="33502" calcext:value-type="float">
            <text:p>33,502</text:p>
          </table:table-cell>
          <table:table-cell table:style-name="ce17" office:value-type="float" office:value="33404" calcext:value-type="float">
            <text:p>33,404</text:p>
          </table:table-cell>
          <table:table-cell table:style-name="ce17" office:value-type="float" office:value="33282" calcext:value-type="float">
            <text:p>33,282</text:p>
          </table:table-cell>
          <table:table-cell table:style-name="ce17" office:value-type="float" office:value="33227" calcext:value-type="float">
            <text:p>33,227</text:p>
          </table:table-cell>
          <table:table-cell table:style-name="ce17" office:value-type="float" office:value="33274" calcext:value-type="float">
            <text:p>33,274</text:p>
          </table:table-cell>
          <table:table-cell table:number-columns-repeated="1011"/>
        </table:table-row>
        <table:table-row table:style-name="ro2">
          <table:table-cell table:style-name="ce5" office:value-type="string" calcext:value-type="string">
            <text:p>.<text:span text:style-name="T1">Steamboat Springs-Craig, CO CSA</text:span></text:p>
          </table:table-cell>
          <table:table-cell table:style-name="ce17" office:value-type="float" office:value="37304" calcext:value-type="float">
            <text:p>37,304</text:p>
          </table:table-cell>
          <table:table-cell table:style-name="ce17" office:value-type="float" office:value="37297" calcext:value-type="float">
            <text:p>37,297</text:p>
          </table:table-cell>
          <table:table-cell table:style-name="ce17" office:value-type="float" office:value="37228" calcext:value-type="float">
            <text:p>37,228</text:p>
          </table:table-cell>
          <table:table-cell table:style-name="ce17" office:value-type="float" office:value="36675" calcext:value-type="float">
            <text:p>36,675</text:p>
          </table:table-cell>
          <table:table-cell table:style-name="ce17" office:value-type="float" office:value="36443" calcext:value-type="float">
            <text:p>36,443</text:p>
          </table:table-cell>
          <table:table-cell table:style-name="ce17" office:value-type="float" office:value="36725" calcext:value-type="float">
            <text:p>36,725</text:p>
          </table:table-cell>
          <table:table-cell table:style-name="ce17" office:value-type="float" office:value="37001" calcext:value-type="float">
            <text:p>37,001</text:p>
          </table:table-cell>
          <table:table-cell table:style-name="ce17" office:value-type="float" office:value="37299" calcext:value-type="float">
            <text:p>37,299</text:p>
          </table:table-cell>
          <table:table-cell table:style-name="ce17" office:value-type="float" office:value="37826" calcext:value-type="float">
            <text:p>37,826</text:p>
          </table:table-cell>
          <table:table-cell table:style-name="ce17" office:value-type="float" office:value="38259" calcext:value-type="float">
            <text:p>38,259</text:p>
          </table:table-cell>
          <table:table-cell table:style-name="ce17" office:value-type="float" office:value="38690" calcext:value-type="float">
            <text:p>38,690</text:p>
          </table:table-cell>
          <table:table-cell table:style-name="ce17" office:value-type="float" office:value="38921" calcext:value-type="float">
            <text:p>38,921</text:p>
          </table:table-cell>
          <table:table-cell table:number-columns-repeated="1011"/>
        </table:table-row>
        <table:table-row table:style-name="ro2">
          <table:table-cell table:style-name="ce5" office:value-type="string" calcext:value-type="string">
            <text:p>.<text:span text:style-name="T1">Cleveland-Indianola, MS CSA</text:span></text:p>
          </table:table-cell>
          <table:table-cell table:style-name="ce17" office:value-type="float" office:value="63595" calcext:value-type="float">
            <text:p>63,595</text:p>
          </table:table-cell>
          <table:table-cell table:style-name="ce17" office:value-type="float" office:value="63536" calcext:value-type="float">
            <text:p>63,536</text:p>
          </table:table-cell>
          <table:table-cell table:style-name="ce17" office:value-type="float" office:value="63087" calcext:value-type="float">
            <text:p>63,087</text:p>
          </table:table-cell>
          <table:table-cell table:style-name="ce17" office:value-type="float" office:value="62328" calcext:value-type="float">
            <text:p>62,328</text:p>
          </table:table-cell>
          <table:table-cell table:style-name="ce17" office:value-type="float" office:value="62404" calcext:value-type="float">
            <text:p>62,404</text:p>
          </table:table-cell>
          <table:table-cell table:style-name="ce17" office:value-type="float" office:value="61885" calcext:value-type="float">
            <text:p>61,885</text:p>
          </table:table-cell>
          <table:table-cell table:style-name="ce17" office:value-type="float" office:value="61223" calcext:value-type="float">
            <text:p>61,223</text:p>
          </table:table-cell>
          <table:table-cell table:style-name="ce17" office:value-type="float" office:value="60107" calcext:value-type="float">
            <text:p>60,107</text:p>
          </table:table-cell>
          <table:table-cell table:style-name="ce17" office:value-type="float" office:value="59042" calcext:value-type="float">
            <text:p>59,042</text:p>
          </table:table-cell>
          <table:table-cell table:style-name="ce17" office:value-type="float" office:value="57860" calcext:value-type="float">
            <text:p>57,860</text:p>
          </table:table-cell>
          <table:table-cell table:style-name="ce17" office:value-type="float" office:value="57326" calcext:value-type="float">
            <text:p>57,326</text:p>
          </table:table-cell>
          <table:table-cell table:style-name="ce17" office:value-type="float" office:value="55738" calcext:value-type="float">
            <text:p>55,738</text:p>
          </table:table-cell>
          <table:table-cell table:number-columns-repeated="1011"/>
        </table:table-row>
        <table:table-row table:style-name="ro2">
          <table:table-cell table:style-name="ce5" office:value-type="string" calcext:value-type="string">
            <text:p>.<text:span text:style-name="T1">Martin-Union City, TN CSA</text:span></text:p>
          </table:table-cell>
          <table:table-cell table:style-name="ce17" office:value-type="float" office:value="66828" calcext:value-type="float">
            <text:p>66,828</text:p>
          </table:table-cell>
          <table:table-cell table:style-name="ce17" office:value-type="float" office:value="66822" calcext:value-type="float">
            <text:p>66,822</text:p>
          </table:table-cell>
          <table:table-cell table:style-name="ce17" office:value-type="float" office:value="66866" calcext:value-type="float">
            <text:p>66,866</text:p>
          </table:table-cell>
          <table:table-cell table:style-name="ce17" office:value-type="float" office:value="66532" calcext:value-type="float">
            <text:p>66,532</text:p>
          </table:table-cell>
          <table:table-cell table:style-name="ce17" office:value-type="float" office:value="65864" calcext:value-type="float">
            <text:p>65,864</text:p>
          </table:table-cell>
          <table:table-cell table:style-name="ce17" office:value-type="float" office:value="65172" calcext:value-type="float">
            <text:p>65,172</text:p>
          </table:table-cell>
          <table:table-cell table:style-name="ce17" office:value-type="float" office:value="64829" calcext:value-type="float">
            <text:p>64,829</text:p>
          </table:table-cell>
          <table:table-cell table:style-name="ce17" office:value-type="float" office:value="64433" calcext:value-type="float">
            <text:p>64,433</text:p>
          </table:table-cell>
          <table:table-cell table:style-name="ce17" office:value-type="float" office:value="64157" calcext:value-type="float">
            <text:p>64,157</text:p>
          </table:table-cell>
          <table:table-cell table:style-name="ce17" office:value-type="float" office:value="63700" calcext:value-type="float">
            <text:p>63,700</text:p>
          </table:table-cell>
          <table:table-cell table:style-name="ce17" office:value-type="float" office:value="63687" calcext:value-type="float">
            <text:p>63,687</text:p>
          </table:table-cell>
          <table:table-cell table:style-name="ce17" office:value-type="float" office:value="63397" calcext:value-type="float">
            <text:p>63,397</text:p>
          </table:table-cell>
          <table:table-cell table:number-columns-repeated="1011"/>
        </table:table-row>
        <table:table-row table:style-name="ro2">
          <table:table-cell table:style-name="ce5" office:value-type="string" calcext:value-type="string">
            <text:p>.<text:span text:style-name="T1">Clovis-Portales, NM CSA</text:span></text:p>
          </table:table-cell>
          <table:table-cell table:style-name="ce17" office:value-type="float" office:value="68222" calcext:value-type="float">
            <text:p>68,222</text:p>
          </table:table-cell>
          <table:table-cell table:style-name="ce17" office:value-type="float" office:value="68216" calcext:value-type="float">
            <text:p>68,216</text:p>
          </table:table-cell>
          <table:table-cell table:style-name="ce17" office:value-type="float" office:value="68989" calcext:value-type="float">
            <text:p>68,989</text:p>
          </table:table-cell>
          <table:table-cell table:style-name="ce17" office:value-type="float" office:value="70249" calcext:value-type="float">
            <text:p>70,249</text:p>
          </table:table-cell>
          <table:table-cell table:style-name="ce17" office:value-type="float" office:value="71124" calcext:value-type="float">
            <text:p>71,124</text:p>
          </table:table-cell>
          <table:table-cell table:style-name="ce17" office:value-type="float" office:value="70796" calcext:value-type="float">
            <text:p>70,796</text:p>
          </table:table-cell>
          <table:table-cell table:style-name="ce17" office:value-type="float" office:value="70756" calcext:value-type="float">
            <text:p>70,756</text:p>
          </table:table-cell>
          <table:table-cell table:style-name="ce17" office:value-type="float" office:value="69427" calcext:value-type="float">
            <text:p>69,427</text:p>
          </table:table-cell>
          <table:table-cell table:style-name="ce17" office:value-type="float" office:value="69428" calcext:value-type="float">
            <text:p>69,428</text:p>
          </table:table-cell>
          <table:table-cell table:style-name="ce17" office:value-type="float" office:value="68694" calcext:value-type="float">
            <text:p>68,694</text:p>
          </table:table-cell>
          <table:table-cell table:style-name="ce17" office:value-type="float" office:value="68097" calcext:value-type="float">
            <text:p>68,097</text:p>
          </table:table-cell>
          <table:table-cell table:style-name="ce17" office:value-type="float" office:value="67454" calcext:value-type="float">
            <text:p>67,454</text:p>
          </table:table-cell>
          <table:table-cell table:number-columns-repeated="1011"/>
        </table:table-row>
        <table:table-row table:style-name="ro2">
          <table:table-cell table:style-name="ce5" office:value-type="string" calcext:value-type="string">
            <text:p>.<text:span text:style-name="T1">Columbus-West Point, MS CSA</text:span></text:p>
          </table:table-cell>
          <table:table-cell table:style-name="ce17" office:value-type="float" office:value="80413" calcext:value-type="float">
            <text:p>80,413</text:p>
          </table:table-cell>
          <table:table-cell table:style-name="ce17" office:value-type="float" office:value="80427" calcext:value-type="float">
            <text:p>80,427</text:p>
          </table:table-cell>
          <table:table-cell table:style-name="ce17" office:value-type="float" office:value="80356" calcext:value-type="float">
            <text:p>80,356</text:p>
          </table:table-cell>
          <table:table-cell table:style-name="ce17" office:value-type="float" office:value="80111" calcext:value-type="float">
            <text:p>80,111</text:p>
          </table:table-cell>
          <table:table-cell table:style-name="ce17" office:value-type="float" office:value="80001" calcext:value-type="float">
            <text:p>80,001</text:p>
          </table:table-cell>
          <table:table-cell table:style-name="ce17" office:value-type="float" office:value="80158" calcext:value-type="float">
            <text:p>80,158</text:p>
          </table:table-cell>
          <table:table-cell table:style-name="ce17" office:value-type="float" office:value="79950" calcext:value-type="float">
            <text:p>79,950</text:p>
          </table:table-cell>
          <table:table-cell table:style-name="ce17" office:value-type="float" office:value="79702" calcext:value-type="float">
            <text:p>79,702</text:p>
          </table:table-cell>
          <table:table-cell table:style-name="ce17" office:value-type="float" office:value="79403" calcext:value-type="float">
            <text:p>79,403</text:p>
          </table:table-cell>
          <table:table-cell table:style-name="ce17" office:value-type="float" office:value="78768" calcext:value-type="float">
            <text:p>78,768</text:p>
          </table:table-cell>
          <table:table-cell table:style-name="ce17" office:value-type="float" office:value="78164" calcext:value-type="float">
            <text:p>78,164</text:p>
          </table:table-cell>
          <table:table-cell table:style-name="ce17" office:value-type="float" office:value="77911" calcext:value-type="float">
            <text:p>77,911</text:p>
          </table:table-cell>
          <table:table-cell table:number-columns-repeated="1011"/>
        </table:table-row>
        <table:table-row table:style-name="ro2">
          <table:table-cell table:style-name="ce5" office:value-type="string" calcext:value-type="string">
            <text:p>.<text:span text:style-name="T1">Kerrville-Fredericksburg, TX CSA</text:span></text:p>
          </table:table-cell>
          <table:table-cell table:style-name="ce17" office:value-type="float" office:value="74462" calcext:value-type="float">
            <text:p>74,462</text:p>
          </table:table-cell>
          <table:table-cell table:style-name="ce17" office:value-type="float" office:value="74472" calcext:value-type="float">
            <text:p>74,472</text:p>
          </table:table-cell>
          <table:table-cell table:style-name="ce17" office:value-type="float" office:value="74517" calcext:value-type="float">
            <text:p>74,517</text:p>
          </table:table-cell>
          <table:table-cell table:style-name="ce17" office:value-type="float" office:value="74680" calcext:value-type="float">
            <text:p>74,680</text:p>
          </table:table-cell>
          <table:table-cell table:style-name="ce17" office:value-type="float" office:value="74894" calcext:value-type="float">
            <text:p>74,894</text:p>
          </table:table-cell>
          <table:table-cell table:style-name="ce17" office:value-type="float" office:value="75150" calcext:value-type="float">
            <text:p>75,150</text:p>
          </table:table-cell>
          <table:table-cell table:style-name="ce17" office:value-type="float" office:value="75816" calcext:value-type="float">
            <text:p>75,816</text:p>
          </table:table-cell>
          <table:table-cell table:style-name="ce17" office:value-type="float" office:value="76796" calcext:value-type="float">
            <text:p>76,796</text:p>
          </table:table-cell>
          <table:table-cell table:style-name="ce17" office:value-type="float" office:value="77632" calcext:value-type="float">
            <text:p>77,632</text:p>
          </table:table-cell>
          <table:table-cell table:style-name="ce17" office:value-type="float" office:value="78375" calcext:value-type="float">
            <text:p>78,375</text:p>
          </table:table-cell>
          <table:table-cell table:style-name="ce17" office:value-type="float" office:value="79117" calcext:value-type="float">
            <text:p>79,117</text:p>
          </table:table-cell>
          <table:table-cell table:style-name="ce17" office:value-type="float" office:value="79588" calcext:value-type="float">
            <text:p>79,588</text:p>
          </table:table-cell>
          <table:table-cell table:number-columns-repeated="1011"/>
        </table:table-row>
        <table:table-row table:style-name="ro2">
          <table:table-cell table:style-name="ce5" office:value-type="string" calcext:value-type="string">
            <text:p>.<text:span text:style-name="T1">DeRidder-Fort Polk South, LA CSA</text:span></text:p>
          </table:table-cell>
          <table:table-cell table:style-name="ce17" office:value-type="float" office:value="87988" calcext:value-type="float">
            <text:p>87,988</text:p>
          </table:table-cell>
          <table:table-cell table:style-name="ce17" office:value-type="float" office:value="88012" calcext:value-type="float">
            <text:p>88,012</text:p>
          </table:table-cell>
          <table:table-cell table:style-name="ce17" office:value-type="float" office:value="88573" calcext:value-type="float">
            <text:p>88,573</text:p>
          </table:table-cell>
          <table:table-cell table:style-name="ce17" office:value-type="float" office:value="88360" calcext:value-type="float">
            <text:p>88,360</text:p>
          </table:table-cell>
          <table:table-cell table:style-name="ce17" office:value-type="float" office:value="90453" calcext:value-type="float">
            <text:p>90,453</text:p>
          </table:table-cell>
          <table:table-cell table:style-name="ce17" office:value-type="float" office:value="89075" calcext:value-type="float">
            <text:p>89,075</text:p>
          </table:table-cell>
          <table:table-cell table:style-name="ce17" office:value-type="float" office:value="89055" calcext:value-type="float">
            <text:p>89,055</text:p>
          </table:table-cell>
          <table:table-cell table:style-name="ce17" office:value-type="float" office:value="87962" calcext:value-type="float">
            <text:p>87,962</text:p>
          </table:table-cell>
          <table:table-cell table:style-name="ce17" office:value-type="float" office:value="88454" calcext:value-type="float">
            <text:p>88,454</text:p>
          </table:table-cell>
          <table:table-cell table:style-name="ce17" office:value-type="float" office:value="86636" calcext:value-type="float">
            <text:p>86,636</text:p>
          </table:table-cell>
          <table:table-cell table:style-name="ce17" office:value-type="float" office:value="85470" calcext:value-type="float">
            <text:p>85,470</text:p>
          </table:table-cell>
          <table:table-cell table:style-name="ce17" office:value-type="float" office:value="84926" calcext:value-type="float">
            <text:p>84,926</text:p>
          </table:table-cell>
          <table:table-cell table:number-columns-repeated="1011"/>
        </table:table-row>
        <table:table-row table:style-name="ro2">
          <table:table-cell table:style-name="ce5" office:value-type="string" calcext:value-type="string">
            <text:p>.<text:span text:style-name="T1">Richmond-Connersville, IN CSA</text:span></text:p>
          </table:table-cell>
          <table:table-cell table:style-name="ce17" office:value-type="float" office:value="93194" calcext:value-type="float">
            <text:p>93,194</text:p>
          </table:table-cell>
          <table:table-cell table:style-name="ce17" office:value-type="float" office:value="93297" calcext:value-type="float">
            <text:p>93,297</text:p>
          </table:table-cell>
          <table:table-cell table:style-name="ce17" office:value-type="float" office:value="93214" calcext:value-type="float">
            <text:p>93,214</text:p>
          </table:table-cell>
          <table:table-cell table:style-name="ce17" office:value-type="float" office:value="92786" calcext:value-type="float">
            <text:p>92,786</text:p>
          </table:table-cell>
          <table:table-cell table:style-name="ce17" office:value-type="float" office:value="92171" calcext:value-type="float">
            <text:p>92,171</text:p>
          </table:table-cell>
          <table:table-cell table:style-name="ce17" office:value-type="float" office:value="91611" calcext:value-type="float">
            <text:p>91,611</text:p>
          </table:table-cell>
          <table:table-cell table:style-name="ce17" office:value-type="float" office:value="90820" calcext:value-type="float">
            <text:p>90,820</text:p>
          </table:table-cell>
          <table:table-cell table:style-name="ce17" office:value-type="float" office:value="90360" calcext:value-type="float">
            <text:p>90,360</text:p>
          </table:table-cell>
          <table:table-cell table:style-name="ce17" office:value-type="float" office:value="89882" calcext:value-type="float">
            <text:p>89,882</text:p>
          </table:table-cell>
          <table:table-cell table:style-name="ce17" office:value-type="float" office:value="89333" calcext:value-type="float">
            <text:p>89,333</text:p>
          </table:table-cell>
          <table:table-cell table:style-name="ce17" office:value-type="float" office:value="89122" calcext:value-type="float">
            <text:p>89,122</text:p>
          </table:table-cell>
          <table:table-cell table:style-name="ce17" office:value-type="float" office:value="88986" calcext:value-type="float">
            <text:p>88,986</text:p>
          </table:table-cell>
          <table:table-cell table:number-columns-repeated="1011"/>
        </table:table-row>
        <table:table-row table:style-name="ro2">
          <table:table-cell table:style-name="ce5" office:value-type="string" calcext:value-type="string">
            <text:p>.<text:span text:style-name="T1">Dixon-Sterling, IL CSA</text:span></text:p>
          </table:table-cell>
          <table:table-cell table:style-name="ce17" office:value-type="float" office:value="94529" calcext:value-type="float">
            <text:p>94,529</text:p>
          </table:table-cell>
          <table:table-cell table:style-name="ce17" office:value-type="float" office:value="94539" calcext:value-type="float">
            <text:p>94,539</text:p>
          </table:table-cell>
          <table:table-cell table:style-name="ce17" office:value-type="float" office:value="94469" calcext:value-type="float">
            <text:p>94,469</text:p>
          </table:table-cell>
          <table:table-cell table:style-name="ce17" office:value-type="float" office:value="93895" calcext:value-type="float">
            <text:p>93,895</text:p>
          </table:table-cell>
          <table:table-cell table:style-name="ce17" office:value-type="float" office:value="92982" calcext:value-type="float">
            <text:p>92,982</text:p>
          </table:table-cell>
          <table:table-cell table:style-name="ce17" office:value-type="float" office:value="92589" calcext:value-type="float">
            <text:p>92,589</text:p>
          </table:table-cell>
          <table:table-cell table:style-name="ce17" office:value-type="float" office:value="91931" calcext:value-type="float">
            <text:p>91,931</text:p>
          </table:table-cell>
          <table:table-cell table:style-name="ce17" office:value-type="float" office:value="91440" calcext:value-type="float">
            <text:p>91,440</text:p>
          </table:table-cell>
          <table:table-cell table:style-name="ce17" office:value-type="float" office:value="90970" calcext:value-type="float">
            <text:p>90,970</text:p>
          </table:table-cell>
          <table:table-cell table:style-name="ce17" office:value-type="float" office:value="90495" calcext:value-type="float">
            <text:p>90,495</text:p>
          </table:table-cell>
          <table:table-cell table:style-name="ce17" office:value-type="float" office:value="89849" calcext:value-type="float">
            <text:p>89,849</text:p>
          </table:table-cell>
          <table:table-cell table:style-name="ce17" office:value-type="float" office:value="89271" calcext:value-type="float">
            <text:p>89,271</text:p>
          </table:table-cell>
          <table:table-cell table:number-columns-repeated="1011"/>
        </table:table-row>
        <table:table-row table:style-name="ro2">
          <table:table-cell table:style-name="ce5" office:value-type="string" calcext:value-type="string">
            <text:p>.<text:span text:style-name="T1">Pullman-Moscow, WA-ID CSA</text:span></text:p>
          </table:table-cell>
          <table:table-cell table:style-name="ce17" office:value-type="float" office:value="82020" calcext:value-type="float">
            <text:p>82,020</text:p>
          </table:table-cell>
          <table:table-cell table:style-name="ce17" office:value-type="float" office:value="82021" calcext:value-type="float">
            <text:p>82,021</text:p>
          </table:table-cell>
          <table:table-cell table:style-name="ce17" office:value-type="float" office:value="82051" calcext:value-type="float">
            <text:p>82,051</text:p>
          </table:table-cell>
          <table:table-cell table:style-name="ce17" office:value-type="float" office:value="82911" calcext:value-type="float">
            <text:p>82,911</text:p>
          </table:table-cell>
          <table:table-cell table:style-name="ce17" office:value-type="float" office:value="84727" calcext:value-type="float">
            <text:p>84,727</text:p>
          </table:table-cell>
          <table:table-cell table:style-name="ce17" office:value-type="float" office:value="85012" calcext:value-type="float">
            <text:p>85,012</text:p>
          </table:table-cell>
          <table:table-cell table:style-name="ce17" office:value-type="float" office:value="85435" calcext:value-type="float">
            <text:p>85,435</text:p>
          </table:table-cell>
          <table:table-cell table:style-name="ce17" office:value-type="float" office:value="86960" calcext:value-type="float">
            <text:p>86,960</text:p>
          </table:table-cell>
          <table:table-cell table:style-name="ce17" office:value-type="float" office:value="87874" calcext:value-type="float">
            <text:p>87,874</text:p>
          </table:table-cell>
          <table:table-cell table:style-name="ce17" office:value-type="float" office:value="89123" calcext:value-type="float">
            <text:p>89,123</text:p>
          </table:table-cell>
          <table:table-cell table:style-name="ce17" office:value-type="float" office:value="89512" calcext:value-type="float">
            <text:p>89,512</text:p>
          </table:table-cell>
          <table:table-cell table:style-name="ce17" office:value-type="float" office:value="90212" calcext:value-type="float">
            <text:p>90,212</text:p>
          </table:table-cell>
          <table:table-cell table:number-columns-repeated="1011"/>
        </table:table-row>
        <table:table-row table:style-name="ro2">
          <table:table-cell table:style-name="ce5" office:value-type="string" calcext:value-type="string">
            <text:p>.<text:span text:style-name="T1">Marinette-Iron Mountain, WI-MI CSA</text:span></text:p>
          </table:table-cell>
          <table:table-cell table:number-columns-repeated="2" table:style-name="ce17" office:value-type="float" office:value="96369" calcext:value-type="float">
            <text:p>96,369</text:p>
          </table:table-cell>
          <table:table-cell table:style-name="ce17" office:value-type="float" office:value="96187" calcext:value-type="float">
            <text:p>96,187</text:p>
          </table:table-cell>
          <table:table-cell table:style-name="ce17" office:value-type="float" office:value="95733" calcext:value-type="float">
            <text:p>95,733</text:p>
          </table:table-cell>
          <table:table-cell table:style-name="ce17" office:value-type="float" office:value="95619" calcext:value-type="float">
            <text:p>95,619</text:p>
          </table:table-cell>
          <table:table-cell table:style-name="ce17" office:value-type="float" office:value="95411" calcext:value-type="float">
            <text:p>95,411</text:p>
          </table:table-cell>
          <table:table-cell table:style-name="ce17" office:value-type="float" office:value="94810" calcext:value-type="float">
            <text:p>94,810</text:p>
          </table:table-cell>
          <table:table-cell table:style-name="ce17" office:value-type="float" office:value="94124" calcext:value-type="float">
            <text:p>94,124</text:p>
          </table:table-cell>
          <table:table-cell table:style-name="ce17" office:value-type="float" office:value="93275" calcext:value-type="float">
            <text:p>93,275</text:p>
          </table:table-cell>
          <table:table-cell table:style-name="ce17" office:value-type="float" office:value="93040" calcext:value-type="float">
            <text:p>93,040</text:p>
          </table:table-cell>
          <table:table-cell table:style-name="ce17" office:value-type="float" office:value="92994" calcext:value-type="float">
            <text:p>92,994</text:p>
          </table:table-cell>
          <table:table-cell table:style-name="ce17" office:value-type="float" office:value="92664" calcext:value-type="float">
            <text:p>92,664</text:p>
          </table:table-cell>
          <table:table-cell table:number-columns-repeated="1011"/>
        </table:table-row>
        <table:table-row table:style-name="ro2">
          <table:table-cell table:style-name="ce5" office:value-type="string" calcext:value-type="string">
            <text:p>.<text:span text:style-name="T1">Burlington-Fort Madison-Keokuk, IA-IL-MO CSA</text:span></text:p>
          </table:table-cell>
          <table:table-cell table:style-name="ce17" office:value-type="float" office:value="109761" calcext:value-type="float">
            <text:p>109,761</text:p>
          </table:table-cell>
          <table:table-cell table:style-name="ce17" office:value-type="float" office:value="109748" calcext:value-type="float">
            <text:p>109,748</text:p>
          </table:table-cell>
          <table:table-cell table:style-name="ce17" office:value-type="float" office:value="109659" calcext:value-type="float">
            <text:p>109,659</text:p>
          </table:table-cell>
          <table:table-cell table:style-name="ce17" office:value-type="float" office:value="108875" calcext:value-type="float">
            <text:p>108,875</text:p>
          </table:table-cell>
          <table:table-cell table:style-name="ce17" office:value-type="float" office:value="108607" calcext:value-type="float">
            <text:p>108,607</text:p>
          </table:table-cell>
          <table:table-cell table:style-name="ce17" office:value-type="float" office:value="108036" calcext:value-type="float">
            <text:p>108,036</text:p>
          </table:table-cell>
          <table:table-cell table:style-name="ce17" office:value-type="float" office:value="107376" calcext:value-type="float">
            <text:p>107,376</text:p>
          </table:table-cell>
          <table:table-cell table:style-name="ce17" office:value-type="float" office:value="106789" calcext:value-type="float">
            <text:p>106,789</text:p>
          </table:table-cell>
          <table:table-cell table:style-name="ce17" office:value-type="float" office:value="105901" calcext:value-type="float">
            <text:p>105,901</text:p>
          </table:table-cell>
          <table:table-cell table:style-name="ce17" office:value-type="float" office:value="105039" calcext:value-type="float">
            <text:p>105,039</text:p>
          </table:table-cell>
          <table:table-cell table:style-name="ce17" office:value-type="float" office:value="104416" calcext:value-type="float">
            <text:p>104,416</text:p>
          </table:table-cell>
          <table:table-cell table:style-name="ce17" office:value-type="float" office:value="103775" calcext:value-type="float">
            <text:p>103,775</text:p>
          </table:table-cell>
          <table:table-cell table:number-columns-repeated="1011"/>
        </table:table-row>
        <table:table-row table:style-name="ro2">
          <table:table-cell table:style-name="ce5" office:value-type="string" calcext:value-type="string">
            <text:p>.<text:span text:style-name="T1">Mount Pleasant-Alma, MI CSA</text:span></text:p>
          </table:table-cell>
          <table:table-cell table:style-name="ce17" office:value-type="float" office:value="112787" calcext:value-type="float">
            <text:p>112,787</text:p>
          </table:table-cell>
          <table:table-cell table:style-name="ce17" office:value-type="float" office:value="112791" calcext:value-type="float">
            <text:p>112,791</text:p>
          </table:table-cell>
          <table:table-cell table:style-name="ce17" office:value-type="float" office:value="112726" calcext:value-type="float">
            <text:p>112,726</text:p>
          </table:table-cell>
          <table:table-cell table:style-name="ce17" office:value-type="float" office:value="112734" calcext:value-type="float">
            <text:p>112,734</text:p>
          </table:table-cell>
          <table:table-cell table:style-name="ce17" office:value-type="float" office:value="112639" calcext:value-type="float">
            <text:p>112,639</text:p>
          </table:table-cell>
          <table:table-cell table:style-name="ce17" office:value-type="float" office:value="112155" calcext:value-type="float">
            <text:p>112,155</text:p>
          </table:table-cell>
          <table:table-cell table:style-name="ce17" office:value-type="float" office:value="111561" calcext:value-type="float">
            <text:p>111,561</text:p>
          </table:table-cell>
          <table:table-cell table:style-name="ce17" office:value-type="float" office:value="112098" calcext:value-type="float">
            <text:p>112,098</text:p>
          </table:table-cell>
          <table:table-cell table:style-name="ce17" office:value-type="float" office:value="112218" calcext:value-type="float">
            <text:p>112,218</text:p>
          </table:table-cell>
          <table:table-cell table:style-name="ce17" office:value-type="float" office:value="112056" calcext:value-type="float">
            <text:p>112,056</text:p>
          </table:table-cell>
          <table:table-cell table:style-name="ce17" office:value-type="float" office:value="111065" calcext:value-type="float">
            <text:p>111,065</text:p>
          </table:table-cell>
          <table:table-cell table:style-name="ce17" office:value-type="float" office:value="110583" calcext:value-type="float">
            <text:p>110,583</text:p>
          </table:table-cell>
          <table:table-cell table:number-columns-repeated="1011"/>
        </table:table-row>
        <table:table-row table:style-name="ro2">
          <table:table-cell table:style-name="ce5" office:value-type="string" calcext:value-type="string">
            <text:p>.<text:span text:style-name="T1">Quincy-Hannibal, IL-MO CSA</text:span></text:p>
          </table:table-cell>
          <table:table-cell table:number-columns-repeated="2" table:style-name="ce17" office:value-type="float" office:value="116262" calcext:value-type="float">
            <text:p>116,262</text:p>
          </table:table-cell>
          <table:table-cell table:style-name="ce17" office:value-type="float" office:value="116350" calcext:value-type="float">
            <text:p>116,350</text:p>
          </table:table-cell>
          <table:table-cell table:style-name="ce17" office:value-type="float" office:value="116492" calcext:value-type="float">
            <text:p>116,492</text:p>
          </table:table-cell>
          <table:table-cell table:style-name="ce17" office:value-type="float" office:value="116230" calcext:value-type="float">
            <text:p>116,230</text:p>
          </table:table-cell>
          <table:table-cell table:style-name="ce17" office:value-type="float" office:value="116043" calcext:value-type="float">
            <text:p>116,043</text:p>
          </table:table-cell>
          <table:table-cell table:style-name="ce17" office:value-type="float" office:value="116107" calcext:value-type="float">
            <text:p>116,107</text:p>
          </table:table-cell>
          <table:table-cell table:style-name="ce17" office:value-type="float" office:value="115839" calcext:value-type="float">
            <text:p>115,839</text:p>
          </table:table-cell>
          <table:table-cell table:style-name="ce17" office:value-type="float" office:value="115466" calcext:value-type="float">
            <text:p>115,466</text:p>
          </table:table-cell>
          <table:table-cell table:style-name="ce17" office:value-type="float" office:value="114820" calcext:value-type="float">
            <text:p>114,820</text:p>
          </table:table-cell>
          <table:table-cell table:style-name="ce17" office:value-type="float" office:value="114236" calcext:value-type="float">
            <text:p>114,236</text:p>
          </table:table-cell>
          <table:table-cell table:style-name="ce17" office:value-type="float" office:value="114050" calcext:value-type="float">
            <text:p>114,050</text:p>
          </table:table-cell>
          <table:table-cell table:number-columns-repeated="1011"/>
        </table:table-row>
        <table:table-row table:style-name="ro2">
          <table:table-cell table:style-name="ce5" office:value-type="string" calcext:value-type="string">
            <text:p>.<text:span text:style-name="T1">Moses Lake-Othello, WA CSA</text:span></text:p>
          </table:table-cell>
          <table:table-cell table:style-name="ce17" office:value-type="float" office:value="107848" calcext:value-type="float">
            <text:p>107,848</text:p>
          </table:table-cell>
          <table:table-cell table:style-name="ce17" office:value-type="float" office:value="107855" calcext:value-type="float">
            <text:p>107,855</text:p>
          </table:table-cell>
          <table:table-cell table:style-name="ce17" office:value-type="float" office:value="108348" calcext:value-type="float">
            <text:p>108,348</text:p>
          </table:table-cell>
          <table:table-cell table:style-name="ce17" office:value-type="float" office:value="109471" calcext:value-type="float">
            <text:p>109,471</text:p>
          </table:table-cell>
          <table:table-cell table:style-name="ce17" office:value-type="float" office:value="110244" calcext:value-type="float">
            <text:p>110,244</text:p>
          </table:table-cell>
          <table:table-cell table:style-name="ce17" office:value-type="float" office:value="110799" calcext:value-type="float">
            <text:p>110,799</text:p>
          </table:table-cell>
          <table:table-cell table:style-name="ce17" office:value-type="float" office:value="112074" calcext:value-type="float">
            <text:p>112,074</text:p>
          </table:table-cell>
          <table:table-cell table:style-name="ce17" office:value-type="float" office:value="112760" calcext:value-type="float">
            <text:p>112,760</text:p>
          </table:table-cell>
          <table:table-cell table:style-name="ce17" office:value-type="float" office:value="113590" calcext:value-type="float">
            <text:p>113,590</text:p>
          </table:table-cell>
          <table:table-cell table:style-name="ce17" office:value-type="float" office:value="115008" calcext:value-type="float">
            <text:p>115,008</text:p>
          </table:table-cell>
          <table:table-cell table:style-name="ce17" office:value-type="float" office:value="116408" calcext:value-type="float">
            <text:p>116,408</text:p>
          </table:table-cell>
          <table:table-cell table:style-name="ce17" office:value-type="float" office:value="117716" calcext:value-type="float">
            <text:p>117,716</text:p>
          </table:table-cell>
          <table:table-cell table:number-columns-repeated="1011"/>
        </table:table-row>
        <table:table-row table:style-name="ro2">
          <table:table-cell table:style-name="ce5" office:value-type="string" calcext:value-type="string">
            <text:p>.<text:span text:style-name="T1">Kokomo-Peru, IN CSA</text:span></text:p>
          </table:table-cell>
          <table:table-cell table:style-name="ce17" office:value-type="float" office:value="119655" calcext:value-type="float">
            <text:p>119,655</text:p>
          </table:table-cell>
          <table:table-cell table:style-name="ce17" office:value-type="float" office:value="119653" calcext:value-type="float">
            <text:p>119,653</text:p>
          </table:table-cell>
          <table:table-cell table:style-name="ce17" office:value-type="float" office:value="119562" calcext:value-type="float">
            <text:p>119,562</text:p>
          </table:table-cell>
          <table:table-cell table:style-name="ce17" office:value-type="float" office:value="119446" calcext:value-type="float">
            <text:p>119,446</text:p>
          </table:table-cell>
          <table:table-cell table:style-name="ce17" office:value-type="float" office:value="119368" calcext:value-type="float">
            <text:p>119,368</text:p>
          </table:table-cell>
          <table:table-cell table:style-name="ce17" office:value-type="float" office:value="118905" calcext:value-type="float">
            <text:p>118,905</text:p>
          </table:table-cell>
          <table:table-cell table:style-name="ce17" office:value-type="float" office:value="118675" calcext:value-type="float">
            <text:p>118,675</text:p>
          </table:table-cell>
          <table:table-cell table:style-name="ce17" office:value-type="float" office:value="118342" calcext:value-type="float">
            <text:p>118,342</text:p>
          </table:table-cell>
          <table:table-cell table:style-name="ce17" office:value-type="float" office:value="118347" calcext:value-type="float">
            <text:p>118,347</text:p>
          </table:table-cell>
          <table:table-cell table:style-name="ce17" office:value-type="float" office:value="118074" calcext:value-type="float">
            <text:p>118,074</text:p>
          </table:table-cell>
          <table:table-cell table:style-name="ce17" office:value-type="float" office:value="117903" calcext:value-type="float">
            <text:p>117,903</text:p>
          </table:table-cell>
          <table:table-cell table:style-name="ce17" office:value-type="float" office:value="118060" calcext:value-type="float">
            <text:p>118,060</text:p>
          </table:table-cell>
          <table:table-cell table:number-columns-repeated="1011"/>
        </table:table-row>
        <table:table-row table:style-name="ro2">
          <table:table-cell table:style-name="ce5" office:value-type="string" calcext:value-type="string">
            <text:p>.<text:span text:style-name="T1">Victoria-Port Lavaca, TX CSA</text:span></text:p>
          </table:table-cell>
          <table:table-cell table:style-name="ce17" office:value-type="float" office:value="115384" calcext:value-type="float">
            <text:p>115,384</text:p>
          </table:table-cell>
          <table:table-cell table:style-name="ce17" office:value-type="float" office:value="115385" calcext:value-type="float">
            <text:p>115,385</text:p>
          </table:table-cell>
          <table:table-cell table:style-name="ce17" office:value-type="float" office:value="115415" calcext:value-type="float">
            <text:p>115,415</text:p>
          </table:table-cell>
          <table:table-cell table:style-name="ce17" office:value-type="float" office:value="116124" calcext:value-type="float">
            <text:p>116,124</text:p>
          </table:table-cell>
          <table:table-cell table:style-name="ce17" office:value-type="float" office:value="118022" calcext:value-type="float">
            <text:p>118,022</text:p>
          </table:table-cell>
          <table:table-cell table:style-name="ce17" office:value-type="float" office:value="119247" calcext:value-type="float">
            <text:p>119,247</text:p>
          </table:table-cell>
          <table:table-cell table:style-name="ce17" office:value-type="float" office:value="120360" calcext:value-type="float">
            <text:p>120,360</text:p>
          </table:table-cell>
          <table:table-cell table:style-name="ce17" office:value-type="float" office:value="121536" calcext:value-type="float">
            <text:p>121,536</text:p>
          </table:table-cell>
          <table:table-cell table:style-name="ce17" office:value-type="float" office:value="121862" calcext:value-type="float">
            <text:p>121,862</text:p>
          </table:table-cell>
          <table:table-cell table:style-name="ce17" office:value-type="float" office:value="121309" calcext:value-type="float">
            <text:p>121,309</text:p>
          </table:table-cell>
          <table:table-cell table:style-name="ce17" office:value-type="float" office:value="120970" calcext:value-type="float">
            <text:p>120,970</text:p>
          </table:table-cell>
          <table:table-cell table:style-name="ce17" office:value-type="float" office:value="121032" calcext:value-type="float">
            <text:p>121,032</text:p>
          </table:table-cell>
          <table:table-cell table:number-columns-repeated="1011"/>
        </table:table-row>
        <table:table-row table:style-name="ro2">
          <table:table-cell table:style-name="ce5" office:value-type="string" calcext:value-type="string">
            <text:p>.<text:span text:style-name="T1">Scottsboro-Fort Payne, AL CSA</text:span></text:p>
          </table:table-cell>
          <table:table-cell table:style-name="ce17" office:value-type="float" office:value="124336" calcext:value-type="float">
            <text:p>124,336</text:p>
          </table:table-cell>
          <table:table-cell table:style-name="ce17" office:value-type="float" office:value="124343" calcext:value-type="float">
            <text:p>124,343</text:p>
          </table:table-cell>
          <table:table-cell table:style-name="ce17" office:value-type="float" office:value="124347" calcext:value-type="float">
            <text:p>124,347</text:p>
          </table:table-cell>
          <table:table-cell table:style-name="ce17" office:value-type="float" office:value="124579" calcext:value-type="float">
            <text:p>124,579</text:p>
          </table:table-cell>
          <table:table-cell table:style-name="ce17" office:value-type="float" office:value="124023" calcext:value-type="float">
            <text:p>124,023</text:p>
          </table:table-cell>
          <table:table-cell table:style-name="ce17" office:value-type="float" office:value="123869" calcext:value-type="float">
            <text:p>123,869</text:p>
          </table:table-cell>
          <table:table-cell table:style-name="ce17" office:value-type="float" office:value="123555" calcext:value-type="float">
            <text:p>123,555</text:p>
          </table:table-cell>
          <table:table-cell table:style-name="ce17" office:value-type="float" office:value="123282" calcext:value-type="float">
            <text:p>123,282</text:p>
          </table:table-cell>
          <table:table-cell table:style-name="ce17" office:value-type="float" office:value="123092" calcext:value-type="float">
            <text:p>123,092</text:p>
          </table:table-cell>
          <table:table-cell table:style-name="ce17" office:value-type="float" office:value="123265" calcext:value-type="float">
            <text:p>123,265</text:p>
          </table:table-cell>
          <table:table-cell table:style-name="ce17" office:value-type="float" office:value="123028" calcext:value-type="float">
            <text:p>123,028</text:p>
          </table:table-cell>
          <table:table-cell table:style-name="ce17" office:value-type="float" office:value="123139" calcext:value-type="float">
            <text:p>123,139</text:p>
          </table:table-cell>
          <table:table-cell table:number-columns-repeated="1011"/>
        </table:table-row>
        <table:table-row table:style-name="ro2">
          <table:table-cell table:style-name="ce5" office:value-type="string" calcext:value-type="string">
            <text:p>.<text:span text:style-name="T1">Mankato-New Ulm, MN CSA</text:span></text:p>
          </table:table-cell>
          <table:table-cell table:style-name="ce17" office:value-type="float" office:value="122633" calcext:value-type="float">
            <text:p>122,633</text:p>
          </table:table-cell>
          <table:table-cell table:style-name="ce17" office:value-type="float" office:value="122635" calcext:value-type="float">
            <text:p>122,635</text:p>
          </table:table-cell>
          <table:table-cell table:style-name="ce17" office:value-type="float" office:value="122687" calcext:value-type="float">
            <text:p>122,687</text:p>
          </table:table-cell>
          <table:table-cell table:style-name="ce17" office:value-type="float" office:value="122983" calcext:value-type="float">
            <text:p>122,983</text:p>
          </table:table-cell>
          <table:table-cell table:style-name="ce17" office:value-type="float" office:value="123406" calcext:value-type="float">
            <text:p>123,406</text:p>
          </table:table-cell>
          <table:table-cell table:style-name="ce17" office:value-type="float" office:value="122985" calcext:value-type="float">
            <text:p>122,985</text:p>
          </table:table-cell>
          <table:table-cell table:style-name="ce17" office:value-type="float" office:value="123942" calcext:value-type="float">
            <text:p>123,942</text:p>
          </table:table-cell>
          <table:table-cell table:style-name="ce17" office:value-type="float" office:value="124439" calcext:value-type="float">
            <text:p>124,439</text:p>
          </table:table-cell>
          <table:table-cell table:style-name="ce17" office:value-type="float" office:value="125347" calcext:value-type="float">
            <text:p>125,347</text:p>
          </table:table-cell>
          <table:table-cell table:style-name="ce17" office:value-type="float" office:value="126140" calcext:value-type="float">
            <text:p>126,140</text:p>
          </table:table-cell>
          <table:table-cell table:style-name="ce17" office:value-type="float" office:value="126702" calcext:value-type="float">
            <text:p>126,702</text:p>
          </table:table-cell>
          <table:table-cell table:style-name="ce17" office:value-type="float" office:value="126935" calcext:value-type="float">
            <text:p>126,935</text:p>
          </table:table-cell>
          <table:table-cell table:number-columns-repeated="1011"/>
        </table:table-row>
        <table:table-row table:style-name="ro2">
          <table:table-cell table:style-name="ce5" office:value-type="string" calcext:value-type="string">
            <text:p>.<text:span text:style-name="T1">Edwards-Glenwood Springs, CO CSA</text:span></text:p>
          </table:table-cell>
          <table:table-cell table:style-name="ce17" office:value-type="float" office:value="125734" calcext:value-type="float">
            <text:p>125,734</text:p>
          </table:table-cell>
          <table:table-cell table:style-name="ce17" office:value-type="float" office:value="125718" calcext:value-type="float">
            <text:p>125,718</text:p>
          </table:table-cell>
          <table:table-cell table:style-name="ce17" office:value-type="float" office:value="125325" calcext:value-type="float">
            <text:p>125,325</text:p>
          </table:table-cell>
          <table:table-cell table:style-name="ce17" office:value-type="float" office:value="125268" calcext:value-type="float">
            <text:p>125,268</text:p>
          </table:table-cell>
          <table:table-cell table:style-name="ce17" office:value-type="float" office:value="126387" calcext:value-type="float">
            <text:p>126,387</text:p>
          </table:table-cell>
          <table:table-cell table:style-name="ce17" office:value-type="float" office:value="127214" calcext:value-type="float">
            <text:p>127,214</text:p>
          </table:table-cell>
          <table:table-cell table:style-name="ce17" office:value-type="float" office:value="128149" calcext:value-type="float">
            <text:p>128,149</text:p>
          </table:table-cell>
          <table:table-cell table:style-name="ce17" office:value-type="float" office:value="129503" calcext:value-type="float">
            <text:p>129,503</text:p>
          </table:table-cell>
          <table:table-cell table:style-name="ce17" office:value-type="float" office:value="131301" calcext:value-type="float">
            <text:p>131,301</text:p>
          </table:table-cell>
          <table:table-cell table:style-name="ce17" office:value-type="float" office:value="131934" calcext:value-type="float">
            <text:p>131,934</text:p>
          </table:table-cell>
          <table:table-cell table:style-name="ce17" office:value-type="float" office:value="132620" calcext:value-type="float">
            <text:p>132,620</text:p>
          </table:table-cell>
          <table:table-cell table:style-name="ce17" office:value-type="float" office:value="132955" calcext:value-type="float">
            <text:p>132,955</text:p>
          </table:table-cell>
          <table:table-cell table:number-columns-repeated="1011"/>
        </table:table-row>
        <table:table-row table:style-name="ro2">
          <table:table-cell table:style-name="ce5" office:value-type="string" calcext:value-type="string">
            <text:p>.<text:span text:style-name="T1">Hot Springs-Malvern, AR CSA</text:span></text:p>
          </table:table-cell>
          <table:table-cell table:style-name="ce17" office:value-type="float" office:value="128947" calcext:value-type="float">
            <text:p>128,947</text:p>
          </table:table-cell>
          <table:table-cell table:style-name="ce17" office:value-type="float" office:value="129010" calcext:value-type="float">
            <text:p>129,010</text:p>
          </table:table-cell>
          <table:table-cell table:style-name="ce17" office:value-type="float" office:value="129298" calcext:value-type="float">
            <text:p>129,298</text:p>
          </table:table-cell>
          <table:table-cell table:style-name="ce17" office:value-type="float" office:value="129996" calcext:value-type="float">
            <text:p>129,996</text:p>
          </table:table-cell>
          <table:table-cell table:style-name="ce17" office:value-type="float" office:value="130493" calcext:value-type="float">
            <text:p>130,493</text:p>
          </table:table-cell>
          <table:table-cell table:style-name="ce17" office:value-type="float" office:value="131182" calcext:value-type="float">
            <text:p>131,182</text:p>
          </table:table-cell>
          <table:table-cell table:style-name="ce17" office:value-type="float" office:value="131167" calcext:value-type="float">
            <text:p>131,167</text:p>
          </table:table-cell>
          <table:table-cell table:style-name="ce17" office:value-type="float" office:value="131311" calcext:value-type="float">
            <text:p>131,311</text:p>
          </table:table-cell>
          <table:table-cell table:style-name="ce17" office:value-type="float" office:value="131720" calcext:value-type="float">
            <text:p>131,720</text:p>
          </table:table-cell>
          <table:table-cell table:style-name="ce17" office:value-type="float" office:value="131933" calcext:value-type="float">
            <text:p>131,933</text:p>
          </table:table-cell>
          <table:table-cell table:style-name="ce17" office:value-type="float" office:value="132638" calcext:value-type="float">
            <text:p>132,638</text:p>
          </table:table-cell>
          <table:table-cell table:style-name="ce17" office:value-type="float" office:value="133157" calcext:value-type="float">
            <text:p>133,157</text:p>
          </table:table-cell>
          <table:table-cell table:number-columns-repeated="1011"/>
        </table:table-row>
        <table:table-row table:style-name="ro2">
          <table:table-cell table:style-name="ce5" office:value-type="string" calcext:value-type="string">
            <text:p>.<text:span text:style-name="T1">Paducah-Mayfield, KY-IL CSA</text:span></text:p>
          </table:table-cell>
          <table:table-cell table:style-name="ce17" office:value-type="float" office:value="135883" calcext:value-type="float">
            <text:p>135,883</text:p>
          </table:table-cell>
          <table:table-cell table:style-name="ce17" office:value-type="float" office:value="135886" calcext:value-type="float">
            <text:p>135,886</text:p>
          </table:table-cell>
          <table:table-cell table:style-name="ce17" office:value-type="float" office:value="135937" calcext:value-type="float">
            <text:p>135,937</text:p>
          </table:table-cell>
          <table:table-cell table:style-name="ce17" office:value-type="float" office:value="136459" calcext:value-type="float">
            <text:p>136,459</text:p>
          </table:table-cell>
          <table:table-cell table:style-name="ce17" office:value-type="float" office:value="135936" calcext:value-type="float">
            <text:p>135,936</text:p>
          </table:table-cell>
          <table:table-cell table:number-columns-repeated="2" table:style-name="ce17" office:value-type="float" office:value="135174" calcext:value-type="float">
            <text:p>135,174</text:p>
          </table:table-cell>
          <table:table-cell table:style-name="ce17" office:value-type="float" office:value="134268" calcext:value-type="float">
            <text:p>134,268</text:p>
          </table:table-cell>
          <table:table-cell table:style-name="ce17" office:value-type="float" office:value="134205" calcext:value-type="float">
            <text:p>134,205</text:p>
          </table:table-cell>
          <table:table-cell table:style-name="ce17" office:value-type="float" office:value="134112" calcext:value-type="float">
            <text:p>134,112</text:p>
          </table:table-cell>
          <table:table-cell table:style-name="ce17" office:value-type="float" office:value="133885" calcext:value-type="float">
            <text:p>133,885</text:p>
          </table:table-cell>
          <table:table-cell table:style-name="ce17" office:value-type="float" office:value="133538" calcext:value-type="float">
            <text:p>133,538</text:p>
          </table:table-cell>
          <table:table-cell table:number-columns-repeated="1011"/>
        </table:table-row>
        <table:table-row table:style-name="ro2">
          <table:table-cell table:style-name="ce5" office:value-type="string" calcext:value-type="string">
            <text:p>.<text:span text:style-name="T1">Cape Girardeau-Sikeston, MO-IL CSA</text:span></text:p>
          </table:table-cell>
          <table:table-cell table:style-name="ce17" office:value-type="float" office:value="135466" calcext:value-type="float">
            <text:p>135,466</text:p>
          </table:table-cell>
          <table:table-cell table:style-name="ce17" office:value-type="float" office:value="135469" calcext:value-type="float">
            <text:p>135,469</text:p>
          </table:table-cell>
          <table:table-cell table:style-name="ce17" office:value-type="float" office:value="135708" calcext:value-type="float">
            <text:p>135,708</text:p>
          </table:table-cell>
          <table:table-cell table:style-name="ce17" office:value-type="float" office:value="136129" calcext:value-type="float">
            <text:p>136,129</text:p>
          </table:table-cell>
          <table:table-cell table:style-name="ce17" office:value-type="float" office:value="136371" calcext:value-type="float">
            <text:p>136,371</text:p>
          </table:table-cell>
          <table:table-cell table:style-name="ce17" office:value-type="float" office:value="136384" calcext:value-type="float">
            <text:p>136,384</text:p>
          </table:table-cell>
          <table:table-cell table:style-name="ce17" office:value-type="float" office:value="136273" calcext:value-type="float">
            <text:p>136,273</text:p>
          </table:table-cell>
          <table:table-cell table:style-name="ce17" office:value-type="float" office:value="136323" calcext:value-type="float">
            <text:p>136,323</text:p>
          </table:table-cell>
          <table:table-cell table:style-name="ce17" office:value-type="float" office:value="135869" calcext:value-type="float">
            <text:p>135,869</text:p>
          </table:table-cell>
          <table:table-cell table:style-name="ce17" office:value-type="float" office:value="135395" calcext:value-type="float">
            <text:p>135,395</text:p>
          </table:table-cell>
          <table:table-cell table:style-name="ce17" office:value-type="float" office:value="135409" calcext:value-type="float">
            <text:p>135,409</text:p>
          </table:table-cell>
          <table:table-cell table:style-name="ce17" office:value-type="float" office:value="135045" calcext:value-type="float">
            <text:p>135,045</text:p>
          </table:table-cell>
          <table:table-cell table:number-columns-repeated="1011"/>
        </table:table-row>
        <table:table-row table:style-name="ro2">
          <table:table-cell table:style-name="ce5" office:value-type="string" calcext:value-type="string">
            <text:p>.<text:span text:style-name="T1">Parkersburg-Marietta-Vienna, WV-OH CSA</text:span></text:p>
          </table:table-cell>
          <table:table-cell table:style-name="ce17" office:value-type="float" office:value="154451" calcext:value-type="float">
            <text:p>154,451</text:p>
          </table:table-cell>
          <table:table-cell table:style-name="ce17" office:value-type="float" office:value="154454" calcext:value-type="float">
            <text:p>154,454</text:p>
          </table:table-cell>
          <table:table-cell table:style-name="ce17" office:value-type="float" office:value="154411" calcext:value-type="float">
            <text:p>154,411</text:p>
          </table:table-cell>
          <table:table-cell table:style-name="ce17" office:value-type="float" office:value="154250" calcext:value-type="float">
            <text:p>154,250</text:p>
          </table:table-cell>
          <table:table-cell table:style-name="ce17" office:value-type="float" office:value="153837" calcext:value-type="float">
            <text:p>153,837</text:p>
          </table:table-cell>
          <table:table-cell table:style-name="ce17" office:value-type="float" office:value="153724" calcext:value-type="float">
            <text:p>153,724</text:p>
          </table:table-cell>
          <table:table-cell table:style-name="ce17" office:value-type="float" office:value="153419" calcext:value-type="float">
            <text:p>153,419</text:p>
          </table:table-cell>
          <table:table-cell table:style-name="ce17" office:value-type="float" office:value="153159" calcext:value-type="float">
            <text:p>153,159</text:p>
          </table:table-cell>
          <table:table-cell table:style-name="ce17" office:value-type="float" office:value="152074" calcext:value-type="float">
            <text:p>152,074</text:p>
          </table:table-cell>
          <table:table-cell table:style-name="ce17" office:value-type="float" office:value="151337" calcext:value-type="float">
            <text:p>151,337</text:p>
          </table:table-cell>
          <table:table-cell table:style-name="ce17" office:value-type="float" office:value="150102" calcext:value-type="float">
            <text:p>150,102</text:p>
          </table:table-cell>
          <table:table-cell table:style-name="ce17" office:value-type="float" office:value="149250" calcext:value-type="float">
            <text:p>149,250</text:p>
          </table:table-cell>
          <table:table-cell table:number-columns-repeated="1011"/>
        </table:table-row>
        <table:table-row table:style-name="ro2">
          <table:table-cell table:style-name="ce5" office:value-type="string" calcext:value-type="string">
            <text:p>.<text:span text:style-name="T1">Ithaca-Cortland, NY CSA</text:span></text:p>
          </table:table-cell>
          <table:table-cell table:style-name="ce17" office:value-type="float" office:value="150900" calcext:value-type="float">
            <text:p>150,900</text:p>
          </table:table-cell>
          <table:table-cell table:style-name="ce17" office:value-type="float" office:value="150882" calcext:value-type="float">
            <text:p>150,882</text:p>
          </table:table-cell>
          <table:table-cell table:style-name="ce17" office:value-type="float" office:value="151019" calcext:value-type="float">
            <text:p>151,019</text:p>
          </table:table-cell>
          <table:table-cell table:style-name="ce17" office:value-type="float" office:value="151201" calcext:value-type="float">
            <text:p>151,201</text:p>
          </table:table-cell>
          <table:table-cell table:style-name="ce17" office:value-type="float" office:value="151749" calcext:value-type="float">
            <text:p>151,749</text:p>
          </table:table-cell>
          <table:table-cell table:style-name="ce17" office:value-type="float" office:value="152458" calcext:value-type="float">
            <text:p>152,458</text:p>
          </table:table-cell>
          <table:table-cell table:style-name="ce17" office:value-type="float" office:value="152131" calcext:value-type="float">
            <text:p>152,131</text:p>
          </table:table-cell>
          <table:table-cell table:style-name="ce17" office:value-type="float" office:value="151296" calcext:value-type="float">
            <text:p>151,296</text:p>
          </table:table-cell>
          <table:table-cell table:style-name="ce17" office:value-type="float" office:value="150857" calcext:value-type="float">
            <text:p>150,857</text:p>
          </table:table-cell>
          <table:table-cell table:style-name="ce17" office:value-type="float" office:value="150479" calcext:value-type="float">
            <text:p>150,479</text:p>
          </table:table-cell>
          <table:table-cell table:style-name="ce17" office:value-type="float" office:value="150141" calcext:value-type="float">
            <text:p>150,141</text:p>
          </table:table-cell>
          <table:table-cell table:style-name="ce17" office:value-type="float" office:value="149761" calcext:value-type="float">
            <text:p>149,761</text:p>
          </table:table-cell>
          <table:table-cell table:number-columns-repeated="1011"/>
        </table:table-row>
        <table:table-row table:style-name="ro2">
          <table:table-cell table:style-name="ce5" office:value-type="string" calcext:value-type="string">
            <text:p>.<text:span text:style-name="T1">Williamsport-Lock Haven, PA CSA</text:span></text:p>
          </table:table-cell>
          <table:table-cell table:style-name="ce17" office:value-type="float" office:value="155349" calcext:value-type="float">
            <text:p>155,349</text:p>
          </table:table-cell>
          <table:table-cell table:style-name="ce17" office:value-type="float" office:value="155355" calcext:value-type="float">
            <text:p>155,355</text:p>
          </table:table-cell>
          <table:table-cell table:style-name="ce17" office:value-type="float" office:value="155488" calcext:value-type="float">
            <text:p>155,488</text:p>
          </table:table-cell>
          <table:table-cell table:style-name="ce17" office:value-type="float" office:value="156259" calcext:value-type="float">
            <text:p>156,259</text:p>
          </table:table-cell>
          <table:table-cell table:style-name="ce17" office:value-type="float" office:value="156956" calcext:value-type="float">
            <text:p>156,956</text:p>
          </table:table-cell>
          <table:table-cell table:style-name="ce17" office:value-type="float" office:value="156429" calcext:value-type="float">
            <text:p>156,429</text:p>
          </table:table-cell>
          <table:table-cell table:style-name="ce17" office:value-type="float" office:value="155776" calcext:value-type="float">
            <text:p>155,776</text:p>
          </table:table-cell>
          <table:table-cell table:style-name="ce17" office:value-type="float" office:value="154998" calcext:value-type="float">
            <text:p>154,998</text:p>
          </table:table-cell>
          <table:table-cell table:style-name="ce17" office:value-type="float" office:value="153893" calcext:value-type="float">
            <text:p>153,893</text:p>
          </table:table-cell>
          <table:table-cell table:style-name="ce17" office:value-type="float" office:value="152842" calcext:value-type="float">
            <text:p>152,842</text:p>
          </table:table-cell>
          <table:table-cell table:style-name="ce17" office:value-type="float" office:value="152562" calcext:value-type="float">
            <text:p>152,562</text:p>
          </table:table-cell>
          <table:table-cell table:style-name="ce17" office:value-type="float" office:value="151931" calcext:value-type="float">
            <text:p>151,931</text:p>
          </table:table-cell>
          <table:table-cell table:number-columns-repeated="1011"/>
        </table:table-row>
        <table:table-row table:style-name="ro2">
          <table:table-cell table:style-name="ce5" office:value-type="string" calcext:value-type="string">
            <text:p>.<text:span text:style-name="T1">Altoona-Huntingdon, PA CSA</text:span></text:p>
          </table:table-cell>
          <table:table-cell table:style-name="ce17" office:value-type="float" office:value="173002" calcext:value-type="float">
            <text:p>173,002</text:p>
          </table:table-cell>
          <table:table-cell table:style-name="ce17" office:value-type="float" office:value="173117" calcext:value-type="float">
            <text:p>173,117</text:p>
          </table:table-cell>
          <table:table-cell table:style-name="ce17" office:value-type="float" office:value="173039" calcext:value-type="float">
            <text:p>173,039</text:p>
          </table:table-cell>
          <table:table-cell table:style-name="ce17" office:value-type="float" office:value="172976" calcext:value-type="float">
            <text:p>172,976</text:p>
          </table:table-cell>
          <table:table-cell table:style-name="ce17" office:value-type="float" office:value="172482" calcext:value-type="float">
            <text:p>172,482</text:p>
          </table:table-cell>
          <table:table-cell table:style-name="ce17" office:value-type="float" office:value="171676" calcext:value-type="float">
            <text:p>171,676</text:p>
          </table:table-cell>
          <table:table-cell table:style-name="ce17" office:value-type="float" office:value="171010" calcext:value-type="float">
            <text:p>171,010</text:p>
          </table:table-cell>
          <table:table-cell table:style-name="ce17" office:value-type="float" office:value="170095" calcext:value-type="float">
            <text:p>170,095</text:p>
          </table:table-cell>
          <table:table-cell table:style-name="ce17" office:value-type="float" office:value="169088" calcext:value-type="float">
            <text:p>169,088</text:p>
          </table:table-cell>
          <table:table-cell table:style-name="ce17" office:value-type="float" office:value="168576" calcext:value-type="float">
            <text:p>168,576</text:p>
          </table:table-cell>
          <table:table-cell table:style-name="ce17" office:value-type="float" office:value="167898" calcext:value-type="float">
            <text:p>167,898</text:p>
          </table:table-cell>
          <table:table-cell table:style-name="ce17" office:value-type="float" office:value="166973" calcext:value-type="float">
            <text:p>166,973</text:p>
          </table:table-cell>
          <table:table-cell table:number-columns-repeated="1011"/>
        </table:table-row>
        <table:table-row table:style-name="ro2">
          <table:table-cell table:style-name="ce5" office:value-type="string" calcext:value-type="string">
            <text:p>.<text:span text:style-name="T1">Rapid City-Spearfish, SD CSA</text:span></text:p>
          </table:table-cell>
          <table:table-cell table:style-name="ce17" office:value-type="float" office:value="150479" calcext:value-type="float">
            <text:p>150,479</text:p>
          </table:table-cell>
          <table:table-cell table:style-name="ce17" office:value-type="float" office:value="150490" calcext:value-type="float">
            <text:p>150,490</text:p>
          </table:table-cell>
          <table:table-cell table:style-name="ce17" office:value-type="float" office:value="150932" calcext:value-type="float">
            <text:p>150,932</text:p>
          </table:table-cell>
          <table:table-cell table:style-name="ce17" office:value-type="float" office:value="152232" calcext:value-type="float">
            <text:p>152,232</text:p>
          </table:table-cell>
          <table:table-cell table:style-name="ce17" office:value-type="float" office:value="154477" calcext:value-type="float">
            <text:p>154,477</text:p>
          </table:table-cell>
          <table:table-cell table:style-name="ce17" office:value-type="float" office:value="157259" calcext:value-type="float">
            <text:p>157,259</text:p>
          </table:table-cell>
          <table:table-cell table:style-name="ce17" office:value-type="float" office:value="158963" calcext:value-type="float">
            <text:p>158,963</text:p>
          </table:table-cell>
          <table:table-cell table:style-name="ce17" office:value-type="float" office:value="159685" calcext:value-type="float">
            <text:p>159,685</text:p>
          </table:table-cell>
          <table:table-cell table:style-name="ce17" office:value-type="float" office:value="161767" calcext:value-type="float">
            <text:p>161,767</text:p>
          </table:table-cell>
          <table:table-cell table:style-name="ce17" office:value-type="float" office:value="164121" calcext:value-type="float">
            <text:p>164,121</text:p>
          </table:table-cell>
          <table:table-cell table:style-name="ce17" office:value-type="float" office:value="165881" calcext:value-type="float">
            <text:p>165,881</text:p>
          </table:table-cell>
          <table:table-cell table:style-name="ce17" office:value-type="float" office:value="167951" calcext:value-type="float">
            <text:p>167,951</text:p>
          </table:table-cell>
          <table:table-cell table:number-columns-repeated="1011"/>
        </table:table-row>
        <table:table-row table:style-name="ro2">
          <table:table-cell table:style-name="ce5" office:value-type="string" calcext:value-type="string">
            <text:p>.<text:span text:style-name="T1">Elmira-Corning, NY CSA</text:span></text:p>
          </table:table-cell>
          <table:table-cell table:style-name="ce17" office:value-type="float" office:value="187820" calcext:value-type="float">
            <text:p>187,820</text:p>
          </table:table-cell>
          <table:table-cell table:style-name="ce17" office:value-type="float" office:value="187829" calcext:value-type="float">
            <text:p>187,829</text:p>
          </table:table-cell>
          <table:table-cell table:style-name="ce17" office:value-type="float" office:value="187900" calcext:value-type="float">
            <text:p>187,900</text:p>
          </table:table-cell>
          <table:table-cell table:style-name="ce17" office:value-type="float" office:value="188047" calcext:value-type="float">
            <text:p>188,047</text:p>
          </table:table-cell>
          <table:table-cell table:style-name="ce17" office:value-type="float" office:value="188062" calcext:value-type="float">
            <text:p>188,062</text:p>
          </table:table-cell>
          <table:table-cell table:style-name="ce17" office:value-type="float" office:value="187042" calcext:value-type="float">
            <text:p>187,042</text:p>
          </table:table-cell>
          <table:table-cell table:style-name="ce17" office:value-type="float" office:value="185342" calcext:value-type="float">
            <text:p>185,342</text:p>
          </table:table-cell>
          <table:table-cell table:style-name="ce17" office:value-type="float" office:value="184256" calcext:value-type="float">
            <text:p>184,256</text:p>
          </table:table-cell>
          <table:table-cell table:style-name="ce17" office:value-type="float" office:value="182602" calcext:value-type="float">
            <text:p>182,602</text:p>
          </table:table-cell>
          <table:table-cell table:style-name="ce17" office:value-type="float" office:value="181096" calcext:value-type="float">
            <text:p>181,096</text:p>
          </table:table-cell>
          <table:table-cell table:style-name="ce17" office:value-type="float" office:value="179795" calcext:value-type="float">
            <text:p>179,795</text:p>
          </table:table-cell>
          <table:table-cell table:style-name="ce17" office:value-type="float" office:value="178835" calcext:value-type="float">
            <text:p>178,835</text:p>
          </table:table-cell>
          <table:table-cell table:number-columns-repeated="1011"/>
        </table:table-row>
        <table:table-row table:style-name="ro2">
          <table:table-cell table:style-name="ce5" office:value-type="string" calcext:value-type="string">
            <text:p>.<text:span text:style-name="T1">Jonesboro-Paragould, AR CSA</text:span></text:p>
          </table:table-cell>
          <table:table-cell table:style-name="ce17" office:value-type="float" office:value="163116" calcext:value-type="float">
            <text:p>163,116</text:p>
          </table:table-cell>
          <table:table-cell table:style-name="ce17" office:value-type="float" office:value="163109" calcext:value-type="float">
            <text:p>163,109</text:p>
          </table:table-cell>
          <table:table-cell table:style-name="ce17" office:value-type="float" office:value="163464" calcext:value-type="float">
            <text:p>163,464</text:p>
          </table:table-cell>
          <table:table-cell table:style-name="ce17" office:value-type="float" office:value="165617" calcext:value-type="float">
            <text:p>165,617</text:p>
          </table:table-cell>
          <table:table-cell table:style-name="ce17" office:value-type="float" office:value="167521" calcext:value-type="float">
            <text:p>167,521</text:p>
          </table:table-cell>
          <table:table-cell table:style-name="ce17" office:value-type="float" office:value="169000" calcext:value-type="float">
            <text:p>169,000</text:p>
          </table:table-cell>
          <table:table-cell table:style-name="ce17" office:value-type="float" office:value="170601" calcext:value-type="float">
            <text:p>170,601</text:p>
          </table:table-cell>
          <table:table-cell table:style-name="ce17" office:value-type="float" office:value="172759" calcext:value-type="float">
            <text:p>172,759</text:p>
          </table:table-cell>
          <table:table-cell table:style-name="ce17" office:value-type="float" office:value="174636" calcext:value-type="float">
            <text:p>174,636</text:p>
          </table:table-cell>
          <table:table-cell table:style-name="ce17" office:value-type="float" office:value="176252" calcext:value-type="float">
            <text:p>176,252</text:p>
          </table:table-cell>
          <table:table-cell table:style-name="ce17" office:value-type="float" office:value="178058" calcext:value-type="float">
            <text:p>178,058</text:p>
          </table:table-cell>
          <table:table-cell table:style-name="ce17" office:value-type="float" office:value="179185" calcext:value-type="float">
            <text:p>179,185</text:p>
          </table:table-cell>
          <table:table-cell table:number-columns-repeated="1011"/>
        </table:table-row>
        <table:table-row table:style-name="ro2">
          <table:table-cell table:style-name="ce5" office:value-type="string" calcext:value-type="string">
            <text:p>.<text:span text:style-name="T1">New Bern-Morehead City, NC CSA</text:span></text:p>
          </table:table-cell>
          <table:table-cell table:number-columns-repeated="2" table:style-name="ce17" office:value-type="float" office:value="193271" calcext:value-type="float">
            <text:p>193,271</text:p>
          </table:table-cell>
          <table:table-cell table:style-name="ce17" office:value-type="float" office:value="194123" calcext:value-type="float">
            <text:p>194,123</text:p>
          </table:table-cell>
          <table:table-cell table:style-name="ce17" office:value-type="float" office:value="195553" calcext:value-type="float">
            <text:p>195,553</text:p>
          </table:table-cell>
          <table:table-cell table:style-name="ce17" office:value-type="float" office:value="196179" calcext:value-type="float">
            <text:p>196,179</text:p>
          </table:table-cell>
          <table:table-cell table:style-name="ce17" office:value-type="float" office:value="195560" calcext:value-type="float">
            <text:p>195,560</text:p>
          </table:table-cell>
          <table:table-cell table:style-name="ce17" office:value-type="float" office:value="195407" calcext:value-type="float">
            <text:p>195,407</text:p>
          </table:table-cell>
          <table:table-cell table:style-name="ce17" office:value-type="float" office:value="194083" calcext:value-type="float">
            <text:p>194,083</text:p>
          </table:table-cell>
          <table:table-cell table:style-name="ce17" office:value-type="float" office:value="193793" calcext:value-type="float">
            <text:p>193,793</text:p>
          </table:table-cell>
          <table:table-cell table:style-name="ce17" office:value-type="float" office:value="193624" calcext:value-type="float">
            <text:p>193,624</text:p>
          </table:table-cell>
          <table:table-cell table:style-name="ce17" office:value-type="float" office:value="194022" calcext:value-type="float">
            <text:p>194,022</text:p>
          </table:table-cell>
          <table:table-cell table:style-name="ce17" office:value-type="float" office:value="193757" calcext:value-type="float">
            <text:p>193,757</text:p>
          </table:table-cell>
          <table:table-cell table:number-columns-repeated="1011"/>
        </table:table-row>
        <table:table-row table:style-name="ro2">
          <table:table-cell table:style-name="ce5" office:value-type="string" calcext:value-type="string">
            <text:p>.<text:span text:style-name="T1">Morgantown-Fairmont, WV CSA</text:span></text:p>
          </table:table-cell>
          <table:table-cell table:style-name="ce17" office:value-type="float" office:value="186127" calcext:value-type="float">
            <text:p>186,127</text:p>
          </table:table-cell>
          <table:table-cell table:style-name="ce17" office:value-type="float" office:value="186135" calcext:value-type="float">
            <text:p>186,135</text:p>
          </table:table-cell>
          <table:table-cell table:style-name="ce17" office:value-type="float" office:value="186856" calcext:value-type="float">
            <text:p>186,856</text:p>
          </table:table-cell>
          <table:table-cell table:style-name="ce17" office:value-type="float" office:value="189370" calcext:value-type="float">
            <text:p>189,370</text:p>
          </table:table-cell>
          <table:table-cell table:style-name="ce17" office:value-type="float" office:value="191573" calcext:value-type="float">
            <text:p>191,573</text:p>
          </table:table-cell>
          <table:table-cell table:style-name="ce17" office:value-type="float" office:value="192671" calcext:value-type="float">
            <text:p>192,671</text:p>
          </table:table-cell>
          <table:table-cell table:style-name="ce17" office:value-type="float" office:value="194188" calcext:value-type="float">
            <text:p>194,188</text:p>
          </table:table-cell>
          <table:table-cell table:style-name="ce17" office:value-type="float" office:value="195284" calcext:value-type="float">
            <text:p>195,284</text:p>
          </table:table-cell>
          <table:table-cell table:style-name="ce17" office:value-type="float" office:value="195907" calcext:value-type="float">
            <text:p>195,907</text:p>
          </table:table-cell>
          <table:table-cell table:style-name="ce17" office:value-type="float" office:value="195957" calcext:value-type="float">
            <text:p>195,957</text:p>
          </table:table-cell>
          <table:table-cell table:style-name="ce17" office:value-type="float" office:value="195295" calcext:value-type="float">
            <text:p>195,295</text:p>
          </table:table-cell>
          <table:table-cell table:style-name="ce17" office:value-type="float" office:value="195116" calcext:value-type="float">
            <text:p>195,116</text:p>
          </table:table-cell>
          <table:table-cell table:number-columns-repeated="1011"/>
        </table:table-row>
        <table:table-row table:style-name="ro2">
          <table:table-cell table:style-name="ce5" office:value-type="string" calcext:value-type="string">
            <text:p>.<text:span text:style-name="T1">Jackson-Brownsville, TN CSA</text:span></text:p>
          </table:table-cell>
          <table:table-cell table:style-name="ce17" office:value-type="float" office:value="198481" calcext:value-type="float">
            <text:p>198,481</text:p>
          </table:table-cell>
          <table:table-cell table:style-name="ce17" office:value-type="float" office:value="198518" calcext:value-type="float">
            <text:p>198,518</text:p>
          </table:table-cell>
          <table:table-cell table:style-name="ce17" office:value-type="float" office:value="198574" calcext:value-type="float">
            <text:p>198,574</text:p>
          </table:table-cell>
          <table:table-cell table:style-name="ce17" office:value-type="float" office:value="198238" calcext:value-type="float">
            <text:p>198,238</text:p>
          </table:table-cell>
          <table:table-cell table:style-name="ce17" office:value-type="float" office:value="198133" calcext:value-type="float">
            <text:p>198,133</text:p>
          </table:table-cell>
          <table:table-cell table:style-name="ce17" office:value-type="float" office:value="198070" calcext:value-type="float">
            <text:p>198,070</text:p>
          </table:table-cell>
          <table:table-cell table:style-name="ce17" office:value-type="float" office:value="197593" calcext:value-type="float">
            <text:p>197,593</text:p>
          </table:table-cell>
          <table:table-cell table:style-name="ce17" office:value-type="float" office:value="196643" calcext:value-type="float">
            <text:p>196,643</text:p>
          </table:table-cell>
          <table:table-cell table:style-name="ce17" office:value-type="float" office:value="196128" calcext:value-type="float">
            <text:p>196,128</text:p>
          </table:table-cell>
          <table:table-cell table:style-name="ce17" office:value-type="float" office:value="195943" calcext:value-type="float">
            <text:p>195,943</text:p>
          </table:table-cell>
          <table:table-cell table:style-name="ce17" office:value-type="float" office:value="195662" calcext:value-type="float">
            <text:p>195,662</text:p>
          </table:table-cell>
          <table:table-cell table:style-name="ce17" office:value-type="float" office:value="195948" calcext:value-type="float">
            <text:p>195,948</text:p>
          </table:table-cell>
          <table:table-cell table:number-columns-repeated="1011"/>
        </table:table-row>
        <table:table-row table:style-name="ro2">
          <table:table-cell table:style-name="ce5" office:value-type="string" calcext:value-type="string">
            <text:p>.<text:span text:style-name="T1">Dothan-Ozark, AL CSA</text:span></text:p>
          </table:table-cell>
          <table:table-cell table:style-name="ce17" office:value-type="float" office:value="195890" calcext:value-type="float">
            <text:p>195,890</text:p>
          </table:table-cell>
          <table:table-cell table:style-name="ce17" office:value-type="float" office:value="195891" calcext:value-type="float">
            <text:p>195,891</text:p>
          </table:table-cell>
          <table:table-cell table:style-name="ce17" office:value-type="float" office:value="196265" calcext:value-type="float">
            <text:p>196,265</text:p>
          </table:table-cell>
          <table:table-cell table:style-name="ce17" office:value-type="float" office:value="196743" calcext:value-type="float">
            <text:p>196,743</text:p>
          </table:table-cell>
          <table:table-cell table:style-name="ce17" office:value-type="float" office:value="197737" calcext:value-type="float">
            <text:p>197,737</text:p>
          </table:table-cell>
          <table:table-cell table:style-name="ce17" office:value-type="float" office:value="197220" calcext:value-type="float">
            <text:p>197,220</text:p>
          </table:table-cell>
          <table:table-cell table:style-name="ce17" office:value-type="float" office:value="197244" calcext:value-type="float">
            <text:p>197,244</text:p>
          </table:table-cell>
          <table:table-cell table:style-name="ce17" office:value-type="float" office:value="197357" calcext:value-type="float">
            <text:p>197,357</text:p>
          </table:table-cell>
          <table:table-cell table:style-name="ce17" office:value-type="float" office:value="197146" calcext:value-type="float">
            <text:p>197,146</text:p>
          </table:table-cell>
          <table:table-cell table:style-name="ce17" office:value-type="float" office:value="197220" calcext:value-type="float">
            <text:p>197,220</text:p>
          </table:table-cell>
          <table:table-cell table:style-name="ce17" office:value-type="float" office:value="197392" calcext:value-type="float">
            <text:p>197,392</text:p>
          </table:table-cell>
          <table:table-cell table:style-name="ce17" office:value-type="float" office:value="198530" calcext:value-type="float">
            <text:p>198,530</text:p>
          </table:table-cell>
          <table:table-cell table:number-columns-repeated="1011"/>
        </table:table-row>
        <table:table-row table:style-name="ro2">
          <table:table-cell table:style-name="ce5" office:value-type="string" calcext:value-type="string">
            <text:p>.<text:span text:style-name="T1">Tupelo-Corinth, MS CSA</text:span></text:p>
          </table:table-cell>
          <table:table-cell table:style-name="ce17" office:value-type="float" office:value="198601" calcext:value-type="float">
            <text:p>198,601</text:p>
          </table:table-cell>
          <table:table-cell table:style-name="ce17" office:value-type="float" office:value="198593" calcext:value-type="float">
            <text:p>198,593</text:p>
          </table:table-cell>
          <table:table-cell table:style-name="ce17" office:value-type="float" office:value="198678" calcext:value-type="float">
            <text:p>198,678</text:p>
          </table:table-cell>
          <table:table-cell table:style-name="ce17" office:value-type="float" office:value="199716" calcext:value-type="float">
            <text:p>199,716</text:p>
          </table:table-cell>
          <table:table-cell table:style-name="ce17" office:value-type="float" office:value="200955" calcext:value-type="float">
            <text:p>200,955</text:p>
          </table:table-cell>
          <table:table-cell table:style-name="ce17" office:value-type="float" office:value="201758" calcext:value-type="float">
            <text:p>201,758</text:p>
          </table:table-cell>
          <table:table-cell table:style-name="ce17" office:value-type="float" office:value="201602" calcext:value-type="float">
            <text:p>201,602</text:p>
          </table:table-cell>
          <table:table-cell table:style-name="ce17" office:value-type="float" office:value="201856" calcext:value-type="float">
            <text:p>201,856</text:p>
          </table:table-cell>
          <table:table-cell table:style-name="ce17" office:value-type="float" office:value="202374" calcext:value-type="float">
            <text:p>202,374</text:p>
          </table:table-cell>
          <table:table-cell table:style-name="ce17" office:value-type="float" office:value="202659" calcext:value-type="float">
            <text:p>202,659</text:p>
          </table:table-cell>
          <table:table-cell table:style-name="ce17" office:value-type="float" office:value="202516" calcext:value-type="float">
            <text:p>202,516</text:p>
          </table:table-cell>
          <table:table-cell table:style-name="ce17" office:value-type="float" office:value="203079" calcext:value-type="float">
            <text:p>203,079</text:p>
          </table:table-cell>
          <table:table-cell table:number-columns-repeated="1011"/>
        </table:table-row>
        <table:table-row table:style-name="ro2">
          <table:table-cell table:style-name="ce5" office:value-type="string" calcext:value-type="string">
            <text:p>.<text:span text:style-name="T1">Johnstown-Somerset, PA CSA</text:span></text:p>
          </table:table-cell>
          <table:table-cell table:style-name="ce17" office:value-type="float" office:value="221421" calcext:value-type="float">
            <text:p>221,421</text:p>
          </table:table-cell>
          <table:table-cell table:style-name="ce17" office:value-type="float" office:value="221426" calcext:value-type="float">
            <text:p>221,426</text:p>
          </table:table-cell>
          <table:table-cell table:style-name="ce17" office:value-type="float" office:value="221220" calcext:value-type="float">
            <text:p>221,220</text:p>
          </table:table-cell>
          <table:table-cell table:style-name="ce17" office:value-type="float" office:value="219853" calcext:value-type="float">
            <text:p>219,853</text:p>
          </table:table-cell>
          <table:table-cell table:style-name="ce17" office:value-type="float" office:value="218548" calcext:value-type="float">
            <text:p>218,548</text:p>
          </table:table-cell>
          <table:table-cell table:style-name="ce17" office:value-type="float" office:value="215413" calcext:value-type="float">
            <text:p>215,413</text:p>
          </table:table-cell>
          <table:table-cell table:style-name="ce17" office:value-type="float" office:value="213683" calcext:value-type="float">
            <text:p>213,683</text:p>
          </table:table-cell>
          <table:table-cell table:style-name="ce17" office:value-type="float" office:value="211411" calcext:value-type="float">
            <text:p>211,411</text:p>
          </table:table-cell>
          <table:table-cell table:style-name="ce17" office:value-type="float" office:value="209274" calcext:value-type="float">
            <text:p>209,274</text:p>
          </table:table-cell>
          <table:table-cell table:style-name="ce17" office:value-type="float" office:value="207202" calcext:value-type="float">
            <text:p>207,202</text:p>
          </table:table-cell>
          <table:table-cell table:style-name="ce17" office:value-type="float" office:value="205321" calcext:value-type="float">
            <text:p>205,321</text:p>
          </table:table-cell>
          <table:table-cell table:style-name="ce17" office:value-type="float" office:value="203639" calcext:value-type="float">
            <text:p>203,639</text:p>
          </table:table-cell>
          <table:table-cell table:number-columns-repeated="1011"/>
        </table:table-row>
        <table:table-row table:style-name="ro2">
          <table:table-cell table:style-name="ce5" office:value-type="string" calcext:value-type="string">
            <text:p>.<text:span text:style-name="T1">Bloomington-Pontiac, IL CSA</text:span></text:p>
          </table:table-cell>
          <table:table-cell table:number-columns-repeated="2" table:style-name="ce17" office:value-type="float" office:value="208522" calcext:value-type="float">
            <text:p>208,522</text:p>
          </table:table-cell>
          <table:table-cell table:style-name="ce17" office:value-type="float" office:value="208664" calcext:value-type="float">
            <text:p>208,664</text:p>
          </table:table-cell>
          <table:table-cell table:style-name="ce17" office:value-type="float" office:value="209714" calcext:value-type="float">
            <text:p>209,714</text:p>
          </table:table-cell>
          <table:table-cell table:style-name="ce17" office:value-type="float" office:value="211232" calcext:value-type="float">
            <text:p>211,232</text:p>
          </table:table-cell>
          <table:table-cell table:style-name="ce17" office:value-type="float" office:value="212431" calcext:value-type="float">
            <text:p>212,431</text:p>
          </table:table-cell>
          <table:table-cell table:style-name="ce17" office:value-type="float" office:value="211141" calcext:value-type="float">
            <text:p>211,141</text:p>
          </table:table-cell>
          <table:table-cell table:style-name="ce17" office:value-type="float" office:value="209746" calcext:value-type="float">
            <text:p>209,746</text:p>
          </table:table-cell>
          <table:table-cell table:style-name="ce17" office:value-type="float" office:value="209177" calcext:value-type="float">
            <text:p>209,177</text:p>
          </table:table-cell>
          <table:table-cell table:style-name="ce17" office:value-type="float" office:value="208878" calcext:value-type="float">
            <text:p>208,878</text:p>
          </table:table-cell>
          <table:table-cell table:style-name="ce17" office:value-type="float" office:value="208124" calcext:value-type="float">
            <text:p>208,124</text:p>
          </table:table-cell>
          <table:table-cell table:style-name="ce17" office:value-type="float" office:value="207165" calcext:value-type="float">
            <text:p>207,165</text:p>
          </table:table-cell>
          <table:table-cell table:number-columns-repeated="1011"/>
        </table:table-row>
        <table:table-row table:style-name="ro2">
          <table:table-cell table:style-name="ce5" office:value-type="string" calcext:value-type="string">
            <text:p>.<text:span text:style-name="T1">Joplin-Miami, MO-OK CSA</text:span></text:p>
          </table:table-cell>
          <table:table-cell table:style-name="ce17" office:value-type="float" office:value="207366" calcext:value-type="float">
            <text:p>207,366</text:p>
          </table:table-cell>
          <table:table-cell table:style-name="ce17" office:value-type="float" office:value="207357" calcext:value-type="float">
            <text:p>207,357</text:p>
          </table:table-cell>
          <table:table-cell table:style-name="ce17" office:value-type="float" office:value="207692" calcext:value-type="float">
            <text:p>207,692</text:p>
          </table:table-cell>
          <table:table-cell table:style-name="ce17" office:value-type="float" office:value="205715" calcext:value-type="float">
            <text:p>205,715</text:p>
          </table:table-cell>
          <table:table-cell table:style-name="ce17" office:value-type="float" office:value="206588" calcext:value-type="float">
            <text:p>206,588</text:p>
          </table:table-cell>
          <table:table-cell table:style-name="ce17" office:value-type="float" office:value="207307" calcext:value-type="float">
            <text:p>207,307</text:p>
          </table:table-cell>
          <table:table-cell table:style-name="ce17" office:value-type="float" office:value="207798" calcext:value-type="float">
            <text:p>207,798</text:p>
          </table:table-cell>
          <table:table-cell table:style-name="ce17" office:value-type="float" office:value="208548" calcext:value-type="float">
            <text:p>208,548</text:p>
          </table:table-cell>
          <table:table-cell table:style-name="ce17" office:value-type="float" office:value="208989" calcext:value-type="float">
            <text:p>208,989</text:p>
          </table:table-cell>
          <table:table-cell table:style-name="ce17" office:value-type="float" office:value="209607" calcext:value-type="float">
            <text:p>209,607</text:p>
          </table:table-cell>
          <table:table-cell table:style-name="ce17" office:value-type="float" office:value="209932" calcext:value-type="float">
            <text:p>209,932</text:p>
          </table:table-cell>
          <table:table-cell table:style-name="ce17" office:value-type="float" office:value="210691" calcext:value-type="float">
            <text:p>210,691</text:p>
          </table:table-cell>
          <table:table-cell table:number-columns-repeated="1011"/>
        </table:table-row>
        <table:table-row table:style-name="ro2">
          <table:table-cell table:style-name="ce5" office:value-type="string" calcext:value-type="string">
            <text:p>.<text:span text:style-name="T1">Bloomington-Bedford, IN CSA</text:span></text:p>
          </table:table-cell>
          <table:table-cell table:style-name="ce17" office:value-type="float" office:value="205683" calcext:value-type="float">
            <text:p>205,683</text:p>
          </table:table-cell>
          <table:table-cell table:style-name="ce17" office:value-type="float" office:value="205664" calcext:value-type="float">
            <text:p>205,664</text:p>
          </table:table-cell>
          <table:table-cell table:style-name="ce17" office:value-type="float" office:value="206234" calcext:value-type="float">
            <text:p>206,234</text:p>
          </table:table-cell>
          <table:table-cell table:style-name="ce17" office:value-type="float" office:value="207863" calcext:value-type="float">
            <text:p>207,863</text:p>
          </table:table-cell>
          <table:table-cell table:style-name="ce17" office:value-type="float" office:value="208968" calcext:value-type="float">
            <text:p>208,968</text:p>
          </table:table-cell>
          <table:table-cell table:style-name="ce17" office:value-type="float" office:value="209117" calcext:value-type="float">
            <text:p>209,117</text:p>
          </table:table-cell>
          <table:table-cell table:style-name="ce17" office:value-type="float" office:value="210073" calcext:value-type="float">
            <text:p>210,073</text:p>
          </table:table-cell>
          <table:table-cell table:style-name="ce17" office:value-type="float" office:value="210641" calcext:value-type="float">
            <text:p>210,641</text:p>
          </table:table-cell>
          <table:table-cell table:style-name="ce17" office:value-type="float" office:value="212233" calcext:value-type="float">
            <text:p>212,233</text:p>
          </table:table-cell>
          <table:table-cell table:style-name="ce17" office:value-type="float" office:value="213021" calcext:value-type="float">
            <text:p>213,021</text:p>
          </table:table-cell>
          <table:table-cell table:style-name="ce17" office:value-type="float" office:value="213722" calcext:value-type="float">
            <text:p>213,722</text:p>
          </table:table-cell>
          <table:table-cell table:style-name="ce17" office:value-type="float" office:value="214600" calcext:value-type="float">
            <text:p>214,600</text:p>
          </table:table-cell>
          <table:table-cell table:number-columns-repeated="1011"/>
        </table:table-row>
        <table:table-row table:style-name="ro2">
          <table:table-cell table:style-name="ce5" office:value-type="string" calcext:value-type="string">
            <text:p>.<text:span text:style-name="T1">Eau Claire-Menomonie, WI CSA</text:span></text:p>
          </table:table-cell>
          <table:table-cell table:style-name="ce17" office:value-type="float" office:value="205008" calcext:value-type="float">
            <text:p>205,008</text:p>
          </table:table-cell>
          <table:table-cell table:style-name="ce17" office:value-type="float" office:value="205248" calcext:value-type="float">
            <text:p>205,248</text:p>
          </table:table-cell>
          <table:table-cell table:style-name="ce17" office:value-type="float" office:value="205542" calcext:value-type="float">
            <text:p>205,542</text:p>
          </table:table-cell>
          <table:table-cell table:style-name="ce17" office:value-type="float" office:value="206686" calcext:value-type="float">
            <text:p>206,686</text:p>
          </table:table-cell>
          <table:table-cell table:style-name="ce17" office:value-type="float" office:value="207698" calcext:value-type="float">
            <text:p>207,698</text:p>
          </table:table-cell>
          <table:table-cell table:style-name="ce17" office:value-type="float" office:value="208868" calcext:value-type="float">
            <text:p>208,868</text:p>
          </table:table-cell>
          <table:table-cell table:style-name="ce17" office:value-type="float" office:value="209098" calcext:value-type="float">
            <text:p>209,098</text:p>
          </table:table-cell>
          <table:table-cell table:style-name="ce17" office:value-type="float" office:value="209768" calcext:value-type="float">
            <text:p>209,768</text:p>
          </table:table-cell>
          <table:table-cell table:style-name="ce17" office:value-type="float" office:value="210784" calcext:value-type="float">
            <text:p>210,784</text:p>
          </table:table-cell>
          <table:table-cell table:style-name="ce17" office:value-type="float" office:value="212043" calcext:value-type="float">
            <text:p>212,043</text:p>
          </table:table-cell>
          <table:table-cell table:style-name="ce17" office:value-type="float" office:value="213555" calcext:value-type="float">
            <text:p>213,555</text:p>
          </table:table-cell>
          <table:table-cell table:style-name="ce17" office:value-type="float" office:value="214672" calcext:value-type="float">
            <text:p>214,672</text:p>
          </table:table-cell>
          <table:table-cell table:number-columns-repeated="1011"/>
        </table:table-row>
        <table:table-row table:style-name="ro2">
          <table:table-cell table:style-name="ce5" office:value-type="string" calcext:value-type="string">
            <text:p>.<text:span text:style-name="T1">Mansfield-Ashland-Bucyrus, OH CSA</text:span></text:p>
          </table:table-cell>
          <table:table-cell table:style-name="ce17" office:value-type="float" office:value="221398" calcext:value-type="float">
            <text:p>221,398</text:p>
          </table:table-cell>
          <table:table-cell table:style-name="ce17" office:value-type="float" office:value="221397" calcext:value-type="float">
            <text:p>221,397</text:p>
          </table:table-cell>
          <table:table-cell table:style-name="ce17" office:value-type="float" office:value="221237" calcext:value-type="float">
            <text:p>221,237</text:p>
          </table:table-cell>
          <table:table-cell table:style-name="ce17" office:value-type="float" office:value="219706" calcext:value-type="float">
            <text:p>219,706</text:p>
          </table:table-cell>
          <table:table-cell table:style-name="ce17" office:value-type="float" office:value="218648" calcext:value-type="float">
            <text:p>218,648</text:p>
          </table:table-cell>
          <table:table-cell table:style-name="ce17" office:value-type="float" office:value="218180" calcext:value-type="float">
            <text:p>218,180</text:p>
          </table:table-cell>
          <table:table-cell table:style-name="ce17" office:value-type="float" office:value="217567" calcext:value-type="float">
            <text:p>217,567</text:p>
          </table:table-cell>
          <table:table-cell table:style-name="ce17" office:value-type="float" office:value="217322" calcext:value-type="float">
            <text:p>217,322</text:p>
          </table:table-cell>
          <table:table-cell table:style-name="ce17" office:value-type="float" office:value="216857" calcext:value-type="float">
            <text:p>216,857</text:p>
          </table:table-cell>
          <table:table-cell table:style-name="ce17" office:value-type="float" office:value="215802" calcext:value-type="float">
            <text:p>215,802</text:p>
          </table:table-cell>
          <table:table-cell table:style-name="ce17" office:value-type="float" office:value="216177" calcext:value-type="float">
            <text:p>216,177</text:p>
          </table:table-cell>
          <table:table-cell table:style-name="ce17" office:value-type="float" office:value="216132" calcext:value-type="float">
            <text:p>216,132</text:p>
          </table:table-cell>
          <table:table-cell table:number-columns-repeated="1011"/>
        </table:table-row>
        <table:table-row table:style-name="ro2">
          <table:table-cell table:style-name="ce5" office:value-type="string" calcext:value-type="string">
            <text:p>.<text:span text:style-name="T1">Pueblo-Cañon City, CO CSA</text:span></text:p>
          </table:table-cell>
          <table:table-cell table:style-name="ce17" office:value-type="float" office:value="205887" calcext:value-type="float">
            <text:p>205,887</text:p>
          </table:table-cell>
          <table:table-cell table:style-name="ce17" office:value-type="float" office:value="205891" calcext:value-type="float">
            <text:p>205,891</text:p>
          </table:table-cell>
          <table:table-cell table:style-name="ce17" office:value-type="float" office:value="206227" calcext:value-type="float">
            <text:p>206,227</text:p>
          </table:table-cell>
          <table:table-cell table:style-name="ce17" office:value-type="float" office:value="207563" calcext:value-type="float">
            <text:p>207,563</text:p>
          </table:table-cell>
          <table:table-cell table:style-name="ce17" office:value-type="float" office:value="207773" calcext:value-type="float">
            <text:p>207,773</text:p>
          </table:table-cell>
          <table:table-cell table:style-name="ce17" office:value-type="float" office:value="207365" calcext:value-type="float">
            <text:p>207,365</text:p>
          </table:table-cell>
          <table:table-cell table:style-name="ce17" office:value-type="float" office:value="207503" calcext:value-type="float">
            <text:p>207,503</text:p>
          </table:table-cell>
          <table:table-cell table:style-name="ce17" office:value-type="float" office:value="209288" calcext:value-type="float">
            <text:p>209,288</text:p>
          </table:table-cell>
          <table:table-cell table:style-name="ce17" office:value-type="float" office:value="211750" calcext:value-type="float">
            <text:p>211,750</text:p>
          </table:table-cell>
          <table:table-cell table:style-name="ce17" office:value-type="float" office:value="213831" calcext:value-type="float">
            <text:p>213,831</text:p>
          </table:table-cell>
          <table:table-cell table:style-name="ce17" office:value-type="float" office:value="215381" calcext:value-type="float">
            <text:p>215,381</text:p>
          </table:table-cell>
          <table:table-cell table:style-name="ce17" office:value-type="float" office:value="216263" calcext:value-type="float">
            <text:p>216,263</text:p>
          </table:table-cell>
          <table:table-cell table:number-columns-repeated="1011"/>
        </table:table-row>
        <table:table-row table:style-name="ro2">
          <table:table-cell table:style-name="ce5" office:value-type="string" calcext:value-type="string">
            <text:p>.<text:span text:style-name="T1">Lima-Van Wert-Celina, OH CSA</text:span></text:p>
          </table:table-cell>
          <table:table-cell table:style-name="ce17" office:value-type="float" office:value="221838" calcext:value-type="float">
            <text:p>221,838</text:p>
          </table:table-cell>
          <table:table-cell table:style-name="ce17" office:value-type="float" office:value="221805" calcext:value-type="float">
            <text:p>221,805</text:p>
          </table:table-cell>
          <table:table-cell table:style-name="ce17" office:value-type="float" office:value="221722" calcext:value-type="float">
            <text:p>221,722</text:p>
          </table:table-cell>
          <table:table-cell table:style-name="ce17" office:value-type="float" office:value="221069" calcext:value-type="float">
            <text:p>221,069</text:p>
          </table:table-cell>
          <table:table-cell table:style-name="ce17" office:value-type="float" office:value="220355" calcext:value-type="float">
            <text:p>220,355</text:p>
          </table:table-cell>
          <table:table-cell table:style-name="ce17" office:value-type="float" office:value="219818" calcext:value-type="float">
            <text:p>219,818</text:p>
          </table:table-cell>
          <table:table-cell table:style-name="ce17" office:value-type="float" office:value="219649" calcext:value-type="float">
            <text:p>219,649</text:p>
          </table:table-cell>
          <table:table-cell table:style-name="ce17" office:value-type="float" office:value="218871" calcext:value-type="float">
            <text:p>218,871</text:p>
          </table:table-cell>
          <table:table-cell table:style-name="ce17" office:value-type="float" office:value="218271" calcext:value-type="float">
            <text:p>218,271</text:p>
          </table:table-cell>
          <table:table-cell table:style-name="ce17" office:value-type="float" office:value="217987" calcext:value-type="float">
            <text:p>217,987</text:p>
          </table:table-cell>
          <table:table-cell table:style-name="ce17" office:value-type="float" office:value="217666" calcext:value-type="float">
            <text:p>217,666</text:p>
          </table:table-cell>
          <table:table-cell table:style-name="ce17" office:value-type="float" office:value="217454" calcext:value-type="float">
            <text:p>217,454</text:p>
          </table:table-cell>
          <table:table-cell table:number-columns-repeated="1011"/>
        </table:table-row>
        <table:table-row table:style-name="ro2">
          <table:table-cell table:style-name="ce5" office:value-type="string" calcext:value-type="string">
            <text:p>.<text:span text:style-name="T1">Bend-Prineville, OR CSA</text:span></text:p>
          </table:table-cell>
          <table:table-cell table:style-name="ce17" office:value-type="float" office:value="178711" calcext:value-type="float">
            <text:p>178,711</text:p>
          </table:table-cell>
          <table:table-cell table:style-name="ce17" office:value-type="float" office:value="178706" calcext:value-type="float">
            <text:p>178,706</text:p>
          </table:table-cell>
          <table:table-cell table:style-name="ce17" office:value-type="float" office:value="178626" calcext:value-type="float">
            <text:p>178,626</text:p>
          </table:table-cell>
          <table:table-cell table:style-name="ce17" office:value-type="float" office:value="180298" calcext:value-type="float">
            <text:p>180,298</text:p>
          </table:table-cell>
          <table:table-cell table:style-name="ce17" office:value-type="float" office:value="181966" calcext:value-type="float">
            <text:p>181,966</text:p>
          </table:table-cell>
          <table:table-cell table:style-name="ce17" office:value-type="float" office:value="185998" calcext:value-type="float">
            <text:p>185,998</text:p>
          </table:table-cell>
          <table:table-cell table:style-name="ce17" office:value-type="float" office:value="190468" calcext:value-type="float">
            <text:p>190,468</text:p>
          </table:table-cell>
          <table:table-cell table:style-name="ce17" office:value-type="float" office:value="195701" calcext:value-type="float">
            <text:p>195,701</text:p>
          </table:table-cell>
          <table:table-cell table:style-name="ce17" office:value-type="float" office:value="202972" calcext:value-type="float">
            <text:p>202,972</text:p>
          </table:table-cell>
          <table:table-cell table:style-name="ce17" office:value-type="float" office:value="209809" calcext:value-type="float">
            <text:p>209,809</text:p>
          </table:table-cell>
          <table:table-cell table:style-name="ce17" office:value-type="float" office:value="215730" calcext:value-type="float">
            <text:p>215,730</text:p>
          </table:table-cell>
          <table:table-cell table:style-name="ce17" office:value-type="float" office:value="222096" calcext:value-type="float">
            <text:p>222,096</text:p>
          </table:table-cell>
          <table:table-cell table:number-columns-repeated="1011"/>
        </table:table-row>
        <table:table-row table:style-name="ro2">
          <table:table-cell table:style-name="ce5" office:value-type="string" calcext:value-type="string">
            <text:p>.<text:span text:style-name="T1">Bowling Green-Glasgow, KY CSA</text:span></text:p>
          </table:table-cell>
          <table:table-cell table:style-name="ce17" office:value-type="float" office:value="210871" calcext:value-type="float">
            <text:p>210,871</text:p>
          </table:table-cell>
          <table:table-cell table:style-name="ce17" office:value-type="float" office:value="210890" calcext:value-type="float">
            <text:p>210,890</text:p>
          </table:table-cell>
          <table:table-cell table:style-name="ce17" office:value-type="float" office:value="211604" calcext:value-type="float">
            <text:p>211,604</text:p>
          </table:table-cell>
          <table:table-cell table:style-name="ce17" office:value-type="float" office:value="213376" calcext:value-type="float">
            <text:p>213,376</text:p>
          </table:table-cell>
          <table:table-cell table:style-name="ce17" office:value-type="float" office:value="215040" calcext:value-type="float">
            <text:p>215,040</text:p>
          </table:table-cell>
          <table:table-cell table:style-name="ce17" office:value-type="float" office:value="217550" calcext:value-type="float">
            <text:p>217,550</text:p>
          </table:table-cell>
          <table:table-cell table:style-name="ce17" office:value-type="float" office:value="219661" calcext:value-type="float">
            <text:p>219,661</text:p>
          </table:table-cell>
          <table:table-cell table:style-name="ce17" office:value-type="float" office:value="222978" calcext:value-type="float">
            <text:p>222,978</text:p>
          </table:table-cell>
          <table:table-cell table:style-name="ce17" office:value-type="float" office:value="225685" calcext:value-type="float">
            <text:p>225,685</text:p>
          </table:table-cell>
          <table:table-cell table:style-name="ce17" office:value-type="float" office:value="228820" calcext:value-type="float">
            <text:p>228,820</text:p>
          </table:table-cell>
          <table:table-cell table:style-name="ce17" office:value-type="float" office:value="231049" calcext:value-type="float">
            <text:p>231,049</text:p>
          </table:table-cell>
          <table:table-cell table:style-name="ce17" office:value-type="float" office:value="233560" calcext:value-type="float">
            <text:p>233,560</text:p>
          </table:table-cell>
          <table:table-cell table:number-columns-repeated="1011"/>
        </table:table-row>
        <table:table-row table:style-name="ro2">
          <table:table-cell table:style-name="ce5" office:value-type="string" calcext:value-type="string">
            <text:p>.<text:span text:style-name="T1">State College-DuBois, PA CSA</text:span></text:p>
          </table:table-cell>
          <table:table-cell table:style-name="ce17" office:value-type="float" office:value="235632" calcext:value-type="float">
            <text:p>235,632</text:p>
          </table:table-cell>
          <table:table-cell table:style-name="ce17" office:value-type="float" office:value="235614" calcext:value-type="float">
            <text:p>235,614</text:p>
          </table:table-cell>
          <table:table-cell table:style-name="ce17" office:value-type="float" office:value="235775" calcext:value-type="float">
            <text:p>235,775</text:p>
          </table:table-cell>
          <table:table-cell table:style-name="ce17" office:value-type="float" office:value="236500" calcext:value-type="float">
            <text:p>236,500</text:p>
          </table:table-cell>
          <table:table-cell table:style-name="ce17" office:value-type="float" office:value="237227" calcext:value-type="float">
            <text:p>237,227</text:p>
          </table:table-cell>
          <table:table-cell table:style-name="ce17" office:value-type="float" office:value="239659" calcext:value-type="float">
            <text:p>239,659</text:p>
          </table:table-cell>
          <table:table-cell table:style-name="ce17" office:value-type="float" office:value="240659" calcext:value-type="float">
            <text:p>240,659</text:p>
          </table:table-cell>
          <table:table-cell table:style-name="ce17" office:value-type="float" office:value="241184" calcext:value-type="float">
            <text:p>241,184</text:p>
          </table:table-cell>
          <table:table-cell table:style-name="ce17" office:value-type="float" office:value="242230" calcext:value-type="float">
            <text:p>242,230</text:p>
          </table:table-cell>
          <table:table-cell table:style-name="ce17" office:value-type="float" office:value="242115" calcext:value-type="float">
            <text:p>242,115</text:p>
          </table:table-cell>
          <table:table-cell table:style-name="ce17" office:value-type="float" office:value="242173" calcext:value-type="float">
            <text:p>242,173</text:p>
          </table:table-cell>
          <table:table-cell table:style-name="ce17" office:value-type="float" office:value="241640" calcext:value-type="float">
            <text:p>241,640</text:p>
          </table:table-cell>
          <table:table-cell table:number-columns-repeated="1011"/>
        </table:table-row>
        <table:table-row table:style-name="ro2">
          <table:table-cell table:style-name="ce5" office:value-type="string" calcext:value-type="string">
            <text:p>.<text:span text:style-name="T1">Lake Charles-Jennings, LA CSA</text:span></text:p>
          </table:table-cell>
          <table:table-cell table:style-name="ce17" office:value-type="float" office:value="231201" calcext:value-type="float">
            <text:p>231,201</text:p>
          </table:table-cell>
          <table:table-cell table:style-name="ce17" office:value-type="float" office:value="231232" calcext:value-type="float">
            <text:p>231,232</text:p>
          </table:table-cell>
          <table:table-cell table:style-name="ce17" office:value-type="float" office:value="231575" calcext:value-type="float">
            <text:p>231,575</text:p>
          </table:table-cell>
          <table:table-cell table:style-name="ce17" office:value-type="float" office:value="232126" calcext:value-type="float">
            <text:p>232,126</text:p>
          </table:table-cell>
          <table:table-cell table:style-name="ce17" office:value-type="float" office:value="232555" calcext:value-type="float">
            <text:p>232,555</text:p>
          </table:table-cell>
          <table:table-cell table:style-name="ce17" office:value-type="float" office:value="233500" calcext:value-type="float">
            <text:p>233,500</text:p>
          </table:table-cell>
          <table:table-cell table:style-name="ce17" office:value-type="float" office:value="234743" calcext:value-type="float">
            <text:p>234,743</text:p>
          </table:table-cell>
          <table:table-cell table:style-name="ce17" office:value-type="float" office:value="236706" calcext:value-type="float">
            <text:p>236,706</text:p>
          </table:table-cell>
          <table:table-cell table:style-name="ce17" office:value-type="float" office:value="238852" calcext:value-type="float">
            <text:p>238,852</text:p>
          </table:table-cell>
          <table:table-cell table:style-name="ce17" office:value-type="float" office:value="240890" calcext:value-type="float">
            <text:p>240,890</text:p>
          </table:table-cell>
          <table:table-cell table:style-name="ce17" office:value-type="float" office:value="241727" calcext:value-type="float">
            <text:p>241,727</text:p>
          </table:table-cell>
          <table:table-cell table:style-name="ce17" office:value-type="float" office:value="241777" calcext:value-type="float">
            <text:p>241,777</text:p>
          </table:table-cell>
          <table:table-cell table:number-columns-repeated="1011"/>
        </table:table-row>
        <table:table-row table:style-name="ro2">
          <table:table-cell table:style-name="ce5" office:value-type="string" calcext:value-type="string">
            <text:p>.<text:span text:style-name="T1">Redding-Red Bluff, CA CSA</text:span></text:p>
          </table:table-cell>
          <table:table-cell table:style-name="ce17" office:value-type="float" office:value="240686" calcext:value-type="float">
            <text:p>240,686</text:p>
          </table:table-cell>
          <table:table-cell table:style-name="ce17" office:value-type="float" office:value="240661" calcext:value-type="float">
            <text:p>240,661</text:p>
          </table:table-cell>
          <table:table-cell table:style-name="ce17" office:value-type="float" office:value="240833" calcext:value-type="float">
            <text:p>240,833</text:p>
          </table:table-cell>
          <table:table-cell table:style-name="ce17" office:value-type="float" office:value="240919" calcext:value-type="float">
            <text:p>240,919</text:p>
          </table:table-cell>
          <table:table-cell table:style-name="ce17" office:value-type="float" office:value="241087" calcext:value-type="float">
            <text:p>241,087</text:p>
          </table:table-cell>
          <table:table-cell table:style-name="ce17" office:value-type="float" office:value="241272" calcext:value-type="float">
            <text:p>241,272</text:p>
          </table:table-cell>
          <table:table-cell table:style-name="ce17" office:value-type="float" office:value="241645" calcext:value-type="float">
            <text:p>241,645</text:p>
          </table:table-cell>
          <table:table-cell table:style-name="ce17" office:value-type="float" office:value="241472" calcext:value-type="float">
            <text:p>241,472</text:p>
          </table:table-cell>
          <table:table-cell table:style-name="ce17" office:value-type="float" office:value="242024" calcext:value-type="float">
            <text:p>242,024</text:p>
          </table:table-cell>
          <table:table-cell table:style-name="ce17" office:value-type="float" office:value="243231" calcext:value-type="float">
            <text:p>243,231</text:p>
          </table:table-cell>
          <table:table-cell table:style-name="ce17" office:value-type="float" office:value="243727" calcext:value-type="float">
            <text:p>243,727</text:p>
          </table:table-cell>
          <table:table-cell table:style-name="ce17" office:value-type="float" office:value="245164" calcext:value-type="float">
            <text:p>245,164</text:p>
          </table:table-cell>
          <table:table-cell table:number-columns-repeated="1011"/>
        </table:table-row>
        <table:table-row table:style-name="ro2">
          <table:table-cell table:style-name="ce5" office:value-type="string" calcext:value-type="string">
            <text:p>.<text:span text:style-name="T1">Monroe-Ruston, LA CSA</text:span></text:p>
          </table:table-cell>
          <table:table-cell table:style-name="ce17" office:value-type="float" office:value="251155" calcext:value-type="float">
            <text:p>251,155</text:p>
          </table:table-cell>
          <table:table-cell table:style-name="ce17" office:value-type="float" office:value="251227" calcext:value-type="float">
            <text:p>251,227</text:p>
          </table:table-cell>
          <table:table-cell table:style-name="ce17" office:value-type="float" office:value="251525" calcext:value-type="float">
            <text:p>251,525</text:p>
          </table:table-cell>
          <table:table-cell table:style-name="ce17" office:value-type="float" office:value="251944" calcext:value-type="float">
            <text:p>251,944</text:p>
          </table:table-cell>
          <table:table-cell table:style-name="ce17" office:value-type="float" office:value="252177" calcext:value-type="float">
            <text:p>252,177</text:p>
          </table:table-cell>
          <table:table-cell table:style-name="ce17" office:value-type="float" office:value="252687" calcext:value-type="float">
            <text:p>252,687</text:p>
          </table:table-cell>
          <table:table-cell table:style-name="ce17" office:value-type="float" office:value="252768" calcext:value-type="float">
            <text:p>252,768</text:p>
          </table:table-cell>
          <table:table-cell table:style-name="ce17" office:value-type="float" office:value="253102" calcext:value-type="float">
            <text:p>253,102</text:p>
          </table:table-cell>
          <table:table-cell table:style-name="ce17" office:value-type="float" office:value="252792" calcext:value-type="float">
            <text:p>252,792</text:p>
          </table:table-cell>
          <table:table-cell table:style-name="ce17" office:value-type="float" office:value="251365" calcext:value-type="float">
            <text:p>251,365</text:p>
          </table:table-cell>
          <table:table-cell table:style-name="ce17" office:value-type="float" office:value="249250" calcext:value-type="float">
            <text:p>249,250</text:p>
          </table:table-cell>
          <table:table-cell table:style-name="ce17" office:value-type="float" office:value="247003" calcext:value-type="float">
            <text:p>247,003</text:p>
          </table:table-cell>
          <table:table-cell table:number-columns-repeated="1011"/>
        </table:table-row>
        <table:table-row table:style-name="ro2">
          <table:table-cell table:style-name="ce5" office:value-type="string" calcext:value-type="string">
            <text:p>.<text:span text:style-name="T1">Idaho Falls-Rexburg-Blackfoot, ID CSA</text:span></text:p>
          </table:table-cell>
          <table:table-cell table:style-name="ce17" office:value-type="float" office:value="229650" calcext:value-type="float">
            <text:p>229,650</text:p>
          </table:table-cell>
          <table:table-cell table:style-name="ce17" office:value-type="float" office:value="229721" calcext:value-type="float">
            <text:p>229,721</text:p>
          </table:table-cell>
          <table:table-cell table:style-name="ce17" office:value-type="float" office:value="230395" calcext:value-type="float">
            <text:p>230,395</text:p>
          </table:table-cell>
          <table:table-cell table:style-name="ce17" office:value-type="float" office:value="231869" calcext:value-type="float">
            <text:p>231,869</text:p>
          </table:table-cell>
          <table:table-cell table:style-name="ce17" office:value-type="float" office:value="232303" calcext:value-type="float">
            <text:p>232,303</text:p>
          </table:table-cell>
          <table:table-cell table:style-name="ce17" office:value-type="float" office:value="232662" calcext:value-type="float">
            <text:p>232,662</text:p>
          </table:table-cell>
          <table:table-cell table:style-name="ce17" office:value-type="float" office:value="233755" calcext:value-type="float">
            <text:p>233,755</text:p>
          </table:table-cell>
          <table:table-cell table:style-name="ce17" office:value-type="float" office:value="235400" calcext:value-type="float">
            <text:p>235,400</text:p>
          </table:table-cell>
          <table:table-cell table:style-name="ce17" office:value-type="float" office:value="239721" calcext:value-type="float">
            <text:p>239,721</text:p>
          </table:table-cell>
          <table:table-cell table:style-name="ce17" office:value-type="float" office:value="243888" calcext:value-type="float">
            <text:p>243,888</text:p>
          </table:table-cell>
          <table:table-cell table:style-name="ce17" office:value-type="float" office:value="246981" calcext:value-type="float">
            <text:p>246,981</text:p>
          </table:table-cell>
          <table:table-cell table:style-name="ce17" office:value-type="float" office:value="251347" calcext:value-type="float">
            <text:p>251,347</text:p>
          </table:table-cell>
          <table:table-cell table:number-columns-repeated="1011"/>
        </table:table-row>
        <table:table-row table:style-name="ro2">
          <table:table-cell table:style-name="ce5" office:value-type="string" calcext:value-type="string">
            <text:p>.<text:span text:style-name="T1">Hattiesburg-Laurel, MS CSA</text:span></text:p>
          </table:table-cell>
          <table:table-cell table:style-name="ce17" office:value-type="float" office:value="247233" calcext:value-type="float">
            <text:p>247,233</text:p>
          </table:table-cell>
          <table:table-cell table:style-name="ce17" office:value-type="float" office:value="247259" calcext:value-type="float">
            <text:p>247,259</text:p>
          </table:table-cell>
          <table:table-cell table:style-name="ce17" office:value-type="float" office:value="247683" calcext:value-type="float">
            <text:p>247,683</text:p>
          </table:table-cell>
          <table:table-cell table:style-name="ce17" office:value-type="float" office:value="249590" calcext:value-type="float">
            <text:p>249,590</text:p>
          </table:table-cell>
          <table:table-cell table:style-name="ce17" office:value-type="float" office:value="250977" calcext:value-type="float">
            <text:p>250,977</text:p>
          </table:table-cell>
          <table:table-cell table:style-name="ce17" office:value-type="float" office:value="252421" calcext:value-type="float">
            <text:p>252,421</text:p>
          </table:table-cell>
          <table:table-cell table:style-name="ce17" office:value-type="float" office:value="252111" calcext:value-type="float">
            <text:p>252,111</text:p>
          </table:table-cell>
          <table:table-cell table:style-name="ce17" office:value-type="float" office:value="253056" calcext:value-type="float">
            <text:p>253,056</text:p>
          </table:table-cell>
          <table:table-cell table:style-name="ce17" office:value-type="float" office:value="253219" calcext:value-type="float">
            <text:p>253,219</text:p>
          </table:table-cell>
          <table:table-cell table:style-name="ce17" office:value-type="float" office:value="252657" calcext:value-type="float">
            <text:p>252,657</text:p>
          </table:table-cell>
          <table:table-cell table:style-name="ce17" office:value-type="float" office:value="252913" calcext:value-type="float">
            <text:p>252,913</text:p>
          </table:table-cell>
          <table:table-cell table:style-name="ce17" office:value-type="float" office:value="253330" calcext:value-type="float">
            <text:p>253,330</text:p>
          </table:table-cell>
          <table:table-cell table:number-columns-repeated="1011"/>
        </table:table-row>
        <table:table-row table:style-name="ro2">
          <table:table-cell table:style-name="ce5" office:value-type="string" calcext:value-type="string">
            <text:p>.<text:span text:style-name="T1">Harrisonburg-Staunton, VA CSA</text:span></text:p>
          </table:table-cell>
          <table:table-cell table:style-name="ce17" office:value-type="float" office:value="243730" calcext:value-type="float">
            <text:p>243,730</text:p>
          </table:table-cell>
          <table:table-cell table:style-name="ce17" office:value-type="float" office:value="243717" calcext:value-type="float">
            <text:p>243,717</text:p>
          </table:table-cell>
          <table:table-cell table:style-name="ce17" office:value-type="float" office:value="243715" calcext:value-type="float">
            <text:p>243,715</text:p>
          </table:table-cell>
          <table:table-cell table:style-name="ce17" office:value-type="float" office:value="245570" calcext:value-type="float">
            <text:p>245,570</text:p>
          </table:table-cell>
          <table:table-cell table:style-name="ce17" office:value-type="float" office:value="246912" calcext:value-type="float">
            <text:p>246,912</text:p>
          </table:table-cell>
          <table:table-cell table:style-name="ce17" office:value-type="float" office:value="248066" calcext:value-type="float">
            <text:p>248,066</text:p>
          </table:table-cell>
          <table:table-cell table:style-name="ce17" office:value-type="float" office:value="249889" calcext:value-type="float">
            <text:p>249,889</text:p>
          </table:table-cell>
          <table:table-cell table:style-name="ce17" office:value-type="float" office:value="251139" calcext:value-type="float">
            <text:p>251,139</text:p>
          </table:table-cell>
          <table:table-cell table:style-name="ce17" office:value-type="float" office:value="253656" calcext:value-type="float">
            <text:p>253,656</text:p>
          </table:table-cell>
          <table:table-cell table:style-name="ce17" office:value-type="float" office:value="255785" calcext:value-type="float">
            <text:p>255,785</text:p>
          </table:table-cell>
          <table:table-cell table:style-name="ce17" office:value-type="float" office:value="257377" calcext:value-type="float">
            <text:p>257,377</text:p>
          </table:table-cell>
          <table:table-cell table:style-name="ce17" office:value-type="float" office:value="258084" calcext:value-type="float">
            <text:p>258,084</text:p>
          </table:table-cell>
          <table:table-cell table:number-columns-repeated="1011"/>
        </table:table-row>
        <table:table-row table:style-name="ro2">
          <table:table-cell table:style-name="ce5" office:value-type="string" calcext:value-type="string">
            <text:p>.<text:span text:style-name="T1">Columbia-Moberly-Mexico, MO CSA</text:span></text:p>
          </table:table-cell>
          <table:table-cell table:style-name="ce17" office:value-type="float" office:value="241330" calcext:value-type="float">
            <text:p>241,330</text:p>
          </table:table-cell>
          <table:table-cell table:style-name="ce17" office:value-type="float" office:value="241347" calcext:value-type="float">
            <text:p>241,347</text:p>
          </table:table-cell>
          <table:table-cell table:style-name="ce17" office:value-type="float" office:value="241858" calcext:value-type="float">
            <text:p>241,858</text:p>
          </table:table-cell>
          <table:table-cell table:style-name="ce17" office:value-type="float" office:value="244839" calcext:value-type="float">
            <text:p>244,839</text:p>
          </table:table-cell>
          <table:table-cell table:style-name="ce17" office:value-type="float" office:value="247398" calcext:value-type="float">
            <text:p>247,398</text:p>
          </table:table-cell>
          <table:table-cell table:style-name="ce17" office:value-type="float" office:value="249314" calcext:value-type="float">
            <text:p>249,314</text:p>
          </table:table-cell>
          <table:table-cell table:style-name="ce17" office:value-type="float" office:value="251358" calcext:value-type="float">
            <text:p>251,358</text:p>
          </table:table-cell>
          <table:table-cell table:style-name="ce17" office:value-type="float" office:value="253143" calcext:value-type="float">
            <text:p>253,143</text:p>
          </table:table-cell>
          <table:table-cell table:style-name="ce17" office:value-type="float" office:value="254889" calcext:value-type="float">
            <text:p>254,889</text:p>
          </table:table-cell>
          <table:table-cell table:style-name="ce17" office:value-type="float" office:value="256214" calcext:value-type="float">
            <text:p>256,214</text:p>
          </table:table-cell>
          <table:table-cell table:style-name="ce17" office:value-type="float" office:value="256901" calcext:value-type="float">
            <text:p>256,901</text:p>
          </table:table-cell>
          <table:table-cell table:style-name="ce17" office:value-type="float" office:value="258309" calcext:value-type="float">
            <text:p>258,309</text:p>
          </table:table-cell>
          <table:table-cell table:number-columns-repeated="1011"/>
        </table:table-row>
        <table:table-row table:style-name="ro2">
          <table:table-cell table:style-name="ce5" office:value-type="string" calcext:value-type="string">
            <text:p>.<text:span text:style-name="T1">Bloomsburg-Berwick-Sunbury, PA CSA</text:span></text:p>
          </table:table-cell>
          <table:table-cell table:style-name="ce17" office:value-type="float" office:value="264739" calcext:value-type="float">
            <text:p>264,739</text:p>
          </table:table-cell>
          <table:table-cell table:style-name="ce17" office:value-type="float" office:value="264715" calcext:value-type="float">
            <text:p>264,715</text:p>
          </table:table-cell>
          <table:table-cell table:style-name="ce17" office:value-type="float" office:value="264659" calcext:value-type="float">
            <text:p>264,659</text:p>
          </table:table-cell>
          <table:table-cell table:style-name="ce17" office:value-type="float" office:value="264734" calcext:value-type="float">
            <text:p>264,734</text:p>
          </table:table-cell>
          <table:table-cell table:style-name="ce17" office:value-type="float" office:value="264926" calcext:value-type="float">
            <text:p>264,926</text:p>
          </table:table-cell>
          <table:table-cell table:style-name="ce17" office:value-type="float" office:value="264327" calcext:value-type="float">
            <text:p>264,327</text:p>
          </table:table-cell>
          <table:table-cell table:style-name="ce17" office:value-type="float" office:value="264336" calcext:value-type="float">
            <text:p>264,336</text:p>
          </table:table-cell>
          <table:table-cell table:style-name="ce17" office:value-type="float" office:value="263886" calcext:value-type="float">
            <text:p>263,886</text:p>
          </table:table-cell>
          <table:table-cell table:style-name="ce17" office:value-type="float" office:value="262550" calcext:value-type="float">
            <text:p>262,550</text:p>
          </table:table-cell>
          <table:table-cell table:style-name="ce17" office:value-type="float" office:value="260808" calcext:value-type="float">
            <text:p>260,808</text:p>
          </table:table-cell>
          <table:table-cell table:style-name="ce17" office:value-type="float" office:value="260070" calcext:value-type="float">
            <text:p>260,070</text:p>
          </table:table-cell>
          <table:table-cell table:style-name="ce17" office:value-type="float" office:value="259332" calcext:value-type="float">
            <text:p>259,332</text:p>
          </table:table-cell>
          <table:table-cell table:number-columns-repeated="1011"/>
        </table:table-row>
        <table:table-row table:style-name="ro2">
          <table:table-cell table:style-name="ce5" office:value-type="string" calcext:value-type="string">
            <text:p>.<text:span text:style-name="T1">Rochester-Austin, MN CSA</text:span></text:p>
          </table:table-cell>
          <table:table-cell table:style-name="ce17" office:value-type="float" office:value="246040" calcext:value-type="float">
            <text:p>246,040</text:p>
          </table:table-cell>
          <table:table-cell table:style-name="ce17" office:value-type="float" office:value="246055" calcext:value-type="float">
            <text:p>246,055</text:p>
          </table:table-cell>
          <table:table-cell table:style-name="ce17" office:value-type="float" office:value="246434" calcext:value-type="float">
            <text:p>246,434</text:p>
          </table:table-cell>
          <table:table-cell table:style-name="ce17" office:value-type="float" office:value="247824" calcext:value-type="float">
            <text:p>247,824</text:p>
          </table:table-cell>
          <table:table-cell table:style-name="ce17" office:value-type="float" office:value="248947" calcext:value-type="float">
            <text:p>248,947</text:p>
          </table:table-cell>
          <table:table-cell table:style-name="ce17" office:value-type="float" office:value="250832" calcext:value-type="float">
            <text:p>250,832</text:p>
          </table:table-cell>
          <table:table-cell table:style-name="ce17" office:value-type="float" office:value="252076" calcext:value-type="float">
            <text:p>252,076</text:p>
          </table:table-cell>
          <table:table-cell table:style-name="ce17" office:value-type="float" office:value="253425" calcext:value-type="float">
            <text:p>253,425</text:p>
          </table:table-cell>
          <table:table-cell table:style-name="ce17" office:value-type="float" office:value="255730" calcext:value-type="float">
            <text:p>255,730</text:p>
          </table:table-cell>
          <table:table-cell table:style-name="ce17" office:value-type="float" office:value="257766" calcext:value-type="float">
            <text:p>257,766</text:p>
          </table:table-cell>
          <table:table-cell table:style-name="ce17" office:value-type="float" office:value="259956" calcext:value-type="float">
            <text:p>259,956</text:p>
          </table:table-cell>
          <table:table-cell table:style-name="ce17" office:value-type="float" office:value="261983" calcext:value-type="float">
            <text:p>261,983</text:p>
          </table:table-cell>
          <table:table-cell table:number-columns-repeated="1011"/>
        </table:table-row>
        <table:table-row table:style-name="ro2">
          <table:table-cell table:style-name="ce5" office:value-type="string" calcext:value-type="string">
            <text:p>.<text:span text:style-name="T1">Lafayette-West Lafayette-Frankfort, IN CSA</text:span></text:p>
          </table:table-cell>
          <table:table-cell table:style-name="ce17" office:value-type="float" office:value="243521" calcext:value-type="float">
            <text:p>243,521</text:p>
          </table:table-cell>
          <table:table-cell table:style-name="ce17" office:value-type="float" office:value="243529" calcext:value-type="float">
            <text:p>243,529</text:p>
          </table:table-cell>
          <table:table-cell table:style-name="ce17" office:value-type="float" office:value="243908" calcext:value-type="float">
            <text:p>243,908</text:p>
          </table:table-cell>
          <table:table-cell table:style-name="ce17" office:value-type="float" office:value="246264" calcext:value-type="float">
            <text:p>246,264</text:p>
          </table:table-cell>
          <table:table-cell table:style-name="ce17" office:value-type="float" office:value="249339" calcext:value-type="float">
            <text:p>249,339</text:p>
          </table:table-cell>
          <table:table-cell table:style-name="ce17" office:value-type="float" office:value="251949" calcext:value-type="float">
            <text:p>251,949</text:p>
          </table:table-cell>
          <table:table-cell table:style-name="ce17" office:value-type="float" office:value="253907" calcext:value-type="float">
            <text:p>253,907</text:p>
          </table:table-cell>
          <table:table-cell table:style-name="ce17" office:value-type="float" office:value="255946" calcext:value-type="float">
            <text:p>255,946</text:p>
          </table:table-cell>
          <table:table-cell table:style-name="ce17" office:value-type="float" office:value="259295" calcext:value-type="float">
            <text:p>259,295</text:p>
          </table:table-cell>
          <table:table-cell table:style-name="ce17" office:value-type="float" office:value="260296" calcext:value-type="float">
            <text:p>260,296</text:p>
          </table:table-cell>
          <table:table-cell table:style-name="ce17" office:value-type="float" office:value="263130" calcext:value-type="float">
            <text:p>263,130</text:p>
          </table:table-cell>
          <table:table-cell table:style-name="ce17" office:value-type="float" office:value="265401" calcext:value-type="float">
            <text:p>265,401</text:p>
          </table:table-cell>
          <table:table-cell table:number-columns-repeated="1011"/>
        </table:table-row>
        <table:table-row table:style-name="ro2">
          <table:table-cell table:style-name="ce5" office:value-type="string" calcext:value-type="string">
            <text:p>.<text:span text:style-name="T1">Fargo-Wahpeton, ND-MN CSA</text:span></text:p>
          </table:table-cell>
          <table:table-cell table:number-columns-repeated="2" table:style-name="ce17" office:value-type="float" office:value="231674" calcext:value-type="float">
            <text:p>231,674</text:p>
          </table:table-cell>
          <table:table-cell table:style-name="ce17" office:value-type="float" office:value="232373" calcext:value-type="float">
            <text:p>232,373</text:p>
          </table:table-cell>
          <table:table-cell table:style-name="ce17" office:value-type="float" office:value="236065" calcext:value-type="float">
            <text:p>236,065</text:p>
          </table:table-cell>
          <table:table-cell table:style-name="ce17" office:value-type="float" office:value="240426" calcext:value-type="float">
            <text:p>240,426</text:p>
          </table:table-cell>
          <table:table-cell table:style-name="ce17" office:value-type="float" office:value="246147" calcext:value-type="float">
            <text:p>246,147</text:p>
          </table:table-cell>
          <table:table-cell table:style-name="ce17" office:value-type="float" office:value="250597" calcext:value-type="float">
            <text:p>250,597</text:p>
          </table:table-cell>
          <table:table-cell table:style-name="ce17" office:value-type="float" office:value="255534" calcext:value-type="float">
            <text:p>255,534</text:p>
          </table:table-cell>
          <table:table-cell table:style-name="ce17" office:value-type="float" office:value="259856" calcext:value-type="float">
            <text:p>259,856</text:p>
          </table:table-cell>
          <table:table-cell table:style-name="ce17" office:value-type="float" office:value="264120" calcext:value-type="float">
            <text:p>264,120</text:p>
          </table:table-cell>
          <table:table-cell table:style-name="ce17" office:value-type="float" office:value="266784" calcext:value-type="float">
            <text:p>266,784</text:p>
          </table:table-cell>
          <table:table-cell table:style-name="ce17" office:value-type="float" office:value="268529" calcext:value-type="float">
            <text:p>268,529</text:p>
          </table:table-cell>
          <table:table-cell table:number-columns-repeated="1011"/>
        </table:table-row>
        <table:table-row table:style-name="ro2">
          <table:table-cell table:style-name="ce5" office:value-type="string" calcext:value-type="string">
            <text:p>.<text:span text:style-name="T1">Burlington-South Burlington-Barre, VT CSA</text:span></text:p>
          </table:table-cell>
          <table:table-cell table:style-name="ce17" office:value-type="float" office:value="270795" calcext:value-type="float">
            <text:p>270,795</text:p>
          </table:table-cell>
          <table:table-cell table:style-name="ce17" office:value-type="float" office:value="270788" calcext:value-type="float">
            <text:p>270,788</text:p>
          </table:table-cell>
          <table:table-cell table:style-name="ce17" office:value-type="float" office:value="271108" calcext:value-type="float">
            <text:p>271,108</text:p>
          </table:table-cell>
          <table:table-cell table:style-name="ce17" office:value-type="float" office:value="272826" calcext:value-type="float">
            <text:p>272,826</text:p>
          </table:table-cell>
          <table:table-cell table:style-name="ce17" office:value-type="float" office:value="273369" calcext:value-type="float">
            <text:p>273,369</text:p>
          </table:table-cell>
          <table:table-cell table:style-name="ce17" office:value-type="float" office:value="274045" calcext:value-type="float">
            <text:p>274,045</text:p>
          </table:table-cell>
          <table:table-cell table:style-name="ce17" office:value-type="float" office:value="274637" calcext:value-type="float">
            <text:p>274,637</text:p>
          </table:table-cell>
          <table:table-cell table:style-name="ce17" office:value-type="float" office:value="275804" calcext:value-type="float">
            <text:p>275,804</text:p>
          </table:table-cell>
          <table:table-cell table:style-name="ce17" office:value-type="float" office:value="275802" calcext:value-type="float">
            <text:p>275,802</text:p>
          </table:table-cell>
          <table:table-cell table:style-name="ce17" office:value-type="float" office:value="277228" calcext:value-type="float">
            <text:p>277,228</text:p>
          </table:table-cell>
          <table:table-cell table:style-name="ce17" office:value-type="float" office:value="278018" calcext:value-type="float">
            <text:p>278,018</text:p>
          </table:table-cell>
          <table:table-cell table:style-name="ce17" office:value-type="float" office:value="278820" calcext:value-type="float">
            <text:p>278,820</text:p>
          </table:table-cell>
          <table:table-cell table:number-columns-repeated="1011"/>
        </table:table-row>
        <table:table-row table:style-name="ro2">
          <table:table-cell table:style-name="ce5" office:value-type="string" calcext:value-type="string">
            <text:p>.<text:span text:style-name="T1">Greenville-Kinston-Washington, NC CSA</text:span></text:p>
          </table:table-cell>
          <table:table-cell table:style-name="ce17" office:value-type="float" office:value="275402" calcext:value-type="float">
            <text:p>275,402</text:p>
          </table:table-cell>
          <table:table-cell table:style-name="ce17" office:value-type="float" office:value="275467" calcext:value-type="float">
            <text:p>275,467</text:p>
          </table:table-cell>
          <table:table-cell table:style-name="ce17" office:value-type="float" office:value="276173" calcext:value-type="float">
            <text:p>276,173</text:p>
          </table:table-cell>
          <table:table-cell table:style-name="ce17" office:value-type="float" office:value="277877" calcext:value-type="float">
            <text:p>277,877</text:p>
          </table:table-cell>
          <table:table-cell table:style-name="ce17" office:value-type="float" office:value="279525" calcext:value-type="float">
            <text:p>279,525</text:p>
          </table:table-cell>
          <table:table-cell table:style-name="ce17" office:value-type="float" office:value="280494" calcext:value-type="float">
            <text:p>280,494</text:p>
          </table:table-cell>
          <table:table-cell table:style-name="ce17" office:value-type="float" office:value="280568" calcext:value-type="float">
            <text:p>280,568</text:p>
          </table:table-cell>
          <table:table-cell table:style-name="ce17" office:value-type="float" office:value="281441" calcext:value-type="float">
            <text:p>281,441</text:p>
          </table:table-cell>
          <table:table-cell table:style-name="ce17" office:value-type="float" office:value="281780" calcext:value-type="float">
            <text:p>281,780</text:p>
          </table:table-cell>
          <table:table-cell table:style-name="ce17" office:value-type="float" office:value="282262" calcext:value-type="float">
            <text:p>282,262</text:p>
          </table:table-cell>
          <table:table-cell table:style-name="ce17" office:value-type="float" office:value="282621" calcext:value-type="float">
            <text:p>282,621</text:p>
          </table:table-cell>
          <table:table-cell table:style-name="ce17" office:value-type="float" office:value="283685" calcext:value-type="float">
            <text:p>283,685</text:p>
          </table:table-cell>
          <table:table-cell table:number-columns-repeated="1011"/>
        </table:table-row>
        <table:table-row table:style-name="ro2">
          <table:table-cell table:style-name="ce5" office:value-type="string" calcext:value-type="string">
            <text:p>.<text:span text:style-name="T1">Tyler-Jacksonville, TX CSA</text:span></text:p>
          </table:table-cell>
          <table:table-cell table:number-columns-repeated="2" table:style-name="ce17" office:value-type="float" office:value="260559" calcext:value-type="float">
            <text:p>260,559</text:p>
          </table:table-cell>
          <table:table-cell table:style-name="ce17" office:value-type="float" office:value="261349" calcext:value-type="float">
            <text:p>261,349</text:p>
          </table:table-cell>
          <table:table-cell table:style-name="ce17" office:value-type="float" office:value="263854" calcext:value-type="float">
            <text:p>263,854</text:p>
          </table:table-cell>
          <table:table-cell table:style-name="ce17" office:value-type="float" office:value="266088" calcext:value-type="float">
            <text:p>266,088</text:p>
          </table:table-cell>
          <table:table-cell table:style-name="ce17" office:value-type="float" office:value="267568" calcext:value-type="float">
            <text:p>267,568</text:p>
          </table:table-cell>
          <table:table-cell table:style-name="ce17" office:value-type="float" office:value="270831" calcext:value-type="float">
            <text:p>270,831</text:p>
          </table:table-cell>
          <table:table-cell table:style-name="ce17" office:value-type="float" office:value="273958" calcext:value-type="float">
            <text:p>273,958</text:p>
          </table:table-cell>
          <table:table-cell table:style-name="ce17" office:value-type="float" office:value="277040" calcext:value-type="float">
            <text:p>277,040</text:p>
          </table:table-cell>
          <table:table-cell table:style-name="ce17" office:value-type="float" office:value="279311" calcext:value-type="float">
            <text:p>279,311</text:p>
          </table:table-cell>
          <table:table-cell table:style-name="ce17" office:value-type="float" office:value="282130" calcext:value-type="float">
            <text:p>282,130</text:p>
          </table:table-cell>
          <table:table-cell table:style-name="ce17" office:value-type="float" office:value="285397" calcext:value-type="float">
            <text:p>285,397</text:p>
          </table:table-cell>
          <table:table-cell table:number-columns-repeated="1011"/>
        </table:table-row>
        <table:table-row table:style-name="ro2">
          <table:table-cell table:style-name="ce5" office:value-type="string" calcext:value-type="string">
            <text:p>.<text:span text:style-name="T1">Rocky Mount-Wilson-Roanoke Rapids, NC CSA</text:span></text:p>
          </table:table-cell>
          <table:table-cell table:style-name="ce17" office:value-type="float" office:value="310416" calcext:value-type="float">
            <text:p>310,416</text:p>
          </table:table-cell>
          <table:table-cell table:style-name="ce17" office:value-type="float" office:value="310322" calcext:value-type="float">
            <text:p>310,322</text:p>
          </table:table-cell>
          <table:table-cell table:style-name="ce17" office:value-type="float" office:value="310208" calcext:value-type="float">
            <text:p>310,208</text:p>
          </table:table-cell>
          <table:table-cell table:style-name="ce17" office:value-type="float" office:value="308975" calcext:value-type="float">
            <text:p>308,975</text:p>
          </table:table-cell>
          <table:table-cell table:style-name="ce17" office:value-type="float" office:value="307275" calcext:value-type="float">
            <text:p>307,275</text:p>
          </table:table-cell>
          <table:table-cell table:style-name="ce17" office:value-type="float" office:value="305075" calcext:value-type="float">
            <text:p>305,075</text:p>
          </table:table-cell>
          <table:table-cell table:style-name="ce17" office:value-type="float" office:value="303558" calcext:value-type="float">
            <text:p>303,558</text:p>
          </table:table-cell>
          <table:table-cell table:style-name="ce17" office:value-type="float" office:value="301484" calcext:value-type="float">
            <text:p>301,484</text:p>
          </table:table-cell>
          <table:table-cell table:style-name="ce17" office:value-type="float" office:value="300485" calcext:value-type="float">
            <text:p>300,485</text:p>
          </table:table-cell>
          <table:table-cell table:style-name="ce17" office:value-type="float" office:value="299412" calcext:value-type="float">
            <text:p>299,412</text:p>
          </table:table-cell>
          <table:table-cell table:style-name="ce17" office:value-type="float" office:value="297802" calcext:value-type="float">
            <text:p>297,802</text:p>
          </table:table-cell>
          <table:table-cell table:style-name="ce17" office:value-type="float" office:value="297064" calcext:value-type="float">
            <text:p>297,064</text:p>
          </table:table-cell>
          <table:table-cell table:number-columns-repeated="1011"/>
        </table:table-row>
        <table:table-row table:style-name="ro2">
          <table:table-cell table:style-name="ce5" office:value-type="string" calcext:value-type="string">
            <text:p>.<text:span text:style-name="T1">Springfield-Jacksonville-Lincoln, IL CSA</text:span></text:p>
          </table:table-cell>
          <table:table-cell table:style-name="ce17" office:value-type="float" office:value="316177" calcext:value-type="float">
            <text:p>316,177</text:p>
          </table:table-cell>
          <table:table-cell table:style-name="ce17" office:value-type="float" office:value="316170" calcext:value-type="float">
            <text:p>316,170</text:p>
          </table:table-cell>
          <table:table-cell table:style-name="ce17" office:value-type="float" office:value="316341" calcext:value-type="float">
            <text:p>316,341</text:p>
          </table:table-cell>
          <table:table-cell table:style-name="ce17" office:value-type="float" office:value="317418" calcext:value-type="float">
            <text:p>317,418</text:p>
          </table:table-cell>
          <table:table-cell table:style-name="ce17" office:value-type="float" office:value="317575" calcext:value-type="float">
            <text:p>317,575</text:p>
          </table:table-cell>
          <table:table-cell table:style-name="ce17" office:value-type="float" office:value="315898" calcext:value-type="float">
            <text:p>315,898</text:p>
          </table:table-cell>
          <table:table-cell table:style-name="ce17" office:value-type="float" office:value="315008" calcext:value-type="float">
            <text:p>315,008</text:p>
          </table:table-cell>
          <table:table-cell table:style-name="ce17" office:value-type="float" office:value="313784" calcext:value-type="float">
            <text:p>313,784</text:p>
          </table:table-cell>
          <table:table-cell table:style-name="ce17" office:value-type="float" office:value="312504" calcext:value-type="float">
            <text:p>312,504</text:p>
          </table:table-cell>
          <table:table-cell table:style-name="ce17" office:value-type="float" office:value="310634" calcext:value-type="float">
            <text:p>310,634</text:p>
          </table:table-cell>
          <table:table-cell table:style-name="ce17" office:value-type="float" office:value="308447" calcext:value-type="float">
            <text:p>308,447</text:p>
          </table:table-cell>
          <table:table-cell table:style-name="ce17" office:value-type="float" office:value="306399" calcext:value-type="float">
            <text:p>306,399</text:p>
          </table:table-cell>
          <table:table-cell table:number-columns-repeated="1011"/>
        </table:table-row>
        <table:table-row table:style-name="ro2">
          <table:table-cell table:style-name="ce5" office:value-type="string" calcext:value-type="string">
            <text:p>.<text:span text:style-name="T1">Wausau-Stevens Point-Wisconsin Rapids, WI CSA</text:span></text:p>
          </table:table-cell>
          <table:table-cell table:style-name="ce17" office:value-type="float" office:value="307574" calcext:value-type="float">
            <text:p>307,574</text:p>
          </table:table-cell>
          <table:table-cell table:style-name="ce17" office:value-type="float" office:value="307575" calcext:value-type="float">
            <text:p>307,575</text:p>
          </table:table-cell>
          <table:table-cell table:style-name="ce17" office:value-type="float" office:value="307668" calcext:value-type="float">
            <text:p>307,668</text:p>
          </table:table-cell>
          <table:table-cell table:style-name="ce17" office:value-type="float" office:value="307587" calcext:value-type="float">
            <text:p>307,587</text:p>
          </table:table-cell>
          <table:table-cell table:style-name="ce17" office:value-type="float" office:value="307617" calcext:value-type="float">
            <text:p>307,617</text:p>
          </table:table-cell>
          <table:table-cell table:style-name="ce17" office:value-type="float" office:value="307627" calcext:value-type="float">
            <text:p>307,627</text:p>
          </table:table-cell>
          <table:table-cell table:style-name="ce17" office:value-type="float" office:value="307356" calcext:value-type="float">
            <text:p>307,356</text:p>
          </table:table-cell>
          <table:table-cell table:style-name="ce17" office:value-type="float" office:value="307051" calcext:value-type="float">
            <text:p>307,051</text:p>
          </table:table-cell>
          <table:table-cell table:style-name="ce17" office:value-type="float" office:value="306605" calcext:value-type="float">
            <text:p>306,605</text:p>
          </table:table-cell>
          <table:table-cell table:style-name="ce17" office:value-type="float" office:value="306806" calcext:value-type="float">
            <text:p>306,806</text:p>
          </table:table-cell>
          <table:table-cell table:style-name="ce17" office:value-type="float" office:value="306898" calcext:value-type="float">
            <text:p>306,898</text:p>
          </table:table-cell>
          <table:table-cell table:style-name="ce17" office:value-type="float" office:value="307056" calcext:value-type="float">
            <text:p>307,056</text:p>
          </table:table-cell>
          <table:table-cell table:number-columns-repeated="1011"/>
        </table:table-row>
        <table:table-row table:style-name="ro2">
          <table:table-cell table:style-name="ce5" office:value-type="string" calcext:value-type="string">
            <text:p>.<text:span text:style-name="T1">Medford-Grants Pass, OR CSA</text:span></text:p>
          </table:table-cell>
          <table:table-cell table:style-name="ce17" office:value-type="float" office:value="285919" calcext:value-type="float">
            <text:p>285,919</text:p>
          </table:table-cell>
          <table:table-cell table:style-name="ce17" office:value-type="float" office:value="285923" calcext:value-type="float">
            <text:p>285,923</text:p>
          </table:table-cell>
          <table:table-cell table:style-name="ce17" office:value-type="float" office:value="286220" calcext:value-type="float">
            <text:p>286,220</text:p>
          </table:table-cell>
          <table:table-cell table:style-name="ce17" office:value-type="float" office:value="287449" calcext:value-type="float">
            <text:p>287,449</text:p>
          </table:table-cell>
          <table:table-cell table:style-name="ce17" office:value-type="float" office:value="288607" calcext:value-type="float">
            <text:p>288,607</text:p>
          </table:table-cell>
          <table:table-cell table:style-name="ce17" office:value-type="float" office:value="290310" calcext:value-type="float">
            <text:p>290,310</text:p>
          </table:table-cell>
          <table:table-cell table:style-name="ce17" office:value-type="float" office:value="292566" calcext:value-type="float">
            <text:p>292,566</text:p>
          </table:table-cell>
          <table:table-cell table:style-name="ce17" office:value-type="float" office:value="295931" calcext:value-type="float">
            <text:p>295,931</text:p>
          </table:table-cell>
          <table:table-cell table:style-name="ce17" office:value-type="float" office:value="299870" calcext:value-type="float">
            <text:p>299,870</text:p>
          </table:table-cell>
          <table:table-cell table:style-name="ce17" office:value-type="float" office:value="303330" calcext:value-type="float">
            <text:p>303,330</text:p>
          </table:table-cell>
          <table:table-cell table:style-name="ce17" office:value-type="float" office:value="306561" calcext:value-type="float">
            <text:p>306,561</text:p>
          </table:table-cell>
          <table:table-cell table:style-name="ce17" office:value-type="float" office:value="308431" calcext:value-type="float">
            <text:p>308,431</text:p>
          </table:table-cell>
          <table:table-cell table:number-columns-repeated="1011"/>
        </table:table-row>
        <table:table-row table:style-name="ro2">
          <table:table-cell table:style-name="ce5" office:value-type="string" calcext:value-type="string">
            <text:p>.<text:span text:style-name="T1">Amarillo-Pampa-Borger, TX CSA</text:span></text:p>
          </table:table-cell>
          <table:table-cell table:style-name="ce17" office:value-type="float" office:value="297547" calcext:value-type="float">
            <text:p>297,547</text:p>
          </table:table-cell>
          <table:table-cell table:style-name="ce17" office:value-type="float" office:value="297652" calcext:value-type="float">
            <text:p>297,652</text:p>
          </table:table-cell>
          <table:table-cell table:style-name="ce17" office:value-type="float" office:value="298272" calcext:value-type="float">
            <text:p>298,272</text:p>
          </table:table-cell>
          <table:table-cell table:style-name="ce17" office:value-type="float" office:value="301586" calcext:value-type="float">
            <text:p>301,586</text:p>
          </table:table-cell>
          <table:table-cell table:style-name="ce17" office:value-type="float" office:value="303686" calcext:value-type="float">
            <text:p>303,686</text:p>
          </table:table-cell>
          <table:table-cell table:style-name="ce17" office:value-type="float" office:value="304732" calcext:value-type="float">
            <text:p>304,732</text:p>
          </table:table-cell>
          <table:table-cell table:style-name="ce17" office:value-type="float" office:value="307073" calcext:value-type="float">
            <text:p>307,073</text:p>
          </table:table-cell>
          <table:table-cell table:style-name="ce17" office:value-type="float" office:value="307586" calcext:value-type="float">
            <text:p>307,586</text:p>
          </table:table-cell>
          <table:table-cell table:style-name="ce17" office:value-type="float" office:value="308166" calcext:value-type="float">
            <text:p>308,166</text:p>
          </table:table-cell>
          <table:table-cell table:style-name="ce17" office:value-type="float" office:value="308721" calcext:value-type="float">
            <text:p>308,721</text:p>
          </table:table-cell>
          <table:table-cell table:style-name="ce17" office:value-type="float" office:value="308474" calcext:value-type="float">
            <text:p>308,474</text:p>
          </table:table-cell>
          <table:table-cell table:style-name="ce17" office:value-type="float" office:value="308731" calcext:value-type="float">
            <text:p>308,731</text:p>
          </table:table-cell>
          <table:table-cell table:number-columns-repeated="1011"/>
        </table:table-row>
        <table:table-row table:style-name="ro2">
          <table:table-cell table:style-name="ce5" office:value-type="string" calcext:value-type="string">
            <text:p>.<text:span text:style-name="T1">Midland-Odessa, TX CSA</text:span></text:p>
          </table:table-cell>
          <table:table-cell table:style-name="ce17" office:value-type="float" office:value="278801" calcext:value-type="float">
            <text:p>278,801</text:p>
          </table:table-cell>
          <table:table-cell table:style-name="ce17" office:value-type="float" office:value="278807" calcext:value-type="float">
            <text:p>278,807</text:p>
          </table:table-cell>
          <table:table-cell table:style-name="ce17" office:value-type="float" office:value="278858" calcext:value-type="float">
            <text:p>278,858</text:p>
          </table:table-cell>
          <table:table-cell table:style-name="ce17" office:value-type="float" office:value="284750" calcext:value-type="float">
            <text:p>284,750</text:p>
          </table:table-cell>
          <table:table-cell table:style-name="ce17" office:value-type="float" office:value="296807" calcext:value-type="float">
            <text:p>296,807</text:p>
          </table:table-cell>
          <table:table-cell table:style-name="ce17" office:value-type="float" office:value="307284" calcext:value-type="float">
            <text:p>307,284</text:p>
          </table:table-cell>
          <table:table-cell table:style-name="ce17" office:value-type="float" office:value="316775" calcext:value-type="float">
            <text:p>316,775</text:p>
          </table:table-cell>
          <table:table-cell table:style-name="ce17" office:value-type="float" office:value="327877" calcext:value-type="float">
            <text:p>327,877</text:p>
          </table:table-cell>
          <table:table-cell table:style-name="ce17" office:value-type="float" office:value="327324" calcext:value-type="float">
            <text:p>327,324</text:p>
          </table:table-cell>
          <table:table-cell table:style-name="ce17" office:value-type="float" office:value="327800" calcext:value-type="float">
            <text:p>327,800</text:p>
          </table:table-cell>
          <table:table-cell table:style-name="ce17" office:value-type="float" office:value="340146" calcext:value-type="float">
            <text:p>340,146</text:p>
          </table:table-cell>
          <table:table-cell table:style-name="ce17" office:value-type="float" office:value="348826" calcext:value-type="float">
            <text:p>348,826</text:p>
          </table:table-cell>
          <table:table-cell table:number-columns-repeated="1011"/>
        </table:table-row>
        <table:table-row table:style-name="ro2">
          <table:table-cell table:style-name="ce5" office:value-type="string" calcext:value-type="string">
            <text:p>.<text:span text:style-name="T1">Erie-Meadville, PA CSA</text:span></text:p>
          </table:table-cell>
          <table:table-cell table:style-name="ce17" office:value-type="float" office:value="369331" calcext:value-type="float">
            <text:p>369,331</text:p>
          </table:table-cell>
          <table:table-cell table:style-name="ce17" office:value-type="float" office:value="369334" calcext:value-type="float">
            <text:p>369,334</text:p>
          </table:table-cell>
          <table:table-cell table:style-name="ce17" office:value-type="float" office:value="369413" calcext:value-type="float">
            <text:p>369,413</text:p>
          </table:table-cell>
          <table:table-cell table:style-name="ce17" office:value-type="float" office:value="369494" calcext:value-type="float">
            <text:p>369,494</text:p>
          </table:table-cell>
          <table:table-cell table:style-name="ce17" office:value-type="float" office:value="369262" calcext:value-type="float">
            <text:p>369,262</text:p>
          </table:table-cell>
          <table:table-cell table:style-name="ce17" office:value-type="float" office:value="368225" calcext:value-type="float">
            <text:p>368,225</text:p>
          </table:table-cell>
          <table:table-cell table:style-name="ce17" office:value-type="float" office:value="366577" calcext:value-type="float">
            <text:p>366,577</text:p>
          </table:table-cell>
          <table:table-cell table:style-name="ce17" office:value-type="float" office:value="364684" calcext:value-type="float">
            <text:p>364,684</text:p>
          </table:table-cell>
          <table:table-cell table:style-name="ce17" office:value-type="float" office:value="362476" calcext:value-type="float">
            <text:p>362,476</text:p>
          </table:table-cell>
          <table:table-cell table:style-name="ce17" office:value-type="float" office:value="359330" calcext:value-type="float">
            <text:p>359,330</text:p>
          </table:table-cell>
          <table:table-cell table:style-name="ce17" office:value-type="float" office:value="356654" calcext:value-type="float">
            <text:p>356,654</text:p>
          </table:table-cell>
          <table:table-cell table:style-name="ce17" office:value-type="float" office:value="354357" calcext:value-type="float">
            <text:p>354,357</text:p>
          </table:table-cell>
          <table:table-cell table:number-columns-repeated="1011"/>
        </table:table-row>
        <table:table-row table:style-name="ro2">
          <table:table-cell table:style-name="ce5" office:value-type="string" calcext:value-type="string">
            <text:p>.<text:span text:style-name="T1">Lincoln-Beatrice, NE CSA</text:span></text:p>
          </table:table-cell>
          <table:table-cell table:number-columns-repeated="2" table:style-name="ce17" office:value-type="float" office:value="324468" calcext:value-type="float">
            <text:p>324,468</text:p>
          </table:table-cell>
          <table:table-cell table:style-name="ce17" office:value-type="float" office:value="325230" calcext:value-type="float">
            <text:p>325,230</text:p>
          </table:table-cell>
          <table:table-cell table:style-name="ce17" office:value-type="float" office:value="328527" calcext:value-type="float">
            <text:p>328,527</text:p>
          </table:table-cell>
          <table:table-cell table:style-name="ce17" office:value-type="float" office:value="331982" calcext:value-type="float">
            <text:p>331,982</text:p>
          </table:table-cell>
          <table:table-cell table:style-name="ce17" office:value-type="float" office:value="335870" calcext:value-type="float">
            <text:p>335,870</text:p>
          </table:table-cell>
          <table:table-cell table:style-name="ce17" office:value-type="float" office:value="341191" calcext:value-type="float">
            <text:p>341,191</text:p>
          </table:table-cell>
          <table:table-cell table:style-name="ce17" office:value-type="float" office:value="344805" calcext:value-type="float">
            <text:p>344,805</text:p>
          </table:table-cell>
          <table:table-cell table:style-name="ce17" office:value-type="float" office:value="349034" calcext:value-type="float">
            <text:p>349,034</text:p>
          </table:table-cell>
          <table:table-cell table:style-name="ce17" office:value-type="float" office:value="352596" calcext:value-type="float">
            <text:p>352,596</text:p>
          </table:table-cell>
          <table:table-cell table:style-name="ce17" office:value-type="float" office:value="355295" calcext:value-type="float">
            <text:p>355,295</text:p>
          </table:table-cell>
          <table:table-cell table:style-name="ce17" office:value-type="float" office:value="357887" calcext:value-type="float">
            <text:p>357,887</text:p>
          </table:table-cell>
          <table:table-cell table:number-columns-repeated="1011"/>
        </table:table-row>
        <table:table-row table:style-name="ro2">
          <table:table-cell table:style-name="ce5" office:value-type="string" calcext:value-type="string">
            <text:p>.<text:span text:style-name="T1">Kennewick-Richland-Walla Walla, WA CSA</text:span></text:p>
          </table:table-cell>
          <table:table-cell table:style-name="ce17" office:value-type="float" office:value="312121" calcext:value-type="float">
            <text:p>312,121</text:p>
          </table:table-cell>
          <table:table-cell table:style-name="ce17" office:value-type="float" office:value="312109" calcext:value-type="float">
            <text:p>312,109</text:p>
          </table:table-cell>
          <table:table-cell table:style-name="ce17" office:value-type="float" office:value="314457" calcext:value-type="float">
            <text:p>314,457</text:p>
          </table:table-cell>
          <table:table-cell table:style-name="ce17" office:value-type="float" office:value="322931" calcext:value-type="float">
            <text:p>322,931</text:p>
          </table:table-cell>
          <table:table-cell table:style-name="ce17" office:value-type="float" office:value="327400" calcext:value-type="float">
            <text:p>327,400</text:p>
          </table:table-cell>
          <table:table-cell table:style-name="ce17" office:value-type="float" office:value="330127" calcext:value-type="float">
            <text:p>330,127</text:p>
          </table:table-cell>
          <table:table-cell table:style-name="ce17" office:value-type="float" office:value="333664" calcext:value-type="float">
            <text:p>333,664</text:p>
          </table:table-cell>
          <table:table-cell table:style-name="ce17" office:value-type="float" office:value="338877" calcext:value-type="float">
            <text:p>338,877</text:p>
          </table:table-cell>
          <table:table-cell table:style-name="ce17" office:value-type="float" office:value="343701" calcext:value-type="float">
            <text:p>343,701</text:p>
          </table:table-cell>
          <table:table-cell table:style-name="ce17" office:value-type="float" office:value="350608" calcext:value-type="float">
            <text:p>350,608</text:p>
          </table:table-cell>
          <table:table-cell table:style-name="ce17" office:value-type="float" office:value="355904" calcext:value-type="float">
            <text:p>355,904</text:p>
          </table:table-cell>
          <table:table-cell table:style-name="ce17" office:value-type="float" office:value="360372" calcext:value-type="float">
            <text:p>360,372</text:p>
          </table:table-cell>
          <table:table-cell table:number-columns-repeated="1011"/>
        </table:table-row>
        <table:table-row table:style-name="ro2">
          <table:table-cell table:style-name="ce5" office:value-type="string" calcext:value-type="string">
            <text:p>.<text:span text:style-name="T1">Green Bay-Shawano, WI CSA</text:span></text:p>
          </table:table-cell>
          <table:table-cell table:style-name="ce17" office:value-type="float" office:value="352422" calcext:value-type="float">
            <text:p>352,422</text:p>
          </table:table-cell>
          <table:table-cell table:style-name="ce17" office:value-type="float" office:value="352428" calcext:value-type="float">
            <text:p>352,428</text:p>
          </table:table-cell>
          <table:table-cell table:style-name="ce17" office:value-type="float" office:value="352962" calcext:value-type="float">
            <text:p>352,962</text:p>
          </table:table-cell>
          <table:table-cell table:style-name="ce17" office:value-type="float" office:value="354656" calcext:value-type="float">
            <text:p>354,656</text:p>
          </table:table-cell>
          <table:table-cell table:style-name="ce17" office:value-type="float" office:value="356477" calcext:value-type="float">
            <text:p>356,477</text:p>
          </table:table-cell>
          <table:table-cell table:style-name="ce17" office:value-type="float" office:value="357739" calcext:value-type="float">
            <text:p>357,739</text:p>
          </table:table-cell>
          <table:table-cell table:style-name="ce17" office:value-type="float" office:value="359855" calcext:value-type="float">
            <text:p>359,855</text:p>
          </table:table-cell>
          <table:table-cell table:style-name="ce17" office:value-type="float" office:value="361212" calcext:value-type="float">
            <text:p>361,212</text:p>
          </table:table-cell>
          <table:table-cell table:style-name="ce17" office:value-type="float" office:value="362848" calcext:value-type="float">
            <text:p>362,848</text:p>
          </table:table-cell>
          <table:table-cell table:style-name="ce17" office:value-type="float" office:value="365139" calcext:value-type="float">
            <text:p>365,139</text:p>
          </table:table-cell>
          <table:table-cell table:style-name="ce17" office:value-type="float" office:value="366750" calcext:value-type="float">
            <text:p>366,750</text:p>
          </table:table-cell>
          <table:table-cell table:style-name="ce17" office:value-type="float" office:value="368361" calcext:value-type="float">
            <text:p>368,361</text:p>
          </table:table-cell>
          <table:table-cell table:number-columns-repeated="1011"/>
        </table:table-row>
        <table:table-row table:style-name="ro2">
          <table:table-cell table:style-name="ce5" office:value-type="string" calcext:value-type="string">
            <text:p>.<text:span text:style-name="T1">Saginaw-Midland-Bay City, MI CSA</text:span></text:p>
          </table:table-cell>
          <table:table-cell table:style-name="ce17" office:value-type="float" office:value="391569" calcext:value-type="float">
            <text:p>391,569</text:p>
          </table:table-cell>
          <table:table-cell table:style-name="ce17" office:value-type="float" office:value="391563" calcext:value-type="float">
            <text:p>391,563</text:p>
          </table:table-cell>
          <table:table-cell table:style-name="ce17" office:value-type="float" office:value="391192" calcext:value-type="float">
            <text:p>391,192</text:p>
          </table:table-cell>
          <table:table-cell table:style-name="ce17" office:value-type="float" office:value="390121" calcext:value-type="float">
            <text:p>390,121</text:p>
          </table:table-cell>
          <table:table-cell table:style-name="ce17" office:value-type="float" office:value="389051" calcext:value-type="float">
            <text:p>389,051</text:p>
          </table:table-cell>
          <table:table-cell table:style-name="ce17" office:value-type="float" office:value="387239" calcext:value-type="float">
            <text:p>387,239</text:p>
          </table:table-cell>
          <table:table-cell table:style-name="ce17" office:value-type="float" office:value="384786" calcext:value-type="float">
            <text:p>384,786</text:p>
          </table:table-cell>
          <table:table-cell table:style-name="ce17" office:value-type="float" office:value="382204" calcext:value-type="float">
            <text:p>382,204</text:p>
          </table:table-cell>
          <table:table-cell table:style-name="ce17" office:value-type="float" office:value="380340" calcext:value-type="float">
            <text:p>380,340</text:p>
          </table:table-cell>
          <table:table-cell table:style-name="ce17" office:value-type="float" office:value="379324" calcext:value-type="float">
            <text:p>379,324</text:p>
          </table:table-cell>
          <table:table-cell table:style-name="ce17" office:value-type="float" office:value="377716" calcext:value-type="float">
            <text:p>377,716</text:p>
          </table:table-cell>
          <table:table-cell table:style-name="ce17" office:value-type="float" office:value="376821" calcext:value-type="float">
            <text:p>376,821</text:p>
          </table:table-cell>
          <table:table-cell table:number-columns-repeated="1011"/>
        </table:table-row>
        <table:table-row table:style-name="ro2">
          <table:table-cell table:style-name="ce5" office:value-type="string" calcext:value-type="string">
            <text:p>.<text:span text:style-name="T1">Lubbock-Plainview-Levelland, TX CSA</text:span></text:p>
          </table:table-cell>
          <table:table-cell table:style-name="ce17" office:value-type="float" office:value="350013" calcext:value-type="float">
            <text:p>350,013</text:p>
          </table:table-cell>
          <table:table-cell table:style-name="ce17" office:value-type="float" office:value="350022" calcext:value-type="float">
            <text:p>350,022</text:p>
          </table:table-cell>
          <table:table-cell table:style-name="ce17" office:value-type="float" office:value="351363" calcext:value-type="float">
            <text:p>351,363</text:p>
          </table:table-cell>
          <table:table-cell table:style-name="ce17" office:value-type="float" office:value="354650" calcext:value-type="float">
            <text:p>354,650</text:p>
          </table:table-cell>
          <table:table-cell table:style-name="ce17" office:value-type="float" office:value="357125" calcext:value-type="float">
            <text:p>357,125</text:p>
          </table:table-cell>
          <table:table-cell table:style-name="ce17" office:value-type="float" office:value="360251" calcext:value-type="float">
            <text:p>360,251</text:p>
          </table:table-cell>
          <table:table-cell table:style-name="ce17" office:value-type="float" office:value="363970" calcext:value-type="float">
            <text:p>363,970</text:p>
          </table:table-cell>
          <table:table-cell table:style-name="ce17" office:value-type="float" office:value="367345" calcext:value-type="float">
            <text:p>367,345</text:p>
          </table:table-cell>
          <table:table-cell table:style-name="ce17" office:value-type="float" office:value="370930" calcext:value-type="float">
            <text:p>370,930</text:p>
          </table:table-cell>
          <table:table-cell table:style-name="ce17" office:value-type="float" office:value="374025" calcext:value-type="float">
            <text:p>374,025</text:p>
          </table:table-cell>
          <table:table-cell table:style-name="ce17" office:value-type="float" office:value="375841" calcext:value-type="float">
            <text:p>375,841</text:p>
          </table:table-cell>
          <table:table-cell table:style-name="ce17" office:value-type="float" office:value="378684" calcext:value-type="float">
            <text:p>378,684</text:p>
          </table:table-cell>
          <table:table-cell table:number-columns-repeated="1011"/>
        </table:table-row>
        <table:table-row table:style-name="ro2">
          <table:table-cell table:style-name="ce5" office:value-type="string" calcext:value-type="string">
            <text:p>.<text:span text:style-name="T1">Gainesville-Lake City, FL CSA</text:span></text:p>
          </table:table-cell>
          <table:table-cell table:style-name="ce17" office:value-type="float" office:value="372607" calcext:value-type="float">
            <text:p>372,607</text:p>
          </table:table-cell>
          <table:table-cell table:style-name="ce17" office:value-type="float" office:value="372602" calcext:value-type="float">
            <text:p>372,602</text:p>
          </table:table-cell>
          <table:table-cell table:style-name="ce17" office:value-type="float" office:value="372887" calcext:value-type="float">
            <text:p>372,887</text:p>
          </table:table-cell>
          <table:table-cell table:style-name="ce17" office:value-type="float" office:value="374296" calcext:value-type="float">
            <text:p>374,296</text:p>
          </table:table-cell>
          <table:table-cell table:style-name="ce17" office:value-type="float" office:value="376124" calcext:value-type="float">
            <text:p>376,124</text:p>
          </table:table-cell>
          <table:table-cell table:style-name="ce17" office:value-type="float" office:value="376282" calcext:value-type="float">
            <text:p>376,282</text:p>
          </table:table-cell>
          <table:table-cell table:style-name="ce17" office:value-type="float" office:value="379522" calcext:value-type="float">
            <text:p>379,522</text:p>
          </table:table-cell>
          <table:table-cell table:style-name="ce17" office:value-type="float" office:value="384253" calcext:value-type="float">
            <text:p>384,253</text:p>
          </table:table-cell>
          <table:table-cell table:style-name="ce17" office:value-type="float" office:value="390683" calcext:value-type="float">
            <text:p>390,683</text:p>
          </table:table-cell>
          <table:table-cell table:style-name="ce17" office:value-type="float" office:value="394484" calcext:value-type="float">
            <text:p>394,484</text:p>
          </table:table-cell>
          <table:table-cell table:style-name="ce17" office:value-type="float" office:value="398601" calcext:value-type="float">
            <text:p>398,601</text:p>
          </table:table-cell>
          <table:table-cell table:style-name="ce17" office:value-type="float" office:value="400814" calcext:value-type="float">
            <text:p>400,814</text:p>
          </table:table-cell>
          <table:table-cell table:number-columns-repeated="1011"/>
        </table:table-row>
        <table:table-row table:style-name="ro2">
          <table:table-cell table:style-name="ce5" office:value-type="string" calcext:value-type="string">
            <text:p>.<text:span text:style-name="T1">Appleton-Oshkosh-Neenah, WI CSA</text:span></text:p>
          </table:table-cell>
          <table:table-cell table:style-name="ce17" office:value-type="float" office:value="392660" calcext:value-type="float">
            <text:p>392,660</text:p>
          </table:table-cell>
          <table:table-cell table:style-name="ce17" office:value-type="float" office:value="392667" calcext:value-type="float">
            <text:p>392,667</text:p>
          </table:table-cell>
          <table:table-cell table:style-name="ce17" office:value-type="float" office:value="393021" calcext:value-type="float">
            <text:p>393,021</text:p>
          </table:table-cell>
          <table:table-cell table:style-name="ce17" office:value-type="float" office:value="395041" calcext:value-type="float">
            <text:p>395,041</text:p>
          </table:table-cell>
          <table:table-cell table:style-name="ce17" office:value-type="float" office:value="397181" calcext:value-type="float">
            <text:p>397,181</text:p>
          </table:table-cell>
          <table:table-cell table:style-name="ce17" office:value-type="float" office:value="399261" calcext:value-type="float">
            <text:p>399,261</text:p>
          </table:table-cell>
          <table:table-cell table:style-name="ce17" office:value-type="float" office:value="400951" calcext:value-type="float">
            <text:p>400,951</text:p>
          </table:table-cell>
          <table:table-cell table:style-name="ce17" office:value-type="float" office:value="402392" calcext:value-type="float">
            <text:p>402,392</text:p>
          </table:table-cell>
          <table:table-cell table:style-name="ce17" office:value-type="float" office:value="403829" calcext:value-type="float">
            <text:p>403,829</text:p>
          </table:table-cell>
          <table:table-cell table:style-name="ce17" office:value-type="float" office:value="406205" calcext:value-type="float">
            <text:p>406,205</text:p>
          </table:table-cell>
          <table:table-cell table:style-name="ce17" office:value-type="float" office:value="407889" calcext:value-type="float">
            <text:p>407,889</text:p>
          </table:table-cell>
          <table:table-cell table:style-name="ce17" office:value-type="float" office:value="409881" calcext:value-type="float">
            <text:p>409,881</text:p>
          </table:table-cell>
          <table:table-cell table:number-columns-repeated="1011"/>
        </table:table-row>
        <table:table-row table:style-name="ro2">
          <table:table-cell table:style-name="ce5" office:value-type="string" calcext:value-type="string">
            <text:p>.<text:span text:style-name="T1">Macon-Bibb County--Warner Robins, GA CSA</text:span></text:p>
          </table:table-cell>
          <table:table-cell table:style-name="ce17" office:value-type="float" office:value="399888" calcext:value-type="float">
            <text:p>399,888</text:p>
          </table:table-cell>
          <table:table-cell table:style-name="ce17" office:value-type="float" office:value="399871" calcext:value-type="float">
            <text:p>399,871</text:p>
          </table:table-cell>
          <table:table-cell table:style-name="ce17" office:value-type="float" office:value="400707" calcext:value-type="float">
            <text:p>400,707</text:p>
          </table:table-cell>
          <table:table-cell table:style-name="ce17" office:value-type="float" office:value="404268" calcext:value-type="float">
            <text:p>404,268</text:p>
          </table:table-cell>
          <table:table-cell table:style-name="ce17" office:value-type="float" office:value="406326" calcext:value-type="float">
            <text:p>406,326</text:p>
          </table:table-cell>
          <table:table-cell table:style-name="ce17" office:value-type="float" office:value="405914" calcext:value-type="float">
            <text:p>405,914</text:p>
          </table:table-cell>
          <table:table-cell table:style-name="ce17" office:value-type="float" office:value="406158" calcext:value-type="float">
            <text:p>406,158</text:p>
          </table:table-cell>
          <table:table-cell table:style-name="ce17" office:value-type="float" office:value="406088" calcext:value-type="float">
            <text:p>406,088</text:p>
          </table:table-cell>
          <table:table-cell table:style-name="ce17" office:value-type="float" office:value="407655" calcext:value-type="float">
            <text:p>407,655</text:p>
          </table:table-cell>
          <table:table-cell table:style-name="ce17" office:value-type="float" office:value="409148" calcext:value-type="float">
            <text:p>409,148</text:p>
          </table:table-cell>
          <table:table-cell table:style-name="ce17" office:value-type="float" office:value="412480" calcext:value-type="float">
            <text:p>412,480</text:p>
          </table:table-cell>
          <table:table-cell table:style-name="ce17" office:value-type="float" office:value="415405" calcext:value-type="float">
            <text:p>415,405</text:p>
          </table:table-cell>
          <table:table-cell table:number-columns-repeated="1011"/>
        </table:table-row>
        <table:table-row table:style-name="ro2">
          <table:table-cell table:style-name="ce5" office:value-type="string" calcext:value-type="string">
            <text:p>.<text:span text:style-name="T1">Rockford-Freeport-Rochelle, IL CSA</text:span></text:p>
          </table:table-cell>
          <table:table-cell table:style-name="ce17" office:value-type="float" office:value="450639" calcext:value-type="float">
            <text:p>450,639</text:p>
          </table:table-cell>
          <table:table-cell table:style-name="ce17" office:value-type="float" office:value="450629" calcext:value-type="float">
            <text:p>450,629</text:p>
          </table:table-cell>
          <table:table-cell table:style-name="ce17" office:value-type="float" office:value="450204" calcext:value-type="float">
            <text:p>450,204</text:p>
          </table:table-cell>
          <table:table-cell table:style-name="ce17" office:value-type="float" office:value="448160" calcext:value-type="float">
            <text:p>448,160</text:p>
          </table:table-cell>
          <table:table-cell table:style-name="ce17" office:value-type="float" office:value="445481" calcext:value-type="float">
            <text:p>445,481</text:p>
          </table:table-cell>
          <table:table-cell table:style-name="ce17" office:value-type="float" office:value="443629" calcext:value-type="float">
            <text:p>443,629</text:p>
          </table:table-cell>
          <table:table-cell table:style-name="ce17" office:value-type="float" office:value="440609" calcext:value-type="float">
            <text:p>440,609</text:p>
          </table:table-cell>
          <table:table-cell table:style-name="ce17" office:value-type="float" office:value="437954" calcext:value-type="float">
            <text:p>437,954</text:p>
          </table:table-cell>
          <table:table-cell table:style-name="ce17" office:value-type="float" office:value="436286" calcext:value-type="float">
            <text:p>436,286</text:p>
          </table:table-cell>
          <table:table-cell table:style-name="ce17" office:value-type="float" office:value="434184" calcext:value-type="float">
            <text:p>434,184</text:p>
          </table:table-cell>
          <table:table-cell table:style-name="ce17" office:value-type="float" office:value="432688" calcext:value-type="float">
            <text:p>432,688</text:p>
          </table:table-cell>
          <table:table-cell table:style-name="ce17" office:value-type="float" office:value="431257" calcext:value-type="float">
            <text:p>431,257</text:p>
          </table:table-cell>
          <table:table-cell table:number-columns-repeated="1011"/>
        </table:table-row>
        <table:table-row table:style-name="ro2">
          <table:table-cell table:style-name="ce5" office:value-type="string" calcext:value-type="string">
            <text:p>.<text:span text:style-name="T1">Shreveport-Bossier City-Minden, LA CSA</text:span></text:p>
          </table:table-cell>
          <table:table-cell table:style-name="ce17" office:value-type="float" office:value="439811" calcext:value-type="float">
            <text:p>439,811</text:p>
          </table:table-cell>
          <table:table-cell table:style-name="ce17" office:value-type="float" office:value="439813" calcext:value-type="float">
            <text:p>439,813</text:p>
          </table:table-cell>
          <table:table-cell table:style-name="ce17" office:value-type="float" office:value="441134" calcext:value-type="float">
            <text:p>441,134</text:p>
          </table:table-cell>
          <table:table-cell table:style-name="ce17" office:value-type="float" office:value="445124" calcext:value-type="float">
            <text:p>445,124</text:p>
          </table:table-cell>
          <table:table-cell table:style-name="ce17" office:value-type="float" office:value="448343" calcext:value-type="float">
            <text:p>448,343</text:p>
          </table:table-cell>
          <table:table-cell table:style-name="ce17" office:value-type="float" office:value="446897" calcext:value-type="float">
            <text:p>446,897</text:p>
          </table:table-cell>
          <table:table-cell table:style-name="ce17" office:value-type="float" office:value="444819" calcext:value-type="float">
            <text:p>444,819</text:p>
          </table:table-cell>
          <table:table-cell table:style-name="ce17" office:value-type="float" office:value="444061" calcext:value-type="float">
            <text:p>444,061</text:p>
          </table:table-cell>
          <table:table-cell table:style-name="ce17" office:value-type="float" office:value="441698" calcext:value-type="float">
            <text:p>441,698</text:p>
          </table:table-cell>
          <table:table-cell table:style-name="ce17" office:value-type="float" office:value="439425" calcext:value-type="float">
            <text:p>439,425</text:p>
          </table:table-cell>
          <table:table-cell table:style-name="ce17" office:value-type="float" office:value="436073" calcext:value-type="float">
            <text:p>436,073</text:p>
          </table:table-cell>
          <table:table-cell table:style-name="ce17" office:value-type="float" office:value="433046" calcext:value-type="float">
            <text:p>433,046</text:p>
          </table:table-cell>
          <table:table-cell table:number-columns-repeated="1011"/>
        </table:table-row>
        <table:table-row table:style-name="ro2">
          <table:table-cell table:style-name="ce5" office:value-type="string" calcext:value-type="string">
            <text:p>.<text:span text:style-name="T1">Brownsville-Harlingen-Raymondville, TX CSA</text:span></text:p>
          </table:table-cell>
          <table:table-cell table:style-name="ce17" office:value-type="float" office:value="428354" calcext:value-type="float">
            <text:p>428,354</text:p>
          </table:table-cell>
          <table:table-cell table:style-name="ce17" office:value-type="float" office:value="428351" calcext:value-type="float">
            <text:p>428,351</text:p>
          </table:table-cell>
          <table:table-cell table:style-name="ce17" office:value-type="float" office:value="429855" calcext:value-type="float">
            <text:p>429,855</text:p>
          </table:table-cell>
          <table:table-cell table:style-name="ce17" office:value-type="float" office:value="435368" calcext:value-type="float">
            <text:p>435,368</text:p>
          </table:table-cell>
          <table:table-cell table:style-name="ce17" office:value-type="float" office:value="438085" calcext:value-type="float">
            <text:p>438,085</text:p>
          </table:table-cell>
          <table:table-cell table:style-name="ce17" office:value-type="float" office:value="439376" calcext:value-type="float">
            <text:p>439,376</text:p>
          </table:table-cell>
          <table:table-cell table:style-name="ce17" office:value-type="float" office:value="440940" calcext:value-type="float">
            <text:p>440,940</text:p>
          </table:table-cell>
          <table:table-cell table:style-name="ce17" office:value-type="float" office:value="441313" calcext:value-type="float">
            <text:p>441,313</text:p>
          </table:table-cell>
          <table:table-cell table:style-name="ce17" office:value-type="float" office:value="443111" calcext:value-type="float">
            <text:p>443,111</text:p>
          </table:table-cell>
          <table:table-cell table:style-name="ce17" office:value-type="float" office:value="443735" calcext:value-type="float">
            <text:p>443,735</text:p>
          </table:table-cell>
          <table:table-cell table:style-name="ce17" office:value-type="float" office:value="443589" calcext:value-type="float">
            <text:p>443,589</text:p>
          </table:table-cell>
          <table:table-cell table:style-name="ce17" office:value-type="float" office:value="444521" calcext:value-type="float">
            <text:p>444,521</text:p>
          </table:table-cell>
          <table:table-cell table:number-columns-repeated="1011"/>
        </table:table-row>
        <table:table-row table:style-name="ro2">
          <table:table-cell table:style-name="ce5" office:value-type="string" calcext:value-type="string">
            <text:p>.<text:span text:style-name="T1">Cedar Rapids-Iowa City, IA CSA</text:span></text:p>
          </table:table-cell>
          <table:table-cell table:style-name="ce17" office:value-type="float" office:value="410526" calcext:value-type="float">
            <text:p>410,526</text:p>
          </table:table-cell>
          <table:table-cell table:style-name="ce17" office:value-type="float" office:value="410534" calcext:value-type="float">
            <text:p>410,534</text:p>
          </table:table-cell>
          <table:table-cell table:style-name="ce17" office:value-type="float" office:value="411465" calcext:value-type="float">
            <text:p>411,465</text:p>
          </table:table-cell>
          <table:table-cell table:style-name="ce17" office:value-type="float" office:value="416936" calcext:value-type="float">
            <text:p>416,936</text:p>
          </table:table-cell>
          <table:table-cell table:style-name="ce17" office:value-type="float" office:value="420922" calcext:value-type="float">
            <text:p>420,922</text:p>
          </table:table-cell>
          <table:table-cell table:style-name="ce17" office:value-type="float" office:value="424801" calcext:value-type="float">
            <text:p>424,801</text:p>
          </table:table-cell>
          <table:table-cell table:style-name="ce17" office:value-type="float" office:value="429059" calcext:value-type="float">
            <text:p>429,059</text:p>
          </table:table-cell>
          <table:table-cell table:style-name="ce17" office:value-type="float" office:value="433400" calcext:value-type="float">
            <text:p>433,400</text:p>
          </table:table-cell>
          <table:table-cell table:style-name="ce17" office:value-type="float" office:value="437278" calcext:value-type="float">
            <text:p>437,278</text:p>
          </table:table-cell>
          <table:table-cell table:style-name="ce17" office:value-type="float" office:value="442182" calcext:value-type="float">
            <text:p>442,182</text:p>
          </table:table-cell>
          <table:table-cell table:style-name="ce17" office:value-type="float" office:value="444668" calcext:value-type="float">
            <text:p>444,668</text:p>
          </table:table-cell>
          <table:table-cell table:style-name="ce17" office:value-type="float" office:value="446137" calcext:value-type="float">
            <text:p>446,137</text:p>
          </table:table-cell>
          <table:table-cell table:number-columns-repeated="1011"/>
        </table:table-row>
        <table:table-row table:style-name="ro2">
          <table:table-cell table:style-name="ce5" office:value-type="string" calcext:value-type="string">
            <text:p>.<text:span text:style-name="T1">Salisbury-Cambridge, MD-DE CSA</text:span></text:p>
          </table:table-cell>
          <table:table-cell table:style-name="ce17" office:value-type="float" office:value="406420" calcext:value-type="float">
            <text:p>406,420</text:p>
          </table:table-cell>
          <table:table-cell table:style-name="ce17" office:value-type="float" office:value="406377" calcext:value-type="float">
            <text:p>406,377</text:p>
          </table:table-cell>
          <table:table-cell table:style-name="ce17" office:value-type="float" office:value="407509" calcext:value-type="float">
            <text:p>407,509</text:p>
          </table:table-cell>
          <table:table-cell table:style-name="ce17" office:value-type="float" office:value="410895" calcext:value-type="float">
            <text:p>410,895</text:p>
          </table:table-cell>
          <table:table-cell table:style-name="ce17" office:value-type="float" office:value="413692" calcext:value-type="float">
            <text:p>413,692</text:p>
          </table:table-cell>
          <table:table-cell table:style-name="ce17" office:value-type="float" office:value="417122" calcext:value-type="float">
            <text:p>417,122</text:p>
          </table:table-cell>
          <table:table-cell table:style-name="ce17" office:value-type="float" office:value="421258" calcext:value-type="float">
            <text:p>421,258</text:p>
          </table:table-cell>
          <table:table-cell table:style-name="ce17" office:value-type="float" office:value="425945" calcext:value-type="float">
            <text:p>425,945</text:p>
          </table:table-cell>
          <table:table-cell table:style-name="ce17" office:value-type="float" office:value="430952" calcext:value-type="float">
            <text:p>430,952</text:p>
          </table:table-cell>
          <table:table-cell table:style-name="ce17" office:value-type="float" office:value="436260" calcext:value-type="float">
            <text:p>436,260</text:p>
          </table:table-cell>
          <table:table-cell table:style-name="ce17" office:value-type="float" office:value="441959" calcext:value-type="float">
            <text:p>441,959</text:p>
          </table:table-cell>
          <table:table-cell table:style-name="ce17" office:value-type="float" office:value="447655" calcext:value-type="float">
            <text:p>447,655</text:p>
          </table:table-cell>
          <table:table-cell table:number-columns-repeated="1011"/>
        </table:table-row>
        <table:table-row table:style-name="ro2">
          <table:table-cell table:style-name="ce5" office:value-type="string" calcext:value-type="string">
            <text:p>.<text:span text:style-name="T1">Montgomery-Selma-Alexander City, AL CSA</text:span></text:p>
          </table:table-cell>
          <table:table-cell table:style-name="ce17" office:value-type="float" office:value="471511" calcext:value-type="float">
            <text:p>471,511</text:p>
          </table:table-cell>
          <table:table-cell table:style-name="ce17" office:value-type="float" office:value="471727" calcext:value-type="float">
            <text:p>471,727</text:p>
          </table:table-cell>
          <table:table-cell table:style-name="ce17" office:value-type="float" office:value="472229" calcext:value-type="float">
            <text:p>472,229</text:p>
          </table:table-cell>
          <table:table-cell table:style-name="ce17" office:value-type="float" office:value="471688" calcext:value-type="float">
            <text:p>471,688</text:p>
          </table:table-cell>
          <table:table-cell table:style-name="ce17" office:value-type="float" office:value="470055" calcext:value-type="float">
            <text:p>470,055</text:p>
          </table:table-cell>
          <table:table-cell table:style-name="ce17" office:value-type="float" office:value="468372" calcext:value-type="float">
            <text:p>468,372</text:p>
          </table:table-cell>
          <table:table-cell table:style-name="ce17" office:value-type="float" office:value="466951" calcext:value-type="float">
            <text:p>466,951</text:p>
          </table:table-cell>
          <table:table-cell table:style-name="ce17" office:value-type="float" office:value="465840" calcext:value-type="float">
            <text:p>465,840</text:p>
          </table:table-cell>
          <table:table-cell table:style-name="ce17" office:value-type="float" office:value="465350" calcext:value-type="float">
            <text:p>465,350</text:p>
          </table:table-cell>
          <table:table-cell table:style-name="ce17" office:value-type="float" office:value="464749" calcext:value-type="float">
            <text:p>464,749</text:p>
          </table:table-cell>
          <table:table-cell table:style-name="ce17" office:value-type="float" office:value="462494" calcext:value-type="float">
            <text:p>462,494</text:p>
          </table:table-cell>
          <table:table-cell table:style-name="ce17" office:value-type="float" office:value="461516" calcext:value-type="float">
            <text:p>461,516</text:p>
          </table:table-cell>
          <table:table-cell table:number-columns-repeated="1011"/>
        </table:table-row>
        <table:table-row table:style-name="ro2">
          <table:table-cell table:style-name="ce5" office:value-type="string" calcext:value-type="string">
            <text:p>.<text:span text:style-name="T1">Davenport-Moline, IA-IL CSA</text:span></text:p>
          </table:table-cell>
          <table:table-cell table:style-name="ce17" office:value-type="float" office:value="471551" calcext:value-type="float">
            <text:p>471,551</text:p>
          </table:table-cell>
          <table:table-cell table:style-name="ce17" office:value-type="float" office:value="471601" calcext:value-type="float">
            <text:p>471,601</text:p>
          </table:table-cell>
          <table:table-cell table:style-name="ce17" office:value-type="float" office:value="471642" calcext:value-type="float">
            <text:p>471,642</text:p>
          </table:table-cell>
          <table:table-cell table:style-name="ce17" office:value-type="float" office:value="472629" calcext:value-type="float">
            <text:p>472,629</text:p>
          </table:table-cell>
          <table:table-cell table:style-name="ce17" office:value-type="float" office:value="474048" calcext:value-type="float">
            <text:p>474,048</text:p>
          </table:table-cell>
          <table:table-cell table:style-name="ce17" office:value-type="float" office:value="475134" calcext:value-type="float">
            <text:p>475,134</text:p>
          </table:table-cell>
          <table:table-cell table:style-name="ce17" office:value-type="float" office:value="474993" calcext:value-type="float">
            <text:p>474,993</text:p>
          </table:table-cell>
          <table:table-cell table:style-name="ce17" office:value-type="float" office:value="474007" calcext:value-type="float">
            <text:p>474,007</text:p>
          </table:table-cell>
          <table:table-cell table:style-name="ce17" office:value-type="float" office:value="472394" calcext:value-type="float">
            <text:p>472,394</text:p>
          </table:table-cell>
          <table:table-cell table:style-name="ce17" office:value-type="float" office:value="470849" calcext:value-type="float">
            <text:p>470,849</text:p>
          </table:table-cell>
          <table:table-cell table:style-name="ce17" office:value-type="float" office:value="469355" calcext:value-type="float">
            <text:p>469,355</text:p>
          </table:table-cell>
          <table:table-cell table:style-name="ce17" office:value-type="float" office:value="468265" calcext:value-type="float">
            <text:p>468,265</text:p>
          </table:table-cell>
          <table:table-cell table:number-columns-repeated="1011"/>
        </table:table-row>
        <table:table-row table:style-name="ro2">
          <table:table-cell table:style-name="ce5" office:value-type="string" calcext:value-type="string">
            <text:p>.<text:span text:style-name="T1">Columbus-Auburn-Opelika, GA-AL CSA</text:span></text:p>
          </table:table-cell>
          <table:table-cell table:style-name="ce17" office:value-type="float" office:value="448035" calcext:value-type="float">
            <text:p>448,035</text:p>
          </table:table-cell>
          <table:table-cell table:style-name="ce17" office:value-type="float" office:value="448765" calcext:value-type="float">
            <text:p>448,765</text:p>
          </table:table-cell>
          <table:table-cell table:style-name="ce17" office:value-type="float" office:value="450270" calcext:value-type="float">
            <text:p>450,270</text:p>
          </table:table-cell>
          <table:table-cell table:style-name="ce17" office:value-type="float" office:value="459435" calcext:value-type="float">
            <text:p>459,435</text:p>
          </table:table-cell>
          <table:table-cell table:style-name="ce17" office:value-type="float" office:value="471288" calcext:value-type="float">
            <text:p>471,288</text:p>
          </table:table-cell>
          <table:table-cell table:style-name="ce17" office:value-type="float" office:value="479653" calcext:value-type="float">
            <text:p>479,653</text:p>
          </table:table-cell>
          <table:table-cell table:style-name="ce17" office:value-type="float" office:value="479784" calcext:value-type="float">
            <text:p>479,784</text:p>
          </table:table-cell>
          <table:table-cell table:style-name="ce17" office:value-type="float" office:value="479726" calcext:value-type="float">
            <text:p>479,726</text:p>
          </table:table-cell>
          <table:table-cell table:style-name="ce17" office:value-type="float" office:value="478208" calcext:value-type="float">
            <text:p>478,208</text:p>
          </table:table-cell>
          <table:table-cell table:style-name="ce17" office:value-type="float" office:value="477382" calcext:value-type="float">
            <text:p>477,382</text:p>
          </table:table-cell>
          <table:table-cell table:style-name="ce17" office:value-type="float" office:value="481867" calcext:value-type="float">
            <text:p>481,867</text:p>
          </table:table-cell>
          <table:table-cell table:style-name="ce17" office:value-type="float" office:value="485590" calcext:value-type="float">
            <text:p>485,590</text:p>
          </table:table-cell>
          <table:table-cell table:number-columns-repeated="1011"/>
        </table:table-row>
        <table:table-row table:style-name="ro2">
          <table:table-cell table:style-name="ce5" office:value-type="string" calcext:value-type="string">
            <text:p>.<text:span text:style-name="T1">Kalamazoo-Battle Creek-Portage, MI CSA</text:span></text:p>
          </table:table-cell>
          <table:table-cell table:style-name="ce17" office:value-type="float" office:value="493020" calcext:value-type="float">
            <text:p>493,020</text:p>
          </table:table-cell>
          <table:table-cell table:style-name="ce17" office:value-type="float" office:value="493022" calcext:value-type="float">
            <text:p>493,022</text:p>
          </table:table-cell>
          <table:table-cell table:style-name="ce17" office:value-type="float" office:value="493164" calcext:value-type="float">
            <text:p>493,164</text:p>
          </table:table-cell>
          <table:table-cell table:style-name="ce17" office:value-type="float" office:value="492696" calcext:value-type="float">
            <text:p>492,696</text:p>
          </table:table-cell>
          <table:table-cell table:style-name="ce17" office:value-type="float" office:value="494874" calcext:value-type="float">
            <text:p>494,874</text:p>
          </table:table-cell>
          <table:table-cell table:style-name="ce17" office:value-type="float" office:value="496638" calcext:value-type="float">
            <text:p>496,638</text:p>
          </table:table-cell>
          <table:table-cell table:style-name="ce17" office:value-type="float" office:value="498503" calcext:value-type="float">
            <text:p>498,503</text:p>
          </table:table-cell>
          <table:table-cell table:style-name="ce17" office:value-type="float" office:value="498446" calcext:value-type="float">
            <text:p>498,446</text:p>
          </table:table-cell>
          <table:table-cell table:style-name="ce17" office:value-type="float" office:value="499904" calcext:value-type="float">
            <text:p>499,904</text:p>
          </table:table-cell>
          <table:table-cell table:style-name="ce17" office:value-type="float" office:value="501263" calcext:value-type="float">
            <text:p>501,263</text:p>
          </table:table-cell>
          <table:table-cell table:style-name="ce17" office:value-type="float" office:value="503207" calcext:value-type="float">
            <text:p>503,207</text:p>
          </table:table-cell>
          <table:table-cell table:style-name="ce17" office:value-type="float" office:value="503706" calcext:value-type="float">
            <text:p>503,706</text:p>
          </table:table-cell>
          <table:table-cell table:number-columns-repeated="1011"/>
        </table:table-row>
        <table:table-row table:style-name="ro2">
          <table:table-cell table:style-name="ce5" office:value-type="string" calcext:value-type="string">
            <text:p>.<text:span text:style-name="T1">Johnson City-Kingsport-Bristol, TN-VA CSA</text:span></text:p>
          </table:table-cell>
          <table:table-cell table:style-name="ce17" office:value-type="float" office:value="508260" calcext:value-type="float">
            <text:p>508,260</text:p>
          </table:table-cell>
          <table:table-cell table:style-name="ce17" office:value-type="float" office:value="508250" calcext:value-type="float">
            <text:p>508,250</text:p>
          </table:table-cell>
          <table:table-cell table:style-name="ce17" office:value-type="float" office:value="508490" calcext:value-type="float">
            <text:p>508,490</text:p>
          </table:table-cell>
          <table:table-cell table:style-name="ce17" office:value-type="float" office:value="508672" calcext:value-type="float">
            <text:p>508,672</text:p>
          </table:table-cell>
          <table:table-cell table:style-name="ce17" office:value-type="float" office:value="509096" calcext:value-type="float">
            <text:p>509,096</text:p>
          </table:table-cell>
          <table:table-cell table:style-name="ce17" office:value-type="float" office:value="508281" calcext:value-type="float">
            <text:p>508,281</text:p>
          </table:table-cell>
          <table:table-cell table:style-name="ce17" office:value-type="float" office:value="507219" calcext:value-type="float">
            <text:p>507,219</text:p>
          </table:table-cell>
          <table:table-cell table:style-name="ce17" office:value-type="float" office:value="506610" calcext:value-type="float">
            <text:p>506,610</text:p>
          </table:table-cell>
          <table:table-cell table:style-name="ce17" office:value-type="float" office:value="507474" calcext:value-type="float">
            <text:p>507,474</text:p>
          </table:table-cell>
          <table:table-cell table:style-name="ce17" office:value-type="float" office:value="508405" calcext:value-type="float">
            <text:p>508,405</text:p>
          </table:table-cell>
          <table:table-cell table:style-name="ce17" office:value-type="float" office:value="509636" calcext:value-type="float">
            <text:p>509,636</text:p>
          </table:table-cell>
          <table:table-cell table:style-name="ce17" office:value-type="float" office:value="510851" calcext:value-type="float">
            <text:p>510,851</text:p>
          </table:table-cell>
          <table:table-cell table:number-columns-repeated="1011"/>
        </table:table-row>
        <table:table-row table:style-name="ro2">
          <table:table-cell table:style-name="ce5" office:value-type="string" calcext:value-type="string">
            <text:p>.<text:span text:style-name="T1">Corpus Christi-Kingsville-Alice, TX CSA</text:span></text:p>
          </table:table-cell>
          <table:table-cell table:style-name="ce17" office:value-type="float" office:value="513282" calcext:value-type="float">
            <text:p>513,282</text:p>
          </table:table-cell>
          <table:table-cell table:style-name="ce17" office:value-type="float" office:value="513277" calcext:value-type="float">
            <text:p>513,277</text:p>
          </table:table-cell>
          <table:table-cell table:style-name="ce17" office:value-type="float" office:value="512929" calcext:value-type="float">
            <text:p>512,929</text:p>
          </table:table-cell>
          <table:table-cell table:style-name="ce17" office:value-type="float" office:value="516424" calcext:value-type="float">
            <text:p>516,424</text:p>
          </table:table-cell>
          <table:table-cell table:style-name="ce17" office:value-type="float" office:value="522435" calcext:value-type="float">
            <text:p>522,435</text:p>
          </table:table-cell>
          <table:table-cell table:style-name="ce17" office:value-type="float" office:value="528690" calcext:value-type="float">
            <text:p>528,690</text:p>
          </table:table-cell>
          <table:table-cell table:style-name="ce17" office:value-type="float" office:value="533220" calcext:value-type="float">
            <text:p>533,220</text:p>
          </table:table-cell>
          <table:table-cell table:style-name="ce17" office:value-type="float" office:value="537134" calcext:value-type="float">
            <text:p>537,134</text:p>
          </table:table-cell>
          <table:table-cell table:style-name="ce17" office:value-type="float" office:value="538467" calcext:value-type="float">
            <text:p>538,467</text:p>
          </table:table-cell>
          <table:table-cell table:style-name="ce17" office:value-type="float" office:value="537206" calcext:value-type="float">
            <text:p>537,206</text:p>
          </table:table-cell>
          <table:table-cell table:style-name="ce17" office:value-type="float" office:value="535205" calcext:value-type="float">
            <text:p>535,205</text:p>
          </table:table-cell>
          <table:table-cell table:style-name="ce17" office:value-type="float" office:value="535257" calcext:value-type="float">
            <text:p>535,257</text:p>
          </table:table-cell>
          <table:table-cell table:number-columns-repeated="1011"/>
        </table:table-row>
        <table:table-row table:style-name="ro2">
          <table:table-cell table:style-name="ce5" office:value-type="string" calcext:value-type="string">
            <text:p>.<text:span text:style-name="T1">Pensacola-Ferry Pass, FL-AL CSA</text:span></text:p>
          </table:table-cell>
          <table:table-cell table:style-name="ce17" office:value-type="float" office:value="487310" calcext:value-type="float">
            <text:p>487,310</text:p>
          </table:table-cell>
          <table:table-cell table:style-name="ce17" office:value-type="float" office:value="487311" calcext:value-type="float">
            <text:p>487,311</text:p>
          </table:table-cell>
          <table:table-cell table:style-name="ce17" office:value-type="float" office:value="489291" calcext:value-type="float">
            <text:p>489,291</text:p>
          </table:table-cell>
          <table:table-cell table:style-name="ce17" office:value-type="float" office:value="493343" calcext:value-type="float">
            <text:p>493,343</text:p>
          </table:table-cell>
          <table:table-cell table:style-name="ce17" office:value-type="float" office:value="499636" calcext:value-type="float">
            <text:p>499,636</text:p>
          </table:table-cell>
          <table:table-cell table:style-name="ce17" office:value-type="float" office:value="504851" calcext:value-type="float">
            <text:p>504,851</text:p>
          </table:table-cell>
          <table:table-cell table:style-name="ce17" office:value-type="float" office:value="508363" calcext:value-type="float">
            <text:p>508,363</text:p>
          </table:table-cell>
          <table:table-cell table:style-name="ce17" office:value-type="float" office:value="513198" calcext:value-type="float">
            <text:p>513,198</text:p>
          </table:table-cell>
          <table:table-cell table:style-name="ce17" office:value-type="float" office:value="518842" calcext:value-type="float">
            <text:p>518,842</text:p>
          </table:table-cell>
          <table:table-cell table:style-name="ce17" office:value-type="float" office:value="524291" calcext:value-type="float">
            <text:p>524,291</text:p>
          </table:table-cell>
          <table:table-cell table:style-name="ce17" office:value-type="float" office:value="530923" calcext:value-type="float">
            <text:p>530,923</text:p>
          </table:table-cell>
          <table:table-cell table:style-name="ce17" office:value-type="float" office:value="539262" calcext:value-type="float">
            <text:p>539,262</text:p>
          </table:table-cell>
          <table:table-cell table:number-columns-repeated="1011"/>
        </table:table-row>
        <table:table-row table:style-name="ro2">
          <table:table-cell table:style-name="ce5" office:value-type="string" calcext:value-type="string">
            <text:p>.<text:span text:style-name="T1">Asheville-Marion-Brevard, NC CSA</text:span></text:p>
          </table:table-cell>
          <table:table-cell table:style-name="ce17" office:value-type="float" office:value="502944" calcext:value-type="float">
            <text:p>502,944</text:p>
          </table:table-cell>
          <table:table-cell table:style-name="ce17" office:value-type="float" office:value="502954" calcext:value-type="float">
            <text:p>502,954</text:p>
          </table:table-cell>
          <table:table-cell table:style-name="ce17" office:value-type="float" office:value="503525" calcext:value-type="float">
            <text:p>503,525</text:p>
          </table:table-cell>
          <table:table-cell table:style-name="ce17" office:value-type="float" office:value="505973" calcext:value-type="float">
            <text:p>505,973</text:p>
          </table:table-cell>
          <table:table-cell table:style-name="ce17" office:value-type="float" office:value="508779" calcext:value-type="float">
            <text:p>508,779</text:p>
          </table:table-cell>
          <table:table-cell table:style-name="ce17" office:value-type="float" office:value="513643" calcext:value-type="float">
            <text:p>513,643</text:p>
          </table:table-cell>
          <table:table-cell table:style-name="ce17" office:value-type="float" office:value="517620" calcext:value-type="float">
            <text:p>517,620</text:p>
          </table:table-cell>
          <table:table-cell table:style-name="ce17" office:value-type="float" office:value="522717" calcext:value-type="float">
            <text:p>522,717</text:p>
          </table:table-cell>
          <table:table-cell table:style-name="ce17" office:value-type="float" office:value="528569" calcext:value-type="float">
            <text:p>528,569</text:p>
          </table:table-cell>
          <table:table-cell table:style-name="ce17" office:value-type="float" office:value="533705" calcext:value-type="float">
            <text:p>533,705</text:p>
          </table:table-cell>
          <table:table-cell table:style-name="ce17" office:value-type="float" office:value="538952" calcext:value-type="float">
            <text:p>538,952</text:p>
          </table:table-cell>
          <table:table-cell table:style-name="ce17" office:value-type="float" office:value="542821" calcext:value-type="float">
            <text:p>542,821</text:p>
          </table:table-cell>
          <table:table-cell table:number-columns-repeated="1011"/>
        </table:table-row>
        <table:table-row table:style-name="ro2">
          <table:table-cell table:style-name="ce5" office:value-type="string" calcext:value-type="string">
            <text:p>.<text:span text:style-name="T1">Myrtle Beach-Conway, SC-NC CSA</text:span></text:p>
          </table:table-cell>
          <table:table-cell table:style-name="ce17" office:value-type="float" office:value="436880" calcext:value-type="float">
            <text:p>436,880</text:p>
          </table:table-cell>
          <table:table-cell table:style-name="ce17" office:value-type="float" office:value="436886" calcext:value-type="float">
            <text:p>436,886</text:p>
          </table:table-cell>
          <table:table-cell table:style-name="ce17" office:value-type="float" office:value="438670" calcext:value-type="float">
            <text:p>438,670</text:p>
          </table:table-cell>
          <table:table-cell table:style-name="ce17" office:value-type="float" office:value="445823" calcext:value-type="float">
            <text:p>445,823</text:p>
          </table:table-cell>
          <table:table-cell table:style-name="ce17" office:value-type="float" office:value="453531" calcext:value-type="float">
            <text:p>453,531</text:p>
          </table:table-cell>
          <table:table-cell table:style-name="ce17" office:value-type="float" office:value="464181" calcext:value-type="float">
            <text:p>464,181</text:p>
          </table:table-cell>
          <table:table-cell table:style-name="ce17" office:value-type="float" office:value="476890" calcext:value-type="float">
            <text:p>476,890</text:p>
          </table:table-cell>
          <table:table-cell table:style-name="ce17" office:value-type="float" office:value="492654" calcext:value-type="float">
            <text:p>492,654</text:p>
          </table:table-cell>
          <table:table-cell table:style-name="ce17" office:value-type="float" office:value="508902" calcext:value-type="float">
            <text:p>508,902</text:p>
          </table:table-cell>
          <table:table-cell table:style-name="ce17" office:value-type="float" office:value="525340" calcext:value-type="float">
            <text:p>525,340</text:p>
          </table:table-cell>
          <table:table-cell table:style-name="ce17" office:value-type="float" office:value="543217" calcext:value-type="float">
            <text:p>543,217</text:p>
          </table:table-cell>
          <table:table-cell table:style-name="ce17" office:value-type="float" office:value="559581" calcext:value-type="float">
            <text:p>559,581</text:p>
          </table:table-cell>
          <table:table-cell table:number-columns-repeated="1011"/>
        </table:table-row>
        <table:table-row table:style-name="ro2">
          <table:table-cell table:style-name="ce5" office:value-type="string" calcext:value-type="string">
            <text:p>.<text:span text:style-name="T1">Savannah-Hinesville-Statesboro, GA CSA</text:span></text:p>
          </table:table-cell>
          <table:table-cell table:style-name="ce17" office:value-type="float" office:value="525844" calcext:value-type="float">
            <text:p>525,844</text:p>
          </table:table-cell>
          <table:table-cell table:style-name="ce17" office:value-type="float" office:value="525866" calcext:value-type="float">
            <text:p>525,866</text:p>
          </table:table-cell>
          <table:table-cell table:style-name="ce17" office:value-type="float" office:value="526612" calcext:value-type="float">
            <text:p>526,612</text:p>
          </table:table-cell>
          <table:table-cell table:style-name="ce17" office:value-type="float" office:value="538780" calcext:value-type="float">
            <text:p>538,780</text:p>
          </table:table-cell>
          <table:table-cell table:style-name="ce17" office:value-type="float" office:value="545573" calcext:value-type="float">
            <text:p>545,573</text:p>
          </table:table-cell>
          <table:table-cell table:style-name="ce17" office:value-type="float" office:value="545734" calcext:value-type="float">
            <text:p>545,734</text:p>
          </table:table-cell>
          <table:table-cell table:style-name="ce17" office:value-type="float" office:value="554937" calcext:value-type="float">
            <text:p>554,937</text:p>
          </table:table-cell>
          <table:table-cell table:style-name="ce17" office:value-type="float" office:value="559642" calcext:value-type="float">
            <text:p>559,642</text:p>
          </table:table-cell>
          <table:table-cell table:style-name="ce17" office:value-type="float" office:value="567614" calcext:value-type="float">
            <text:p>567,614</text:p>
          </table:table-cell>
          <table:table-cell table:style-name="ce17" office:value-type="float" office:value="572581" calcext:value-type="float">
            <text:p>572,581</text:p>
          </table:table-cell>
          <table:table-cell table:style-name="ce17" office:value-type="float" office:value="576202" calcext:value-type="float">
            <text:p>576,202</text:p>
          </table:table-cell>
          <table:table-cell table:style-name="ce17" office:value-type="float" office:value="583882" calcext:value-type="float">
            <text:p>583,882</text:p>
          </table:table-cell>
          <table:table-cell table:number-columns-repeated="1011"/>
        </table:table-row>
        <table:table-row table:style-name="ro2">
          <table:table-cell table:style-name="ce5" office:value-type="string" calcext:value-type="string">
            <text:p>.<text:span text:style-name="T1">Fort Wayne-Huntington-Auburn, IN CSA</text:span></text:p>
          </table:table-cell>
          <table:table-cell table:style-name="ce17" office:value-type="float" office:value="584076" calcext:value-type="float">
            <text:p>584,076</text:p>
          </table:table-cell>
          <table:table-cell table:style-name="ce17" office:value-type="float" office:value="584073" calcext:value-type="float">
            <text:p>584,073</text:p>
          </table:table-cell>
          <table:table-cell table:style-name="ce17" office:value-type="float" office:value="584758" calcext:value-type="float">
            <text:p>584,758</text:p>
          </table:table-cell>
          <table:table-cell table:style-name="ce17" office:value-type="float" office:value="587723" calcext:value-type="float">
            <text:p>587,723</text:p>
          </table:table-cell>
          <table:table-cell table:style-name="ce17" office:value-type="float" office:value="589280" calcext:value-type="float">
            <text:p>589,280</text:p>
          </table:table-cell>
          <table:table-cell table:style-name="ce17" office:value-type="float" office:value="592039" calcext:value-type="float">
            <text:p>592,039</text:p>
          </table:table-cell>
          <table:table-cell table:style-name="ce17" office:value-type="float" office:value="594244" calcext:value-type="float">
            <text:p>594,244</text:p>
          </table:table-cell>
          <table:table-cell table:style-name="ce17" office:value-type="float" office:value="596749" calcext:value-type="float">
            <text:p>596,749</text:p>
          </table:table-cell>
          <table:table-cell table:style-name="ce17" office:value-type="float" office:value="598738" calcext:value-type="float">
            <text:p>598,738</text:p>
          </table:table-cell>
          <table:table-cell table:style-name="ce17" office:value-type="float" office:value="601571" calcext:value-type="float">
            <text:p>601,571</text:p>
          </table:table-cell>
          <table:table-cell table:style-name="ce17" office:value-type="float" office:value="606202" calcext:value-type="float">
            <text:p>606,202</text:p>
          </table:table-cell>
          <table:table-cell table:style-name="ce17" office:value-type="float" office:value="611373" calcext:value-type="float">
            <text:p>611,373</text:p>
          </table:table-cell>
          <table:table-cell table:number-columns-repeated="1011"/>
        </table:table-row>
        <table:table-row table:style-name="ro2">
          <table:table-cell table:style-name="ce5" office:value-type="string" calcext:value-type="string">
            <text:p>.<text:span text:style-name="T1">Lafayette-Opelousas-Morgan City, LA CSA</text:span></text:p>
          </table:table-cell>
          <table:table-cell table:style-name="ce17" office:value-type="float" office:value="604784" calcext:value-type="float">
            <text:p>604,784</text:p>
          </table:table-cell>
          <table:table-cell table:style-name="ce17" office:value-type="float" office:value="604770" calcext:value-type="float">
            <text:p>604,770</text:p>
          </table:table-cell>
          <table:table-cell table:style-name="ce17" office:value-type="float" office:value="605657" calcext:value-type="float">
            <text:p>605,657</text:p>
          </table:table-cell>
          <table:table-cell table:style-name="ce17" office:value-type="float" office:value="608564" calcext:value-type="float">
            <text:p>608,564</text:p>
          </table:table-cell>
          <table:table-cell table:style-name="ce17" office:value-type="float" office:value="611233" calcext:value-type="float">
            <text:p>611,233</text:p>
          </table:table-cell>
          <table:table-cell table:style-name="ce17" office:value-type="float" office:value="616790" calcext:value-type="float">
            <text:p>616,790</text:p>
          </table:table-cell>
          <table:table-cell table:style-name="ce17" office:value-type="float" office:value="621829" calcext:value-type="float">
            <text:p>621,829</text:p>
          </table:table-cell>
          <table:table-cell table:style-name="ce17" office:value-type="float" office:value="626032" calcext:value-type="float">
            <text:p>626,032</text:p>
          </table:table-cell>
          <table:table-cell table:style-name="ce17" office:value-type="float" office:value="626714" calcext:value-type="float">
            <text:p>626,714</text:p>
          </table:table-cell>
          <table:table-cell table:style-name="ce17" office:value-type="float" office:value="624542" calcext:value-type="float">
            <text:p>624,542</text:p>
          </table:table-cell>
          <table:table-cell table:style-name="ce17" office:value-type="float" office:value="622303" calcext:value-type="float">
            <text:p>622,303</text:p>
          </table:table-cell>
          <table:table-cell table:style-name="ce17" office:value-type="float" office:value="620679" calcext:value-type="float">
            <text:p>620,679</text:p>
          </table:table-cell>
          <table:table-cell table:number-columns-repeated="1011"/>
        </table:table-row>
        <table:table-row table:style-name="ro2">
          <table:table-cell table:style-name="ce5" office:value-type="string" calcext:value-type="string">
            <text:p>.<text:span text:style-name="T1">Huntsville-Decatur, AL CSA</text:span></text:p>
          </table:table-cell>
          <table:table-cell table:style-name="ce17" office:value-type="float" office:value="571422" calcext:value-type="float">
            <text:p>571,422</text:p>
          </table:table-cell>
          <table:table-cell table:style-name="ce17" office:value-type="float" office:value="571420" calcext:value-type="float">
            <text:p>571,420</text:p>
          </table:table-cell>
          <table:table-cell table:style-name="ce17" office:value-type="float" office:value="573226" calcext:value-type="float">
            <text:p>573,226</text:p>
          </table:table-cell>
          <table:table-cell table:style-name="ce17" office:value-type="float" office:value="579197" calcext:value-type="float">
            <text:p>579,197</text:p>
          </table:table-cell>
          <table:table-cell table:style-name="ce17" office:value-type="float" office:value="583964" calcext:value-type="float">
            <text:p>583,964</text:p>
          </table:table-cell>
          <table:table-cell table:style-name="ce17" office:value-type="float" office:value="588687" calcext:value-type="float">
            <text:p>588,687</text:p>
          </table:table-cell>
          <table:table-cell table:style-name="ce17" office:value-type="float" office:value="593283" calcext:value-type="float">
            <text:p>593,283</text:p>
          </table:table-cell>
          <table:table-cell table:style-name="ce17" office:value-type="float" office:value="596934" calcext:value-type="float">
            <text:p>596,934</text:p>
          </table:table-cell>
          <table:table-cell table:style-name="ce17" office:value-type="float" office:value="601809" calcext:value-type="float">
            <text:p>601,809</text:p>
          </table:table-cell>
          <table:table-cell table:style-name="ce17" office:value-type="float" office:value="607873" calcext:value-type="float">
            <text:p>607,873</text:p>
          </table:table-cell>
          <table:table-cell table:style-name="ce17" office:value-type="float" office:value="615325" calcext:value-type="float">
            <text:p>615,325</text:p>
          </table:table-cell>
          <table:table-cell table:style-name="ce17" office:value-type="float" office:value="624427" calcext:value-type="float">
            <text:p>624,427</text:p>
          </table:table-cell>
          <table:table-cell table:number-columns-repeated="1011"/>
        </table:table-row>
        <table:table-row table:style-name="ro2">
          <table:table-cell table:style-name="ce5" office:value-type="string" calcext:value-type="string">
            <text:p>.<text:span text:style-name="T1">Youngstown-Warren, OH-PA CSA</text:span></text:p>
          </table:table-cell>
          <table:table-cell table:style-name="ce17" office:value-type="float" office:value="673614" calcext:value-type="float">
            <text:p>673,614</text:p>
          </table:table-cell>
          <table:table-cell table:style-name="ce17" office:value-type="float" office:value="673634" calcext:value-type="float">
            <text:p>673,634</text:p>
          </table:table-cell>
          <table:table-cell table:style-name="ce17" office:value-type="float" office:value="672716" calcext:value-type="float">
            <text:p>672,716</text:p>
          </table:table-cell>
          <table:table-cell table:style-name="ce17" office:value-type="float" office:value="669766" calcext:value-type="float">
            <text:p>669,766</text:p>
          </table:table-cell>
          <table:table-cell table:style-name="ce17" office:value-type="float" office:value="665150" calcext:value-type="float">
            <text:p>665,150</text:p>
          </table:table-cell>
          <table:table-cell table:style-name="ce17" office:value-type="float" office:value="661809" calcext:value-type="float">
            <text:p>661,809</text:p>
          </table:table-cell>
          <table:table-cell table:style-name="ce17" office:value-type="float" office:value="658660" calcext:value-type="float">
            <text:p>658,660</text:p>
          </table:table-cell>
          <table:table-cell table:style-name="ce17" office:value-type="float" office:value="653512" calcext:value-type="float">
            <text:p>653,512</text:p>
          </table:table-cell>
          <table:table-cell table:style-name="ce17" office:value-type="float" office:value="648399" calcext:value-type="float">
            <text:p>648,399</text:p>
          </table:table-cell>
          <table:table-cell table:style-name="ce17" office:value-type="float" office:value="644607" calcext:value-type="float">
            <text:p>644,607</text:p>
          </table:table-cell>
          <table:table-cell table:style-name="ce17" office:value-type="float" office:value="640699" calcext:value-type="float">
            <text:p>640,699</text:p>
          </table:table-cell>
          <table:table-cell table:style-name="ce17" office:value-type="float" office:value="637964" calcext:value-type="float">
            <text:p>637,964</text:p>
          </table:table-cell>
          <table:table-cell table:number-columns-repeated="1011"/>
        </table:table-row>
        <table:table-row table:style-name="ro2">
          <table:table-cell table:style-name="ce5" office:value-type="string" calcext:value-type="string">
            <text:p>.<text:span text:style-name="T1">Reno-Carson City-Fernley, NV CSA</text:span></text:p>
          </table:table-cell>
          <table:table-cell table:style-name="ce17" office:value-type="float" office:value="579668" calcext:value-type="float">
            <text:p>579,668</text:p>
          </table:table-cell>
          <table:table-cell table:style-name="ce17" office:value-type="float" office:value="579693" calcext:value-type="float">
            <text:p>579,693</text:p>
          </table:table-cell>
          <table:table-cell table:style-name="ce17" office:value-type="float" office:value="580014" calcext:value-type="float">
            <text:p>580,014</text:p>
          </table:table-cell>
          <table:table-cell table:style-name="ce17" office:value-type="float" office:value="580933" calcext:value-type="float">
            <text:p>580,933</text:p>
          </table:table-cell>
          <table:table-cell table:style-name="ce17" office:value-type="float" office:value="583401" calcext:value-type="float">
            <text:p>583,401</text:p>
          </table:table-cell>
          <table:table-cell table:style-name="ce17" office:value-type="float" office:value="586629" calcext:value-type="float">
            <text:p>586,629</text:p>
          </table:table-cell>
          <table:table-cell table:style-name="ce17" office:value-type="float" office:value="592899" calcext:value-type="float">
            <text:p>592,899</text:p>
          </table:table-cell>
          <table:table-cell table:style-name="ce17" office:value-type="float" office:value="599775" calcext:value-type="float">
            <text:p>599,775</text:p>
          </table:table-cell>
          <table:table-cell table:style-name="ce17" office:value-type="float" office:value="608397" calcext:value-type="float">
            <text:p>608,397</text:p>
          </table:table-cell>
          <table:table-cell table:style-name="ce17" office:value-type="float" office:value="617062" calcext:value-type="float">
            <text:p>617,062</text:p>
          </table:table-cell>
          <table:table-cell table:style-name="ce17" office:value-type="float" office:value="627839" calcext:value-type="float">
            <text:p>627,839</text:p>
          </table:table-cell>
          <table:table-cell table:style-name="ce17" office:value-type="float" office:value="637973" calcext:value-type="float">
            <text:p>637,973</text:p>
          </table:table-cell>
          <table:table-cell table:number-columns-repeated="1011"/>
        </table:table-row>
        <table:table-row table:style-name="ro2">
          <table:table-cell table:style-name="ce5" office:value-type="string" calcext:value-type="string">
            <text:p>.<text:span text:style-name="T1">Portland-Lewiston-South Portland, ME CSA</text:span></text:p>
          </table:table-cell>
          <table:table-cell table:style-name="ce17" office:value-type="float" office:value="621800" calcext:value-type="float">
            <text:p>621,800</text:p>
          </table:table-cell>
          <table:table-cell table:style-name="ce17" office:value-type="float" office:value="621817" calcext:value-type="float">
            <text:p>621,817</text:p>
          </table:table-cell>
          <table:table-cell table:style-name="ce17" office:value-type="float" office:value="621619" calcext:value-type="float">
            <text:p>621,619</text:p>
          </table:table-cell>
          <table:table-cell table:style-name="ce17" office:value-type="float" office:value="623509" calcext:value-type="float">
            <text:p>623,509</text:p>
          </table:table-cell>
          <table:table-cell table:style-name="ce17" office:value-type="float" office:value="625118" calcext:value-type="float">
            <text:p>625,118</text:p>
          </table:table-cell>
          <table:table-cell table:style-name="ce17" office:value-type="float" office:value="627210" calcext:value-type="float">
            <text:p>627,210</text:p>
          </table:table-cell>
          <table:table-cell table:style-name="ce17" office:value-type="float" office:value="631347" calcext:value-type="float">
            <text:p>631,347</text:p>
          </table:table-cell>
          <table:table-cell table:style-name="ce17" office:value-type="float" office:value="632955" calcext:value-type="float">
            <text:p>632,955</text:p>
          </table:table-cell>
          <table:table-cell table:style-name="ce17" office:value-type="float" office:value="636208" calcext:value-type="float">
            <text:p>636,208</text:p>
          </table:table-cell>
          <table:table-cell table:style-name="ce17" office:value-type="float" office:value="639298" calcext:value-type="float">
            <text:p>639,298</text:p>
          </table:table-cell>
          <table:table-cell table:style-name="ce17" office:value-type="float" office:value="643146" calcext:value-type="float">
            <text:p>643,146</text:p>
          </table:table-cell>
          <table:table-cell table:style-name="ce17" office:value-type="float" office:value="646777" calcext:value-type="float">
            <text:p>646,777</text:p>
          </table:table-cell>
          <table:table-cell table:number-columns-repeated="1011"/>
        </table:table-row>
        <table:table-row table:style-name="ro2">
          <table:table-cell table:style-name="ce5" office:value-type="string" calcext:value-type="string">
            <text:p>.<text:span text:style-name="T1">Mobile-Daphne-Fairhope, AL CSA</text:span></text:p>
          </table:table-cell>
          <table:table-cell table:style-name="ce17" office:value-type="float" office:value="612838" calcext:value-type="float">
            <text:p>612,838</text:p>
          </table:table-cell>
          <table:table-cell table:style-name="ce17" office:value-type="float" office:value="612984" calcext:value-type="float">
            <text:p>612,984</text:p>
          </table:table-cell>
          <table:table-cell table:style-name="ce17" office:value-type="float" office:value="614053" calcext:value-type="float">
            <text:p>614,053</text:p>
          </table:table-cell>
          <table:table-cell table:style-name="ce17" office:value-type="float" office:value="616981" calcext:value-type="float">
            <text:p>616,981</text:p>
          </table:table-cell>
          <table:table-cell table:style-name="ce17" office:value-type="float" office:value="621107" calcext:value-type="float">
            <text:p>621,107</text:p>
          </table:table-cell>
          <table:table-cell table:style-name="ce17" office:value-type="float" office:value="625700" calcext:value-type="float">
            <text:p>625,700</text:p>
          </table:table-cell>
          <table:table-cell table:style-name="ce17" office:value-type="float" office:value="630200" calcext:value-type="float">
            <text:p>630,200</text:p>
          </table:table-cell>
          <table:table-cell table:style-name="ce17" office:value-type="float" office:value="634233" calcext:value-type="float">
            <text:p>634,233</text:p>
          </table:table-cell>
          <table:table-cell table:style-name="ce17" office:value-type="float" office:value="639167" calcext:value-type="float">
            <text:p>639,167</text:p>
          </table:table-cell>
          <table:table-cell table:style-name="ce17" office:value-type="float" office:value="643088" calcext:value-type="float">
            <text:p>643,088</text:p>
          </table:table-cell>
          <table:table-cell table:style-name="ce17" office:value-type="float" office:value="648165" calcext:value-type="float">
            <text:p>648,165</text:p>
          </table:table-cell>
          <table:table-cell table:style-name="ce17" office:value-type="float" office:value="652770" calcext:value-type="float">
            <text:p>652,770</text:p>
          </table:table-cell>
          <table:table-cell table:number-columns-repeated="1011"/>
        </table:table-row>
        <table:table-row table:style-name="ro2">
          <table:table-cell table:style-name="ce5" office:value-type="string" calcext:value-type="string">
            <text:p>.<text:span text:style-name="T1">Jackson-Vicksburg-Brookhaven, MS CSA</text:span></text:p>
          </table:table-cell>
          <table:table-cell table:style-name="ce17" office:value-type="float" office:value="669962" calcext:value-type="float">
            <text:p>669,962</text:p>
          </table:table-cell>
          <table:table-cell table:style-name="ce17" office:value-type="float" office:value="670751" calcext:value-type="float">
            <text:p>670,751</text:p>
          </table:table-cell>
          <table:table-cell table:style-name="ce17" office:value-type="float" office:value="672002" calcext:value-type="float">
            <text:p>672,002</text:p>
          </table:table-cell>
          <table:table-cell table:style-name="ce17" office:value-type="float" office:value="676598" calcext:value-type="float">
            <text:p>676,598</text:p>
          </table:table-cell>
          <table:table-cell table:style-name="ce17" office:value-type="float" office:value="678646" calcext:value-type="float">
            <text:p>678,646</text:p>
          </table:table-cell>
          <table:table-cell table:style-name="ce17" office:value-type="float" office:value="679339" calcext:value-type="float">
            <text:p>679,339</text:p>
          </table:table-cell>
          <table:table-cell table:style-name="ce17" office:value-type="float" office:value="680031" calcext:value-type="float">
            <text:p>680,031</text:p>
          </table:table-cell>
          <table:table-cell table:style-name="ce17" office:value-type="float" office:value="679931" calcext:value-type="float">
            <text:p>679,931</text:p>
          </table:table-cell>
          <table:table-cell table:style-name="ce17" office:value-type="float" office:value="680503" calcext:value-type="float">
            <text:p>680,503</text:p>
          </table:table-cell>
          <table:table-cell table:style-name="ce17" office:value-type="float" office:value="680380" calcext:value-type="float">
            <text:p>680,380</text:p>
          </table:table-cell>
          <table:table-cell table:style-name="ce17" office:value-type="float" office:value="677679" calcext:value-type="float">
            <text:p>677,679</text:p>
          </table:table-cell>
          <table:table-cell table:style-name="ce17" office:value-type="float" office:value="674340" calcext:value-type="float">
            <text:p>674,340</text:p>
          </table:table-cell>
          <table:table-cell table:number-columns-repeated="1011"/>
        </table:table-row>
        <table:table-row table:style-name="ro2">
          <table:table-cell table:style-name="ce5" office:value-type="string" calcext:value-type="string">
            <text:p>.<text:span text:style-name="T1">Wichita-Winfield, KS CSA</text:span></text:p>
          </table:table-cell>
          <table:table-cell table:style-name="ce17" office:value-type="float" office:value="659372" calcext:value-type="float">
            <text:p>659,372</text:p>
          </table:table-cell>
          <table:table-cell table:style-name="ce17" office:value-type="float" office:value="659370" calcext:value-type="float">
            <text:p>659,370</text:p>
          </table:table-cell>
          <table:table-cell table:style-name="ce17" office:value-type="float" office:value="660199" calcext:value-type="float">
            <text:p>660,199</text:p>
          </table:table-cell>
          <table:table-cell table:style-name="ce17" office:value-type="float" office:value="661576" calcext:value-type="float">
            <text:p>661,576</text:p>
          </table:table-cell>
          <table:table-cell table:style-name="ce17" office:value-type="float" office:value="664426" calcext:value-type="float">
            <text:p>664,426</text:p>
          </table:table-cell>
          <table:table-cell table:style-name="ce17" office:value-type="float" office:value="666535" calcext:value-type="float">
            <text:p>666,535</text:p>
          </table:table-cell>
          <table:table-cell table:style-name="ce17" office:value-type="float" office:value="668706" calcext:value-type="float">
            <text:p>668,706</text:p>
          </table:table-cell>
          <table:table-cell table:style-name="ce17" office:value-type="float" office:value="671303" calcext:value-type="float">
            <text:p>671,303</text:p>
          </table:table-cell>
          <table:table-cell table:style-name="ce17" office:value-type="float" office:value="673303" calcext:value-type="float">
            <text:p>673,303</text:p>
          </table:table-cell>
          <table:table-cell table:style-name="ce17" office:value-type="float" office:value="672808" calcext:value-type="float">
            <text:p>672,808</text:p>
          </table:table-cell>
          <table:table-cell table:style-name="ce17" office:value-type="float" office:value="672668" calcext:value-type="float">
            <text:p>672,668</text:p>
          </table:table-cell>
          <table:table-cell table:style-name="ce17" office:value-type="float" office:value="675126" calcext:value-type="float">
            <text:p>675,126</text:p>
          </table:table-cell>
          <table:table-cell table:number-columns-repeated="1011"/>
        </table:table-row>
        <table:table-row table:style-name="ro2">
          <table:table-cell table:style-name="ce5" office:value-type="string" calcext:value-type="string">
            <text:p>.<text:span text:style-name="T1">Syracuse-Auburn, NY CSA</text:span></text:p>
          </table:table-cell>
          <table:table-cell table:style-name="ce17" office:value-type="float" office:value="742603" calcext:value-type="float">
            <text:p>742,603</text:p>
          </table:table-cell>
          <table:table-cell table:style-name="ce17" office:value-type="float" office:value="742632" calcext:value-type="float">
            <text:p>742,632</text:p>
          </table:table-cell>
          <table:table-cell table:style-name="ce17" office:value-type="float" office:value="743005" calcext:value-type="float">
            <text:p>743,005</text:p>
          </table:table-cell>
          <table:table-cell table:style-name="ce17" office:value-type="float" office:value="742175" calcext:value-type="float">
            <text:p>742,175</text:p>
          </table:table-cell>
          <table:table-cell table:style-name="ce17" office:value-type="float" office:value="740407" calcext:value-type="float">
            <text:p>740,407</text:p>
          </table:table-cell>
          <table:table-cell table:style-name="ce17" office:value-type="float" office:value="740861" calcext:value-type="float">
            <text:p>740,861</text:p>
          </table:table-cell>
          <table:table-cell table:style-name="ce17" office:value-type="float" office:value="738847" calcext:value-type="float">
            <text:p>738,847</text:p>
          </table:table-cell>
          <table:table-cell table:style-name="ce17" office:value-type="float" office:value="735946" calcext:value-type="float">
            <text:p>735,946</text:p>
          </table:table-cell>
          <table:table-cell table:style-name="ce17" office:value-type="float" office:value="732065" calcext:value-type="float">
            <text:p>732,065</text:p>
          </table:table-cell>
          <table:table-cell table:style-name="ce17" office:value-type="float" office:value="728621" calcext:value-type="float">
            <text:p>728,621</text:p>
          </table:table-cell>
          <table:table-cell table:style-name="ce17" office:value-type="float" office:value="727402" calcext:value-type="float">
            <text:p>727,402</text:p>
          </table:table-cell>
          <table:table-cell table:style-name="ce17" office:value-type="float" office:value="725169" calcext:value-type="float">
            <text:p>725,169</text:p>
          </table:table-cell>
          <table:table-cell table:number-columns-repeated="1011"/>
        </table:table-row>
        <table:table-row table:style-name="ro2">
          <table:table-cell table:style-name="ce5" office:value-type="string" calcext:value-type="string">
            <text:p>.<text:span text:style-name="T1">Spokane-Spokane Valley-Coeur d'Alene, WA-ID CSA</text:span></text:p>
          </table:table-cell>
          <table:table-cell table:style-name="ce17" office:value-type="float" office:value="653246" calcext:value-type="float">
            <text:p>653,246</text:p>
          </table:table-cell>
          <table:table-cell table:style-name="ce17" office:value-type="float" office:value="653218" calcext:value-type="float">
            <text:p>653,218</text:p>
          </table:table-cell>
          <table:table-cell table:style-name="ce17" office:value-type="float" office:value="654401" calcext:value-type="float">
            <text:p>654,401</text:p>
          </table:table-cell>
          <table:table-cell table:style-name="ce17" office:value-type="float" office:value="657821" calcext:value-type="float">
            <text:p>657,821</text:p>
          </table:table-cell>
          <table:table-cell table:style-name="ce17" office:value-type="float" office:value="661014" calcext:value-type="float">
            <text:p>661,014</text:p>
          </table:table-cell>
          <table:table-cell table:style-name="ce17" office:value-type="float" office:value="665500" calcext:value-type="float">
            <text:p>665,500</text:p>
          </table:table-cell>
          <table:table-cell table:style-name="ce17" office:value-type="float" office:value="672865" calcext:value-type="float">
            <text:p>672,865</text:p>
          </table:table-cell>
          <table:table-cell table:style-name="ce17" office:value-type="float" office:value="681530" calcext:value-type="float">
            <text:p>681,530</text:p>
          </table:table-cell>
          <table:table-cell table:style-name="ce17" office:value-type="float" office:value="694049" calcext:value-type="float">
            <text:p>694,049</text:p>
          </table:table-cell>
          <table:table-cell table:style-name="ce17" office:value-type="float" office:value="707579" calcext:value-type="float">
            <text:p>707,579</text:p>
          </table:table-cell>
          <table:table-cell table:style-name="ce17" office:value-type="float" office:value="720036" calcext:value-type="float">
            <text:p>720,036</text:p>
          </table:table-cell>
          <table:table-cell table:style-name="ce17" office:value-type="float" office:value="734218" calcext:value-type="float">
            <text:p>734,218</text:p>
          </table:table-cell>
          <table:table-cell table:number-columns-repeated="1011"/>
        </table:table-row>
        <table:table-row table:style-name="ro2">
          <table:table-cell table:style-name="ce5" office:value-type="string" calcext:value-type="string">
            <text:p>.<text:span text:style-name="T1">Lexington-Fayette--Richmond--Frankfort, KY CSA</text:span></text:p>
          </table:table-cell>
          <table:table-cell table:style-name="ce17" office:value-type="float" office:value="684789" calcext:value-type="float">
            <text:p>684,789</text:p>
          </table:table-cell>
          <table:table-cell table:style-name="ce17" office:value-type="float" office:value="684828" calcext:value-type="float">
            <text:p>684,828</text:p>
          </table:table-cell>
          <table:table-cell table:style-name="ce17" office:value-type="float" office:value="686854" calcext:value-type="float">
            <text:p>686,854</text:p>
          </table:table-cell>
          <table:table-cell table:style-name="ce17" office:value-type="float" office:value="694121" calcext:value-type="float">
            <text:p>694,121</text:p>
          </table:table-cell>
          <table:table-cell table:style-name="ce17" office:value-type="float" office:value="701258" calcext:value-type="float">
            <text:p>701,258</text:p>
          </table:table-cell>
          <table:table-cell table:style-name="ce17" office:value-type="float" office:value="708092" calcext:value-type="float">
            <text:p>708,092</text:p>
          </table:table-cell>
          <table:table-cell table:style-name="ce17" office:value-type="float" office:value="714050" calcext:value-type="float">
            <text:p>714,050</text:p>
          </table:table-cell>
          <table:table-cell table:style-name="ce17" office:value-type="float" office:value="722196" calcext:value-type="float">
            <text:p>722,196</text:p>
          </table:table-cell>
          <table:table-cell table:style-name="ce17" office:value-type="float" office:value="730078" calcext:value-type="float">
            <text:p>730,078</text:p>
          </table:table-cell>
          <table:table-cell table:style-name="ce17" office:value-type="float" office:value="737525" calcext:value-type="float">
            <text:p>737,525</text:p>
          </table:table-cell>
          <table:table-cell table:style-name="ce17" office:value-type="float" office:value="741627" calcext:value-type="float">
            <text:p>741,627</text:p>
          </table:table-cell>
          <table:table-cell table:style-name="ce17" office:value-type="float" office:value="745033" calcext:value-type="float">
            <text:p>745,033</text:p>
          </table:table-cell>
          <table:table-cell table:number-columns-repeated="1011"/>
        </table:table-row>
        <table:table-row table:style-name="ro2">
          <table:table-cell table:style-name="ce5" office:value-type="string" calcext:value-type="string">
            <text:p>.<text:span text:style-name="T1">Charleston-Huntington-Ashland, WV-OH-KY CSA</text:span></text:p>
          </table:table-cell>
          <table:table-cell table:style-name="ce17" office:value-type="float" office:value="823417" calcext:value-type="float">
            <text:p>823,417</text:p>
          </table:table-cell>
          <table:table-cell table:style-name="ce17" office:value-type="float" office:value="823578" calcext:value-type="float">
            <text:p>823,578</text:p>
          </table:table-cell>
          <table:table-cell table:style-name="ce17" office:value-type="float" office:value="823697" calcext:value-type="float">
            <text:p>823,697</text:p>
          </table:table-cell>
          <table:table-cell table:style-name="ce17" office:value-type="float" office:value="822159" calcext:value-type="float">
            <text:p>822,159</text:p>
          </table:table-cell>
          <table:table-cell table:style-name="ce17" office:value-type="float" office:value="820878" calcext:value-type="float">
            <text:p>820,878</text:p>
          </table:table-cell>
          <table:table-cell table:style-name="ce17" office:value-type="float" office:value="817657" calcext:value-type="float">
            <text:p>817,657</text:p>
          </table:table-cell>
          <table:table-cell table:style-name="ce17" office:value-type="float" office:value="812887" calcext:value-type="float">
            <text:p>812,887</text:p>
          </table:table-cell>
          <table:table-cell table:style-name="ce17" office:value-type="float" office:value="806853" calcext:value-type="float">
            <text:p>806,853</text:p>
          </table:table-cell>
          <table:table-cell table:style-name="ce17" office:value-type="float" office:value="800384" calcext:value-type="float">
            <text:p>800,384</text:p>
          </table:table-cell>
          <table:table-cell table:style-name="ce17" office:value-type="float" office:value="792169" calcext:value-type="float">
            <text:p>792,169</text:p>
          </table:table-cell>
          <table:table-cell table:style-name="ce17" office:value-type="float" office:value="784135" calcext:value-type="float">
            <text:p>784,135</text:p>
          </table:table-cell>
          <table:table-cell table:style-name="ce17" office:value-type="float" office:value="776694" calcext:value-type="float">
            <text:p>776,694</text:p>
          </table:table-cell>
          <table:table-cell table:number-columns-repeated="1011"/>
        </table:table-row>
        <table:table-row table:style-name="ro2">
          <table:table-cell table:style-name="ce5" office:value-type="string" calcext:value-type="string">
            <text:p>.<text:span text:style-name="T1">South Bend-Elkhart-Mishawaka, IN-MI CSA</text:span></text:p>
          </table:table-cell>
          <table:table-cell table:style-name="ce17" office:value-type="float" office:value="798005" calcext:value-type="float">
            <text:p>798,005</text:p>
          </table:table-cell>
          <table:table-cell table:style-name="ce17" office:value-type="float" office:value="797985" calcext:value-type="float">
            <text:p>797,985</text:p>
          </table:table-cell>
          <table:table-cell table:style-name="ce17" office:value-type="float" office:value="797572" calcext:value-type="float">
            <text:p>797,572</text:p>
          </table:table-cell>
          <table:table-cell table:style-name="ce17" office:value-type="float" office:value="798339" calcext:value-type="float">
            <text:p>798,339</text:p>
          </table:table-cell>
          <table:table-cell table:style-name="ce17" office:value-type="float" office:value="798430" calcext:value-type="float">
            <text:p>798,430</text:p>
          </table:table-cell>
          <table:table-cell table:style-name="ce17" office:value-type="float" office:value="799748" calcext:value-type="float">
            <text:p>799,748</text:p>
          </table:table-cell>
          <table:table-cell table:style-name="ce17" office:value-type="float" office:value="802101" calcext:value-type="float">
            <text:p>802,101</text:p>
          </table:table-cell>
          <table:table-cell table:style-name="ce17" office:value-type="float" office:value="803000" calcext:value-type="float">
            <text:p>803,000</text:p>
          </table:table-cell>
          <table:table-cell table:style-name="ce17" office:value-type="float" office:value="804429" calcext:value-type="float">
            <text:p>804,429</text:p>
          </table:table-cell>
          <table:table-cell table:style-name="ce17" office:value-type="float" office:value="805319" calcext:value-type="float">
            <text:p>805,319</text:p>
          </table:table-cell>
          <table:table-cell table:style-name="ce17" office:value-type="float" office:value="807816" calcext:value-type="float">
            <text:p>807,816</text:p>
          </table:table-cell>
          <table:table-cell table:style-name="ce17" office:value-type="float" office:value="809069" calcext:value-type="float">
            <text:p>809,069</text:p>
          </table:table-cell>
          <table:table-cell table:number-columns-repeated="1011"/>
        </table:table-row>
        <table:table-row table:style-name="ro2">
          <table:table-cell table:style-name="ce5" office:value-type="string" calcext:value-type="string">
            <text:p>.<text:span text:style-name="T1">Boise City-Mountain Home-Ontario, ID-OR CSA</text:span></text:p>
          </table:table-cell>
          <table:table-cell table:style-name="ce17" office:value-type="float" office:value="697535" calcext:value-type="float">
            <text:p>697,535</text:p>
          </table:table-cell>
          <table:table-cell table:style-name="ce17" office:value-type="float" office:value="697544" calcext:value-type="float">
            <text:p>697,544</text:p>
          </table:table-cell>
          <table:table-cell table:style-name="ce17" office:value-type="float" office:value="698973" calcext:value-type="float">
            <text:p>698,973</text:p>
          </table:table-cell>
          <table:table-cell table:style-name="ce17" office:value-type="float" office:value="707402" calcext:value-type="float">
            <text:p>707,402</text:p>
          </table:table-cell>
          <table:table-cell table:style-name="ce17" office:value-type="float" office:value="717138" calcext:value-type="float">
            <text:p>717,138</text:p>
          </table:table-cell>
          <table:table-cell table:style-name="ce17" office:value-type="float" office:value="728675" calcext:value-type="float">
            <text:p>728,675</text:p>
          </table:table-cell>
          <table:table-cell table:style-name="ce17" office:value-type="float" office:value="741948" calcext:value-type="float">
            <text:p>741,948</text:p>
          </table:table-cell>
          <table:table-cell table:style-name="ce17" office:value-type="float" office:value="753467" calcext:value-type="float">
            <text:p>753,467</text:p>
          </table:table-cell>
          <table:table-cell table:style-name="ce17" office:value-type="float" office:value="770650" calcext:value-type="float">
            <text:p>770,650</text:p>
          </table:table-cell>
          <table:table-cell table:style-name="ce17" office:value-type="float" office:value="790111" calcext:value-type="float">
            <text:p>790,111</text:p>
          </table:table-cell>
          <table:table-cell table:style-name="ce17" office:value-type="float" office:value="810333" calcext:value-type="float">
            <text:p>810,333</text:p>
          </table:table-cell>
          <table:table-cell table:style-name="ce17" office:value-type="float" office:value="831235" calcext:value-type="float">
            <text:p>831,235</text:p>
          </table:table-cell>
          <table:table-cell table:number-columns-repeated="1011"/>
        </table:table-row>
        <table:table-row table:style-name="ro2">
          <table:table-cell table:style-name="ce5" office:value-type="string" calcext:value-type="string">
            <text:p>.<text:span text:style-name="T1">Toledo-Findlay-Tiffin, OH CSA</text:span></text:p>
          </table:table-cell>
          <table:table-cell table:style-name="ce17" office:value-type="float" office:value="843900" calcext:value-type="float">
            <text:p>843,900</text:p>
          </table:table-cell>
          <table:table-cell table:style-name="ce17" office:value-type="float" office:value="843912" calcext:value-type="float">
            <text:p>843,912</text:p>
          </table:table-cell>
          <table:table-cell table:style-name="ce17" office:value-type="float" office:value="843564" calcext:value-type="float">
            <text:p>843,564</text:p>
          </table:table-cell>
          <table:table-cell table:style-name="ce17" office:value-type="float" office:value="842209" calcext:value-type="float">
            <text:p>842,209</text:p>
          </table:table-cell>
          <table:table-cell table:style-name="ce17" office:value-type="float" office:value="840782" calcext:value-type="float">
            <text:p>840,782</text:p>
          </table:table-cell>
          <table:table-cell table:style-name="ce17" office:value-type="float" office:value="839880" calcext:value-type="float">
            <text:p>839,880</text:p>
          </table:table-cell>
          <table:table-cell table:style-name="ce17" office:value-type="float" office:value="838139" calcext:value-type="float">
            <text:p>838,139</text:p>
          </table:table-cell>
          <table:table-cell table:style-name="ce17" office:value-type="float" office:value="836776" calcext:value-type="float">
            <text:p>836,776</text:p>
          </table:table-cell>
          <table:table-cell table:style-name="ce17" office:value-type="float" office:value="836056" calcext:value-type="float">
            <text:p>836,056</text:p>
          </table:table-cell>
          <table:table-cell table:style-name="ce17" office:value-type="float" office:value="834697" calcext:value-type="float">
            <text:p>834,697</text:p>
          </table:table-cell>
          <table:table-cell table:style-name="ce17" office:value-type="float" office:value="832943" calcext:value-type="float">
            <text:p>832,943</text:p>
          </table:table-cell>
          <table:table-cell table:style-name="ce17" office:value-type="float" office:value="831295" calcext:value-type="float">
            <text:p>831,295</text:p>
          </table:table-cell>
          <table:table-cell table:number-columns-repeated="1011"/>
        </table:table-row>
        <table:table-row table:style-name="ro2">
          <table:table-cell table:style-name="ce5" office:value-type="string" calcext:value-type="string">
            <text:p>.<text:span text:style-name="T1">Fayetteville-Sanford-Lumberton, NC CSA</text:span></text:p>
          </table:table-cell>
          <table:table-cell table:number-columns-repeated="2" table:style-name="ce17" office:value-type="float" office:value="797499" calcext:value-type="float">
            <text:p>797,499</text:p>
          </table:table-cell>
          <table:table-cell table:style-name="ce17" office:value-type="float" office:value="807472" calcext:value-type="float">
            <text:p>807,472</text:p>
          </table:table-cell>
          <table:table-cell table:style-name="ce17" office:value-type="float" office:value="818400" calcext:value-type="float">
            <text:p>818,400</text:p>
          </table:table-cell>
          <table:table-cell table:style-name="ce17" office:value-type="float" office:value="823658" calcext:value-type="float">
            <text:p>823,658</text:p>
          </table:table-cell>
          <table:table-cell table:style-name="ce17" office:value-type="float" office:value="831355" calcext:value-type="float">
            <text:p>831,355</text:p>
          </table:table-cell>
          <table:table-cell table:style-name="ce17" office:value-type="float" office:value="833439" calcext:value-type="float">
            <text:p>833,439</text:p>
          </table:table-cell>
          <table:table-cell table:style-name="ce17" office:value-type="float" office:value="835141" calcext:value-type="float">
            <text:p>835,141</text:p>
          </table:table-cell>
          <table:table-cell table:style-name="ce17" office:value-type="float" office:value="840565" calcext:value-type="float">
            <text:p>840,565</text:p>
          </table:table-cell>
          <table:table-cell table:style-name="ce17" office:value-type="float" office:value="843098" calcext:value-type="float">
            <text:p>843,098</text:p>
          </table:table-cell>
          <table:table-cell table:style-name="ce17" office:value-type="float" office:value="849109" calcext:value-type="float">
            <text:p>849,109</text:p>
          </table:table-cell>
          <table:table-cell table:style-name="ce17" office:value-type="float" office:value="854826" calcext:value-type="float">
            <text:p>854,826</text:p>
          </table:table-cell>
          <table:table-cell table:number-columns-repeated="1011"/>
        </table:table-row>
        <table:table-row table:style-name="ro2">
          <table:table-cell table:style-name="ce5" office:value-type="string" calcext:value-type="string">
            <text:p>.<text:span text:style-name="T1">Des Moines-Ames-West Des Moines, IA CSA</text:span></text:p>
          </table:table-cell>
          <table:table-cell table:number-columns-repeated="2" table:style-name="ce17" office:value-type="float" office:value="778013" calcext:value-type="float">
            <text:p>778,013</text:p>
          </table:table-cell>
          <table:table-cell table:style-name="ce17" office:value-type="float" office:value="780488" calcext:value-type="float">
            <text:p>780,488</text:p>
          </table:table-cell>
          <table:table-cell table:style-name="ce17" office:value-type="float" office:value="791494" calcext:value-type="float">
            <text:p>791,494</text:p>
          </table:table-cell>
          <table:table-cell table:style-name="ce17" office:value-type="float" office:value="800589" calcext:value-type="float">
            <text:p>800,589</text:p>
          </table:table-cell>
          <table:table-cell table:style-name="ce17" office:value-type="float" office:value="813442" calcext:value-type="float">
            <text:p>813,442</text:p>
          </table:table-cell>
          <table:table-cell table:style-name="ce17" office:value-type="float" office:value="827376" calcext:value-type="float">
            <text:p>827,376</text:p>
          </table:table-cell>
          <table:table-cell table:style-name="ce17" office:value-type="float" office:value="838022" calcext:value-type="float">
            <text:p>838,022</text:p>
          </table:table-cell>
          <table:table-cell table:style-name="ce17" office:value-type="float" office:value="849696" calcext:value-type="float">
            <text:p>849,696</text:p>
          </table:table-cell>
          <table:table-cell table:style-name="ce17" office:value-type="float" office:value="860436" calcext:value-type="float">
            <text:p>860,436</text:p>
          </table:table-cell>
          <table:table-cell table:style-name="ce17" office:value-type="float" office:value="869285" calcext:value-type="float">
            <text:p>869,285</text:p>
          </table:table-cell>
          <table:table-cell table:style-name="ce17" office:value-type="float" office:value="877991" calcext:value-type="float">
            <text:p>877,991</text:p>
          </table:table-cell>
          <table:table-cell table:number-columns-repeated="1011"/>
        </table:table-row>
        <table:table-row table:style-name="ro2">
          <table:table-cell table:style-name="ce5" office:value-type="string" calcext:value-type="string">
            <text:p>.<text:span text:style-name="T1">Madison-Janesville-Beloit, WI CSA</text:span></text:p>
          </table:table-cell>
          <table:table-cell table:style-name="ce17" office:value-type="float" office:value="827742" calcext:value-type="float">
            <text:p>827,742</text:p>
          </table:table-cell>
          <table:table-cell table:style-name="ce17" office:value-type="float" office:value="827746" calcext:value-type="float">
            <text:p>827,746</text:p>
          </table:table-cell>
          <table:table-cell table:style-name="ce17" office:value-type="float" office:value="828935" calcext:value-type="float">
            <text:p>828,935</text:p>
          </table:table-cell>
          <table:table-cell table:style-name="ce17" office:value-type="float" office:value="835262" calcext:value-type="float">
            <text:p>835,262</text:p>
          </table:table-cell>
          <table:table-cell table:style-name="ce17" office:value-type="float" office:value="842153" calcext:value-type="float">
            <text:p>842,153</text:p>
          </table:table-cell>
          <table:table-cell table:style-name="ce17" office:value-type="float" office:value="849956" calcext:value-type="float">
            <text:p>849,956</text:p>
          </table:table-cell>
          <table:table-cell table:style-name="ce17" office:value-type="float" office:value="857248" calcext:value-type="float">
            <text:p>857,248</text:p>
          </table:table-cell>
          <table:table-cell table:style-name="ce17" office:value-type="float" office:value="864475" calcext:value-type="float">
            <text:p>864,475</text:p>
          </table:table-cell>
          <table:table-cell table:style-name="ce17" office:value-type="float" office:value="873322" calcext:value-type="float">
            <text:p>873,322</text:p>
          </table:table-cell>
          <table:table-cell table:style-name="ce17" office:value-type="float" office:value="881422" calcext:value-type="float">
            <text:p>881,422</text:p>
          </table:table-cell>
          <table:table-cell table:style-name="ce17" office:value-type="float" office:value="887119" calcext:value-type="float">
            <text:p>887,119</text:p>
          </table:table-cell>
          <table:table-cell table:style-name="ce17" office:value-type="float" office:value="892661" calcext:value-type="float">
            <text:p>892,661</text:p>
          </table:table-cell>
          <table:table-cell table:number-columns-repeated="1011"/>
        </table:table-row>
        <table:table-row table:style-name="ro2">
          <table:table-cell table:style-name="ce5" office:value-type="string" calcext:value-type="string">
            <text:p>.<text:span text:style-name="T1">Little Rock-North Little Rock, AR CSA</text:span></text:p>
          </table:table-cell>
          <table:table-cell table:style-name="ce17" office:value-type="float" office:value="877091" calcext:value-type="float">
            <text:p>877,091</text:p>
          </table:table-cell>
          <table:table-cell table:style-name="ce17" office:value-type="float" office:value="877165" calcext:value-type="float">
            <text:p>877,165</text:p>
          </table:table-cell>
          <table:table-cell table:style-name="ce17" office:value-type="float" office:value="879757" calcext:value-type="float">
            <text:p>879,757</text:p>
          </table:table-cell>
          <table:table-cell table:style-name="ce17" office:value-type="float" office:value="887817" calcext:value-type="float">
            <text:p>887,817</text:p>
          </table:table-cell>
          <table:table-cell table:style-name="ce17" office:value-type="float" office:value="893729" calcext:value-type="float">
            <text:p>893,729</text:p>
          </table:table-cell>
          <table:table-cell table:style-name="ce17" office:value-type="float" office:value="897495" calcext:value-type="float">
            <text:p>897,495</text:p>
          </table:table-cell>
          <table:table-cell table:style-name="ce17" office:value-type="float" office:value="901543" calcext:value-type="float">
            <text:p>901,543</text:p>
          </table:table-cell>
          <table:table-cell table:style-name="ce17" office:value-type="float" office:value="903826" calcext:value-type="float">
            <text:p>903,826</text:p>
          </table:table-cell>
          <table:table-cell table:style-name="ce17" office:value-type="float" office:value="905463" calcext:value-type="float">
            <text:p>905,463</text:p>
          </table:table-cell>
          <table:table-cell table:style-name="ce17" office:value-type="float" office:value="907276" calcext:value-type="float">
            <text:p>907,276</text:p>
          </table:table-cell>
          <table:table-cell table:style-name="ce17" office:value-type="float" office:value="907708" calcext:value-type="float">
            <text:p>907,708</text:p>
          </table:table-cell>
          <table:table-cell table:style-name="ce17" office:value-type="float" office:value="908941" calcext:value-type="float">
            <text:p>908,941</text:p>
          </table:table-cell>
          <table:table-cell table:number-columns-repeated="1011"/>
        </table:table-row>
        <table:table-row table:style-name="ro2">
          <table:table-cell table:style-name="ce5" office:value-type="string" calcext:value-type="string">
            <text:p>.<text:span text:style-name="T1">McAllen-Edinburg, TX CSA</text:span></text:p>
          </table:table-cell>
          <table:table-cell table:style-name="ce17" office:value-type="float" office:value="835737" calcext:value-type="float">
            <text:p>835,737</text:p>
          </table:table-cell>
          <table:table-cell table:style-name="ce17" office:value-type="float" office:value="835731" calcext:value-type="float">
            <text:p>835,731</text:p>
          </table:table-cell>
          <table:table-cell table:style-name="ce17" office:value-type="float" office:value="840283" calcext:value-type="float">
            <text:p>840,283</text:p>
          </table:table-cell>
          <table:table-cell table:style-name="ce17" office:value-type="float" office:value="857159" calcext:value-type="float">
            <text:p>857,159</text:p>
          </table:table-cell>
          <table:table-cell table:style-name="ce17" office:value-type="float" office:value="870304" calcext:value-type="float">
            <text:p>870,304</text:p>
          </table:table-cell>
          <table:table-cell table:style-name="ce17" office:value-type="float" office:value="881000" calcext:value-type="float">
            <text:p>881,000</text:p>
          </table:table-cell>
          <table:table-cell table:style-name="ce17" office:value-type="float" office:value="892784" calcext:value-type="float">
            <text:p>892,784</text:p>
          </table:table-cell>
          <table:table-cell table:style-name="ce17" office:value-type="float" office:value="903151" calcext:value-type="float">
            <text:p>903,151</text:p>
          </table:table-cell>
          <table:table-cell table:style-name="ce17" office:value-type="float" office:value="912854" calcext:value-type="float">
            <text:p>912,854</text:p>
          </table:table-cell>
          <table:table-cell table:style-name="ce17" office:value-type="float" office:value="920379" calcext:value-type="float">
            <text:p>920,379</text:p>
          </table:table-cell>
          <table:table-cell table:style-name="ce17" office:value-type="float" office:value="926547" calcext:value-type="float">
            <text:p>926,547</text:p>
          </table:table-cell>
          <table:table-cell table:style-name="ce17" office:value-type="float" office:value="933340" calcext:value-type="float">
            <text:p>933,340</text:p>
          </table:table-cell>
          <table:table-cell table:number-columns-repeated="1011"/>
        </table:table-row>
        <table:table-row table:style-name="ro2">
          <table:table-cell table:style-name="ce5" office:value-type="string" calcext:value-type="string">
            <text:p>.<text:span text:style-name="T1">Columbia-Orangeburg-Newberry, SC CSA</text:span></text:p>
          </table:table-cell>
          <table:table-cell table:style-name="ce17" office:value-type="float" office:value="897607" calcext:value-type="float">
            <text:p>897,607</text:p>
          </table:table-cell>
          <table:table-cell table:style-name="ce17" office:value-type="float" office:value="897487" calcext:value-type="float">
            <text:p>897,487</text:p>
          </table:table-cell>
          <table:table-cell table:style-name="ce17" office:value-type="float" office:value="899576" calcext:value-type="float">
            <text:p>899,576</text:p>
          </table:table-cell>
          <table:table-cell table:style-name="ce17" office:value-type="float" office:value="905394" calcext:value-type="float">
            <text:p>905,394</text:p>
          </table:table-cell>
          <table:table-cell table:style-name="ce17" office:value-type="float" office:value="912242" calcext:value-type="float">
            <text:p>912,242</text:p>
          </table:table-cell>
          <table:table-cell table:style-name="ce17" office:value-type="float" office:value="918976" calcext:value-type="float">
            <text:p>918,976</text:p>
          </table:table-cell>
          <table:table-cell table:style-name="ce17" office:value-type="float" office:value="926591" calcext:value-type="float">
            <text:p>926,591</text:p>
          </table:table-cell>
          <table:table-cell table:style-name="ce17" office:value-type="float" office:value="936067" calcext:value-type="float">
            <text:p>936,067</text:p>
          </table:table-cell>
          <table:table-cell table:style-name="ce17" office:value-type="float" office:value="943541" calcext:value-type="float">
            <text:p>943,541</text:p>
          </table:table-cell>
          <table:table-cell table:style-name="ce17" office:value-type="float" office:value="950991" calcext:value-type="float">
            <text:p>950,991</text:p>
          </table:table-cell>
          <table:table-cell table:style-name="ce17" office:value-type="float" office:value="957146" calcext:value-type="float">
            <text:p>957,146</text:p>
          </table:table-cell>
          <table:table-cell table:style-name="ce17" office:value-type="float" office:value="963048" calcext:value-type="float">
            <text:p>963,048</text:p>
          </table:table-cell>
          <table:table-cell table:number-columns-repeated="1011"/>
        </table:table-row>
        <table:table-row table:style-name="ro2">
          <table:table-cell table:style-name="ce5" office:value-type="string" calcext:value-type="string">
            <text:p>.<text:span text:style-name="T1">Omaha-Council Bluffs-Fremont, NE-IA CSA</text:span></text:p>
          </table:table-cell>
          <table:table-cell table:style-name="ce17" office:value-type="float" office:value="902041" calcext:value-type="float">
            <text:p>902,041</text:p>
          </table:table-cell>
          <table:table-cell table:style-name="ce17" office:value-type="float" office:value="902032" calcext:value-type="float">
            <text:p>902,032</text:p>
          </table:table-cell>
          <table:table-cell table:style-name="ce17" office:value-type="float" office:value="904344" calcext:value-type="float">
            <text:p>904,344</text:p>
          </table:table-cell>
          <table:table-cell table:style-name="ce17" office:value-type="float" office:value="912952" calcext:value-type="float">
            <text:p>912,952</text:p>
          </table:table-cell>
          <table:table-cell table:style-name="ce17" office:value-type="float" office:value="921145" calcext:value-type="float">
            <text:p>921,145</text:p>
          </table:table-cell>
          <table:table-cell table:style-name="ce17" office:value-type="float" office:value="930361" calcext:value-type="float">
            <text:p>930,361</text:p>
          </table:table-cell>
          <table:table-cell table:style-name="ce17" office:value-type="float" office:value="939949" calcext:value-type="float">
            <text:p>939,949</text:p>
          </table:table-cell>
          <table:table-cell table:style-name="ce17" office:value-type="float" office:value="949640" calcext:value-type="float">
            <text:p>949,640</text:p>
          </table:table-cell>
          <table:table-cell table:style-name="ce17" office:value-type="float" office:value="960108" calcext:value-type="float">
            <text:p>960,108</text:p>
          </table:table-cell>
          <table:table-cell table:style-name="ce17" office:value-type="float" office:value="968776" calcext:value-type="float">
            <text:p>968,776</text:p>
          </table:table-cell>
          <table:table-cell table:style-name="ce17" office:value-type="float" office:value="977695" calcext:value-type="float">
            <text:p>977,695</text:p>
          </table:table-cell>
          <table:table-cell table:style-name="ce17" office:value-type="float" office:value="986007" calcext:value-type="float">
            <text:p>986,007</text:p>
          </table:table-cell>
          <table:table-cell table:number-columns-repeated="1011"/>
        </table:table-row>
        <table:table-row table:style-name="ro2">
          <table:table-cell table:style-name="ce5" office:value-type="string" calcext:value-type="string">
            <text:p>.<text:span text:style-name="T1">Chattanooga-Cleveland-Dalton, TN-GA CSA</text:span></text:p>
          </table:table-cell>
          <table:table-cell table:style-name="ce17" office:value-type="float" office:value="951434" calcext:value-type="float">
            <text:p>951,434</text:p>
          </table:table-cell>
          <table:table-cell table:style-name="ce17" office:value-type="float" office:value="951440" calcext:value-type="float">
            <text:p>951,440</text:p>
          </table:table-cell>
          <table:table-cell table:style-name="ce17" office:value-type="float" office:value="952555" calcext:value-type="float">
            <text:p>952,555</text:p>
          </table:table-cell>
          <table:table-cell table:style-name="ce17" office:value-type="float" office:value="958097" calcext:value-type="float">
            <text:p>958,097</text:p>
          </table:table-cell>
          <table:table-cell table:style-name="ce17" office:value-type="float" office:value="964157" calcext:value-type="float">
            <text:p>964,157</text:p>
          </table:table-cell>
          <table:table-cell table:style-name="ce17" office:value-type="float" office:value="968267" calcext:value-type="float">
            <text:p>968,267</text:p>
          </table:table-cell>
          <table:table-cell table:style-name="ce17" office:value-type="float" office:value="971931" calcext:value-type="float">
            <text:p>971,931</text:p>
          </table:table-cell>
          <table:table-cell table:style-name="ce17" office:value-type="float" office:value="976951" calcext:value-type="float">
            <text:p>976,951</text:p>
          </table:table-cell>
          <table:table-cell table:style-name="ce17" office:value-type="float" office:value="983739" calcext:value-type="float">
            <text:p>983,739</text:p>
          </table:table-cell>
          <table:table-cell table:style-name="ce17" office:value-type="float" office:value="989682" calcext:value-type="float">
            <text:p>989,682</text:p>
          </table:table-cell>
          <table:table-cell table:style-name="ce17" office:value-type="float" office:value="997649" calcext:value-type="float">
            <text:p>997,649</text:p>
          </table:table-cell>
          <table:table-cell table:style-name="ce17" office:value-type="float" office:value="1004573" calcext:value-type="float">
            <text:p>1,004,573</text:p>
          </table:table-cell>
          <table:table-cell table:number-columns-repeated="1011"/>
        </table:table-row>
        <table:table-row table:style-name="ro2">
          <table:table-cell table:style-name="ce5" office:value-type="string" calcext:value-type="string">
            <text:p>.<text:span text:style-name="T1">El Paso-Las Cruces, TX-NM CSA</text:span></text:p>
          </table:table-cell>
          <table:table-cell table:style-name="ce17" office:value-type="float" office:value="1013356" calcext:value-type="float">
            <text:p>1,013,356</text:p>
          </table:table-cell>
          <table:table-cell table:style-name="ce17" office:value-type="float" office:value="1013326" calcext:value-type="float">
            <text:p>1,013,326</text:p>
          </table:table-cell>
          <table:table-cell table:style-name="ce17" office:value-type="float" office:value="1017145" calcext:value-type="float">
            <text:p>1,017,145</text:p>
          </table:table-cell>
          <table:table-cell table:style-name="ce17" office:value-type="float" office:value="1036434" calcext:value-type="float">
            <text:p>1,036,434</text:p>
          </table:table-cell>
          <table:table-cell table:style-name="ce17" office:value-type="float" office:value="1050117" calcext:value-type="float">
            <text:p>1,050,117</text:p>
          </table:table-cell>
          <table:table-cell table:style-name="ce17" office:value-type="float" office:value="1048491" calcext:value-type="float">
            <text:p>1,048,491</text:p>
          </table:table-cell>
          <table:table-cell table:style-name="ce17" office:value-type="float" office:value="1051022" calcext:value-type="float">
            <text:p>1,051,022</text:p>
          </table:table-cell>
          <table:table-cell table:style-name="ce17" office:value-type="float" office:value="1049473" calcext:value-type="float">
            <text:p>1,049,473</text:p>
          </table:table-cell>
          <table:table-cell table:style-name="ce17" office:value-type="float" office:value="1053866" calcext:value-type="float">
            <text:p>1,053,866</text:p>
          </table:table-cell>
          <table:table-cell table:style-name="ce17" office:value-type="float" office:value="1058179" calcext:value-type="float">
            <text:p>1,058,179</text:p>
          </table:table-cell>
          <table:table-cell table:style-name="ce17" office:value-type="float" office:value="1058891" calcext:value-type="float">
            <text:p>1,058,891</text:p>
          </table:table-cell>
          <table:table-cell table:style-name="ce17" office:value-type="float" office:value="1062319" calcext:value-type="float">
            <text:p>1,062,319</text:p>
          </table:table-cell>
          <table:table-cell table:number-columns-repeated="1011"/>
        </table:table-row>
        <table:table-row table:style-name="ro2">
          <table:table-cell table:style-name="ce5" office:value-type="string" calcext:value-type="string">
            <text:p>.<text:span text:style-name="T1">North Port-Sarasota, FL CSA</text:span></text:p>
          </table:table-cell>
          <table:table-cell table:style-name="ce17" office:value-type="float" office:value="897121" calcext:value-type="float">
            <text:p>897,121</text:p>
          </table:table-cell>
          <table:table-cell table:style-name="ce17" office:value-type="float" office:value="897141" calcext:value-type="float">
            <text:p>897,141</text:p>
          </table:table-cell>
          <table:table-cell table:style-name="ce17" office:value-type="float" office:value="898163" calcext:value-type="float">
            <text:p>898,163</text:p>
          </table:table-cell>
          <table:table-cell table:style-name="ce17" office:value-type="float" office:value="904489" calcext:value-type="float">
            <text:p>904,489</text:p>
          </table:table-cell>
          <table:table-cell table:style-name="ce17" office:value-type="float" office:value="918030" calcext:value-type="float">
            <text:p>918,030</text:p>
          </table:table-cell>
          <table:table-cell table:style-name="ce17" office:value-type="float" office:value="931372" calcext:value-type="float">
            <text:p>931,372</text:p>
          </table:table-cell>
          <table:table-cell table:style-name="ce17" office:value-type="float" office:value="950607" calcext:value-type="float">
            <text:p>950,607</text:p>
          </table:table-cell>
          <table:table-cell table:style-name="ce17" office:value-type="float" office:value="975339" calcext:value-type="float">
            <text:p>975,339</text:p>
          </table:table-cell>
          <table:table-cell table:style-name="ce17" office:value-type="float" office:value="1002267" calcext:value-type="float">
            <text:p>1,002,267</text:p>
          </table:table-cell>
          <table:table-cell table:style-name="ce17" office:value-type="float" office:value="1023949" calcext:value-type="float">
            <text:p>1,023,949</text:p>
          </table:table-cell>
          <table:table-cell table:style-name="ce17" office:value-type="float" office:value="1042933" calcext:value-type="float">
            <text:p>1,042,933</text:p>
          </table:table-cell>
          <table:table-cell table:style-name="ce17" office:value-type="float" office:value="1063906" calcext:value-type="float">
            <text:p>1,063,906</text:p>
          </table:table-cell>
          <table:table-cell table:number-columns-repeated="1011"/>
        </table:table-row>
        <table:table-row table:style-name="ro2">
          <table:table-cell table:style-name="ce5" office:value-type="string" calcext:value-type="string">
            <text:p>.<text:span text:style-name="T1">Dayton-Springfield-Kettering, OH CSA</text:span></text:p>
          </table:table-cell>
          <table:table-cell table:style-name="ce17" office:value-type="float" office:value="1080044" calcext:value-type="float">
            <text:p>1,080,044</text:p>
          </table:table-cell>
          <table:table-cell table:style-name="ce17" office:value-type="float" office:value="1080143" calcext:value-type="float">
            <text:p>1,080,143</text:p>
          </table:table-cell>
          <table:table-cell table:style-name="ce17" office:value-type="float" office:value="1080336" calcext:value-type="float">
            <text:p>1,080,336</text:p>
          </table:table-cell>
          <table:table-cell table:style-name="ce17" office:value-type="float" office:value="1080405" calcext:value-type="float">
            <text:p>1,080,405</text:p>
          </table:table-cell>
          <table:table-cell table:style-name="ce17" office:value-type="float" office:value="1080021" calcext:value-type="float">
            <text:p>1,080,021</text:p>
          </table:table-cell>
          <table:table-cell table:style-name="ce17" office:value-type="float" office:value="1078998" calcext:value-type="float">
            <text:p>1,078,998</text:p>
          </table:table-cell>
          <table:table-cell table:style-name="ce17" office:value-type="float" office:value="1077585" calcext:value-type="float">
            <text:p>1,077,585</text:p>
          </table:table-cell>
          <table:table-cell table:style-name="ce17" office:value-type="float" office:value="1075844" calcext:value-type="float">
            <text:p>1,075,844</text:p>
          </table:table-cell>
          <table:table-cell table:style-name="ce17" office:value-type="float" office:value="1075514" calcext:value-type="float">
            <text:p>1,075,514</text:p>
          </table:table-cell>
          <table:table-cell table:style-name="ce17" office:value-type="float" office:value="1076920" calcext:value-type="float">
            <text:p>1,076,920</text:p>
          </table:table-cell>
          <table:table-cell table:style-name="ce17" office:value-type="float" office:value="1078322" calcext:value-type="float">
            <text:p>1,078,322</text:p>
          </table:table-cell>
          <table:table-cell table:style-name="ce17" office:value-type="float" office:value="1080282" calcext:value-type="float">
            <text:p>1,080,282</text:p>
          </table:table-cell>
          <table:table-cell table:number-columns-repeated="1011"/>
        </table:table-row>
        <table:table-row table:style-name="ro2">
          <table:table-cell table:style-name="ce5" office:value-type="string" calcext:value-type="string">
            <text:p>.<text:span text:style-name="T1">Tucson-Nogales, AZ CSA</text:span></text:p>
          </table:table-cell>
          <table:table-cell table:number-columns-repeated="2" table:style-name="ce17" office:value-type="float" office:value="1027683" calcext:value-type="float">
            <text:p>1,027,683</text:p>
          </table:table-cell>
          <table:table-cell table:style-name="ce17" office:value-type="float" office:value="1029035" calcext:value-type="float">
            <text:p>1,029,035</text:p>
          </table:table-cell>
          <table:table-cell table:style-name="ce17" office:value-type="float" office:value="1036048" calcext:value-type="float">
            <text:p>1,036,048</text:p>
          </table:table-cell>
          <table:table-cell table:style-name="ce17" office:value-type="float" office:value="1040411" calcext:value-type="float">
            <text:p>1,040,411</text:p>
          </table:table-cell>
          <table:table-cell table:style-name="ce17" office:value-type="float" office:value="1044066" calcext:value-type="float">
            <text:p>1,044,066</text:p>
          </table:table-cell>
          <table:table-cell table:style-name="ce17" office:value-type="float" office:value="1050865" calcext:value-type="float">
            <text:p>1,050,865</text:p>
          </table:table-cell>
          <table:table-cell table:style-name="ce17" office:value-type="float" office:value="1055645" calcext:value-type="float">
            <text:p>1,055,645</text:p>
          </table:table-cell>
          <table:table-cell table:style-name="ce17" office:value-type="float" office:value="1063107" calcext:value-type="float">
            <text:p>1,063,107</text:p>
          </table:table-cell>
          <table:table-cell table:style-name="ce17" office:value-type="float" office:value="1072957" calcext:value-type="float">
            <text:p>1,072,957</text:p>
          </table:table-cell>
          <table:table-cell table:style-name="ce17" office:value-type="float" office:value="1082949" calcext:value-type="float">
            <text:p>1,082,949</text:p>
          </table:table-cell>
          <table:table-cell table:style-name="ce17" office:value-type="float" office:value="1093777" calcext:value-type="float">
            <text:p>1,093,777</text:p>
          </table:table-cell>
          <table:table-cell table:number-columns-repeated="1011"/>
        </table:table-row>
        <table:table-row table:style-name="ro2">
          <table:table-cell table:style-name="ce5" office:value-type="string" calcext:value-type="string">
            <text:p>.<text:span text:style-name="T1">Tulsa-Muskogee-Bartlesville, OK CSA</text:span></text:p>
          </table:table-cell>
          <table:table-cell table:style-name="ce17" office:value-type="float" office:value="1059444" calcext:value-type="float">
            <text:p>1,059,444</text:p>
          </table:table-cell>
          <table:table-cell table:style-name="ce17" office:value-type="float" office:value="1059499" calcext:value-type="float">
            <text:p>1,059,499</text:p>
          </table:table-cell>
          <table:table-cell table:style-name="ce17" office:value-type="float" office:value="1062031" calcext:value-type="float">
            <text:p>1,062,031</text:p>
          </table:table-cell>
          <table:table-cell table:style-name="ce17" office:value-type="float" office:value="1067875" calcext:value-type="float">
            <text:p>1,067,875</text:p>
          </table:table-cell>
          <table:table-cell table:style-name="ce17" office:value-type="float" office:value="1074640" calcext:value-type="float">
            <text:p>1,074,640</text:p>
          </table:table-cell>
          <table:table-cell table:style-name="ce17" office:value-type="float" office:value="1083722" calcext:value-type="float">
            <text:p>1,083,722</text:p>
          </table:table-cell>
          <table:table-cell table:style-name="ce17" office:value-type="float" office:value="1091143" calcext:value-type="float">
            <text:p>1,091,143</text:p>
          </table:table-cell>
          <table:table-cell table:style-name="ce17" office:value-type="float" office:value="1102336" calcext:value-type="float">
            <text:p>1,102,336</text:p>
          </table:table-cell>
          <table:table-cell table:style-name="ce17" office:value-type="float" office:value="1109745" calcext:value-type="float">
            <text:p>1,109,745</text:p>
          </table:table-cell>
          <table:table-cell table:style-name="ce17" office:value-type="float" office:value="1112353" calcext:value-type="float">
            <text:p>1,112,353</text:p>
          </table:table-cell>
          <table:table-cell table:style-name="ce17" office:value-type="float" office:value="1113250" calcext:value-type="float">
            <text:p>1,113,250</text:p>
          </table:table-cell>
          <table:table-cell table:style-name="ce17" office:value-type="float" office:value="1118150" calcext:value-type="float">
            <text:p>1,118,150</text:p>
          </table:table-cell>
          <table:table-cell table:number-columns-repeated="1011"/>
        </table:table-row>
        <table:table-row table:style-name="ro2">
          <table:table-cell table:style-name="ce5" office:value-type="string" calcext:value-type="string">
            <text:p>.<text:span text:style-name="T1">Knoxville-Morristown-Sevierville, TN CSA</text:span></text:p>
          </table:table-cell>
          <table:table-cell table:style-name="ce17" office:value-type="float" office:value="1077073" calcext:value-type="float">
            <text:p>1,077,073</text:p>
          </table:table-cell>
          <table:table-cell table:style-name="ce17" office:value-type="float" office:value="1077245" calcext:value-type="float">
            <text:p>1,077,245</text:p>
          </table:table-cell>
          <table:table-cell table:style-name="ce17" office:value-type="float" office:value="1078492" calcext:value-type="float">
            <text:p>1,078,492</text:p>
          </table:table-cell>
          <table:table-cell table:style-name="ce17" office:value-type="float" office:value="1084886" calcext:value-type="float">
            <text:p>1,084,886</text:p>
          </table:table-cell>
          <table:table-cell table:style-name="ce17" office:value-type="float" office:value="1090652" calcext:value-type="float">
            <text:p>1,090,652</text:p>
          </table:table-cell>
          <table:table-cell table:style-name="ce17" office:value-type="float" office:value="1095818" calcext:value-type="float">
            <text:p>1,095,818</text:p>
          </table:table-cell>
          <table:table-cell table:style-name="ce17" office:value-type="float" office:value="1101134" calcext:value-type="float">
            <text:p>1,101,134</text:p>
          </table:table-cell>
          <table:table-cell table:style-name="ce17" office:value-type="float" office:value="1107585" calcext:value-type="float">
            <text:p>1,107,585</text:p>
          </table:table-cell>
          <table:table-cell table:style-name="ce17" office:value-type="float" office:value="1116570" calcext:value-type="float">
            <text:p>1,116,570</text:p>
          </table:table-cell>
          <table:table-cell table:style-name="ce17" office:value-type="float" office:value="1127378" calcext:value-type="float">
            <text:p>1,127,378</text:p>
          </table:table-cell>
          <table:table-cell table:style-name="ce17" office:value-type="float" office:value="1136765" calcext:value-type="float">
            <text:p>1,136,765</text:p>
          </table:table-cell>
          <table:table-cell table:style-name="ce17" office:value-type="float" office:value="1146049" calcext:value-type="float">
            <text:p>1,146,049</text:p>
          </table:table-cell>
          <table:table-cell table:number-columns-repeated="1011"/>
        </table:table-row>
        <table:table-row table:style-name="ro2">
          <table:table-cell table:style-name="ce5" office:value-type="string" calcext:value-type="string">
            <text:p>.<text:span text:style-name="T1">Albuquerque-Santa Fe-Las Vegas, NM CSA</text:span></text:p>
          </table:table-cell>
          <table:table-cell table:style-name="ce17" office:value-type="float" office:value="1123717" calcext:value-type="float">
            <text:p>1,123,717</text:p>
          </table:table-cell>
          <table:table-cell table:style-name="ce17" office:value-type="float" office:value="1123721" calcext:value-type="float">
            <text:p>1,123,721</text:p>
          </table:table-cell>
          <table:table-cell table:style-name="ce17" office:value-type="float" office:value="1126646" calcext:value-type="float">
            <text:p>1,126,646</text:p>
          </table:table-cell>
          <table:table-cell table:style-name="ce17" office:value-type="float" office:value="1136469" calcext:value-type="float">
            <text:p>1,136,469</text:p>
          </table:table-cell>
          <table:table-cell table:style-name="ce17" office:value-type="float" office:value="1140865" calcext:value-type="float">
            <text:p>1,140,865</text:p>
          </table:table-cell>
          <table:table-cell table:style-name="ce17" office:value-type="float" office:value="1143943" calcext:value-type="float">
            <text:p>1,143,943</text:p>
          </table:table-cell>
          <table:table-cell table:style-name="ce17" office:value-type="float" office:value="1142965" calcext:value-type="float">
            <text:p>1,142,965</text:p>
          </table:table-cell>
          <table:table-cell table:style-name="ce17" office:value-type="float" office:value="1144135" calcext:value-type="float">
            <text:p>1,144,135</text:p>
          </table:table-cell>
          <table:table-cell table:style-name="ce17" office:value-type="float" office:value="1147987" calcext:value-type="float">
            <text:p>1,147,987</text:p>
          </table:table-cell>
          <table:table-cell table:style-name="ce17" office:value-type="float" office:value="1152024" calcext:value-type="float">
            <text:p>1,152,024</text:p>
          </table:table-cell>
          <table:table-cell table:style-name="ce17" office:value-type="float" office:value="1154686" calcext:value-type="float">
            <text:p>1,154,686</text:p>
          </table:table-cell>
          <table:table-cell table:style-name="ce17" office:value-type="float" office:value="1158464" calcext:value-type="float">
            <text:p>1,158,464</text:p>
          </table:table-cell>
          <table:table-cell table:number-columns-repeated="1011"/>
        </table:table-row>
        <table:table-row table:style-name="ro2">
          <table:table-cell table:style-name="ce5" office:value-type="string" calcext:value-type="string">
            <text:p>.<text:span text:style-name="T1">Rochester-Batavia-Seneca Falls, NY CSA</text:span></text:p>
          </table:table-cell>
          <table:table-cell table:style-name="ce17" office:value-type="float" office:value="1175001" calcext:value-type="float">
            <text:p>1,175,001</text:p>
          </table:table-cell>
          <table:table-cell table:style-name="ce17" office:value-type="float" office:value="1174886" calcext:value-type="float">
            <text:p>1,174,886</text:p>
          </table:table-cell>
          <table:table-cell table:style-name="ce17" office:value-type="float" office:value="1175168" calcext:value-type="float">
            <text:p>1,175,168</text:p>
          </table:table-cell>
          <table:table-cell table:style-name="ce17" office:value-type="float" office:value="1176817" calcext:value-type="float">
            <text:p>1,176,817</text:p>
          </table:table-cell>
          <table:table-cell table:style-name="ce17" office:value-type="float" office:value="1176568" calcext:value-type="float">
            <text:p>1,176,568</text:p>
          </table:table-cell>
          <table:table-cell table:style-name="ce17" office:value-type="float" office:value="1176098" calcext:value-type="float">
            <text:p>1,176,098</text:p>
          </table:table-cell>
          <table:table-cell table:style-name="ce17" office:value-type="float" office:value="1173698" calcext:value-type="float">
            <text:p>1,173,698</text:p>
          </table:table-cell>
          <table:table-cell table:style-name="ce17" office:value-type="float" office:value="1170355" calcext:value-type="float">
            <text:p>1,170,355</text:p>
          </table:table-cell>
          <table:table-cell table:style-name="ce17" office:value-type="float" office:value="1166786" calcext:value-type="float">
            <text:p>1,166,786</text:p>
          </table:table-cell>
          <table:table-cell table:style-name="ce17" office:value-type="float" office:value="1164006" calcext:value-type="float">
            <text:p>1,164,006</text:p>
          </table:table-cell>
          <table:table-cell table:style-name="ce17" office:value-type="float" office:value="1163287" calcext:value-type="float">
            <text:p>1,163,287</text:p>
          </table:table-cell>
          <table:table-cell table:style-name="ce17" office:value-type="float" office:value="1160940" calcext:value-type="float">
            <text:p>1,160,940</text:p>
          </table:table-cell>
          <table:table-cell table:number-columns-repeated="1011"/>
        </table:table-row>
        <table:table-row table:style-name="ro2">
          <table:table-cell table:style-name="ce5" office:value-type="string" calcext:value-type="string">
            <text:p>.<text:span text:style-name="T1">Albany-Schenectady, NY CSA</text:span></text:p>
          </table:table-cell>
          <table:table-cell table:style-name="ce17" office:value-type="float" office:value="1168485" calcext:value-type="float">
            <text:p>1,168,485</text:p>
          </table:table-cell>
          <table:table-cell table:style-name="ce17" office:value-type="float" office:value="1168502" calcext:value-type="float">
            <text:p>1,168,502</text:p>
          </table:table-cell>
          <table:table-cell table:style-name="ce17" office:value-type="float" office:value="1168901" calcext:value-type="float">
            <text:p>1,168,901</text:p>
          </table:table-cell>
          <table:table-cell table:style-name="ce17" office:value-type="float" office:value="1169156" calcext:value-type="float">
            <text:p>1,169,156</text:p>
          </table:table-cell>
          <table:table-cell table:style-name="ce17" office:value-type="float" office:value="1170241" calcext:value-type="float">
            <text:p>1,170,241</text:p>
          </table:table-cell>
          <table:table-cell table:style-name="ce17" office:value-type="float" office:value="1171171" calcext:value-type="float">
            <text:p>1,171,171</text:p>
          </table:table-cell>
          <table:table-cell table:style-name="ce17" office:value-type="float" office:value="1171007" calcext:value-type="float">
            <text:p>1,171,007</text:p>
          </table:table-cell>
          <table:table-cell table:style-name="ce17" office:value-type="float" office:value="1170550" calcext:value-type="float">
            <text:p>1,170,550</text:p>
          </table:table-cell>
          <table:table-cell table:style-name="ce17" office:value-type="float" office:value="1169639" calcext:value-type="float">
            <text:p>1,169,639</text:p>
          </table:table-cell>
          <table:table-cell table:style-name="ce17" office:value-type="float" office:value="1171385" calcext:value-type="float">
            <text:p>1,171,385</text:p>
          </table:table-cell>
          <table:table-cell table:style-name="ce17" office:value-type="float" office:value="1170564" calcext:value-type="float">
            <text:p>1,170,564</text:p>
          </table:table-cell>
          <table:table-cell table:style-name="ce17" office:value-type="float" office:value="1167594" calcext:value-type="float">
            <text:p>1,167,594</text:p>
          </table:table-cell>
          <table:table-cell table:number-columns-repeated="1011"/>
        </table:table-row>
        <table:table-row table:style-name="ro2">
          <table:table-cell table:style-name="ce5" office:value-type="string" calcext:value-type="string">
            <text:p>.<text:span text:style-name="T1">Cape Coral-Fort Myers-Naples, FL CSA</text:span></text:p>
          </table:table-cell>
          <table:table-cell table:style-name="ce17" office:value-type="float" office:value="979414" calcext:value-type="float">
            <text:p>979,414</text:p>
          </table:table-cell>
          <table:table-cell table:style-name="ce17" office:value-type="float" office:value="979420" calcext:value-type="float">
            <text:p>979,420</text:p>
          </table:table-cell>
          <table:table-cell table:style-name="ce17" office:value-type="float" office:value="982039" calcext:value-type="float">
            <text:p>982,039</text:p>
          </table:table-cell>
          <table:table-cell table:style-name="ce17" office:value-type="float" office:value="997654" calcext:value-type="float">
            <text:p>997,654</text:p>
          </table:table-cell>
          <table:table-cell table:style-name="ce17" office:value-type="float" office:value="1014300" calcext:value-type="float">
            <text:p>1,014,300</text:p>
          </table:table-cell>
          <table:table-cell table:style-name="ce17" office:value-type="float" office:value="1036630" calcext:value-type="float">
            <text:p>1,036,630</text:p>
          </table:table-cell>
          <table:table-cell table:style-name="ce17" office:value-type="float" office:value="1062917" calcext:value-type="float">
            <text:p>1,062,917</text:p>
          </table:table-cell>
          <table:table-cell table:style-name="ce17" office:value-type="float" office:value="1094933" calcext:value-type="float">
            <text:p>1,094,933</text:p>
          </table:table-cell>
          <table:table-cell table:style-name="ce17" office:value-type="float" office:value="1128131" calcext:value-type="float">
            <text:p>1,128,131</text:p>
          </table:table-cell>
          <table:table-cell table:style-name="ce17" office:value-type="float" office:value="1153696" calcext:value-type="float">
            <text:p>1,153,696</text:p>
          </table:table-cell>
          <table:table-cell table:style-name="ce17" office:value-type="float" office:value="1174007" calcext:value-type="float">
            <text:p>1,174,007</text:p>
          </table:table-cell>
          <table:table-cell table:style-name="ce17" office:value-type="float" office:value="1197501" calcext:value-type="float">
            <text:p>1,197,501</text:p>
          </table:table-cell>
          <table:table-cell table:number-columns-repeated="1011"/>
        </table:table-row>
        <table:table-row table:style-name="ro2">
          <table:table-cell table:style-name="ce5" office:value-type="string" calcext:value-type="string">
            <text:p>.<text:span text:style-name="T1">Buffalo-Cheektowaga-Olean, NY CSA</text:span></text:p>
          </table:table-cell>
          <table:table-cell table:style-name="ce17" office:value-type="float" office:value="1215826" calcext:value-type="float">
            <text:p>1,215,826</text:p>
          </table:table-cell>
          <table:table-cell table:style-name="ce17" office:value-type="float" office:value="1215951" calcext:value-type="float">
            <text:p>1,215,951</text:p>
          </table:table-cell>
          <table:table-cell table:style-name="ce17" office:value-type="float" office:value="1215845" calcext:value-type="float">
            <text:p>1,215,845</text:p>
          </table:table-cell>
          <table:table-cell table:style-name="ce17" office:value-type="float" office:value="1215377" calcext:value-type="float">
            <text:p>1,215,377</text:p>
          </table:table-cell>
          <table:table-cell table:style-name="ce17" office:value-type="float" office:value="1213967" calcext:value-type="float">
            <text:p>1,213,967</text:p>
          </table:table-cell>
          <table:table-cell table:style-name="ce17" office:value-type="float" office:value="1213970" calcext:value-type="float">
            <text:p>1,213,970</text:p>
          </table:table-cell>
          <table:table-cell table:style-name="ce17" office:value-type="float" office:value="1213737" calcext:value-type="float">
            <text:p>1,213,737</text:p>
          </table:table-cell>
          <table:table-cell table:style-name="ce17" office:value-type="float" office:value="1210928" calcext:value-type="float">
            <text:p>1,210,928</text:p>
          </table:table-cell>
          <table:table-cell table:style-name="ce17" office:value-type="float" office:value="1207890" calcext:value-type="float">
            <text:p>1,207,890</text:p>
          </table:table-cell>
          <table:table-cell table:style-name="ce17" office:value-type="float" office:value="1207058" calcext:value-type="float">
            <text:p>1,207,058</text:p>
          </table:table-cell>
          <table:table-cell table:style-name="ce17" office:value-type="float" office:value="1206503" calcext:value-type="float">
            <text:p>1,206,503</text:p>
          </table:table-cell>
          <table:table-cell table:style-name="ce17" office:value-type="float" office:value="1204100" calcext:value-type="float">
            <text:p>1,204,100</text:p>
          </table:table-cell>
          <table:table-cell table:number-columns-repeated="1011"/>
        </table:table-row>
        <table:table-row table:style-name="ro2">
          <table:table-cell table:style-name="ce5" office:value-type="string" calcext:value-type="string">
            <text:p>.<text:span text:style-name="T1">Harrisburg-York-Lebanon, PA CSA</text:span></text:p>
          </table:table-cell>
          <table:table-cell table:style-name="ce17" office:value-type="float" office:value="1219422" calcext:value-type="float">
            <text:p>1,219,422</text:p>
          </table:table-cell>
          <table:table-cell table:style-name="ce17" office:value-type="float" office:value="1219484" calcext:value-type="float">
            <text:p>1,219,484</text:p>
          </table:table-cell>
          <table:table-cell table:style-name="ce17" office:value-type="float" office:value="1220644" calcext:value-type="float">
            <text:p>1,220,644</text:p>
          </table:table-cell>
          <table:table-cell table:style-name="ce17" office:value-type="float" office:value="1224984" calcext:value-type="float">
            <text:p>1,224,984</text:p>
          </table:table-cell>
          <table:table-cell table:style-name="ce17" office:value-type="float" office:value="1229322" calcext:value-type="float">
            <text:p>1,229,322</text:p>
          </table:table-cell>
          <table:table-cell table:style-name="ce17" office:value-type="float" office:value="1234012" calcext:value-type="float">
            <text:p>1,234,012</text:p>
          </table:table-cell>
          <table:table-cell table:style-name="ce17" office:value-type="float" office:value="1239530" calcext:value-type="float">
            <text:p>1,239,530</text:p>
          </table:table-cell>
          <table:table-cell table:style-name="ce17" office:value-type="float" office:value="1245706" calcext:value-type="float">
            <text:p>1,245,706</text:p>
          </table:table-cell>
          <table:table-cell table:style-name="ce17" office:value-type="float" office:value="1251594" calcext:value-type="float">
            <text:p>1,251,594</text:p>
          </table:table-cell>
          <table:table-cell table:style-name="ce17" office:value-type="float" office:value="1258383" calcext:value-type="float">
            <text:p>1,258,383</text:p>
          </table:table-cell>
          <table:table-cell table:style-name="ce17" office:value-type="float" office:value="1266397" calcext:value-type="float">
            <text:p>1,266,397</text:p>
          </table:table-cell>
          <table:table-cell table:style-name="ce17" office:value-type="float" office:value="1271801" calcext:value-type="float">
            <text:p>1,271,801</text:p>
          </table:table-cell>
          <table:table-cell table:number-columns-repeated="1011"/>
        </table:table-row>
        <table:table-row table:style-name="ro2">
          <table:table-cell table:style-name="ce5" office:value-type="string" calcext:value-type="string">
            <text:p>.<text:span text:style-name="T1">Fresno-Madera-Hanford, CA CSA</text:span></text:p>
          </table:table-cell>
          <table:table-cell table:style-name="ce17" office:value-type="float" office:value="1234297" calcext:value-type="float">
            <text:p>1,234,297</text:p>
          </table:table-cell>
          <table:table-cell table:style-name="ce17" office:value-type="float" office:value="1234315" calcext:value-type="float">
            <text:p>1,234,315</text:p>
          </table:table-cell>
          <table:table-cell table:style-name="ce17" office:value-type="float" office:value="1235395" calcext:value-type="float">
            <text:p>1,235,395</text:p>
          </table:table-cell>
          <table:table-cell table:style-name="ce17" office:value-type="float" office:value="1242949" calcext:value-type="float">
            <text:p>1,242,949</text:p>
          </table:table-cell>
          <table:table-cell table:style-name="ce17" office:value-type="float" office:value="1247563" calcext:value-type="float">
            <text:p>1,247,563</text:p>
          </table:table-cell>
          <table:table-cell table:style-name="ce17" office:value-type="float" office:value="1253221" calcext:value-type="float">
            <text:p>1,253,221</text:p>
          </table:table-cell>
          <table:table-cell table:style-name="ce17" office:value-type="float" office:value="1263518" calcext:value-type="float">
            <text:p>1,263,518</text:p>
          </table:table-cell>
          <table:table-cell table:style-name="ce17" office:value-type="float" office:value="1273149" calcext:value-type="float">
            <text:p>1,273,149</text:p>
          </table:table-cell>
          <table:table-cell table:style-name="ce17" office:value-type="float" office:value="1280168" calcext:value-type="float">
            <text:p>1,280,168</text:p>
          </table:table-cell>
          <table:table-cell table:style-name="ce17" office:value-type="float" office:value="1290326" calcext:value-type="float">
            <text:p>1,290,326</text:p>
          </table:table-cell>
          <table:table-cell table:style-name="ce17" office:value-type="float" office:value="1300214" calcext:value-type="float">
            <text:p>1,300,214</text:p>
          </table:table-cell>
          <table:table-cell table:style-name="ce17" office:value-type="float" office:value="1309368" calcext:value-type="float">
            <text:p>1,309,368</text:p>
          </table:table-cell>
          <table:table-cell table:number-columns-repeated="1011"/>
        </table:table-row>
        <table:table-row table:style-name="ro2">
          <table:table-cell table:style-name="ce5" office:value-type="string" calcext:value-type="string">
            <text:p>.<text:span text:style-name="T1">Birmingham-Hoover-Talladega, AL CSA</text:span></text:p>
          </table:table-cell>
          <table:table-cell table:style-name="ce17" office:value-type="float" office:value="1290744" calcext:value-type="float">
            <text:p>1,290,744</text:p>
          </table:table-cell>
          <table:table-cell table:style-name="ce17" office:value-type="float" office:value="1290818" calcext:value-type="float">
            <text:p>1,290,818</text:p>
          </table:table-cell>
          <table:table-cell table:style-name="ce17" office:value-type="float" office:value="1291342" calcext:value-type="float">
            <text:p>1,291,342</text:p>
          </table:table-cell>
          <table:table-cell table:style-name="ce17" office:value-type="float" office:value="1292888" calcext:value-type="float">
            <text:p>1,292,888</text:p>
          </table:table-cell>
          <table:table-cell table:style-name="ce17" office:value-type="float" office:value="1296092" calcext:value-type="float">
            <text:p>1,296,092</text:p>
          </table:table-cell>
          <table:table-cell table:style-name="ce17" office:value-type="float" office:value="1300927" calcext:value-type="float">
            <text:p>1,300,927</text:p>
          </table:table-cell>
          <table:table-cell table:style-name="ce17" office:value-type="float" office:value="1304005" calcext:value-type="float">
            <text:p>1,304,005</text:p>
          </table:table-cell>
          <table:table-cell table:style-name="ce17" office:value-type="float" office:value="1307572" calcext:value-type="float">
            <text:p>1,307,572</text:p>
          </table:table-cell>
          <table:table-cell table:style-name="ce17" office:value-type="float" office:value="1310412" calcext:value-type="float">
            <text:p>1,310,412</text:p>
          </table:table-cell>
          <table:table-cell table:style-name="ce17" office:value-type="float" office:value="1312519" calcext:value-type="float">
            <text:p>1,312,519</text:p>
          </table:table-cell>
          <table:table-cell table:style-name="ce17" office:value-type="float" office:value="1315191" calcext:value-type="float">
            <text:p>1,315,191</text:p>
          </table:table-cell>
          <table:table-cell table:style-name="ce17" office:value-type="float" office:value="1317702" calcext:value-type="float">
            <text:p>1,317,702</text:p>
          </table:table-cell>
          <table:table-cell table:number-columns-repeated="1011"/>
        </table:table-row>
        <table:table-row table:style-name="ro2">
          <table:table-cell table:style-name="ce5" office:value-type="string" calcext:value-type="string">
            <text:p>.<text:span text:style-name="T1">Memphis-Forrest City, TN-MS-AR CSA</text:span></text:p>
          </table:table-cell>
          <table:table-cell table:style-name="ce17" office:value-type="float" office:value="1344358" calcext:value-type="float">
            <text:p>1,344,358</text:p>
          </table:table-cell>
          <table:table-cell table:style-name="ce17" office:value-type="float" office:value="1344355" calcext:value-type="float">
            <text:p>1,344,355</text:p>
          </table:table-cell>
          <table:table-cell table:style-name="ce17" office:value-type="float" office:value="1345683" calcext:value-type="float">
            <text:p>1,345,683</text:p>
          </table:table-cell>
          <table:table-cell table:style-name="ce17" office:value-type="float" office:value="1351735" calcext:value-type="float">
            <text:p>1,351,735</text:p>
          </table:table-cell>
          <table:table-cell table:style-name="ce17" office:value-type="float" office:value="1359388" calcext:value-type="float">
            <text:p>1,359,388</text:p>
          </table:table-cell>
          <table:table-cell table:style-name="ce17" office:value-type="float" office:value="1359622" calcext:value-type="float">
            <text:p>1,359,622</text:p>
          </table:table-cell>
          <table:table-cell table:style-name="ce17" office:value-type="float" office:value="1360520" calcext:value-type="float">
            <text:p>1,360,520</text:p>
          </table:table-cell>
          <table:table-cell table:style-name="ce17" office:value-type="float" office:value="1361441" calcext:value-type="float">
            <text:p>1,361,441</text:p>
          </table:table-cell>
          <table:table-cell table:style-name="ce17" office:value-type="float" office:value="1362551" calcext:value-type="float">
            <text:p>1,362,551</text:p>
          </table:table-cell>
          <table:table-cell table:style-name="ce17" office:value-type="float" office:value="1364579" calcext:value-type="float">
            <text:p>1,364,579</text:p>
          </table:table-cell>
          <table:table-cell table:style-name="ce17" office:value-type="float" office:value="1368006" calcext:value-type="float">
            <text:p>1,368,006</text:p>
          </table:table-cell>
          <table:table-cell table:style-name="ce17" office:value-type="float" office:value="1371039" calcext:value-type="float">
            <text:p>1,371,039</text:p>
          </table:table-cell>
          <table:table-cell table:number-columns-repeated="1011"/>
        </table:table-row>
        <table:table-row table:style-name="ro2">
          <table:table-cell table:style-name="ce5" office:value-type="string" calcext:value-type="string">
            <text:p>.<text:span text:style-name="T1">Grand Rapids-Kentwood-Muskegon, MI CSA</text:span></text:p>
          </table:table-cell>
          <table:table-cell table:style-name="ce17" office:value-type="float" office:value="1320064" calcext:value-type="float">
            <text:p>1,320,064</text:p>
          </table:table-cell>
          <table:table-cell table:style-name="ce17" office:value-type="float" office:value="1320055" calcext:value-type="float">
            <text:p>1,320,055</text:p>
          </table:table-cell>
          <table:table-cell table:style-name="ce17" office:value-type="float" office:value="1320551" calcext:value-type="float">
            <text:p>1,320,551</text:p>
          </table:table-cell>
          <table:table-cell table:style-name="ce17" office:value-type="float" office:value="1327200" calcext:value-type="float">
            <text:p>1,327,200</text:p>
          </table:table-cell>
          <table:table-cell table:style-name="ce17" office:value-type="float" office:value="1338810" calcext:value-type="float">
            <text:p>1,338,810</text:p>
          </table:table-cell>
          <table:table-cell table:style-name="ce17" office:value-type="float" office:value="1353015" calcext:value-type="float">
            <text:p>1,353,015</text:p>
          </table:table-cell>
          <table:table-cell table:style-name="ce17" office:value-type="float" office:value="1365037" calcext:value-type="float">
            <text:p>1,365,037</text:p>
          </table:table-cell>
          <table:table-cell table:style-name="ce17" office:value-type="float" office:value="1374406" calcext:value-type="float">
            <text:p>1,374,406</text:p>
          </table:table-cell>
          <table:table-cell table:style-name="ce17" office:value-type="float" office:value="1386057" calcext:value-type="float">
            <text:p>1,386,057</text:p>
          </table:table-cell>
          <table:table-cell table:style-name="ce17" office:value-type="float" office:value="1396941" calcext:value-type="float">
            <text:p>1,396,941</text:p>
          </table:table-cell>
          <table:table-cell table:style-name="ce17" office:value-type="float" office:value="1405542" calcext:value-type="float">
            <text:p>1,405,542</text:p>
          </table:table-cell>
          <table:table-cell table:style-name="ce17" office:value-type="float" office:value="1412470" calcext:value-type="float">
            <text:p>1,412,470</text:p>
          </table:table-cell>
          <table:table-cell table:number-columns-repeated="1011"/>
        </table:table-row>
        <table:table-row table:style-name="ro2">
          <table:table-cell table:style-name="ce5" office:value-type="string" calcext:value-type="string">
            <text:p>.<text:span text:style-name="T1">Hartford-East Hartford, CT CSA</text:span></text:p>
          </table:table-cell>
          <table:table-cell table:style-name="ce17" office:value-type="float" office:value="1486436" calcext:value-type="float">
            <text:p>1,486,436</text:p>
          </table:table-cell>
          <table:table-cell table:style-name="ce17" office:value-type="float" office:value="1486541" calcext:value-type="float">
            <text:p>1,486,541</text:p>
          </table:table-cell>
          <table:table-cell table:style-name="ce17" office:value-type="float" office:value="1488095" calcext:value-type="float">
            <text:p>1,488,095</text:p>
          </table:table-cell>
          <table:table-cell table:style-name="ce17" office:value-type="float" office:value="1489125" calcext:value-type="float">
            <text:p>1,489,125</text:p>
          </table:table-cell>
          <table:table-cell table:style-name="ce17" office:value-type="float" office:value="1489398" calcext:value-type="float">
            <text:p>1,489,398</text:p>
          </table:table-cell>
          <table:table-cell table:style-name="ce17" office:value-type="float" office:value="1487761" calcext:value-type="float">
            <text:p>1,487,761</text:p>
          </table:table-cell>
          <table:table-cell table:style-name="ce17" office:value-type="float" office:value="1485348" calcext:value-type="float">
            <text:p>1,485,348</text:p>
          </table:table-cell>
          <table:table-cell table:style-name="ce17" office:value-type="float" office:value="1481384" calcext:value-type="float">
            <text:p>1,481,384</text:p>
          </table:table-cell>
          <table:table-cell table:style-name="ce17" office:value-type="float" office:value="1476998" calcext:value-type="float">
            <text:p>1,476,998</text:p>
          </table:table-cell>
          <table:table-cell table:style-name="ce17" office:value-type="float" office:value="1474446" calcext:value-type="float">
            <text:p>1,474,446</text:p>
          </table:table-cell>
          <table:table-cell table:style-name="ce17" office:value-type="float" office:value="1472424" calcext:value-type="float">
            <text:p>1,472,424</text:p>
          </table:table-cell>
          <table:table-cell table:style-name="ce17" office:value-type="float" office:value="1470083" calcext:value-type="float">
            <text:p>1,470,083</text:p>
          </table:table-cell>
          <table:table-cell table:number-columns-repeated="1011"/>
        </table:table-row>
        <table:table-row table:style-name="ro2">
          <table:table-cell table:style-name="ce5" office:value-type="string" calcext:value-type="string">
            <text:p>.<text:span text:style-name="T1">Greenville-Spartanburg-Anderson, SC CSA</text:span></text:p>
          </table:table-cell>
          <table:table-cell table:style-name="ce17" office:value-type="float" office:value="1336656" calcext:value-type="float">
            <text:p>1,336,656</text:p>
          </table:table-cell>
          <table:table-cell table:style-name="ce17" office:value-type="float" office:value="1336772" calcext:value-type="float">
            <text:p>1,336,772</text:p>
          </table:table-cell>
          <table:table-cell table:style-name="ce17" office:value-type="float" office:value="1338935" calcext:value-type="float">
            <text:p>1,338,935</text:p>
          </table:table-cell>
          <table:table-cell table:style-name="ce17" office:value-type="float" office:value="1347797" calcext:value-type="float">
            <text:p>1,347,797</text:p>
          </table:table-cell>
          <table:table-cell table:style-name="ce17" office:value-type="float" office:value="1357616" calcext:value-type="float">
            <text:p>1,357,616</text:p>
          </table:table-cell>
          <table:table-cell table:style-name="ce17" office:value-type="float" office:value="1367651" calcext:value-type="float">
            <text:p>1,367,651</text:p>
          </table:table-cell>
          <table:table-cell table:style-name="ce17" office:value-type="float" office:value="1382429" calcext:value-type="float">
            <text:p>1,382,429</text:p>
          </table:table-cell>
          <table:table-cell table:style-name="ce17" office:value-type="float" office:value="1399159" calcext:value-type="float">
            <text:p>1,399,159</text:p>
          </table:table-cell>
          <table:table-cell table:style-name="ce17" office:value-type="float" office:value="1416266" calcext:value-type="float">
            <text:p>1,416,266</text:p>
          </table:table-cell>
          <table:table-cell table:style-name="ce17" office:value-type="float" office:value="1434294" calcext:value-type="float">
            <text:p>1,434,294</text:p>
          </table:table-cell>
          <table:table-cell table:style-name="ce17" office:value-type="float" office:value="1454462" calcext:value-type="float">
            <text:p>1,454,462</text:p>
          </table:table-cell>
          <table:table-cell table:style-name="ce17" office:value-type="float" office:value="1475235" calcext:value-type="float">
            <text:p>1,475,235</text:p>
          </table:table-cell>
          <table:table-cell table:number-columns-repeated="1011"/>
        </table:table-row>
        <table:table-row table:style-name="ro2">
          <table:table-cell table:style-name="ce5" office:value-type="string" calcext:value-type="string">
            <text:p>.<text:span text:style-name="T1">Oklahoma City-Shawnee, OK CSA</text:span></text:p>
          </table:table-cell>
          <table:table-cell table:style-name="ce17" office:value-type="float" office:value="1322429" calcext:value-type="float">
            <text:p>1,322,429</text:p>
          </table:table-cell>
          <table:table-cell table:style-name="ce17" office:value-type="float" office:value="1322445" calcext:value-type="float">
            <text:p>1,322,445</text:p>
          </table:table-cell>
          <table:table-cell table:style-name="ce17" office:value-type="float" office:value="1327443" calcext:value-type="float">
            <text:p>1,327,443</text:p>
          </table:table-cell>
          <table:table-cell table:style-name="ce17" office:value-type="float" office:value="1347104" calcext:value-type="float">
            <text:p>1,347,104</text:p>
          </table:table-cell>
          <table:table-cell table:style-name="ce17" office:value-type="float" office:value="1368369" calcext:value-type="float">
            <text:p>1,368,369</text:p>
          </table:table-cell>
          <table:table-cell table:style-name="ce17" office:value-type="float" office:value="1391054" calcext:value-type="float">
            <text:p>1,391,054</text:p>
          </table:table-cell>
          <table:table-cell table:style-name="ce17" office:value-type="float" office:value="1407791" calcext:value-type="float">
            <text:p>1,407,791</text:p>
          </table:table-cell>
          <table:table-cell table:style-name="ce17" office:value-type="float" office:value="1428657" calcext:value-type="float">
            <text:p>1,428,657</text:p>
          </table:table-cell>
          <table:table-cell table:style-name="ce17" office:value-type="float" office:value="1444986" calcext:value-type="float">
            <text:p>1,444,986</text:p>
          </table:table-cell>
          <table:table-cell table:style-name="ce17" office:value-type="float" office:value="1453677" calcext:value-type="float">
            <text:p>1,453,677</text:p>
          </table:table-cell>
          <table:table-cell table:style-name="ce17" office:value-type="float" office:value="1466118" calcext:value-type="float">
            <text:p>1,466,118</text:p>
          </table:table-cell>
          <table:table-cell table:style-name="ce17" office:value-type="float" office:value="1481542" calcext:value-type="float">
            <text:p>1,481,542</text:p>
          </table:table-cell>
          <table:table-cell table:number-columns-repeated="1011"/>
        </table:table-row>
        <table:table-row table:style-name="ro2">
          <table:table-cell table:style-name="ce5" office:value-type="string" calcext:value-type="string">
            <text:p>.<text:span text:style-name="T1">Louisville/Jefferson County--Elizabethtown--Bardstown, KY-IN CSA</text:span></text:p>
          </table:table-cell>
          <table:table-cell table:style-name="ce17" office:value-type="float" office:value="1418674" calcext:value-type="float">
            <text:p>1,418,674</text:p>
          </table:table-cell>
          <table:table-cell table:style-name="ce17" office:value-type="float" office:value="1418653" calcext:value-type="float">
            <text:p>1,418,653</text:p>
          </table:table-cell>
          <table:table-cell table:style-name="ce17" office:value-type="float" office:value="1422288" calcext:value-type="float">
            <text:p>1,422,288</text:p>
          </table:table-cell>
          <table:table-cell table:style-name="ce17" office:value-type="float" office:value="1431157" calcext:value-type="float">
            <text:p>1,431,157</text:p>
          </table:table-cell>
          <table:table-cell table:style-name="ce17" office:value-type="float" office:value="1439808" calcext:value-type="float">
            <text:p>1,439,808</text:p>
          </table:table-cell>
          <table:table-cell table:style-name="ce17" office:value-type="float" office:value="1452701" calcext:value-type="float">
            <text:p>1,452,701</text:p>
          </table:table-cell>
          <table:table-cell table:style-name="ce17" office:value-type="float" office:value="1459523" calcext:value-type="float">
            <text:p>1,459,523</text:p>
          </table:table-cell>
          <table:table-cell table:style-name="ce17" office:value-type="float" office:value="1463112" calcext:value-type="float">
            <text:p>1,463,112</text:p>
          </table:table-cell>
          <table:table-cell table:style-name="ce17" office:value-type="float" office:value="1470650" calcext:value-type="float">
            <text:p>1,470,650</text:p>
          </table:table-cell>
          <table:table-cell table:style-name="ce17" office:value-type="float" office:value="1479327" calcext:value-type="float">
            <text:p>1,479,327</text:p>
          </table:table-cell>
          <table:table-cell table:style-name="ce17" office:value-type="float" office:value="1484821" calcext:value-type="float">
            <text:p>1,484,821</text:p>
          </table:table-cell>
          <table:table-cell table:style-name="ce17" office:value-type="float" office:value="1489142" calcext:value-type="float">
            <text:p>1,489,142</text:p>
          </table:table-cell>
          <table:table-cell table:number-columns-repeated="1011"/>
        </table:table-row>
        <table:table-row table:style-name="ro2">
          <table:table-cell table:style-name="ce5" office:value-type="string" calcext:value-type="string">
            <text:p>.<text:span text:style-name="T1">New Orleans-Metairie-Hammond, LA-MS CSA</text:span></text:p>
          </table:table-cell>
          <table:table-cell table:style-name="ce17" office:value-type="float" office:value="1413965" calcext:value-type="float">
            <text:p>1,413,965</text:p>
          </table:table-cell>
          <table:table-cell table:style-name="ce17" office:value-type="float" office:value="1413879" calcext:value-type="float">
            <text:p>1,413,879</text:p>
          </table:table-cell>
          <table:table-cell table:style-name="ce17" office:value-type="float" office:value="1419591" calcext:value-type="float">
            <text:p>1,419,591</text:p>
          </table:table-cell>
          <table:table-cell table:style-name="ce17" office:value-type="float" office:value="1439276" calcext:value-type="float">
            <text:p>1,439,276</text:p>
          </table:table-cell>
          <table:table-cell table:style-name="ce17" office:value-type="float" office:value="1452208" calcext:value-type="float">
            <text:p>1,452,208</text:p>
          </table:table-cell>
          <table:table-cell table:style-name="ce17" office:value-type="float" office:value="1466344" calcext:value-type="float">
            <text:p>1,466,344</text:p>
          </table:table-cell>
          <table:table-cell table:style-name="ce17" office:value-type="float" office:value="1477355" calcext:value-type="float">
            <text:p>1,477,355</text:p>
          </table:table-cell>
          <table:table-cell table:style-name="ce17" office:value-type="float" office:value="1490299" calcext:value-type="float">
            <text:p>1,490,299</text:p>
          </table:table-cell>
          <table:table-cell table:style-name="ce17" office:value-type="float" office:value="1499656" calcext:value-type="float">
            <text:p>1,499,656</text:p>
          </table:table-cell>
          <table:table-cell table:style-name="ce17" office:value-type="float" office:value="1504583" calcext:value-type="float">
            <text:p>1,504,583</text:p>
          </table:table-cell>
          <table:table-cell table:style-name="ce17" office:value-type="float" office:value="1505881" calcext:value-type="float">
            <text:p>1,505,881</text:p>
          </table:table-cell>
          <table:table-cell table:style-name="ce17" office:value-type="float" office:value="1507017" calcext:value-type="float">
            <text:p>1,507,017</text:p>
          </table:table-cell>
          <table:table-cell table:number-columns-repeated="1011"/>
        </table:table-row>
        <table:table-row table:style-name="ro2">
          <table:table-cell table:style-name="ce5" office:value-type="string" calcext:value-type="string">
            <text:p>.<text:span text:style-name="T1">Jacksonville-St. Marys-Palatka, FL-GA CSA</text:span></text:p>
          </table:table-cell>
          <table:table-cell table:style-name="ce17" office:value-type="float" office:value="1470473" calcext:value-type="float">
            <text:p>1,470,473</text:p>
          </table:table-cell>
          <table:table-cell table:style-name="ce17" office:value-type="float" office:value="1470483" calcext:value-type="float">
            <text:p>1,470,483</text:p>
          </table:table-cell>
          <table:table-cell table:style-name="ce17" office:value-type="float" office:value="1473788" calcext:value-type="float">
            <text:p>1,473,788</text:p>
          </table:table-cell>
          <table:table-cell table:style-name="ce17" office:value-type="float" office:value="1485927" calcext:value-type="float">
            <text:p>1,485,927</text:p>
          </table:table-cell>
          <table:table-cell table:style-name="ce17" office:value-type="float" office:value="1501885" calcext:value-type="float">
            <text:p>1,501,885</text:p>
          </table:table-cell>
          <table:table-cell table:style-name="ce17" office:value-type="float" office:value="1517206" calcext:value-type="float">
            <text:p>1,517,206</text:p>
          </table:table-cell>
          <table:table-cell table:style-name="ce17" office:value-type="float" office:value="1540326" calcext:value-type="float">
            <text:p>1,540,326</text:p>
          </table:table-cell>
          <table:table-cell table:style-name="ce17" office:value-type="float" office:value="1569016" calcext:value-type="float">
            <text:p>1,569,016</text:p>
          </table:table-cell>
          <table:table-cell table:style-name="ce17" office:value-type="float" office:value="1600790" calcext:value-type="float">
            <text:p>1,600,790</text:p>
          </table:table-cell>
          <table:table-cell table:style-name="ce17" office:value-type="float" office:value="1631422" calcext:value-type="float">
            <text:p>1,631,422</text:p>
          </table:table-cell>
          <table:table-cell table:style-name="ce17" office:value-type="float" office:value="1660357" calcext:value-type="float">
            <text:p>1,660,357</text:p>
          </table:table-cell>
          <table:table-cell table:style-name="ce17" office:value-type="float" office:value="1688701" calcext:value-type="float">
            <text:p>1,688,701</text:p>
          </table:table-cell>
          <table:table-cell table:number-columns-repeated="1011"/>
        </table:table-row>
        <table:table-row table:style-name="ro2">
          <table:table-cell table:style-name="ce5" office:value-type="string" calcext:value-type="string">
            <text:p>.<text:span text:style-name="T1">Greensboro--Winston-Salem--High Point, NC CSA</text:span></text:p>
          </table:table-cell>
          <table:table-cell table:style-name="ce17" office:value-type="float" office:value="1589200" calcext:value-type="float">
            <text:p>1,589,200</text:p>
          </table:table-cell>
          <table:table-cell table:style-name="ce17" office:value-type="float" office:value="1589330" calcext:value-type="float">
            <text:p>1,589,330</text:p>
          </table:table-cell>
          <table:table-cell table:style-name="ce17" office:value-type="float" office:value="1591715" calcext:value-type="float">
            <text:p>1,591,715</text:p>
          </table:table-cell>
          <table:table-cell table:style-name="ce17" office:value-type="float" office:value="1600549" calcext:value-type="float">
            <text:p>1,600,549</text:p>
          </table:table-cell>
          <table:table-cell table:style-name="ce17" office:value-type="float" office:value="1608829" calcext:value-type="float">
            <text:p>1,608,829</text:p>
          </table:table-cell>
          <table:table-cell table:style-name="ce17" office:value-type="float" office:value="1617310" calcext:value-type="float">
            <text:p>1,617,310</text:p>
          </table:table-cell>
          <table:table-cell table:style-name="ce17" office:value-type="float" office:value="1627618" calcext:value-type="float">
            <text:p>1,627,618</text:p>
          </table:table-cell>
          <table:table-cell table:style-name="ce17" office:value-type="float" office:value="1636597" calcext:value-type="float">
            <text:p>1,636,597</text:p>
          </table:table-cell>
          <table:table-cell table:style-name="ce17" office:value-type="float" office:value="1651950" calcext:value-type="float">
            <text:p>1,651,950</text:p>
          </table:table-cell>
          <table:table-cell table:style-name="ce17" office:value-type="float" office:value="1664094" calcext:value-type="float">
            <text:p>1,664,094</text:p>
          </table:table-cell>
          <table:table-cell table:style-name="ce17" office:value-type="float" office:value="1676075" calcext:value-type="float">
            <text:p>1,676,075</text:p>
          </table:table-cell>
          <table:table-cell table:style-name="ce17" office:value-type="float" office:value="1689151" calcext:value-type="float">
            <text:p>1,689,151</text:p>
          </table:table-cell>
          <table:table-cell table:number-columns-repeated="1011"/>
        </table:table-row>
        <table:table-row table:style-name="ro2">
          <table:table-cell table:style-name="ce5" office:value-type="string" calcext:value-type="string">
            <text:p>.<text:span text:style-name="T1">Virginia Beach-Norfolk, VA-NC CSA</text:span></text:p>
          </table:table-cell>
          <table:table-cell table:number-columns-repeated="2" table:style-name="ce17" office:value-type="float" office:value="1801988" calcext:value-type="float">
            <text:p>1,801,988</text:p>
          </table:table-cell>
          <table:table-cell table:style-name="ce17" office:value-type="float" office:value="1805124" calcext:value-type="float">
            <text:p>1,805,124</text:p>
          </table:table-cell>
          <table:table-cell table:style-name="ce17" office:value-type="float" office:value="1811128" calcext:value-type="float">
            <text:p>1,811,128</text:p>
          </table:table-cell>
          <table:table-cell table:style-name="ce17" office:value-type="float" office:value="1822469" calcext:value-type="float">
            <text:p>1,822,469</text:p>
          </table:table-cell>
          <table:table-cell table:style-name="ce17" office:value-type="float" office:value="1829358" calcext:value-type="float">
            <text:p>1,829,358</text:p>
          </table:table-cell>
          <table:table-cell table:style-name="ce17" office:value-type="float" office:value="1838805" calcext:value-type="float">
            <text:p>1,838,805</text:p>
          </table:table-cell>
          <table:table-cell table:style-name="ce17" office:value-type="float" office:value="1844655" calcext:value-type="float">
            <text:p>1,844,655</text:p>
          </table:table-cell>
          <table:table-cell table:style-name="ce17" office:value-type="float" office:value="1847386" calcext:value-type="float">
            <text:p>1,847,386</text:p>
          </table:table-cell>
          <table:table-cell table:style-name="ce17" office:value-type="float" office:value="1849950" calcext:value-type="float">
            <text:p>1,849,950</text:p>
          </table:table-cell>
          <table:table-cell table:style-name="ce17" office:value-type="float" office:value="1853284" calcext:value-type="float">
            <text:p>1,853,284</text:p>
          </table:table-cell>
          <table:table-cell table:style-name="ce17" office:value-type="float" office:value="1859197" calcext:value-type="float">
            <text:p>1,859,197</text:p>
          </table:table-cell>
          <table:table-cell table:number-columns-repeated="1011"/>
        </table:table-row>
        <table:table-row table:style-name="ro2">
          <table:table-cell table:style-name="ce5" office:value-type="string" calcext:value-type="string">
            <text:p>.<text:span text:style-name="T1">Milwaukee-Racine-Waukesha, WI CSA</text:span></text:p>
          </table:table-cell>
          <table:table-cell table:style-name="ce17" office:value-type="float" office:value="2025989" calcext:value-type="float">
            <text:p>2,025,989</text:p>
          </table:table-cell>
          <table:table-cell table:style-name="ce17" office:value-type="float" office:value="2026050" calcext:value-type="float">
            <text:p>2,026,050</text:p>
          </table:table-cell>
          <table:table-cell table:style-name="ce17" office:value-type="float" office:value="2026733" calcext:value-type="float">
            <text:p>2,026,733</text:p>
          </table:table-cell>
          <table:table-cell table:style-name="ce17" office:value-type="float" office:value="2031082" calcext:value-type="float">
            <text:p>2,031,082</text:p>
          </table:table-cell>
          <table:table-cell table:style-name="ce17" office:value-type="float" office:value="2037220" calcext:value-type="float">
            <text:p>2,037,220</text:p>
          </table:table-cell>
          <table:table-cell table:style-name="ce17" office:value-type="float" office:value="2041742" calcext:value-type="float">
            <text:p>2,041,742</text:p>
          </table:table-cell>
          <table:table-cell table:style-name="ce17" office:value-type="float" office:value="2045391" calcext:value-type="float">
            <text:p>2,045,391</text:p>
          </table:table-cell>
          <table:table-cell table:style-name="ce17" office:value-type="float" office:value="2045947" calcext:value-type="float">
            <text:p>2,045,947</text:p>
          </table:table-cell>
          <table:table-cell table:style-name="ce17" office:value-type="float" office:value="2045323" calcext:value-type="float">
            <text:p>2,045,323</text:p>
          </table:table-cell>
          <table:table-cell table:style-name="ce17" office:value-type="float" office:value="2045557" calcext:value-type="float">
            <text:p>2,045,557</text:p>
          </table:table-cell>
          <table:table-cell table:style-name="ce17" office:value-type="float" office:value="2046784" calcext:value-type="float">
            <text:p>2,046,784</text:p>
          </table:table-cell>
          <table:table-cell table:style-name="ce17" office:value-type="float" office:value="2047966" calcext:value-type="float">
            <text:p>2,047,966</text:p>
          </table:table-cell>
          <table:table-cell table:number-columns-repeated="1011"/>
        </table:table-row>
        <table:table-row table:style-name="ro2">
          <table:table-cell table:style-name="ce5" office:value-type="string" calcext:value-type="string">
            <text:p>.<text:span text:style-name="T1">Nashville-Davidson--Murfreesboro, TN CSA</text:span></text:p>
          </table:table-cell>
          <table:table-cell table:style-name="ce17" office:value-type="float" office:value="1763744" calcext:value-type="float">
            <text:p>1,763,744</text:p>
          </table:table-cell>
          <table:table-cell table:style-name="ce17" office:value-type="float" office:value="1763707" calcext:value-type="float">
            <text:p>1,763,707</text:p>
          </table:table-cell>
          <table:table-cell table:style-name="ce17" office:value-type="float" office:value="1768563" calcext:value-type="float">
            <text:p>1,768,563</text:p>
          </table:table-cell>
          <table:table-cell table:style-name="ce17" office:value-type="float" office:value="1792791" calcext:value-type="float">
            <text:p>1,792,791</text:p>
          </table:table-cell>
          <table:table-cell table:style-name="ce17" office:value-type="float" office:value="1821988" calcext:value-type="float">
            <text:p>1,821,988</text:p>
          </table:table-cell>
          <table:table-cell table:style-name="ce17" office:value-type="float" office:value="1853745" calcext:value-type="float">
            <text:p>1,853,745</text:p>
          </table:table-cell>
          <table:table-cell table:style-name="ce17" office:value-type="float" office:value="1888192" calcext:value-type="float">
            <text:p>1,888,192</text:p>
          </table:table-cell>
          <table:table-cell table:style-name="ce17" office:value-type="float" office:value="1925801" calcext:value-type="float">
            <text:p>1,925,801</text:p>
          </table:table-cell>
          <table:table-cell table:style-name="ce17" office:value-type="float" office:value="1963827" calcext:value-type="float">
            <text:p>1,963,827</text:p>
          </table:table-cell>
          <table:table-cell table:style-name="ce17" office:value-type="float" office:value="1999134" calcext:value-type="float">
            <text:p>1,999,134</text:p>
          </table:table-cell>
          <table:table-cell table:style-name="ce17" office:value-type="float" office:value="2031449" calcext:value-type="float">
            <text:p>2,031,449</text:p>
          </table:table-cell>
          <table:table-cell table:style-name="ce17" office:value-type="float" office:value="2062547" calcext:value-type="float">
            <text:p>2,062,547</text:p>
          </table:table-cell>
          <table:table-cell table:number-columns-repeated="1011"/>
        </table:table-row>
        <table:table-row table:style-name="ro2">
          <table:table-cell table:style-name="ce5" office:value-type="string" calcext:value-type="string">
            <text:p>.<text:span text:style-name="T1">Raleigh-Durham-Cary, NC CSA</text:span></text:p>
          </table:table-cell>
          <table:table-cell table:style-name="ce17" office:value-type="float" office:value="1740185" calcext:value-type="float">
            <text:p>1,740,185</text:p>
          </table:table-cell>
          <table:table-cell table:style-name="ce17" office:value-type="float" office:value="1740094" calcext:value-type="float">
            <text:p>1,740,094</text:p>
          </table:table-cell>
          <table:table-cell table:style-name="ce17" office:value-type="float" office:value="1748939" calcext:value-type="float">
            <text:p>1,748,939</text:p>
          </table:table-cell>
          <table:table-cell table:style-name="ce17" office:value-type="float" office:value="1779987" calcext:value-type="float">
            <text:p>1,779,987</text:p>
          </table:table-cell>
          <table:table-cell table:style-name="ce17" office:value-type="float" office:value="1814676" calcext:value-type="float">
            <text:p>1,814,676</text:p>
          </table:table-cell>
          <table:table-cell table:style-name="ce17" office:value-type="float" office:value="1848354" calcext:value-type="float">
            <text:p>1,848,354</text:p>
          </table:table-cell>
          <table:table-cell table:style-name="ce17" office:value-type="float" office:value="1884942" calcext:value-type="float">
            <text:p>1,884,942</text:p>
          </table:table-cell>
          <table:table-cell table:style-name="ce17" office:value-type="float" office:value="1923256" calcext:value-type="float">
            <text:p>1,923,256</text:p>
          </table:table-cell>
          <table:table-cell table:style-name="ce17" office:value-type="float" office:value="1966561" calcext:value-type="float">
            <text:p>1,966,561</text:p>
          </table:table-cell>
          <table:table-cell table:style-name="ce17" office:value-type="float" office:value="2004194" calcext:value-type="float">
            <text:p>2,004,194</text:p>
          </table:table-cell>
          <table:table-cell table:style-name="ce17" office:value-type="float" office:value="2043726" calcext:value-type="float">
            <text:p>2,043,726</text:p>
          </table:table-cell>
          <table:table-cell table:style-name="ce17" office:value-type="float" office:value="2079687" calcext:value-type="float">
            <text:p>2,079,687</text:p>
          </table:table-cell>
          <table:table-cell table:number-columns-repeated="1011"/>
        </table:table-row>
        <table:table-row table:style-name="ro2">
          <table:table-cell table:style-name="ce5" office:value-type="string" calcext:value-type="string">
            <text:p>.<text:span text:style-name="T1">Cincinnati-Wilmington-Maysville, OH-KY-IN CSA</text:span></text:p>
          </table:table-cell>
          <table:table-cell table:style-name="ce17" office:value-type="float" office:value="2197197" calcext:value-type="float">
            <text:p>2,197,197</text:p>
          </table:table-cell>
          <table:table-cell table:style-name="ce17" office:value-type="float" office:value="2197251" calcext:value-type="float">
            <text:p>2,197,251</text:p>
          </table:table-cell>
          <table:table-cell table:style-name="ce17" office:value-type="float" office:value="2200142" calcext:value-type="float">
            <text:p>2,200,142</text:p>
          </table:table-cell>
          <table:table-cell table:style-name="ce17" office:value-type="float" office:value="2205667" calcext:value-type="float">
            <text:p>2,205,667</text:p>
          </table:table-cell>
          <table:table-cell table:style-name="ce17" office:value-type="float" office:value="2211833" calcext:value-type="float">
            <text:p>2,211,833</text:p>
          </table:table-cell>
          <table:table-cell table:style-name="ce17" office:value-type="float" office:value="2221247" calcext:value-type="float">
            <text:p>2,221,247</text:p>
          </table:table-cell>
          <table:table-cell table:style-name="ce17" office:value-type="float" office:value="2231128" calcext:value-type="float">
            <text:p>2,231,128</text:p>
          </table:table-cell>
          <table:table-cell table:style-name="ce17" office:value-type="float" office:value="2240316" calcext:value-type="float">
            <text:p>2,240,316</text:p>
          </table:table-cell>
          <table:table-cell table:style-name="ce17" office:value-type="float" office:value="2250626" calcext:value-type="float">
            <text:p>2,250,626</text:p>
          </table:table-cell>
          <table:table-cell table:style-name="ce17" office:value-type="float" office:value="2261754" calcext:value-type="float">
            <text:p>2,261,754</text:p>
          </table:table-cell>
          <table:table-cell table:style-name="ce17" office:value-type="float" office:value="2271101" calcext:value-type="float">
            <text:p>2,271,101</text:p>
          </table:table-cell>
          <table:table-cell table:style-name="ce17" office:value-type="float" office:value="2280246" calcext:value-type="float">
            <text:p>2,280,246</text:p>
          </table:table-cell>
          <table:table-cell table:number-columns-repeated="1011"/>
        </table:table-row>
        <table:table-row table:style-name="ro2">
          <table:table-cell table:style-name="ce5" office:value-type="string" calcext:value-type="string">
            <text:p>.<text:span text:style-name="T1">Las Vegas-Henderson, NV CSA</text:span></text:p>
          </table:table-cell>
          <table:table-cell table:style-name="ce17" office:value-type="float" office:value="1995215" calcext:value-type="float">
            <text:p>1,995,215</text:p>
          </table:table-cell>
          <table:table-cell table:style-name="ce17" office:value-type="float" office:value="1995213" calcext:value-type="float">
            <text:p>1,995,213</text:p>
          </table:table-cell>
          <table:table-cell table:style-name="ce17" office:value-type="float" office:value="1996431" calcext:value-type="float">
            <text:p>1,996,431</text:p>
          </table:table-cell>
          <table:table-cell table:style-name="ce17" office:value-type="float" office:value="2005901" calcext:value-type="float">
            <text:p>2,005,901</text:p>
          </table:table-cell>
          <table:table-cell table:style-name="ce17" office:value-type="float" office:value="2032809" calcext:value-type="float">
            <text:p>2,032,809</text:p>
          </table:table-cell>
          <table:table-cell table:style-name="ce17" office:value-type="float" office:value="2060062" calcext:value-type="float">
            <text:p>2,060,062</text:p>
          </table:table-cell>
          <table:table-cell table:style-name="ce17" office:value-type="float" office:value="2095974" calcext:value-type="float">
            <text:p>2,095,974</text:p>
          </table:table-cell>
          <table:table-cell table:style-name="ce17" office:value-type="float" office:value="2139683" calcext:value-type="float">
            <text:p>2,139,683</text:p>
          </table:table-cell>
          <table:table-cell table:style-name="ce17" office:value-type="float" office:value="2182084" calcext:value-type="float">
            <text:p>2,182,084</text:p>
          </table:table-cell>
          <table:table-cell table:style-name="ce17" office:value-type="float" office:value="2225612" calcext:value-type="float">
            <text:p>2,225,612</text:p>
          </table:table-cell>
          <table:table-cell table:style-name="ce17" office:value-type="float" office:value="2271301" calcext:value-type="float">
            <text:p>2,271,301</text:p>
          </table:table-cell>
          <table:table-cell table:style-name="ce17" office:value-type="float" office:value="2313238" calcext:value-type="float">
            <text:p>2,313,238</text:p>
          </table:table-cell>
          <table:table-cell table:number-columns-repeated="1011"/>
        </table:table-row>
        <table:table-row table:style-name="ro2">
          <table:table-cell table:style-name="ce5" office:value-type="string" calcext:value-type="string">
            <text:p>.<text:span text:style-name="T1">Indianapolis-Carmel-Muncie, IN CSA</text:span></text:p>
          </table:table-cell>
          <table:table-cell table:style-name="ce17" office:value-type="float" office:value="2266569" calcext:value-type="float">
            <text:p>2,266,569</text:p>
          </table:table-cell>
          <table:table-cell table:style-name="ce17" office:value-type="float" office:value="2266759" calcext:value-type="float">
            <text:p>2,266,759</text:p>
          </table:table-cell>
          <table:table-cell table:style-name="ce17" office:value-type="float" office:value="2271616" calcext:value-type="float">
            <text:p>2,271,616</text:p>
          </table:table-cell>
          <table:table-cell table:style-name="ce17" office:value-type="float" office:value="2290768" calcext:value-type="float">
            <text:p>2,290,768</text:p>
          </table:table-cell>
          <table:table-cell table:style-name="ce17" office:value-type="float" office:value="2310169" calcext:value-type="float">
            <text:p>2,310,169</text:p>
          </table:table-cell>
          <table:table-cell table:style-name="ce17" office:value-type="float" office:value="2334966" calcext:value-type="float">
            <text:p>2,334,966</text:p>
          </table:table-cell>
          <table:table-cell table:style-name="ce17" office:value-type="float" office:value="2353061" calcext:value-type="float">
            <text:p>2,353,061</text:p>
          </table:table-cell>
          <table:table-cell table:style-name="ce17" office:value-type="float" office:value="2368290" calcext:value-type="float">
            <text:p>2,368,290</text:p>
          </table:table-cell>
          <table:table-cell table:style-name="ce17" office:value-type="float" office:value="2389441" calcext:value-type="float">
            <text:p>2,389,441</text:p>
          </table:table-cell>
          <table:table-cell table:style-name="ce17" office:value-type="float" office:value="2409783" calcext:value-type="float">
            <text:p>2,409,783</text:p>
          </table:table-cell>
          <table:table-cell table:style-name="ce17" office:value-type="float" office:value="2434264" calcext:value-type="float">
            <text:p>2,434,264</text:p>
          </table:table-cell>
          <table:table-cell table:style-name="ce17" office:value-type="float" office:value="2457286" calcext:value-type="float">
            <text:p>2,457,286</text:p>
          </table:table-cell>
          <table:table-cell table:number-columns-repeated="1011"/>
        </table:table-row>
        <table:table-row table:style-name="ro2">
          <table:table-cell table:style-name="ce5" office:value-type="string" calcext:value-type="string">
            <text:p>.<text:span text:style-name="T1">Kansas City-Overland Park-Kansas City, MO-KS CSA</text:span></text:p>
          </table:table-cell>
          <table:table-cell table:style-name="ce17" office:value-type="float" office:value="2343008" calcext:value-type="float">
            <text:p>2,343,008</text:p>
          </table:table-cell>
          <table:table-cell table:style-name="ce17" office:value-type="float" office:value="2342982" calcext:value-type="float">
            <text:p>2,342,982</text:p>
          </table:table-cell>
          <table:table-cell table:style-name="ce17" office:value-type="float" office:value="2347356" calcext:value-type="float">
            <text:p>2,347,356</text:p>
          </table:table-cell>
          <table:table-cell table:style-name="ce17" office:value-type="float" office:value="2361575" calcext:value-type="float">
            <text:p>2,361,575</text:p>
          </table:table-cell>
          <table:table-cell table:style-name="ce17" office:value-type="float" office:value="2376530" calcext:value-type="float">
            <text:p>2,376,530</text:p>
          </table:table-cell>
          <table:table-cell table:style-name="ce17" office:value-type="float" office:value="2392759" calcext:value-type="float">
            <text:p>2,392,759</text:p>
          </table:table-cell>
          <table:table-cell table:style-name="ce17" office:value-type="float" office:value="2408952" calcext:value-type="float">
            <text:p>2,408,952</text:p>
          </table:table-cell>
          <table:table-cell table:style-name="ce17" office:value-type="float" office:value="2426161" calcext:value-type="float">
            <text:p>2,426,161</text:p>
          </table:table-cell>
          <table:table-cell table:style-name="ce17" office:value-type="float" office:value="2448721" calcext:value-type="float">
            <text:p>2,448,721</text:p>
          </table:table-cell>
          <table:table-cell table:style-name="ce17" office:value-type="float" office:value="2469471" calcext:value-type="float">
            <text:p>2,469,471</text:p>
          </table:table-cell>
          <table:table-cell table:style-name="ce17" office:value-type="float" office:value="2486953" calcext:value-type="float">
            <text:p>2,486,953</text:p>
          </table:table-cell>
          <table:table-cell table:style-name="ce17" office:value-type="float" office:value="2501151" calcext:value-type="float">
            <text:p>2,501,151</text:p>
          </table:table-cell>
          <table:table-cell table:number-columns-repeated="1011"/>
        </table:table-row>
        <table:table-row table:style-name="ro2">
          <table:table-cell table:style-name="ce5" office:value-type="string" calcext:value-type="string">
            <text:p>.<text:span text:style-name="T1">Columbus-Marion-Zanesville, OH CSA</text:span></text:p>
          </table:table-cell>
          <table:table-cell table:style-name="ce17" office:value-type="float" office:value="2308509" calcext:value-type="float">
            <text:p>2,308,509</text:p>
          </table:table-cell>
          <table:table-cell table:style-name="ce17" office:value-type="float" office:value="2308577" calcext:value-type="float">
            <text:p>2,308,577</text:p>
          </table:table-cell>
          <table:table-cell table:style-name="ce17" office:value-type="float" office:value="2313138" calcext:value-type="float">
            <text:p>2,313,138</text:p>
          </table:table-cell>
          <table:table-cell table:style-name="ce17" office:value-type="float" office:value="2332444" calcext:value-type="float">
            <text:p>2,332,444</text:p>
          </table:table-cell>
          <table:table-cell table:style-name="ce17" office:value-type="float" office:value="2351437" calcext:value-type="float">
            <text:p>2,351,437</text:p>
          </table:table-cell>
          <table:table-cell table:style-name="ce17" office:value-type="float" office:value="2377600" calcext:value-type="float">
            <text:p>2,377,600</text:p>
          </table:table-cell>
          <table:table-cell table:style-name="ce17" office:value-type="float" office:value="2405239" calcext:value-type="float">
            <text:p>2,405,239</text:p>
          </table:table-cell>
          <table:table-cell table:style-name="ce17" office:value-type="float" office:value="2430496" calcext:value-type="float">
            <text:p>2,430,496</text:p>
          </table:table-cell>
          <table:table-cell table:style-name="ce17" office:value-type="float" office:value="2454418" calcext:value-type="float">
            <text:p>2,454,418</text:p>
          </table:table-cell>
          <table:table-cell table:style-name="ce17" office:value-type="float" office:value="2485249" calcext:value-type="float">
            <text:p>2,485,249</text:p>
          </table:table-cell>
          <table:table-cell table:style-name="ce17" office:value-type="float" office:value="2507532" calcext:value-type="float">
            <text:p>2,507,532</text:p>
          </table:table-cell>
          <table:table-cell table:style-name="ce17" office:value-type="float" office:value="2525639" calcext:value-type="float">
            <text:p>2,525,639</text:p>
          </table:table-cell>
          <table:table-cell table:number-columns-repeated="1011"/>
        </table:table-row>
        <table:table-row table:style-name="ro2">
          <table:table-cell table:style-name="ce5" office:value-type="string" calcext:value-type="string">
            <text:p>.<text:span text:style-name="T1">San Antonio-New Braunfels-Pearsall, TX CSA</text:span></text:p>
          </table:table-cell>
          <table:table-cell table:style-name="ce17" office:value-type="float" office:value="2159725" calcext:value-type="float">
            <text:p>2,159,725</text:p>
          </table:table-cell>
          <table:table-cell table:style-name="ce17" office:value-type="float" office:value="2159737" calcext:value-type="float">
            <text:p>2,159,737</text:p>
          </table:table-cell>
          <table:table-cell table:style-name="ce17" office:value-type="float" office:value="2170265" calcext:value-type="float">
            <text:p>2,170,265</text:p>
          </table:table-cell>
          <table:table-cell table:style-name="ce17" office:value-type="float" office:value="2211415" calcext:value-type="float">
            <text:p>2,211,415</text:p>
          </table:table-cell>
          <table:table-cell table:style-name="ce17" office:value-type="float" office:value="2254912" calcext:value-type="float">
            <text:p>2,254,912</text:p>
          </table:table-cell>
          <table:table-cell table:style-name="ce17" office:value-type="float" office:value="2298402" calcext:value-type="float">
            <text:p>2,298,402</text:p>
          </table:table-cell>
          <table:table-cell table:style-name="ce17" office:value-type="float" office:value="2347832" calcext:value-type="float">
            <text:p>2,347,832</text:p>
          </table:table-cell>
          <table:table-cell table:style-name="ce17" office:value-type="float" office:value="2398593" calcext:value-type="float">
            <text:p>2,398,593</text:p>
          </table:table-cell>
          <table:table-cell table:style-name="ce17" office:value-type="float" office:value="2445860" calcext:value-type="float">
            <text:p>2,445,860</text:p>
          </table:table-cell>
          <table:table-cell table:style-name="ce17" office:value-type="float" office:value="2492016" calcext:value-type="float">
            <text:p>2,492,016</text:p>
          </table:table-cell>
          <table:table-cell table:style-name="ce17" office:value-type="float" office:value="2532590" calcext:value-type="float">
            <text:p>2,532,590</text:p>
          </table:table-cell>
          <table:table-cell table:style-name="ce17" office:value-type="float" office:value="2571266" calcext:value-type="float">
            <text:p>2,571,266</text:p>
          </table:table-cell>
          <table:table-cell table:number-columns-repeated="1011"/>
        </table:table-row>
        <table:table-row table:style-name="ro2">
          <table:table-cell table:style-name="ce5" office:value-type="string" calcext:value-type="string">
            <text:p>.<text:span text:style-name="T1">Pittsburgh-New Castle-Weirton, PA-OH-WV CSA</text:span></text:p>
          </table:table-cell>
          <table:table-cell table:style-name="ce17" office:value-type="float" office:value="2660727" calcext:value-type="float">
            <text:p>2,660,727</text:p>
          </table:table-cell>
          <table:table-cell table:style-name="ce17" office:value-type="float" office:value="2660791" calcext:value-type="float">
            <text:p>2,660,791</text:p>
          </table:table-cell>
          <table:table-cell table:style-name="ce17" office:value-type="float" office:value="2661299" calcext:value-type="float">
            <text:p>2,661,299</text:p>
          </table:table-cell>
          <table:table-cell table:style-name="ce17" office:value-type="float" office:value="2663047" calcext:value-type="float">
            <text:p>2,663,047</text:p>
          </table:table-cell>
          <table:table-cell table:style-name="ce17" office:value-type="float" office:value="2661222" calcext:value-type="float">
            <text:p>2,661,222</text:p>
          </table:table-cell>
          <table:table-cell table:style-name="ce17" office:value-type="float" office:value="2659340" calcext:value-type="float">
            <text:p>2,659,340</text:p>
          </table:table-cell>
          <table:table-cell table:style-name="ce17" office:value-type="float" office:value="2653757" calcext:value-type="float">
            <text:p>2,653,757</text:p>
          </table:table-cell>
          <table:table-cell table:style-name="ce17" office:value-type="float" office:value="2643291" calcext:value-type="float">
            <text:p>2,643,291</text:p>
          </table:table-cell>
          <table:table-cell table:style-name="ce17" office:value-type="float" office:value="2631971" calcext:value-type="float">
            <text:p>2,631,971</text:p>
          </table:table-cell>
          <table:table-cell table:style-name="ce17" office:value-type="float" office:value="2618367" calcext:value-type="float">
            <text:p>2,618,367</text:p>
          </table:table-cell>
          <table:table-cell table:style-name="ce17" office:value-type="float" office:value="2610204" calcext:value-type="float">
            <text:p>2,610,204</text:p>
          </table:table-cell>
          <table:table-cell table:style-name="ce17" office:value-type="float" office:value="2603259" calcext:value-type="float">
            <text:p>2,603,259</text:p>
          </table:table-cell>
          <table:table-cell table:number-columns-repeated="1011"/>
        </table:table-row>
        <table:table-row table:style-name="ro2">
          <table:table-cell table:style-name="ce5" office:value-type="string" calcext:value-type="string">
            <text:p>.<text:span text:style-name="T1">Sacramento-Roseville, CA CSA</text:span></text:p>
          </table:table-cell>
          <table:table-cell table:style-name="ce17" office:value-type="float" office:value="2414783" calcext:value-type="float">
            <text:p>2,414,783</text:p>
          </table:table-cell>
          <table:table-cell table:style-name="ce17" office:value-type="float" office:value="2414795" calcext:value-type="float">
            <text:p>2,414,795</text:p>
          </table:table-cell>
          <table:table-cell table:style-name="ce17" office:value-type="float" office:value="2419502" calcext:value-type="float">
            <text:p>2,419,502</text:p>
          </table:table-cell>
          <table:table-cell table:style-name="ce17" office:value-type="float" office:value="2438620" calcext:value-type="float">
            <text:p>2,438,620</text:p>
          </table:table-cell>
          <table:table-cell table:style-name="ce17" office:value-type="float" office:value="2455366" calcext:value-type="float">
            <text:p>2,455,366</text:p>
          </table:table-cell>
          <table:table-cell table:style-name="ce17" office:value-type="float" office:value="2476047" calcext:value-type="float">
            <text:p>2,476,047</text:p>
          </table:table-cell>
          <table:table-cell table:style-name="ce17" office:value-type="float" office:value="2502523" calcext:value-type="float">
            <text:p>2,502,523</text:p>
          </table:table-cell>
          <table:table-cell table:style-name="ce17" office:value-type="float" office:value="2531124" calcext:value-type="float">
            <text:p>2,531,124</text:p>
          </table:table-cell>
          <table:table-cell table:style-name="ce17" office:value-type="float" office:value="2561140" calcext:value-type="float">
            <text:p>2,561,140</text:p>
          </table:table-cell>
          <table:table-cell table:style-name="ce17" office:value-type="float" office:value="2591721" calcext:value-type="float">
            <text:p>2,591,721</text:p>
          </table:table-cell>
          <table:table-cell table:style-name="ce17" office:value-type="float" office:value="2615353" calcext:value-type="float">
            <text:p>2,615,353</text:p>
          </table:table-cell>
          <table:table-cell table:style-name="ce17" office:value-type="float" office:value="2639124" calcext:value-type="float">
            <text:p>2,639,124</text:p>
          </table:table-cell>
          <table:table-cell table:number-columns-repeated="1011"/>
        </table:table-row>
        <table:table-row table:style-name="ro2">
          <table:table-cell table:style-name="ce5" office:value-type="string" calcext:value-type="string">
            <text:p>.<text:span text:style-name="T1">Salt Lake City-Provo-Orem, UT CSA</text:span></text:p>
          </table:table-cell>
          <table:table-cell table:style-name="ce17" office:value-type="float" office:value="2271696" calcext:value-type="float">
            <text:p>2,271,696</text:p>
          </table:table-cell>
          <table:table-cell table:style-name="ce17" office:value-type="float" office:value="2271704" calcext:value-type="float">
            <text:p>2,271,704</text:p>
          </table:table-cell>
          <table:table-cell table:style-name="ce17" office:value-type="float" office:value="2281624" calcext:value-type="float">
            <text:p>2,281,624</text:p>
          </table:table-cell>
          <table:table-cell table:style-name="ce17" office:value-type="float" office:value="2315221" calcext:value-type="float">
            <text:p>2,315,221</text:p>
          </table:table-cell>
          <table:table-cell table:style-name="ce17" office:value-type="float" office:value="2349121" calcext:value-type="float">
            <text:p>2,349,121</text:p>
          </table:table-cell>
          <table:table-cell table:style-name="ce17" office:value-type="float" office:value="2387787" calcext:value-type="float">
            <text:p>2,387,787</text:p>
          </table:table-cell>
          <table:table-cell table:style-name="ce17" office:value-type="float" office:value="2420200" calcext:value-type="float">
            <text:p>2,420,200</text:p>
          </table:table-cell>
          <table:table-cell table:style-name="ce17" office:value-type="float" office:value="2457222" calcext:value-type="float">
            <text:p>2,457,222</text:p>
          </table:table-cell>
          <table:table-cell table:style-name="ce17" office:value-type="float" office:value="2509388" calcext:value-type="float">
            <text:p>2,509,388</text:p>
          </table:table-cell>
          <table:table-cell table:style-name="ce17" office:value-type="float" office:value="2559500" calcext:value-type="float">
            <text:p>2,559,500</text:p>
          </table:table-cell>
          <table:table-cell table:style-name="ce17" office:value-type="float" office:value="2600447" calcext:value-type="float">
            <text:p>2,600,447</text:p>
          </table:table-cell>
          <table:table-cell table:style-name="ce17" office:value-type="float" office:value="2641048" calcext:value-type="float">
            <text:p>2,641,048</text:p>
          </table:table-cell>
          <table:table-cell table:number-columns-repeated="1011"/>
        </table:table-row>
        <table:table-row table:style-name="ro2">
          <table:table-cell table:style-name="ce5" office:value-type="string" calcext:value-type="string">
            <text:p>.<text:span text:style-name="T1">Charlotte-Concord, NC-SC CSA</text:span></text:p>
          </table:table-cell>
          <table:table-cell table:style-name="ce17" office:value-type="float" office:value="2402623" calcext:value-type="float">
            <text:p>2,402,623</text:p>
          </table:table-cell>
          <table:table-cell table:style-name="ce17" office:value-type="float" office:value="2402581" calcext:value-type="float">
            <text:p>2,402,581</text:p>
          </table:table-cell>
          <table:table-cell table:style-name="ce17" office:value-type="float" office:value="2408617" calcext:value-type="float">
            <text:p>2,408,617</text:p>
          </table:table-cell>
          <table:table-cell table:style-name="ce17" office:value-type="float" office:value="2439202" calcext:value-type="float">
            <text:p>2,439,202</text:p>
          </table:table-cell>
          <table:table-cell table:style-name="ce17" office:value-type="float" office:value="2476450" calcext:value-type="float">
            <text:p>2,476,450</text:p>
          </table:table-cell>
          <table:table-cell table:style-name="ce17" office:value-type="float" office:value="2516166" calcext:value-type="float">
            <text:p>2,516,166</text:p>
          </table:table-cell>
          <table:table-cell table:style-name="ce17" office:value-type="float" office:value="2558110" calcext:value-type="float">
            <text:p>2,558,110</text:p>
          </table:table-cell>
          <table:table-cell table:style-name="ce17" office:value-type="float" office:value="2605370" calcext:value-type="float">
            <text:p>2,605,370</text:p>
          </table:table-cell>
          <table:table-cell table:style-name="ce17" office:value-type="float" office:value="2657483" calcext:value-type="float">
            <text:p>2,657,483</text:p>
          </table:table-cell>
          <table:table-cell table:style-name="ce17" office:value-type="float" office:value="2709012" calcext:value-type="float">
            <text:p>2,709,012</text:p>
          </table:table-cell>
          <table:table-cell table:style-name="ce17" office:value-type="float" office:value="2752649" calcext:value-type="float">
            <text:p>2,752,649</text:p>
          </table:table-cell>
          <table:table-cell table:style-name="ce17" office:value-type="float" office:value="2797636" calcext:value-type="float">
            <text:p>2,797,636</text:p>
          </table:table-cell>
          <table:table-cell table:number-columns-repeated="1011"/>
        </table:table-row>
        <table:table-row table:style-name="ro2">
          <table:table-cell table:style-name="ce5" office:value-type="string" calcext:value-type="string">
            <text:p>.<text:span text:style-name="T1">St. Louis-St. Charles-Farmington, MO-IL CSA</text:span></text:p>
          </table:table-cell>
          <table:table-cell table:style-name="ce17" office:value-type="float" office:value="2892497" calcext:value-type="float">
            <text:p>2,892,497</text:p>
          </table:table-cell>
          <table:table-cell table:style-name="ce17" office:value-type="float" office:value="2892557" calcext:value-type="float">
            <text:p>2,892,557</text:p>
          </table:table-cell>
          <table:table-cell table:style-name="ce17" office:value-type="float" office:value="2894934" calcext:value-type="float">
            <text:p>2,894,934</text:p>
          </table:table-cell>
          <table:table-cell table:style-name="ce17" office:value-type="float" office:value="2899886" calcext:value-type="float">
            <text:p>2,899,886</text:p>
          </table:table-cell>
          <table:table-cell table:style-name="ce17" office:value-type="float" office:value="2901493" calcext:value-type="float">
            <text:p>2,901,493</text:p>
          </table:table-cell>
          <table:table-cell table:style-name="ce17" office:value-type="float" office:value="2904243" calcext:value-type="float">
            <text:p>2,904,243</text:p>
          </table:table-cell>
          <table:table-cell table:style-name="ce17" office:value-type="float" office:value="2907769" calcext:value-type="float">
            <text:p>2,907,769</text:p>
          </table:table-cell>
          <table:table-cell table:style-name="ce17" office:value-type="float" office:value="2912094" calcext:value-type="float">
            <text:p>2,912,094</text:p>
          </table:table-cell>
          <table:table-cell table:style-name="ce17" office:value-type="float" office:value="2909903" calcext:value-type="float">
            <text:p>2,909,903</text:p>
          </table:table-cell>
          <table:table-cell table:style-name="ce17" office:value-type="float" office:value="2910158" calcext:value-type="float">
            <text:p>2,910,158</text:p>
          </table:table-cell>
          <table:table-cell table:style-name="ce17" office:value-type="float" office:value="2908076" calcext:value-type="float">
            <text:p>2,908,076</text:p>
          </table:table-cell>
          <table:table-cell table:style-name="ce17" office:value-type="float" office:value="2907648" calcext:value-type="float">
            <text:p>2,907,648</text:p>
          </table:table-cell>
          <table:table-cell table:number-columns-repeated="1011"/>
        </table:table-row>
        <table:table-row table:style-name="ro2">
          <table:table-cell table:style-name="ce5" office:value-type="string" calcext:value-type="string">
            <text:p>.<text:span text:style-name="T1">Portland-Vancouver-Salem, OR-WA CSA</text:span></text:p>
          </table:table-cell>
          <table:table-cell table:style-name="ce17" office:value-type="float" office:value="2921408" calcext:value-type="float">
            <text:p>2,921,408</text:p>
          </table:table-cell>
          <table:table-cell table:style-name="ce17" office:value-type="float" office:value="2921411" calcext:value-type="float">
            <text:p>2,921,411</text:p>
          </table:table-cell>
          <table:table-cell table:style-name="ce17" office:value-type="float" office:value="2928483" calcext:value-type="float">
            <text:p>2,928,483</text:p>
          </table:table-cell>
          <table:table-cell table:style-name="ce17" office:value-type="float" office:value="2963551" calcext:value-type="float">
            <text:p>2,963,551</text:p>
          </table:table-cell>
          <table:table-cell table:style-name="ce17" office:value-type="float" office:value="2991155" calcext:value-type="float">
            <text:p>2,991,155</text:p>
          </table:table-cell>
          <table:table-cell table:style-name="ce17" office:value-type="float" office:value="3015085" calcext:value-type="float">
            <text:p>3,015,085</text:p>
          </table:table-cell>
          <table:table-cell table:style-name="ce17" office:value-type="float" office:value="3054133" calcext:value-type="float">
            <text:p>3,054,133</text:p>
          </table:table-cell>
          <table:table-cell table:style-name="ce17" office:value-type="float" office:value="3101250" calcext:value-type="float">
            <text:p>3,101,250</text:p>
          </table:table-cell>
          <table:table-cell table:style-name="ce17" office:value-type="float" office:value="3160820" calcext:value-type="float">
            <text:p>3,160,820</text:p>
          </table:table-cell>
          <table:table-cell table:style-name="ce17" office:value-type="float" office:value="3202687" calcext:value-type="float">
            <text:p>3,202,687</text:p>
          </table:table-cell>
          <table:table-cell table:style-name="ce17" office:value-type="float" office:value="3232399" calcext:value-type="float">
            <text:p>3,232,399</text:p>
          </table:table-cell>
          <table:table-cell table:style-name="ce17" office:value-type="float" office:value="3259710" calcext:value-type="float">
            <text:p>3,259,710</text:p>
          </table:table-cell>
          <table:table-cell table:number-columns-repeated="1011"/>
        </table:table-row>
        <table:table-row table:style-name="ro2">
          <table:table-cell table:style-name="ce5" office:value-type="string" calcext:value-type="string">
            <text:p>.<text:span text:style-name="T1">Cleveland-Akron-Canton, OH CSA</text:span></text:p>
          </table:table-cell>
          <table:table-cell table:style-name="ce17" office:value-type="float" office:value="3630166" calcext:value-type="float">
            <text:p>3,630,166</text:p>
          </table:table-cell>
          <table:table-cell table:style-name="ce17" office:value-type="float" office:value="3630174" calcext:value-type="float">
            <text:p>3,630,174</text:p>
          </table:table-cell>
          <table:table-cell table:style-name="ce17" office:value-type="float" office:value="3627605" calcext:value-type="float">
            <text:p>3,627,605</text:p>
          </table:table-cell>
          <table:table-cell table:style-name="ce17" office:value-type="float" office:value="3619840" calcext:value-type="float">
            <text:p>3,619,840</text:p>
          </table:table-cell>
          <table:table-cell table:style-name="ce17" office:value-type="float" office:value="3613640" calcext:value-type="float">
            <text:p>3,613,640</text:p>
          </table:table-cell>
          <table:table-cell table:style-name="ce17" office:value-type="float" office:value="3616712" calcext:value-type="float">
            <text:p>3,616,712</text:p>
          </table:table-cell>
          <table:table-cell table:style-name="ce17" office:value-type="float" office:value="3617949" calcext:value-type="float">
            <text:p>3,617,949</text:p>
          </table:table-cell>
          <table:table-cell table:style-name="ce17" office:value-type="float" office:value="3611851" calcext:value-type="float">
            <text:p>3,611,851</text:p>
          </table:table-cell>
          <table:table-cell table:style-name="ce17" office:value-type="float" office:value="3606299" calcext:value-type="float">
            <text:p>3,606,299</text:p>
          </table:table-cell>
          <table:table-cell table:style-name="ce17" office:value-type="float" office:value="3599929" calcext:value-type="float">
            <text:p>3,599,929</text:p>
          </table:table-cell>
          <table:table-cell table:style-name="ce17" office:value-type="float" office:value="3594313" calcext:value-type="float">
            <text:p>3,594,313</text:p>
          </table:table-cell>
          <table:table-cell table:style-name="ce17" office:value-type="float" office:value="3586918" calcext:value-type="float">
            <text:p>3,586,918</text:p>
          </table:table-cell>
          <table:table-cell table:number-columns-repeated="1011"/>
        </table:table-row>
        <table:table-row table:style-name="ro2">
          <table:table-cell table:style-name="ce5" office:value-type="string" calcext:value-type="string">
            <text:p>.<text:span text:style-name="T1">Denver-Aurora, CO CSA</text:span></text:p>
          </table:table-cell>
          <table:table-cell table:style-name="ce17" office:value-type="float" office:value="3090874" calcext:value-type="float">
            <text:p>3,090,874</text:p>
          </table:table-cell>
          <table:table-cell table:style-name="ce17" office:value-type="float" office:value="3090995" calcext:value-type="float">
            <text:p>3,090,995</text:p>
          </table:table-cell>
          <table:table-cell table:style-name="ce17" office:value-type="float" office:value="3103767" calcext:value-type="float">
            <text:p>3,103,767</text:p>
          </table:table-cell>
          <table:table-cell table:style-name="ce17" office:value-type="float" office:value="3161702" calcext:value-type="float">
            <text:p>3,161,702</text:p>
          </table:table-cell>
          <table:table-cell table:style-name="ce17" office:value-type="float" office:value="3218975" calcext:value-type="float">
            <text:p>3,218,975</text:p>
          </table:table-cell>
          <table:table-cell table:style-name="ce17" office:value-type="float" office:value="3280017" calcext:value-type="float">
            <text:p>3,280,017</text:p>
          </table:table-cell>
          <table:table-cell table:style-name="ce17" office:value-type="float" office:value="3343318" calcext:value-type="float">
            <text:p>3,343,318</text:p>
          </table:table-cell>
          <table:table-cell table:style-name="ce17" office:value-type="float" office:value="3416742" calcext:value-type="float">
            <text:p>3,416,742</text:p>
          </table:table-cell>
          <table:table-cell table:style-name="ce17" office:value-type="float" office:value="3473717" calcext:value-type="float">
            <text:p>3,473,717</text:p>
          </table:table-cell>
          <table:table-cell table:style-name="ce17" office:value-type="float" office:value="3520102" calcext:value-type="float">
            <text:p>3,520,102</text:p>
          </table:table-cell>
          <table:table-cell table:style-name="ce17" office:value-type="float" office:value="3571116" calcext:value-type="float">
            <text:p>3,571,116</text:p>
          </table:table-cell>
          <table:table-cell table:style-name="ce17" office:value-type="float" office:value="3617927" calcext:value-type="float">
            <text:p>3,617,927</text:p>
          </table:table-cell>
          <table:table-cell table:number-columns-repeated="1011"/>
        </table:table-row>
        <table:table-row table:style-name="ro2">
          <table:table-cell table:style-name="ce5" office:value-type="string" calcext:value-type="string">
            <text:p>.<text:span text:style-name="T1">Minneapolis-St. Paul, MN-WI CSA</text:span></text:p>
          </table:table-cell>
          <table:table-cell table:style-name="ce17" office:value-type="float" office:value="3706278" calcext:value-type="float">
            <text:p>3,706,278</text:p>
          </table:table-cell>
          <table:table-cell table:style-name="ce17" office:value-type="float" office:value="3706274" calcext:value-type="float">
            <text:p>3,706,274</text:p>
          </table:table-cell>
          <table:table-cell table:style-name="ce17" office:value-type="float" office:value="3712764" calcext:value-type="float">
            <text:p>3,712,764</text:p>
          </table:table-cell>
          <table:table-cell table:style-name="ce17" office:value-type="float" office:value="3746958" calcext:value-type="float">
            <text:p>3,746,958</text:p>
          </table:table-cell>
          <table:table-cell table:style-name="ce17" office:value-type="float" office:value="3779336" calcext:value-type="float">
            <text:p>3,779,336</text:p>
          </table:table-cell>
          <table:table-cell table:style-name="ce17" office:value-type="float" office:value="3815342" calcext:value-type="float">
            <text:p>3,815,342</text:p>
          </table:table-cell>
          <table:table-cell table:style-name="ce17" office:value-type="float" office:value="3852572" calcext:value-type="float">
            <text:p>3,852,572</text:p>
          </table:table-cell>
          <table:table-cell table:style-name="ce17" office:value-type="float" office:value="3882949" calcext:value-type="float">
            <text:p>3,882,949</text:p>
          </table:table-cell>
          <table:table-cell table:style-name="ce17" office:value-type="float" office:value="3919926" calcext:value-type="float">
            <text:p>3,919,926</text:p>
          </table:table-cell>
          <table:table-cell table:style-name="ce17" office:value-type="float" office:value="3959301" calcext:value-type="float">
            <text:p>3,959,301</text:p>
          </table:table-cell>
          <table:table-cell table:style-name="ce17" office:value-type="float" office:value="3995657" calcext:value-type="float">
            <text:p>3,995,657</text:p>
          </table:table-cell>
          <table:table-cell table:style-name="ce17" office:value-type="float" office:value="4027861" calcext:value-type="float">
            <text:p>4,027,861</text:p>
          </table:table-cell>
          <table:table-cell table:number-columns-repeated="1011"/>
        </table:table-row>
        <table:table-row table:style-name="ro2">
          <table:table-cell table:style-name="ce5" office:value-type="string" calcext:value-type="string">
            <text:p>.<text:span text:style-name="T1">Orlando-Lakeland-Deltona, FL CSA</text:span></text:p>
          </table:table-cell>
          <table:table-cell table:style-name="ce17" office:value-type="float" office:value="3447946" calcext:value-type="float">
            <text:p>3,447,946</text:p>
          </table:table-cell>
          <table:table-cell table:style-name="ce17" office:value-type="float" office:value="3447917" calcext:value-type="float">
            <text:p>3,447,917</text:p>
          </table:table-cell>
          <table:table-cell table:style-name="ce17" office:value-type="float" office:value="3454777" calcext:value-type="float">
            <text:p>3,454,777</text:p>
          </table:table-cell>
          <table:table-cell table:style-name="ce17" office:value-type="float" office:value="3503587" calcext:value-type="float">
            <text:p>3,503,587</text:p>
          </table:table-cell>
          <table:table-cell table:style-name="ce17" office:value-type="float" office:value="3565166" calcext:value-type="float">
            <text:p>3,565,166</text:p>
          </table:table-cell>
          <table:table-cell table:style-name="ce17" office:value-type="float" office:value="3627227" calcext:value-type="float">
            <text:p>3,627,227</text:p>
          </table:table-cell>
          <table:table-cell table:style-name="ce17" office:value-type="float" office:value="3706895" calcext:value-type="float">
            <text:p>3,706,895</text:p>
          </table:table-cell>
          <table:table-cell table:style-name="ce17" office:value-type="float" office:value="3802451" calcext:value-type="float">
            <text:p>3,802,451</text:p>
          </table:table-cell>
          <table:table-cell table:style-name="ce17" office:value-type="float" office:value="3906493" calcext:value-type="float">
            <text:p>3,906,493</text:p>
          </table:table-cell>
          <table:table-cell table:style-name="ce17" office:value-type="float" office:value="4003161" calcext:value-type="float">
            <text:p>4,003,161</text:p>
          </table:table-cell>
          <table:table-cell table:style-name="ce17" office:value-type="float" office:value="4095508" calcext:value-type="float">
            <text:p>4,095,508</text:p>
          </table:table-cell>
          <table:table-cell table:style-name="ce17" office:value-type="float" office:value="4160646" calcext:value-type="float">
            <text:p>4,160,646</text:p>
          </table:table-cell>
          <table:table-cell table:number-columns-repeated="1011"/>
        </table:table-row>
        <table:table-row table:style-name="ro2">
          <table:table-cell table:style-name="ce5" office:value-type="string" calcext:value-type="string">
            <text:p>.<text:span text:style-name="T1">Seattle-Tacoma, WA CSA</text:span></text:p>
          </table:table-cell>
          <table:table-cell table:style-name="ce17" office:value-type="float" office:value="4274767" calcext:value-type="float">
            <text:p>4,274,767</text:p>
          </table:table-cell>
          <table:table-cell table:style-name="ce17" office:value-type="float" office:value="4274757" calcext:value-type="float">
            <text:p>4,274,757</text:p>
          </table:table-cell>
          <table:table-cell table:style-name="ce17" office:value-type="float" office:value="4285795" calcext:value-type="float">
            <text:p>4,285,795</text:p>
          </table:table-cell>
          <table:table-cell table:style-name="ce17" office:value-type="float" office:value="4347631" calcext:value-type="float">
            <text:p>4,347,631</text:p>
          </table:table-cell>
          <table:table-cell table:style-name="ce17" office:value-type="float" office:value="4404564" calcext:value-type="float">
            <text:p>4,404,564</text:p>
          </table:table-cell>
          <table:table-cell table:style-name="ce17" office:value-type="float" office:value="4458489" calcext:value-type="float">
            <text:p>4,458,489</text:p>
          </table:table-cell>
          <table:table-cell table:style-name="ce17" office:value-type="float" office:value="4527560" calcext:value-type="float">
            <text:p>4,527,560</text:p>
          </table:table-cell>
          <table:table-cell table:style-name="ce17" office:value-type="float" office:value="4604873" calcext:value-type="float">
            <text:p>4,604,873</text:p>
          </table:table-cell>
          <table:table-cell table:style-name="ce17" office:value-type="float" office:value="4697341" calcext:value-type="float">
            <text:p>4,697,341</text:p>
          </table:table-cell>
          <table:table-cell table:style-name="ce17" office:value-type="float" office:value="4783307" calcext:value-type="float">
            <text:p>4,783,307</text:p>
          </table:table-cell>
          <table:table-cell table:style-name="ce17" office:value-type="float" office:value="4847522" calcext:value-type="float">
            <text:p>4,847,522</text:p>
          </table:table-cell>
          <table:table-cell table:style-name="ce17" office:value-type="float" office:value="4903675" calcext:value-type="float">
            <text:p>4,903,675</text:p>
          </table:table-cell>
          <table:table-cell table:number-columns-repeated="1011"/>
        </table:table-row>
        <table:table-row table:style-name="ro2">
          <table:table-cell table:style-name="ce5" office:value-type="string" calcext:value-type="string">
            <text:p>.<text:span text:style-name="T1">Phoenix-Mesa, AZ CSA</text:span></text:p>
          </table:table-cell>
          <table:table-cell table:style-name="ce17" office:value-type="float" office:value="4246484" calcext:value-type="float">
            <text:p>4,246,484</text:p>
          </table:table-cell>
          <table:table-cell table:style-name="ce17" office:value-type="float" office:value="4246721" calcext:value-type="float">
            <text:p>4,246,721</text:p>
          </table:table-cell>
          <table:table-cell table:style-name="ce17" office:value-type="float" office:value="4257765" calcext:value-type="float">
            <text:p>4,257,765</text:p>
          </table:table-cell>
          <table:table-cell table:style-name="ce17" office:value-type="float" office:value="4306477" calcext:value-type="float">
            <text:p>4,306,477</text:p>
          </table:table-cell>
          <table:table-cell table:style-name="ce17" office:value-type="float" office:value="4382750" calcext:value-type="float">
            <text:p>4,382,750</text:p>
          </table:table-cell>
          <table:table-cell table:style-name="ce17" office:value-type="float" office:value="4456126" calcext:value-type="float">
            <text:p>4,456,126</text:p>
          </table:table-cell>
          <table:table-cell table:style-name="ce17" office:value-type="float" office:value="4542014" calcext:value-type="float">
            <text:p>4,542,014</text:p>
          </table:table-cell>
          <table:table-cell table:style-name="ce17" office:value-type="float" office:value="4631497" calcext:value-type="float">
            <text:p>4,631,497</text:p>
          </table:table-cell>
          <table:table-cell table:style-name="ce17" office:value-type="float" office:value="4726692" calcext:value-type="float">
            <text:p>4,726,692</text:p>
          </table:table-cell>
          <table:table-cell table:style-name="ce17" office:value-type="float" office:value="4812326" calcext:value-type="float">
            <text:p>4,812,326</text:p>
          </table:table-cell>
          <table:table-cell table:style-name="ce17" office:value-type="float" office:value="4903010" calcext:value-type="float">
            <text:p>4,903,010</text:p>
          </table:table-cell>
          <table:table-cell table:style-name="ce17" office:value-type="float" office:value="5002221" calcext:value-type="float">
            <text:p>5,002,221</text:p>
          </table:table-cell>
          <table:table-cell table:number-columns-repeated="1011"/>
        </table:table-row>
        <table:table-row table:style-name="ro2">
          <table:table-cell table:style-name="ce5" office:value-type="string" calcext:value-type="string">
            <text:p>.<text:span text:style-name="T1">Detroit-Warren-Ann Arbor, MI CSA</text:span></text:p>
          </table:table-cell>
          <table:table-cell table:style-name="ce17" office:value-type="float" office:value="5318744" calcext:value-type="float">
            <text:p>5,318,744</text:p>
          </table:table-cell>
          <table:table-cell table:style-name="ce17" office:value-type="float" office:value="5319107" calcext:value-type="float">
            <text:p>5,319,107</text:p>
          </table:table-cell>
          <table:table-cell table:style-name="ce17" office:value-type="float" office:value="5313754" calcext:value-type="float">
            <text:p>5,313,754</text:p>
          </table:table-cell>
          <table:table-cell table:style-name="ce17" office:value-type="float" office:value="5314326" calcext:value-type="float">
            <text:p>5,314,326</text:p>
          </table:table-cell>
          <table:table-cell table:style-name="ce17" office:value-type="float" office:value="5321185" calcext:value-type="float">
            <text:p>5,321,185</text:p>
          </table:table-cell>
          <table:table-cell table:style-name="ce17" office:value-type="float" office:value="5326227" calcext:value-type="float">
            <text:p>5,326,227</text:p>
          </table:table-cell>
          <table:table-cell table:style-name="ce17" office:value-type="float" office:value="5332661" calcext:value-type="float">
            <text:p>5,332,661</text:p>
          </table:table-cell>
          <table:table-cell table:style-name="ce17" office:value-type="float" office:value="5330853" calcext:value-type="float">
            <text:p>5,330,853</text:p>
          </table:table-cell>
          <table:table-cell table:style-name="ce17" office:value-type="float" office:value="5338976" calcext:value-type="float">
            <text:p>5,338,976</text:p>
          </table:table-cell>
          <table:table-cell table:style-name="ce17" office:value-type="float" office:value="5345764" calcext:value-type="float">
            <text:p>5,345,764</text:p>
          </table:table-cell>
          <table:table-cell table:style-name="ce17" office:value-type="float" office:value="5346570" calcext:value-type="float">
            <text:p>5,346,570</text:p>
          </table:table-cell>
          <table:table-cell table:style-name="ce17" office:value-type="float" office:value="5341994" calcext:value-type="float">
            <text:p>5,341,994</text:p>
          </table:table-cell>
          <table:table-cell table:number-columns-repeated="1011"/>
        </table:table-row>
        <table:table-row table:style-name="ro2">
          <table:table-cell table:style-name="ce5" office:value-type="string" calcext:value-type="string">
            <text:p>.<text:span text:style-name="T1">Atlanta--Athens-Clarke County--Sandy Springs, GA-AL CSA</text:span></text:p>
          </table:table-cell>
          <table:table-cell table:style-name="ce17" office:value-type="float" office:value="6054858" calcext:value-type="float">
            <text:p>6,054,858</text:p>
          </table:table-cell>
          <table:table-cell table:style-name="ce17" office:value-type="float" office:value="6054822" calcext:value-type="float">
            <text:p>6,054,822</text:p>
          </table:table-cell>
          <table:table-cell table:style-name="ce17" office:value-type="float" office:value="6072152" calcext:value-type="float">
            <text:p>6,072,152</text:p>
          </table:table-cell>
          <table:table-cell table:style-name="ce17" office:value-type="float" office:value="6138897" calcext:value-type="float">
            <text:p>6,138,897</text:p>
          </table:table-cell>
          <table:table-cell table:style-name="ce17" office:value-type="float" office:value="6220472" calcext:value-type="float">
            <text:p>6,220,472</text:p>
          </table:table-cell>
          <table:table-cell table:style-name="ce17" office:value-type="float" office:value="6290742" calcext:value-type="float">
            <text:p>6,290,742</text:p>
          </table:table-cell>
          <table:table-cell table:style-name="ce17" office:value-type="float" office:value="6377941" calcext:value-type="float">
            <text:p>6,377,941</text:p>
          </table:table-cell>
          <table:table-cell table:style-name="ce17" office:value-type="float" office:value="6480729" calcext:value-type="float">
            <text:p>6,480,729</text:p>
          </table:table-cell>
          <table:table-cell table:style-name="ce17" office:value-type="float" office:value="6592510" calcext:value-type="float">
            <text:p>6,592,510</text:p>
          </table:table-cell>
          <table:table-cell table:style-name="ce17" office:value-type="float" office:value="6687694" calcext:value-type="float">
            <text:p>6,687,694</text:p>
          </table:table-cell>
          <table:table-cell table:style-name="ce17" office:value-type="float" office:value="6770187" calcext:value-type="float">
            <text:p>6,770,187</text:p>
          </table:table-cell>
          <table:table-cell table:style-name="ce17" office:value-type="float" office:value="6853392" calcext:value-type="float">
            <text:p>6,853,392</text:p>
          </table:table-cell>
          <table:table-cell table:number-columns-repeated="1011"/>
        </table:table-row>
        <table:table-row table:style-name="ro2">
          <table:table-cell table:style-name="ce5" office:value-type="string" calcext:value-type="string">
            <text:p>.<text:span text:style-name="T1">Miami-Port St. Lucie-Fort Lauderdale, FL CSA</text:span></text:p>
          </table:table-cell>
          <table:table-cell table:style-name="ce17" office:value-type="float" office:value="6199860" calcext:value-type="float">
            <text:p>6,199,860</text:p>
          </table:table-cell>
          <table:table-cell table:style-name="ce17" office:value-type="float" office:value="6201499" calcext:value-type="float">
            <text:p>6,201,499</text:p>
          </table:table-cell>
          <table:table-cell table:style-name="ce17" office:value-type="float" office:value="6220057" calcext:value-type="float">
            <text:p>6,220,057</text:p>
          </table:table-cell>
          <table:table-cell table:style-name="ce17" office:value-type="float" office:value="6309628" calcext:value-type="float">
            <text:p>6,309,628</text:p>
          </table:table-cell>
          <table:table-cell table:style-name="ce17" office:value-type="float" office:value="6392688" calcext:value-type="float">
            <text:p>6,392,688</text:p>
          </table:table-cell>
          <table:table-cell table:style-name="ce17" office:value-type="float" office:value="6476887" calcext:value-type="float">
            <text:p>6,476,887</text:p>
          </table:table-cell>
          <table:table-cell table:style-name="ce17" office:value-type="float" office:value="6557728" calcext:value-type="float">
            <text:p>6,557,728</text:p>
          </table:table-cell>
          <table:table-cell table:style-name="ce17" office:value-type="float" office:value="6646058" calcext:value-type="float">
            <text:p>6,646,058</text:p>
          </table:table-cell>
          <table:table-cell table:style-name="ce17" office:value-type="float" office:value="6747608" calcext:value-type="float">
            <text:p>6,747,608</text:p>
          </table:table-cell>
          <table:table-cell table:style-name="ce17" office:value-type="float" office:value="6821743" calcext:value-type="float">
            <text:p>6,821,743</text:p>
          </table:table-cell>
          <table:table-cell table:style-name="ce17" office:value-type="float" office:value="6856948" calcext:value-type="float">
            <text:p>6,856,948</text:p>
          </table:table-cell>
          <table:table-cell table:style-name="ce17" office:value-type="float" office:value="6889936" calcext:value-type="float">
            <text:p>6,889,936</text:p>
          </table:table-cell>
          <table:table-cell table:number-columns-repeated="1011"/>
        </table:table-row>
        <table:table-row table:style-name="ro2">
          <table:table-cell table:style-name="ce5" office:value-type="string" calcext:value-type="string">
            <text:p>.<text:span text:style-name="T1">Philadelphia-Reading-Camden, PA-NJ-DE-MD CSA</text:span></text:p>
          </table:table-cell>
          <table:table-cell table:style-name="ce17" office:value-type="float" office:value="7067807" calcext:value-type="float">
            <text:p>7,067,807</text:p>
          </table:table-cell>
          <table:table-cell table:style-name="ce17" office:value-type="float" office:value="7068006" calcext:value-type="float">
            <text:p>7,068,006</text:p>
          </table:table-cell>
          <table:table-cell table:style-name="ce17" office:value-type="float" office:value="7074453" calcext:value-type="float">
            <text:p>7,074,453</text:p>
          </table:table-cell>
          <table:table-cell table:style-name="ce17" office:value-type="float" office:value="7102508" calcext:value-type="float">
            <text:p>7,102,508</text:p>
          </table:table-cell>
          <table:table-cell table:style-name="ce17" office:value-type="float" office:value="7125222" calcext:value-type="float">
            <text:p>7,125,222</text:p>
          </table:table-cell>
          <table:table-cell table:style-name="ce17" office:value-type="float" office:value="7138997" calcext:value-type="float">
            <text:p>7,138,997</text:p>
          </table:table-cell>
          <table:table-cell table:style-name="ce17" office:value-type="float" office:value="7155891" calcext:value-type="float">
            <text:p>7,155,891</text:p>
          </table:table-cell>
          <table:table-cell table:style-name="ce17" office:value-type="float" office:value="7164107" calcext:value-type="float">
            <text:p>7,164,107</text:p>
          </table:table-cell>
          <table:table-cell table:style-name="ce17" office:value-type="float" office:value="7171092" calcext:value-type="float">
            <text:p>7,171,092</text:p>
          </table:table-cell>
          <table:table-cell table:style-name="ce17" office:value-type="float" office:value="7182582" calcext:value-type="float">
            <text:p>7,182,582</text:p>
          </table:table-cell>
          <table:table-cell table:style-name="ce17" office:value-type="float" office:value="7197347" calcext:value-type="float">
            <text:p>7,197,347</text:p>
          </table:table-cell>
          <table:table-cell table:style-name="ce17" office:value-type="float" office:value="7209620" calcext:value-type="float">
            <text:p>7,209,620</text:p>
          </table:table-cell>
          <table:table-cell table:number-columns-repeated="1011"/>
        </table:table-row>
        <table:table-row table:style-name="ro2">
          <table:table-cell table:style-name="ce5" office:value-type="string" calcext:value-type="string">
            <text:p>.<text:span text:style-name="T1">Houston-The Woodlands, TX CSA</text:span></text:p>
          </table:table-cell>
          <table:table-cell table:style-name="ce17" office:value-type="float" office:value="6099977" calcext:value-type="float">
            <text:p>6,099,977</text:p>
          </table:table-cell>
          <table:table-cell table:style-name="ce17" office:value-type="float" office:value="6100028" calcext:value-type="float">
            <text:p>6,100,028</text:p>
          </table:table-cell>
          <table:table-cell table:style-name="ce17" office:value-type="float" office:value="6127175" calcext:value-type="float">
            <text:p>6,127,175</text:p>
          </table:table-cell>
          <table:table-cell table:style-name="ce17" office:value-type="float" office:value="6236536" calcext:value-type="float">
            <text:p>6,236,536</text:p>
          </table:table-cell>
          <table:table-cell table:style-name="ce17" office:value-type="float" office:value="6363750" calcext:value-type="float">
            <text:p>6,363,750</text:p>
          </table:table-cell>
          <table:table-cell table:style-name="ce17" office:value-type="float" office:value="6509435" calcext:value-type="float">
            <text:p>6,509,435</text:p>
          </table:table-cell>
          <table:table-cell table:style-name="ce17" office:value-type="float" office:value="6682251" calcext:value-type="float">
            <text:p>6,682,251</text:p>
          </table:table-cell>
          <table:table-cell table:style-name="ce17" office:value-type="float" office:value="6855629" calcext:value-type="float">
            <text:p>6,855,629</text:p>
          </table:table-cell>
          <table:table-cell table:style-name="ce17" office:value-type="float" office:value="6991785" calcext:value-type="float">
            <text:p>6,991,785</text:p>
          </table:table-cell>
          <table:table-cell table:style-name="ce17" office:value-type="float" office:value="7086409" calcext:value-type="float">
            <text:p>7,086,409</text:p>
          </table:table-cell>
          <table:table-cell table:style-name="ce17" office:value-type="float" office:value="7162844" calcext:value-type="float">
            <text:p>7,162,844</text:p>
          </table:table-cell>
          <table:table-cell table:style-name="ce17" office:value-type="float" office:value="7253193" calcext:value-type="float">
            <text:p>7,253,193</text:p>
          </table:table-cell>
          <table:table-cell table:number-columns-repeated="1011"/>
        </table:table-row>
        <table:table-row table:style-name="ro2">
          <table:table-cell table:style-name="ce5" office:value-type="string" calcext:value-type="string">
            <text:p>.<text:span text:style-name="T1">Dallas-Fort Worth, TX-OK CSA</text:span></text:p>
          </table:table-cell>
          <table:table-cell table:style-name="ce17" office:value-type="float" office:value="6807747" calcext:value-type="float">
            <text:p>6,807,747</text:p>
          </table:table-cell>
          <table:table-cell table:style-name="ce17" office:value-type="float" office:value="6807889" calcext:value-type="float">
            <text:p>6,807,889</text:p>
          </table:table-cell>
          <table:table-cell table:style-name="ce17" office:value-type="float" office:value="6833968" calcext:value-type="float">
            <text:p>6,833,968</text:p>
          </table:table-cell>
          <table:table-cell table:style-name="ce17" office:value-type="float" office:value="6953951" calcext:value-type="float">
            <text:p>6,953,951</text:p>
          </table:table-cell>
          <table:table-cell table:style-name="ce17" office:value-type="float" office:value="7089335" calcext:value-type="float">
            <text:p>7,089,335</text:p>
          </table:table-cell>
          <table:table-cell table:style-name="ce17" office:value-type="float" office:value="7199786" calcext:value-type="float">
            <text:p>7,199,786</text:p>
          </table:table-cell>
          <table:table-cell table:style-name="ce17" office:value-type="float" office:value="7339298" calcext:value-type="float">
            <text:p>7,339,298</text:p>
          </table:table-cell>
          <table:table-cell table:style-name="ce17" office:value-type="float" office:value="7496753" calcext:value-type="float">
            <text:p>7,496,753</text:p>
          </table:table-cell>
          <table:table-cell table:style-name="ce17" office:value-type="float" office:value="7655085" calcext:value-type="float">
            <text:p>7,655,085</text:p>
          </table:table-cell>
          <table:table-cell table:style-name="ce17" office:value-type="float" office:value="7805422" calcext:value-type="float">
            <text:p>7,805,422</text:p>
          </table:table-cell>
          <table:table-cell table:style-name="ce17" office:value-type="float" office:value="7933113" calcext:value-type="float">
            <text:p>7,933,113</text:p>
          </table:table-cell>
          <table:table-cell table:style-name="ce17" office:value-type="float" office:value="8057796" calcext:value-type="float">
            <text:p>8,057,796</text:p>
          </table:table-cell>
          <table:table-cell table:number-columns-repeated="1011"/>
        </table:table-row>
        <table:table-row table:style-name="ro2">
          <table:table-cell table:style-name="ce5" office:value-type="string" calcext:value-type="string">
            <text:p>.<text:span text:style-name="T1">Boston-Worcester-Providence, MA-RI-NH-CT CSA</text:span></text:p>
          </table:table-cell>
          <table:table-cell table:style-name="ce17" office:value-type="float" office:value="7893376" calcext:value-type="float">
            <text:p>7,893,376</text:p>
          </table:table-cell>
          <table:table-cell table:style-name="ce17" office:value-type="float" office:value="7893676" calcext:value-type="float">
            <text:p>7,893,676</text:p>
          </table:table-cell>
          <table:table-cell table:style-name="ce17" office:value-type="float" office:value="7911851" calcext:value-type="float">
            <text:p>7,911,851</text:p>
          </table:table-cell>
          <table:table-cell table:style-name="ce17" office:value-type="float" office:value="7960457" calcext:value-type="float">
            <text:p>7,960,457</text:p>
          </table:table-cell>
          <table:table-cell table:style-name="ce17" office:value-type="float" office:value="8013865" calcext:value-type="float">
            <text:p>8,013,865</text:p>
          </table:table-cell>
          <table:table-cell table:style-name="ce17" office:value-type="float" office:value="8066214" calcext:value-type="float">
            <text:p>8,066,214</text:p>
          </table:table-cell>
          <table:table-cell table:style-name="ce17" office:value-type="float" office:value="8120245" calcext:value-type="float">
            <text:p>8,120,245</text:p>
          </table:table-cell>
          <table:table-cell table:style-name="ce17" office:value-type="float" office:value="8157753" calcext:value-type="float">
            <text:p>8,157,753</text:p>
          </table:table-cell>
          <table:table-cell table:style-name="ce17" office:value-type="float" office:value="8195025" calcext:value-type="float">
            <text:p>8,195,025</text:p>
          </table:table-cell>
          <table:table-cell table:style-name="ce17" office:value-type="float" office:value="8238020" calcext:value-type="float">
            <text:p>8,238,020</text:p>
          </table:table-cell>
          <table:table-cell table:style-name="ce17" office:value-type="float" office:value="8267924" calcext:value-type="float">
            <text:p>8,267,924</text:p>
          </table:table-cell>
          <table:table-cell table:style-name="ce17" office:value-type="float" office:value="8287710" calcext:value-type="float">
            <text:p>8,287,710</text:p>
          </table:table-cell>
          <table:table-cell table:number-columns-repeated="1011"/>
        </table:table-row>
        <table:table-row table:style-name="ro2">
          <table:table-cell table:style-name="ce5" office:value-type="string" calcext:value-type="string">
            <text:p>.<text:span text:style-name="T1">San Jose-San Francisco-Oakland, CA CSA</text:span></text:p>
          </table:table-cell>
          <table:table-cell table:style-name="ce17" office:value-type="float" office:value="8923942" calcext:value-type="float">
            <text:p>8,923,942</text:p>
          </table:table-cell>
          <table:table-cell table:style-name="ce17" office:value-type="float" office:value="8924185" calcext:value-type="float">
            <text:p>8,924,185</text:p>
          </table:table-cell>
          <table:table-cell table:style-name="ce17" office:value-type="float" office:value="8942811" calcext:value-type="float">
            <text:p>8,942,811</text:p>
          </table:table-cell>
          <table:table-cell table:style-name="ce17" office:value-type="float" office:value="9041279" calcext:value-type="float">
            <text:p>9,041,279</text:p>
          </table:table-cell>
          <table:table-cell table:style-name="ce17" office:value-type="float" office:value="9145354" calcext:value-type="float">
            <text:p>9,145,354</text:p>
          </table:table-cell>
          <table:table-cell table:style-name="ce17" office:value-type="float" office:value="9256951" calcext:value-type="float">
            <text:p>9,256,951</text:p>
          </table:table-cell>
          <table:table-cell table:style-name="ce17" office:value-type="float" office:value="9377404" calcext:value-type="float">
            <text:p>9,377,404</text:p>
          </table:table-cell>
          <table:table-cell table:style-name="ce17" office:value-type="float" office:value="9492897" calcext:value-type="float">
            <text:p>9,492,897</text:p>
          </table:table-cell>
          <table:table-cell table:style-name="ce17" office:value-type="float" office:value="9572124" calcext:value-type="float">
            <text:p>9,572,124</text:p>
          </table:table-cell>
          <table:table-cell table:style-name="ce17" office:value-type="float" office:value="9624918" calcext:value-type="float">
            <text:p>9,624,918</text:p>
          </table:table-cell>
          <table:table-cell table:style-name="ce17" office:value-type="float" office:value="9651884" calcext:value-type="float">
            <text:p>9,651,884</text:p>
          </table:table-cell>
          <table:table-cell table:style-name="ce17" office:value-type="float" office:value="9665887" calcext:value-type="float">
            <text:p>9,665,887</text:p>
          </table:table-cell>
          <table:table-cell table:number-columns-repeated="1011"/>
        </table:table-row>
        <table:table-row table:style-name="ro2">
          <table:table-cell table:style-name="ce5" office:value-type="string" calcext:value-type="string">
            <text:p>.<text:span text:style-name="T1">Washington-Baltimore-Arlington, DC-MD-VA-WV-PA CSA</text:span></text:p>
          </table:table-cell>
          <table:table-cell table:style-name="ce17" office:value-type="float" office:value="9050192" calcext:value-type="float">
            <text:p>9,050,192</text:p>
          </table:table-cell>
          <table:table-cell table:style-name="ce17" office:value-type="float" office:value="9050440" calcext:value-type="float">
            <text:p>9,050,440</text:p>
          </table:table-cell>
          <table:table-cell table:style-name="ce17" office:value-type="float" office:value="9086279" calcext:value-type="float">
            <text:p>9,086,279</text:p>
          </table:table-cell>
          <table:table-cell table:style-name="ce17" office:value-type="float" office:value="9214488" calcext:value-type="float">
            <text:p>9,214,488</text:p>
          </table:table-cell>
          <table:table-cell table:style-name="ce17" office:value-type="float" office:value="9336186" calcext:value-type="float">
            <text:p>9,336,186</text:p>
          </table:table-cell>
          <table:table-cell table:style-name="ce17" office:value-type="float" office:value="9437814" calcext:value-type="float">
            <text:p>9,437,814</text:p>
          </table:table-cell>
          <table:table-cell table:style-name="ce17" office:value-type="float" office:value="9522318" calcext:value-type="float">
            <text:p>9,522,318</text:p>
          </table:table-cell>
          <table:table-cell table:style-name="ce17" office:value-type="float" office:value="9597969" calcext:value-type="float">
            <text:p>9,597,969</text:p>
          </table:table-cell>
          <table:table-cell table:style-name="ce17" office:value-type="float" office:value="9662458" calcext:value-type="float">
            <text:p>9,662,458</text:p>
          </table:table-cell>
          <table:table-cell table:style-name="ce17" office:value-type="float" office:value="9734922" calcext:value-type="float">
            <text:p>9,734,922</text:p>
          </table:table-cell>
          <table:table-cell table:style-name="ce17" office:value-type="float" office:value="9778171" calcext:value-type="float">
            <text:p>9,778,171</text:p>
          </table:table-cell>
          <table:table-cell table:style-name="ce17" office:value-type="float" office:value="9814928" calcext:value-type="float">
            <text:p>9,814,928</text:p>
          </table:table-cell>
          <table:table-cell table:number-columns-repeated="1011"/>
        </table:table-row>
        <table:table-row table:style-name="ro2">
          <table:table-cell table:style-name="ce5" office:value-type="string" calcext:value-type="string">
            <text:p>.<text:span text:style-name="T1">Chicago-Naperville, IL-IN-WI CSA</text:span></text:p>
          </table:table-cell>
          <table:table-cell table:style-name="ce17" office:value-type="float" office:value="9840929" calcext:value-type="float">
            <text:p>9,840,929</text:p>
          </table:table-cell>
          <table:table-cell table:style-name="ce17" office:value-type="float" office:value="9841359" calcext:value-type="float">
            <text:p>9,841,359</text:p>
          </table:table-cell>
          <table:table-cell table:style-name="ce17" office:value-type="float" office:value="9850305" calcext:value-type="float">
            <text:p>9,850,305</text:p>
          </table:table-cell>
          <table:table-cell table:style-name="ce17" office:value-type="float" office:value="9879840" calcext:value-type="float">
            <text:p>9,879,840</text:p>
          </table:table-cell>
          <table:table-cell table:style-name="ce17" office:value-type="float" office:value="9905538" calcext:value-type="float">
            <text:p>9,905,538</text:p>
          </table:table-cell>
          <table:table-cell table:style-name="ce17" office:value-type="float" office:value="9926745" calcext:value-type="float">
            <text:p>9,926,745</text:p>
          </table:table-cell>
          <table:table-cell table:style-name="ce17" office:value-type="float" office:value="9935396" calcext:value-type="float">
            <text:p>9,935,396</text:p>
          </table:table-cell>
          <table:table-cell table:style-name="ce17" office:value-type="float" office:value="9925376" calcext:value-type="float">
            <text:p>9,925,376</text:p>
          </table:table-cell>
          <table:table-cell table:style-name="ce17" office:value-type="float" office:value="9904285" calcext:value-type="float">
            <text:p>9,904,285</text:p>
          </table:table-cell>
          <table:table-cell table:style-name="ce17" office:value-type="float" office:value="9882948" calcext:value-type="float">
            <text:p>9,882,948</text:p>
          </table:table-cell>
          <table:table-cell table:style-name="ce17" office:value-type="float" office:value="9851946" calcext:value-type="float">
            <text:p>9,851,946</text:p>
          </table:table-cell>
          <table:table-cell table:style-name="ce17" office:value-type="float" office:value="9825325" calcext:value-type="float">
            <text:p>9,825,325</text:p>
          </table:table-cell>
          <table:table-cell table:number-columns-repeated="1011"/>
        </table:table-row>
        <table:table-row table:style-name="ro2">
          <table:table-cell table:style-name="ce5" office:value-type="string" calcext:value-type="string">
            <text:p>.<text:span text:style-name="T1">Los Angeles-Long Beach, CA CSA</text:span></text:p>
          </table:table-cell>
          <table:table-cell table:style-name="ce17" office:value-type="float" office:value="17877006" calcext:value-type="float">
            <text:p>17,877,006</text:p>
          </table:table-cell>
          <table:table-cell table:style-name="ce17" office:value-type="float" office:value="17877303" calcext:value-type="float">
            <text:p>17,877,303</text:p>
          </table:table-cell>
          <table:table-cell table:style-name="ce17" office:value-type="float" office:value="17905938" calcext:value-type="float">
            <text:p>17,905,938</text:p>
          </table:table-cell>
          <table:table-cell table:style-name="ce17" office:value-type="float" office:value="18050749" calcext:value-type="float">
            <text:p>18,050,749</text:p>
          </table:table-cell>
          <table:table-cell table:style-name="ce17" office:value-type="float" office:value="18181675" calcext:value-type="float">
            <text:p>18,181,675</text:p>
          </table:table-cell>
          <table:table-cell table:style-name="ce17" office:value-type="float" office:value="18305063" calcext:value-type="float">
            <text:p>18,305,063</text:p>
          </table:table-cell>
          <table:table-cell table:style-name="ce17" office:value-type="float" office:value="18424249" calcext:value-type="float">
            <text:p>18,424,249</text:p>
          </table:table-cell>
          <table:table-cell table:style-name="ce17" office:value-type="float" office:value="18541725" calcext:value-type="float">
            <text:p>18,541,725</text:p>
          </table:table-cell>
          <table:table-cell table:style-name="ce17" office:value-type="float" office:value="18630058" calcext:value-type="float">
            <text:p>18,630,058</text:p>
          </table:table-cell>
          <table:table-cell table:style-name="ce17" office:value-type="float" office:value="18692953" calcext:value-type="float">
            <text:p>18,692,953</text:p>
          </table:table-cell>
          <table:table-cell table:style-name="ce17" office:value-type="float" office:value="18710563" calcext:value-type="float">
            <text:p>18,710,563</text:p>
          </table:table-cell>
          <table:table-cell table:style-name="ce17" office:value-type="float" office:value="18711436" calcext:value-type="float">
            <text:p>18,711,436</text:p>
          </table:table-cell>
          <table:table-cell table:number-columns-repeated="1011"/>
        </table:table-row>
        <table:table-row table:style-name="ro2">
          <table:table-cell table:style-name="ce5" office:value-type="string" calcext:value-type="string">
            <text:p>.<text:span text:style-name="T1">New York-Newark, NY-NJ-CT-PA CSA</text:span></text:p>
          </table:table-cell>
          <table:table-cell table:style-name="ce17" office:value-type="float" office:value="22255491" calcext:value-type="float">
            <text:p>22,255,491</text:p>
          </table:table-cell>
          <table:table-cell table:style-name="ce17" office:value-type="float" office:value="22255628" calcext:value-type="float">
            <text:p>22,255,628</text:p>
          </table:table-cell>
          <table:table-cell table:style-name="ce17" office:value-type="float" office:value="22287035" calcext:value-type="float">
            <text:p>22,287,035</text:p>
          </table:table-cell>
          <table:table-cell table:style-name="ce17" office:value-type="float" office:value="22425564" calcext:value-type="float">
            <text:p>22,425,564</text:p>
          </table:table-cell>
          <table:table-cell table:style-name="ce17" office:value-type="float" office:value="22526366" calcext:value-type="float">
            <text:p>22,526,366</text:p>
          </table:table-cell>
          <table:table-cell table:style-name="ce17" office:value-type="float" office:value="22604099" calcext:value-type="float">
            <text:p>22,604,099</text:p>
          </table:table-cell>
          <table:table-cell table:style-name="ce17" office:value-type="float" office:value="22659919" calcext:value-type="float">
            <text:p>22,659,919</text:p>
          </table:table-cell>
          <table:table-cell table:style-name="ce17" office:value-type="float" office:value="22694324" calcext:value-type="float">
            <text:p>22,694,324</text:p>
          </table:table-cell>
          <table:table-cell table:style-name="ce17" office:value-type="float" office:value="22703608" calcext:value-type="float">
            <text:p>22,703,608</text:p>
          </table:table-cell>
          <table:table-cell table:style-name="ce17" office:value-type="float" office:value="22693061" calcext:value-type="float">
            <text:p>22,693,061</text:p>
          </table:table-cell>
          <table:table-cell table:style-name="ce17" office:value-type="float" office:value="22650646" calcext:value-type="float">
            <text:p>22,650,646</text:p>
          </table:table-cell>
          <table:table-cell table:style-name="ce17" office:value-type="float" office:value="22589036" calcext:value-type="float">
            <text:p>22,589,036</text:p>
          </table:table-cell>
          <table:table-cell table:number-columns-repeated="1011"/>
        </table:table-row>
        <table:table-row table:style-name="ro2">
          <table:table-cell table:style-name="ce5" office:value-type="string" calcext:value-type="string">
            <text:p>.</text:p>
          </table:table-cell>
          <table:table-cell table:style-name="ce17" table:number-columns-repeated="12"/>
          <table:table-cell table:number-columns-repeated="1011"/>
        </table:table-row>
        <table:table-row table:style-name="ro2">
          <table:table-cell table:style-name="ce6" office:value-type="string" calcext:value-type="string">
            <text:p>.<text:span text:style-name="T2">Puerto Rico</text:span></text:p>
          </table:table-cell>
          <table:table-cell table:style-name="ce17" office:value-type="float" office:value="3725789" calcext:value-type="float">
            <text:p>3,725,789</text:p>
          </table:table-cell>
          <table:table-cell table:style-name="ce17" office:value-type="float" office:value="3726157" calcext:value-type="float">
            <text:p>3,726,157</text:p>
          </table:table-cell>
          <table:table-cell table:style-name="ce17" office:value-type="float" office:value="3721525" calcext:value-type="float">
            <text:p>3,721,525</text:p>
          </table:table-cell>
          <table:table-cell table:style-name="ce17" office:value-type="float" office:value="3678732" calcext:value-type="float">
            <text:p>3,678,732</text:p>
          </table:table-cell>
          <table:table-cell table:style-name="ce17" office:value-type="float" office:value="3634488" calcext:value-type="float">
            <text:p>3,634,488</text:p>
          </table:table-cell>
          <table:table-cell table:style-name="ce17" office:value-type="float" office:value="3593077" calcext:value-type="float">
            <text:p>3,593,077</text:p>
          </table:table-cell>
          <table:table-cell table:style-name="ce17" office:value-type="float" office:value="3534874" calcext:value-type="float">
            <text:p>3,534,874</text:p>
          </table:table-cell>
          <table:table-cell table:style-name="ce17" office:value-type="float" office:value="3473232" calcext:value-type="float">
            <text:p>3,473,232</text:p>
          </table:table-cell>
          <table:table-cell table:style-name="ce17" office:value-type="float" office:value="3406672" calcext:value-type="float">
            <text:p>3,406,672</text:p>
          </table:table-cell>
          <table:table-cell table:style-name="ce17" office:value-type="float" office:value="3325286" calcext:value-type="float">
            <text:p>3,325,286</text:p>
          </table:table-cell>
          <table:table-cell table:style-name="ce17" office:value-type="float" office:value="3193354" calcext:value-type="float">
            <text:p>3,193,354</text:p>
          </table:table-cell>
          <table:table-cell table:style-name="ce17" office:value-type="float" office:value="3193694" calcext:value-type="float">
            <text:p>3,193,694</text:p>
          </table:table-cell>
          <table:table-cell table:number-columns-repeated="1011"/>
        </table:table-row>
        <table:table-row table:style-name="ro2">
          <table:table-cell table:style-name="ce5" office:value-type="string" calcext:value-type="string">
            <text:p>.<text:span text:style-name="T1">Mayagüez-San Germán, PR CSA</text:span></text:p>
          </table:table-cell>
          <table:table-cell table:style-name="ce17" office:value-type="float" office:value="253673" calcext:value-type="float">
            <text:p>253,673</text:p>
          </table:table-cell>
          <table:table-cell table:style-name="ce17" office:value-type="float" office:value="253933" calcext:value-type="float">
            <text:p>253,933</text:p>
          </table:table-cell>
          <table:table-cell table:style-name="ce17" office:value-type="float" office:value="253559" calcext:value-type="float">
            <text:p>253,559</text:p>
          </table:table-cell>
          <table:table-cell table:style-name="ce17" office:value-type="float" office:value="250330" calcext:value-type="float">
            <text:p>250,330</text:p>
          </table:table-cell>
          <table:table-cell table:style-name="ce17" office:value-type="float" office:value="247030" calcext:value-type="float">
            <text:p>247,030</text:p>
          </table:table-cell>
          <table:table-cell table:style-name="ce17" office:value-type="float" office:value="243893" calcext:value-type="float">
            <text:p>243,893</text:p>
          </table:table-cell>
          <table:table-cell table:style-name="ce17" office:value-type="float" office:value="239653" calcext:value-type="float">
            <text:p>239,653</text:p>
          </table:table-cell>
          <table:table-cell table:style-name="ce17" office:value-type="float" office:value="235286" calcext:value-type="float">
            <text:p>235,286</text:p>
          </table:table-cell>
          <table:table-cell table:style-name="ce17" office:value-type="float" office:value="230870" calcext:value-type="float">
            <text:p>230,870</text:p>
          </table:table-cell>
          <table:table-cell table:style-name="ce17" office:value-type="float" office:value="225291" calcext:value-type="float">
            <text:p>225,291</text:p>
          </table:table-cell>
          <table:table-cell table:style-name="ce17" office:value-type="float" office:value="216458" calcext:value-type="float">
            <text:p>216,458</text:p>
          </table:table-cell>
          <table:table-cell table:style-name="ce17" office:value-type="float" office:value="216439" calcext:value-type="float">
            <text:p>216,439</text:p>
          </table:table-cell>
          <table:table-cell table:number-columns-repeated="1011"/>
        </table:table-row>
        <table:table-row table:style-name="ro2">
          <table:table-cell table:style-name="ce5" office:value-type="string" calcext:value-type="string">
            <text:p>.<text:span text:style-name="T1">Ponce-Yauco-Coamo, PR CSA</text:span></text:p>
          </table:table-cell>
          <table:table-cell table:style-name="ce17" office:value-type="float" office:value="433749" calcext:value-type="float">
            <text:p>433,749</text:p>
          </table:table-cell>
          <table:table-cell table:style-name="ce17" office:value-type="float" office:value="433653" calcext:value-type="float">
            <text:p>433,653</text:p>
          </table:table-cell>
          <table:table-cell table:style-name="ce17" office:value-type="float" office:value="432729" calcext:value-type="float">
            <text:p>432,729</text:p>
          </table:table-cell>
          <table:table-cell table:style-name="ce17" office:value-type="float" office:value="426449" calcext:value-type="float">
            <text:p>426,449</text:p>
          </table:table-cell>
          <table:table-cell table:style-name="ce17" office:value-type="float" office:value="419880" calcext:value-type="float">
            <text:p>419,880</text:p>
          </table:table-cell>
          <table:table-cell table:style-name="ce17" office:value-type="float" office:value="413978" calcext:value-type="float">
            <text:p>413,978</text:p>
          </table:table-cell>
          <table:table-cell table:style-name="ce17" office:value-type="float" office:value="406376" calcext:value-type="float">
            <text:p>406,376</text:p>
          </table:table-cell>
          <table:table-cell table:style-name="ce17" office:value-type="float" office:value="397932" calcext:value-type="float">
            <text:p>397,932</text:p>
          </table:table-cell>
          <table:table-cell table:style-name="ce17" office:value-type="float" office:value="388616" calcext:value-type="float">
            <text:p>388,616</text:p>
          </table:table-cell>
          <table:table-cell table:style-name="ce17" office:value-type="float" office:value="378061" calcext:value-type="float">
            <text:p>378,061</text:p>
          </table:table-cell>
          <table:table-cell table:style-name="ce17" office:value-type="float" office:value="361708" calcext:value-type="float">
            <text:p>361,708</text:p>
          </table:table-cell>
          <table:table-cell table:style-name="ce17" office:value-type="float" office:value="360670" calcext:value-type="float">
            <text:p>360,670</text:p>
          </table:table-cell>
          <table:table-cell table:number-columns-repeated="1011"/>
        </table:table-row>
        <table:table-row table:style-name="ro2">
          <table:table-cell table:style-name="ce7" office:value-type="string" calcext:value-type="string">
            <text:p>.<text:span text:style-name="T1">San Juan-Bayamón, PR CSA</text:span></text:p>
          </table:table-cell>
          <table:table-cell table:style-name="ce18" office:value-type="float" office:value="2664889" calcext:value-type="float">
            <text:p>2,664,889</text:p>
          </table:table-cell>
          <table:table-cell table:style-name="ce18" office:value-type="float" office:value="2665069" calcext:value-type="float">
            <text:p>2,665,069</text:p>
          </table:table-cell>
          <table:table-cell table:style-name="ce18" office:value-type="float" office:value="2662238" calcext:value-type="float">
            <text:p>2,662,238</text:p>
          </table:table-cell>
          <table:table-cell table:style-name="ce18" office:value-type="float" office:value="2633161" calcext:value-type="float">
            <text:p>2,633,161</text:p>
          </table:table-cell>
          <table:table-cell table:style-name="ce18" office:value-type="float" office:value="2603509" calcext:value-type="float">
            <text:p>2,603,509</text:p>
          </table:table-cell>
          <table:table-cell table:style-name="ce18" office:value-type="float" office:value="2575533" calcext:value-type="float">
            <text:p>2,575,533</text:p>
          </table:table-cell>
          <table:table-cell table:style-name="ce18" office:value-type="float" office:value="2534872" calcext:value-type="float">
            <text:p>2,534,872</text:p>
          </table:table-cell>
          <table:table-cell table:style-name="ce18" office:value-type="float" office:value="2492456" calcext:value-type="float">
            <text:p>2,492,456</text:p>
          </table:table-cell>
          <table:table-cell table:style-name="ce18" office:value-type="float" office:value="2446482" calcext:value-type="float">
            <text:p>2,446,482</text:p>
          </table:table-cell>
          <table:table-cell table:style-name="ce18" office:value-type="float" office:value="2389556" calcext:value-type="float">
            <text:p>2,389,556</text:p>
          </table:table-cell>
          <table:table-cell table:style-name="ce18" office:value-type="float" office:value="2296164" calcext:value-type="float">
            <text:p>2,296,164</text:p>
          </table:table-cell>
          <table:table-cell table:style-name="ce18" office:value-type="float" office:value="2297875" calcext:value-type="float">
            <text:p>2,297,875</text:p>
          </table:table-cell>
          <table:table-cell table:number-columns-repeated="1011"/>
        </table:table-row>
        <table:table-row table:style-name="ro4">
          <table:table-cell table:style-name="ce8" office:value-type="string" calcext:value-type="string" table:number-columns-spanned="13" table:number-rows-spanned="1">
            <text:p>Note: The estimates are based on the 2010 Census and reflect changes to the April 1, 2010 population due to the Count Question Resolution program and geographic program revisions. All geographic boundaries for the 2019 population estimates series except statistical area delineations are as of January 1, 2019. The Office of Management and Budget's statistical area delineations for metropolitan, micropolitan, and combined statistical areas, as well as metropolitan divisions, are those issued by that agency in September 2018. For population estimates methodology statements, see http://www.census.gov/programs-surveys/popest/technical-documentation/methodology.html.</text:p>
          </table:table-cell>
          <table:covered-table-cell table:number-columns-repeated="11" table:style-name="ce19"/>
          <table:covered-table-cell table:style-name="ce24"/>
          <table:table-cell table:number-columns-repeated="1011"/>
        </table:table-row>
        <table:table-row table:style-name="ro2">
          <table:table-cell table:style-name="ce9" office:value-type="string" calcext:value-type="string" table:number-columns-spanned="13" table:number-rows-spanned="1">
            <text:p>Suggested Citation:</text:p>
          </table:table-cell>
          <table:covered-table-cell table:number-columns-repeated="11" table:style-name="ce20"/>
          <table:covered-table-cell table:style-name="ce25"/>
          <table:table-cell table:number-columns-repeated="1011"/>
        </table:table-row>
        <table:table-row table:style-name="ro5">
          <table:table-cell table:style-name="ce10" office:value-type="string" calcext:value-type="string" table:number-columns-spanned="13" table:number-rows-spanned="1">
            <text:p>Annual Estimates of the Resident Population for Combined Statistical Areas in the United States and Puerto Rico: April 1, 2010 to July 1, 2019 (CSA-EST2019-ANNRES)</text:p>
          </table:table-cell>
          <table:covered-table-cell table:number-columns-repeated="11" table:style-name="ce21"/>
          <table:covered-table-cell table:style-name="ce26"/>
          <table:table-cell table:number-columns-repeated="1011"/>
        </table:table-row>
        <table:table-row table:style-name="ro5">
          <table:table-cell table:style-name="ce10" office:value-type="string" calcext:value-type="string" table:number-columns-spanned="13" table:number-rows-spanned="1">
            <text:p>Source: U.S. Census Bureau, Population Division</text:p>
          </table:table-cell>
          <table:covered-table-cell table:number-columns-repeated="11" table:style-name="ce21"/>
          <table:covered-table-cell table:style-name="ce26"/>
          <table:table-cell table:number-columns-repeated="1011"/>
        </table:table-row>
        <table:table-row table:style-name="ro2">
          <table:table-cell table:style-name="ce11" office:value-type="string" calcext:value-type="string" table:number-columns-spanned="13" table:number-rows-spanned="1">
            <text:p>Release Date: March 2020</text:p>
          </table:table-cell>
          <table:covered-table-cell table:number-columns-repeated="11" table:style-name="ce22"/>
          <table:covered-table-cell table:style-name="ce27"/>
          <table:table-cell table:number-columns-repeated="1011"/>
        </table:table-row>
        <table:table-row table:style-name="ro2" table:number-rows-repeated="1048389">
          <table:table-cell table:number-columns-repeated="1024"/>
        </table:table-row>
        <table:table-row table:style-name="ro6">
          <table:table-cell table:number-columns-repeated="1024"/>
        </table:table-row>
        <table:named-expressions>
          <table:named-range table:name="_xlnm.Print_Area" table:base-cell-address="$'CSA-EST2019-ANNRES'.$A$1" table:cell-range-address="$'CSA-EST2019-ANNRES'.$A$1:.$M$186" table:range-usable-as="print-range"/>
          <table:named-expression table:name="_xlnm.Print_Titles" table:base-cell-address="$'CSA-EST2019-ANNRES'.$A$1" table:expression="[$'CSA-EST2019-ANNRES'.$A$1:.$A$1048576];[$'CSA-EST2019-ANNRES'.$A$1:.$AMJ$1]"/>
        </table:named-expressions>
      </table:table>
      <table:table table:name="Sheet2" table:style-name="ta2">
        <office:forms form:automatic-focus="false" form:apply-design-mode="false"/>
        <table:table-column table:style-name="co5" table:default-cell-style-name="ce32"/>
        <table:table-column table:style-name="co6" table:default-cell-style-name="ce32"/>
        <table:table-column table:style-name="co7" table:default-cell-style-name="ce32"/>
        <table:table-column table:style-name="co8" table:default-cell-style-name="ce32"/>
        <table:table-column table:style-name="co9" table:default-cell-style-name="ce34"/>
        <table:table-column table:style-name="co10" table:default-cell-style-name="ce34"/>
        <table:table-column table:style-name="co11" table:default-cell-style-name="ce35"/>
        <table:table-column table:style-name="co12" table:default-cell-style-name="ce35"/>
        <table:table-column table:style-name="co11" table:number-columns-repeated="2" table:default-cell-style-name="ce35"/>
        <table:table-column table:style-name="co12" table:default-cell-style-name="ce35"/>
        <table:table-column table:style-name="co13" table:default-cell-style-name="ce35"/>
        <table:table-column table:style-name="co11" table:number-columns-repeated="16" table:default-cell-style-name="ce32"/>
        <table:table-column table:style-name="co14" table:number-columns-repeated="996" table:default-cell-style-name="ce32"/>
        <table:table-row table:style-name="ro7">
          <table:table-cell table:style-name="ce30" office:value-type="string" calcext:value-type="string">
            <text:p>Major Metro Area</text:p>
          </table:table-cell>
          <table:table-cell table:style-name="ce33" office:value-type="string" calcext:value-type="string">
            <text:p>Population</text:p>
          </table:table-cell>
          <table:table-cell office:value-type="string" calcext:value-type="string">
            <text:p>Latitude</text:p>
          </table:table-cell>
          <table:table-cell office:value-type="string" calcext:value-type="string">
            <text:p>Longitude</text:p>
          </table:table-cell>
          <table:table-cell office:value-type="string" calcext:value-type="string">
            <text:p>Latitude (rad)</text:p>
          </table:table-cell>
          <table:table-cell office:value-type="string" calcext:value-type="string">
            <text:p>Longitude (rad)</text:p>
          </table:table-cell>
          <table:table-cell table:number-columns-repeated="1018"/>
        </table:table-row>
        <table:table-row table:style-name="ro8">
          <table:table-cell table:style-name="ce31" office:value-type="string" calcext:value-type="string">
            <text:p>.<text:span text:style-name="T1">Chattanooga-Cleveland-Dalton, TN-GA CSA</text:span></text:p>
          </table:table-cell>
          <table:table-cell table:style-name="ce33" office:value-type="float" office:value="1004573" calcext:value-type="float">
            <text:p>1,004,573</text:p>
          </table:table-cell>
          <table:table-cell office:value-type="float" office:value="41.4993" calcext:value-type="float">
            <text:p>41.4993</text:p>
          </table:table-cell>
          <table:table-cell office:value-type="float" office:value="-81.6944" calcext:value-type="float">
            <text:p>-81.6944</text:p>
          </table:table-cell>
          <table:table-cell table:formula="of:=[.C2]*PI()/180" office:value-type="float" office:value="0.724299422272883" calcext:value-type="float">
            <text:p>0.724299</text:p>
          </table:table-cell>
          <table:table-cell table:formula="of:=[.D2]*PI()/180" office:value-type="float" office:value="-1.42583626044126" calcext:value-type="float">
            <text:p>-1.425836</text:p>
          </table:table-cell>
          <table:table-cell table:style-name="ce36" table:formula="of:=ACOS( SIN([.$E2])*SIN([.$E$2])+COS([.$E2])*COS([.$E$2])*COS([.$F2]-[.$F$2]) )*6371" office:value-type="float" office:value="0" calcext:value-type="float">
            <text:p>0</text:p>
          </table:table-cell>
          <table:table-cell table:style-name="ce36" table:formula="of:=ACOS( SIN([.$E2])*SIN([.$E$3])+COS([.$E2])*COS([.$E$3])*COS([.$F2]-[.$F$3]) )*6371" office:value-type="float" office:value="2450.94708986217" calcext:value-type="float">
            <text:p>2,451</text:p>
          </table:table-cell>
          <table:table-cell table:style-name="ce36" table:formula="of:=ACOS( SIN([.$E2])*SIN([.$E$4])+COS([.$E2])*COS([.$E$4])*COS([.$F2]-[.$F$4]) )*6371" office:value-type="float" office:value="1576.68694152755" calcext:value-type="float">
            <text:p>1,577</text:p>
          </table:table-cell>
          <table:table-cell table:style-name="ce36" table:formula="of:=ACOS( SIN([.$E2])*SIN([.$E$5])+COS([.$E2])*COS([.$E$5])*COS([.$F2]-[.$F$5]) )*6371" office:value-type="float" office:value="286.092015028597" calcext:value-type="float">
            <text:p>286</text:p>
          </table:table-cell>
          <table:table-cell table:style-name="ce36" table:formula="of:=ACOS( SIN([.$E2])*SIN([.$E$6])+COS([.$E2])*COS([.$E$6])*COS([.$F2]-[.$F$6]) )*6371" office:value-type="float" office:value="2784.96592990868" calcext:value-type="float">
            <text:p>2,785</text:p>
          </table:table-cell>
          <table:table-cell table:style-name="ce36" table:formula="of:=ACOS( SIN([.$E2])*SIN([.$E$7])+COS([.$E2])*COS([.$E$7])*COS([.$F2]-[.$F$7]) )*6371" office:value-type="float" office:value="1371.50378866043" calcext:value-type="float">
            <text:p>1,372</text:p>
          </table:table-cell>
          <table:table-cell table:style-name="ce36" table:formula="of:=ACOS( SIN([.$E2])*SIN([.$E$8])+COS([.$E2])*COS([.$E$8])*COS([.$F2]-[.$F$8]) )*6371" office:value-type="float" office:value="645.375629390127" calcext:value-type="float">
            <text:p>645</text:p>
          </table:table-cell>
          <table:table-cell table:style-name="ce36" table:formula="of:=ACOS( SIN([.$E2])*SIN([.$E$9])+COS([.$E2])*COS([.$E$9])*COS([.$F2]-[.$F$9]) )*6371" office:value-type="float" office:value="2282.34672257826" calcext:value-type="float">
            <text:p>2,282</text:p>
          </table:table-cell>
          <table:table-cell table:style-name="ce36" table:formula="of:=ACOS( SIN([.$E2])*SIN([.$E$10])+COS([.$E2])*COS([.$E$10])*COS([.$F2]-[.$F$10]) )*6371" office:value-type="float" office:value="383.034831015796" calcext:value-type="float">
            <text:p>383</text:p>
          </table:table-cell>
          <table:table-cell table:style-name="ce36" table:formula="of:=ACOS( SIN([.$E2])*SIN([.$E$11])+COS([.$E2])*COS([.$E$11])*COS([.$F2]-[.$F$11]) )*6371" office:value-type="float" office:value="667.345231924146" calcext:value-type="float">
            <text:p>667</text:p>
          </table:table-cell>
          <table:table-cell table:style-name="ce36" table:formula="of:=ACOS( SIN([.$E2])*SIN([.$E$12])+COS([.$E2])*COS([.$E$12])*COS([.$F2]-[.$F$12]) )*6371" office:value-type="float" office:value="1661.01601892161" calcext:value-type="float">
            <text:p>1,661</text:p>
          </table:table-cell>
          <table:table-cell table:style-name="ce36" table:formula="of:=ACOS( SIN([.$E2])*SIN([.$E$13])+COS([.$E2])*COS([.$E$13])*COS([.$F2]-[.$F$13]) )*6371" office:value-type="float" office:value="278.55907987101" calcext:value-type="float">
            <text:p>279</text:p>
          </table:table-cell>
          <table:table-cell table:style-name="ce35" table:formula="of:=ACOS( SIN([.$E2])*SIN([.$E$3])+COS([.$E2])*COS([.$E$3])*COS([.$F2]-[.$F$3]) )*6371" office:value-type="float" office:value="2450.94708986217" calcext:value-type="float">
            <text:p>2,451</text:p>
          </table:table-cell>
          <table:table-cell table:style-name="ce35" table:formula="of:=ACOS( SIN([.$E2])*SIN([.$E$3])+COS([.$E2])*COS([.$E$3])*COS([.$F2]-[.$F$3]) )*6371" office:value-type="float" office:value="2450.94708986217" calcext:value-type="float">
            <text:p>2,451</text:p>
          </table:table-cell>
          <table:table-cell table:style-name="ce35" table:formula="of:=ACOS( SIN([.$E2])*SIN([.$E$3])+COS([.$E2])*COS([.$E$3])*COS([.$F2]-[.$F$3]) )*6371" office:value-type="float" office:value="2450.94708986217" calcext:value-type="float">
            <text:p>2,451</text:p>
          </table:table-cell>
          <table:table-cell table:style-name="ce35" table:formula="of:=ACOS( SIN([.$E2])*SIN([.$E$3])+COS([.$E2])*COS([.$E$3])*COS([.$F2]-[.$F$3]) )*6371" office:value-type="float" office:value="2450.94708986217" calcext:value-type="float">
            <text:p>2,451</text:p>
          </table:table-cell>
          <table:table-cell table:style-name="ce35" table:formula="of:=ACOS( SIN([.$E2])*SIN([.$E$3])+COS([.$E2])*COS([.$E$3])*COS([.$F2]-[.$F$3]) )*6371" office:value-type="float" office:value="2450.94708986217" calcext:value-type="float">
            <text:p>2,451</text:p>
          </table:table-cell>
          <table:table-cell table:style-name="ce35" table:formula="of:=ACOS( SIN([.$E2])*SIN([.$E$3])+COS([.$E2])*COS([.$E$3])*COS([.$F2]-[.$F$3]) )*6371" office:value-type="float" office:value="2450.94708986217" calcext:value-type="float">
            <text:p>2,451</text:p>
          </table:table-cell>
          <table:table-cell table:style-name="ce35" table:formula="of:=ACOS( SIN([.$E2])*SIN([.$E$3])+COS([.$E2])*COS([.$E$3])*COS([.$F2]-[.$F$3]) )*6371" office:value-type="float" office:value="2450.94708986217" calcext:value-type="float">
            <text:p>2,451</text:p>
          </table:table-cell>
          <table:table-cell table:style-name="ce35" table:formula="of:=ACOS( SIN([.$E2])*SIN([.$E$3])+COS([.$E2])*COS([.$E$3])*COS([.$F2]-[.$F$3]) )*6371" office:value-type="float" office:value="2450.94708986217" calcext:value-type="float">
            <text:p>2,451</text:p>
          </table:table-cell>
          <table:table-cell table:style-name="ce35" table:formula="of:=ACOS( SIN([.$E2])*SIN([.$E$3])+COS([.$E2])*COS([.$E$3])*COS([.$F2]-[.$F$3]) )*6371" office:value-type="float" office:value="2450.94708986217" calcext:value-type="float">
            <text:p>2,451</text:p>
          </table:table-cell>
          <table:table-cell table:style-name="ce35" table:formula="of:=ACOS( SIN([.$E2])*SIN([.$E$3])+COS([.$E2])*COS([.$E$3])*COS([.$F2]-[.$F$3]) )*6371" office:value-type="float" office:value="2450.94708986217" calcext:value-type="float">
            <text:p>2,451</text:p>
          </table:table-cell>
          <table:table-cell table:number-columns-repeated="996"/>
        </table:table-row>
        <table:table-row table:style-name="ro8">
          <table:table-cell table:style-name="ce31" office:value-type="string" calcext:value-type="string">
            <text:p>.<text:span text:style-name="T1">El Paso-Las Cruces, TX-NM CSA</text:span></text:p>
          </table:table-cell>
          <table:table-cell table:style-name="ce33" office:value-type="float" office:value="1062319" calcext:value-type="float">
            <text:p>1,062,319</text:p>
          </table:table-cell>
          <table:table-cell office:value-type="float" office:value="31.7619" calcext:value-type="float">
            <text:p>31.7619</text:p>
          </table:table-cell>
          <table:table-cell office:value-type="float" office:value="-106.485" calcext:value-type="float">
            <text:p>-106.485</text:p>
          </table:table-cell>
          <table:table-cell table:formula="of:=[.C3]*PI()/180" office:value-type="float" office:value="0.554349731689187" calcext:value-type="float">
            <text:p>0.554350</text:p>
          </table:table-cell>
          <table:table-cell table:formula="of:=[.D3]*PI()/180" office:value-type="float" office:value="-1.85851385398616" calcext:value-type="float">
            <text:p>-1.858514</text:p>
          </table:table-cell>
          <table:table-cell table:style-name="ce36" table:formula="of:=ACOS( SIN([.$E3])*SIN([.$E$2])+COS([.$E3])*COS([.$E$2])*COS([.$F3]-[.$F$2]) )*6371" office:value-type="float" office:value="2450.94708986217" calcext:value-type="float">
            <text:p>2,451</text:p>
          </table:table-cell>
          <table:table-cell table:style-name="ce36" table:formula="of:=ACOS( SIN([.$E3])*SIN([.$E$3])+COS([.$E3])*COS([.$E$3])*COS([.$F3]-[.$F$3]) )*6371" office:value-type="float" office:value="0" calcext:value-type="float">
            <text:p>0</text:p>
          </table:table-cell>
          <table:table-cell table:style-name="ce36" table:formula="of:=ACOS( SIN([.$E3])*SIN([.$E$4])+COS([.$E3])*COS([.$E$4])*COS([.$F3]-[.$F$4]) )*6371" office:value-type="float" office:value="2363.64837944601" calcext:value-type="float">
            <text:p>2,364</text:p>
          </table:table-cell>
          <table:table-cell table:style-name="ce36" table:formula="of:=ACOS( SIN([.$E3])*SIN([.$E$5])+COS([.$E3])*COS([.$E$5])*COS([.$F3]-[.$F$5]) )*6371" office:value-type="float" office:value="2191.50162880796" calcext:value-type="float">
            <text:p>2,192</text:p>
          </table:table-cell>
          <table:table-cell table:style-name="ce36" table:formula="of:=ACOS( SIN([.$E3])*SIN([.$E$6])+COS([.$E3])*COS([.$E$6])*COS([.$F3]-[.$F$6]) )*6371" office:value-type="float" office:value="426.463460962933" calcext:value-type="float">
            <text:p>426</text:p>
          </table:table-cell>
          <table:table-cell table:style-name="ce36" table:formula="of:=ACOS( SIN([.$E3])*SIN([.$E$7])+COS([.$E3])*COS([.$E$7])*COS([.$F3]-[.$F$7]) )*6371" office:value-type="float" office:value="1083.07684003476" calcext:value-type="float">
            <text:p>1,083</text:p>
          </table:table-cell>
          <table:table-cell table:style-name="ce36" table:formula="of:=ACOS( SIN([.$E3])*SIN([.$E$8])+COS([.$E3])*COS([.$E$8])*COS([.$F3]-[.$F$8]) )*6371" office:value-type="float" office:value="2129.95120177798" calcext:value-type="float">
            <text:p>2,130</text:p>
          </table:table-cell>
          <table:table-cell table:style-name="ce36" table:formula="of:=ACOS( SIN([.$E3])*SIN([.$E$9])+COS([.$E3])*COS([.$E$9])*COS([.$F3]-[.$F$9]) )*6371" office:value-type="float" office:value="369.763692616037" calcext:value-type="float">
            <text:p>370</text:p>
          </table:table-cell>
          <table:table-cell table:style-name="ce36" table:formula="of:=ACOS( SIN([.$E3])*SIN([.$E$10])+COS([.$E3])*COS([.$E$10])*COS([.$F3]-[.$F$10]) )*6371" office:value-type="float" office:value="2826.77703067573" calcext:value-type="float">
            <text:p>2,827</text:p>
          </table:table-cell>
          <table:table-cell table:style-name="ce36" table:formula="of:=ACOS( SIN([.$E3])*SIN([.$E$11])+COS([.$E3])*COS([.$E$11])*COS([.$F3]-[.$F$11]) )*6371" office:value-type="float" office:value="3116.66686202266" calcext:value-type="float">
            <text:p>3,117</text:p>
          </table:table-cell>
          <table:table-cell table:style-name="ce36" table:formula="of:=ACOS( SIN([.$E3])*SIN([.$E$12])+COS([.$E3])*COS([.$E$12])*COS([.$F3]-[.$F$12]) )*6371" office:value-type="float" office:value="2445.73357801542" calcext:value-type="float">
            <text:p>2,446</text:p>
          </table:table-cell>
          <table:table-cell table:style-name="ce36" table:formula="of:=ACOS( SIN([.$E3])*SIN([.$E$13])+COS([.$E3])*COS([.$E$13])*COS([.$F3]-[.$F$13]) )*6371" office:value-type="float" office:value="2719.30604022552" calcext:value-type="float">
            <text:p>2,719</text:p>
          </table:table-cell>
          <table:table-cell table:number-columns-repeated="1006"/>
        </table:table-row>
        <table:table-row table:style-name="ro8">
          <table:table-cell table:style-name="ce31" office:value-type="string" calcext:value-type="string">
            <text:p>.<text:span text:style-name="T1">North Port-Sarasota, FL CSA</text:span></text:p>
          </table:table-cell>
          <table:table-cell table:style-name="ce33" office:value-type="float" office:value="1063906" calcext:value-type="float">
            <text:p>1,063,906</text:p>
          </table:table-cell>
          <table:table-cell office:value-type="float" office:value="27.3364" calcext:value-type="float">
            <text:p>27.3364</text:p>
          </table:table-cell>
          <table:table-cell office:value-type="float" office:value="-82.5307" calcext:value-type="float">
            <text:p>-82.5307</text:p>
          </table:table-cell>
          <table:table-cell table:formula="of:=[.C4]*PI()/180" office:value-type="float" office:value="0.477110185642178" calcext:value-type="float">
            <text:p>0.477110</text:p>
          </table:table-cell>
          <table:table-cell table:formula="of:=[.D4]*PI()/180" office:value-type="float" office:value="-1.44043244897568" calcext:value-type="float">
            <text:p>-1.440432</text:p>
          </table:table-cell>
          <table:table-cell table:style-name="ce36" table:formula="of:=ACOS( SIN([.$E4])*SIN([.$E$2])+COS([.$E4])*COS([.$E$2])*COS([.$F4]-[.$F$2]) )*6371" office:value-type="float" office:value="1576.68694152755" calcext:value-type="float">
            <text:p>1,577</text:p>
          </table:table-cell>
          <table:table-cell table:style-name="ce36" table:formula="of:=ACOS( SIN([.$E4])*SIN([.$E$3])+COS([.$E4])*COS([.$E$3])*COS([.$F4]-[.$F$3]) )*6371" office:value-type="float" office:value="2363.64837944601" calcext:value-type="float">
            <text:p>2,364</text:p>
          </table:table-cell>
          <table:table-cell table:style-name="ce36" table:formula="of:=ACOS( SIN([.$E4])*SIN([.$E$4])+COS([.$E4])*COS([.$E$4])*COS([.$F4]-[.$F$4]) )*6371" office:value-type="float" office:value="0" calcext:value-type="float">
            <text:p>0</text:p>
          </table:table-cell>
          <table:table-cell table:style-name="ce36" table:formula="of:=ACOS( SIN([.$E4])*SIN([.$E$5])+COS([.$E4])*COS([.$E$5])*COS([.$F4]-[.$F$5]) )*6371" office:value-type="float" office:value="1389.79036960814" calcext:value-type="float">
            <text:p>1,390</text:p>
          </table:table-cell>
          <table:table-cell table:style-name="ce36" table:formula="of:=ACOS( SIN([.$E4])*SIN([.$E$6])+COS([.$E4])*COS([.$E$6])*COS([.$F4]-[.$F$6]) )*6371" office:value-type="float" office:value="2789.83215443424" calcext:value-type="float">
            <text:p>2,790</text:p>
          </table:table-cell>
          <table:table-cell table:style-name="ce36" table:formula="of:=ACOS( SIN([.$E4])*SIN([.$E$7])+COS([.$E4])*COS([.$E$7])*COS([.$F4]-[.$F$7]) )*6371" office:value-type="float" office:value="1604.00436459728" calcext:value-type="float">
            <text:p>1,604</text:p>
          </table:table-cell>
          <table:table-cell table:style-name="ce36" table:formula="of:=ACOS( SIN([.$E4])*SIN([.$E$8])+COS([.$E4])*COS([.$E$8])*COS([.$F4]-[.$F$8]) )*6371" office:value-type="float" office:value="967.915291898423" calcext:value-type="float">
            <text:p>968</text:p>
          </table:table-cell>
          <table:table-cell table:style-name="ce36" table:formula="of:=ACOS( SIN([.$E4])*SIN([.$E$9])+COS([.$E4])*COS([.$E$9])*COS([.$F4]-[.$F$9]) )*6371" office:value-type="float" office:value="2442.51240516806" calcext:value-type="float">
            <text:p>2,443</text:p>
          </table:table-cell>
          <table:table-cell table:style-name="ce36" table:formula="of:=ACOS( SIN([.$E4])*SIN([.$E$10])+COS([.$E4])*COS([.$E$10])*COS([.$F4]-[.$F$10]) )*6371" office:value-type="float" office:value="1814.13102575502" calcext:value-type="float">
            <text:p>1,814</text:p>
          </table:table-cell>
          <table:table-cell table:style-name="ce36" table:formula="of:=ACOS( SIN([.$E4])*SIN([.$E$11])+COS([.$E4])*COS([.$E$11])*COS([.$F4]-[.$F$11]) )*6371" office:value-type="float" office:value="1878.69628216432" calcext:value-type="float">
            <text:p>1,879</text:p>
          </table:table-cell>
          <table:table-cell table:style-name="ce36" table:formula="of:=ACOS( SIN([.$E4])*SIN([.$E$12])+COS([.$E4])*COS([.$E$12])*COS([.$F4]-[.$F$12]) )*6371" office:value-type="float" office:value="103.519207618518" calcext:value-type="float">
            <text:p>104</text:p>
          </table:table-cell>
          <table:table-cell table:style-name="ce36" table:formula="of:=ACOS( SIN([.$E4])*SIN([.$E$13])+COS([.$E4])*COS([.$E$13])*COS([.$F4]-[.$F$13]) )*6371" office:value-type="float" office:value="1760.22406840665" calcext:value-type="float">
            <text:p>1,760</text:p>
          </table:table-cell>
          <table:table-cell table:number-columns-repeated="1006"/>
        </table:table-row>
        <table:table-row table:style-name="ro8">
          <table:table-cell table:style-name="ce31" office:value-type="string" calcext:value-type="string">
            <text:p>.<text:span text:style-name="T1">Dayton-Springfield-Kettering, OH CSA</text:span></text:p>
          </table:table-cell>
          <table:table-cell table:style-name="ce33" office:value-type="float" office:value="1080282" calcext:value-type="float">
            <text:p>1,080,282</text:p>
          </table:table-cell>
          <table:table-cell office:value-type="float" office:value="39.7589" calcext:value-type="float">
            <text:p>39.7589</text:p>
          </table:table-cell>
          <table:table-cell office:value-type="float" office:value="-84.1916" calcext:value-type="float">
            <text:p>-84.1916</text:p>
          </table:table-cell>
          <table:table-cell table:formula="of:=[.C5]*PI()/180" office:value-type="float" office:value="0.693923711971173" calcext:value-type="float">
            <text:p>0.693924</text:p>
          </table:table-cell>
          <table:table-cell table:formula="of:=[.D5]*PI()/180" office:value-type="float" office:value="-1.46942062252206" calcext:value-type="float">
            <text:p>-1.469421</text:p>
          </table:table-cell>
          <table:table-cell table:style-name="ce36" table:formula="of:=ACOS( SIN([.$E5])*SIN([.$E$2])+COS([.$E5])*COS([.$E$2])*COS([.$F5]-[.$F$2]) )*6371" office:value-type="float" office:value="286.092015028597" calcext:value-type="float">
            <text:p>286</text:p>
          </table:table-cell>
          <table:table-cell table:style-name="ce36" table:formula="of:=ACOS( SIN([.$E5])*SIN([.$E$3])+COS([.$E5])*COS([.$E$3])*COS([.$F5]-[.$F$3]) )*6371" office:value-type="float" office:value="2191.50162880796" calcext:value-type="float">
            <text:p>2,192</text:p>
          </table:table-cell>
          <table:table-cell table:style-name="ce36" table:formula="of:=ACOS( SIN([.$E5])*SIN([.$E$4])+COS([.$E5])*COS([.$E$4])*COS([.$F5]-[.$F$4]) )*6371" office:value-type="float" office:value="1389.79036960814" calcext:value-type="float">
            <text:p>1,390</text:p>
          </table:table-cell>
          <table:table-cell table:style-name="ce36" table:formula="of:=ACOS( SIN([.$E5])*SIN([.$E$5])+COS([.$E5])*COS([.$E$5])*COS([.$F5]-[.$F$5]) )*6371" office:value-type="float" office:value="0.0000949352979660034" calcext:value-type="float">
            <text:p>0</text:p>
          </table:table-cell>
          <table:table-cell table:style-name="ce36" table:formula="of:=ACOS( SIN([.$E5])*SIN([.$E$6])+COS([.$E5])*COS([.$E$6])*COS([.$F5]-[.$F$6]) )*6371" office:value-type="float" office:value="2539.69247044661" calcext:value-type="float">
            <text:p>2,540</text:p>
          </table:table-cell>
          <table:table-cell table:style-name="ce36" table:formula="of:=ACOS( SIN([.$E5])*SIN([.$E$7])+COS([.$E5])*COS([.$E$7])*COS([.$F5]-[.$F$7]) )*6371" office:value-type="float" office:value="1108.50469893751" calcext:value-type="float">
            <text:p>1,109</text:p>
          </table:table-cell>
          <table:table-cell table:style-name="ce36" table:formula="of:=ACOS( SIN([.$E5])*SIN([.$E$8])+COS([.$E5])*COS([.$E$8])*COS([.$F5]-[.$F$8]) )*6371" office:value-type="float" office:value="423.020054456214" calcext:value-type="float">
            <text:p>423</text:p>
          </table:table-cell>
          <table:table-cell table:style-name="ce36" table:formula="of:=ACOS( SIN([.$E5])*SIN([.$E$9])+COS([.$E5])*COS([.$E$9])*COS([.$F5]-[.$F$9]) )*6371" office:value-type="float" office:value="2044.25333365354" calcext:value-type="float">
            <text:p>2,044</text:p>
          </table:table-cell>
          <table:table-cell table:style-name="ce36" table:formula="of:=ACOS( SIN([.$E5])*SIN([.$E$10])+COS([.$E5])*COS([.$E$10])*COS([.$F5]-[.$F$10]) )*6371" office:value-type="float" office:value="665.756122975471" calcext:value-type="float">
            <text:p>666</text:p>
          </table:table-cell>
          <table:table-cell table:style-name="ce36" table:formula="of:=ACOS( SIN([.$E5])*SIN([.$E$11])+COS([.$E5])*COS([.$E$11])*COS([.$F5]-[.$F$11]) )*6371" office:value-type="float" office:value="929.627899881544" calcext:value-type="float">
            <text:p>930</text:p>
          </table:table-cell>
          <table:table-cell table:style-name="ce36" table:formula="of:=ACOS( SIN([.$E5])*SIN([.$E$12])+COS([.$E5])*COS([.$E$12])*COS([.$F5]-[.$F$12]) )*6371" office:value-type="float" office:value="1481.94759970192" calcext:value-type="float">
            <text:p>1,482</text:p>
          </table:table-cell>
          <table:table-cell table:style-name="ce36" table:formula="of:=ACOS( SIN([.$E5])*SIN([.$E$13])+COS([.$E5])*COS([.$E$13])*COS([.$F5]-[.$F$13]) )*6371" office:value-type="float" office:value="563.541016702169" calcext:value-type="float">
            <text:p>564</text:p>
          </table:table-cell>
          <table:table-cell table:number-columns-repeated="1006"/>
        </table:table-row>
        <table:table-row table:style-name="ro8">
          <table:table-cell table:style-name="ce31" office:value-type="string" calcext:value-type="string">
            <text:p>.<text:span text:style-name="T1">Tucson-Nogales, AZ CSA</text:span></text:p>
          </table:table-cell>
          <table:table-cell table:style-name="ce33" office:value-type="float" office:value="1093777" calcext:value-type="float">
            <text:p>1,093,777</text:p>
          </table:table-cell>
          <table:table-cell office:value-type="float" office:value="32.2226" calcext:value-type="float">
            <text:p>32.2226</text:p>
          </table:table-cell>
          <table:table-cell office:value-type="float" office:value="-110.9747" calcext:value-type="float">
            <text:p>-110.9747</text:p>
          </table:table-cell>
          <table:table-cell table:formula="of:=[.C6]*PI()/180" office:value-type="float" office:value="0.562390463553125" calcext:value-type="float">
            <text:p>0.562390</text:p>
          </table:table-cell>
          <table:table-cell table:formula="of:=[.D6]*PI()/180" office:value-type="float" office:value="-1.93687390141295" calcext:value-type="float">
            <text:p>-1.936874</text:p>
          </table:table-cell>
          <table:table-cell table:style-name="ce36" table:formula="of:=ACOS( SIN([.$E6])*SIN([.$E$2])+COS([.$E6])*COS([.$E$2])*COS([.$F6]-[.$F$2]) )*6371" office:value-type="float" office:value="2784.96592990868" calcext:value-type="float">
            <text:p>2,785</text:p>
          </table:table-cell>
          <table:table-cell table:style-name="ce36" table:formula="of:=ACOS( SIN([.$E6])*SIN([.$E$3])+COS([.$E6])*COS([.$E$3])*COS([.$F6]-[.$F$3]) )*6371" office:value-type="float" office:value="426.463460962933" calcext:value-type="float">
            <text:p>426</text:p>
          </table:table-cell>
          <table:table-cell table:style-name="ce36" table:formula="of:=ACOS( SIN([.$E6])*SIN([.$E$4])+COS([.$E6])*COS([.$E$4])*COS([.$F6]-[.$F$4]) )*6371" office:value-type="float" office:value="2789.83215443424" calcext:value-type="float">
            <text:p>2,790</text:p>
          </table:table-cell>
          <table:table-cell table:style-name="ce36" table:formula="of:=ACOS( SIN([.$E6])*SIN([.$E$5])+COS([.$E6])*COS([.$E$5])*COS([.$F6]-[.$F$5]) )*6371" office:value-type="float" office:value="2539.69247044661" calcext:value-type="float">
            <text:p>2,540</text:p>
          </table:table-cell>
          <table:table-cell table:style-name="ce36" table:formula="of:=ACOS( SIN([.$E6])*SIN([.$E$6])+COS([.$E6])*COS([.$E$6])*COS([.$F6]-[.$F$6]) )*6371" office:value-type="float" office:value="0" calcext:value-type="float">
            <text:p>0</text:p>
          </table:table-cell>
          <table:table-cell table:style-name="ce36" table:formula="of:=ACOS( SIN([.$E6])*SIN([.$E$7])+COS([.$E6])*COS([.$E$7])*COS([.$F6]-[.$F$7]) )*6371" office:value-type="float" office:value="1443.90829261801" calcext:value-type="float">
            <text:p>1,444</text:p>
          </table:table-cell>
          <table:table-cell table:style-name="ce36" table:formula="of:=ACOS( SIN([.$E6])*SIN([.$E$8])+COS([.$E6])*COS([.$E$8])*COS([.$F6]-[.$F$8]) )*6371" office:value-type="float" office:value="2517.39253898013" calcext:value-type="float">
            <text:p>2,517</text:p>
          </table:table-cell>
          <table:table-cell table:style-name="ce36" table:formula="of:=ACOS( SIN([.$E6])*SIN([.$E$9])+COS([.$E6])*COS([.$E$9])*COS([.$F6]-[.$F$9]) )*6371" office:value-type="float" office:value="511.23798557805" calcext:value-type="float">
            <text:p>511</text:p>
          </table:table-cell>
          <table:table-cell table:style-name="ce36" table:formula="of:=ACOS( SIN([.$E6])*SIN([.$E$10])+COS([.$E6])*COS([.$E$10])*COS([.$F6]-[.$F$10]) )*6371" office:value-type="float" office:value="3151.51455720987" calcext:value-type="float">
            <text:p>3,152</text:p>
          </table:table-cell>
          <table:table-cell table:style-name="ce36" table:formula="of:=ACOS( SIN([.$E6])*SIN([.$E$11])+COS([.$E6])*COS([.$E$11])*COS([.$F6]-[.$F$11]) )*6371" office:value-type="float" office:value="3452.12312589506" calcext:value-type="float">
            <text:p>3,452</text:p>
          </table:table-cell>
          <table:table-cell table:style-name="ce36" table:formula="of:=ACOS( SIN([.$E6])*SIN([.$E$12])+COS([.$E6])*COS([.$E$12])*COS([.$F6]-[.$F$12]) )*6371" office:value-type="float" office:value="2872.16924595163" calcext:value-type="float">
            <text:p>2,872</text:p>
          </table:table-cell>
          <table:table-cell table:style-name="ce36" table:formula="of:=ACOS( SIN([.$E6])*SIN([.$E$13])+COS([.$E6])*COS([.$E$13])*COS([.$F6]-[.$F$13]) )*6371" office:value-type="float" office:value="3044.33844632244" calcext:value-type="float">
            <text:p>3,044</text:p>
          </table:table-cell>
          <table:table-cell table:number-columns-repeated="1006"/>
        </table:table-row>
        <table:table-row table:style-name="ro8">
          <table:table-cell table:style-name="ce31" office:value-type="string" calcext:value-type="string">
            <text:p>.<text:span text:style-name="T1">Tulsa-Muskogee-Bartlesville, OK CSA</text:span></text:p>
          </table:table-cell>
          <table:table-cell table:style-name="ce33" office:value-type="float" office:value="1118150" calcext:value-type="float">
            <text:p>1,118,150</text:p>
          </table:table-cell>
          <table:table-cell office:value-type="float" office:value="36.154" calcext:value-type="float">
            <text:p>36.154</text:p>
          </table:table-cell>
          <table:table-cell office:value-type="float" office:value="-95.9928" calcext:value-type="float">
            <text:p>-95.9928</text:p>
          </table:table-cell>
          <table:table-cell table:formula="of:=[.C7]*PI()/180" office:value-type="float" office:value="0.63100633776603" calcext:value-type="float">
            <text:p>0.631006</text:p>
          </table:table-cell>
          <table:table-cell table:formula="of:=[.D7]*PI()/180" office:value-type="float" office:value="-1.67539041820841" calcext:value-type="float">
            <text:p>-1.675390</text:p>
          </table:table-cell>
          <table:table-cell table:style-name="ce36" table:formula="of:=ACOS( SIN([.$E7])*SIN([.$E$2])+COS([.$E7])*COS([.$E$2])*COS([.$F7]-[.$F$2]) )*6371" office:value-type="float" office:value="1371.50378866043" calcext:value-type="float">
            <text:p>1,372</text:p>
          </table:table-cell>
          <table:table-cell table:style-name="ce36" table:formula="of:=ACOS( SIN([.$E7])*SIN([.$E$3])+COS([.$E7])*COS([.$E$3])*COS([.$F7]-[.$F$3]) )*6371" office:value-type="float" office:value="1083.07684003476" calcext:value-type="float">
            <text:p>1,083</text:p>
          </table:table-cell>
          <table:table-cell table:style-name="ce36" table:formula="of:=ACOS( SIN([.$E7])*SIN([.$E$4])+COS([.$E7])*COS([.$E$4])*COS([.$F7]-[.$F$4]) )*6371" office:value-type="float" office:value="1604.00436459728" calcext:value-type="float">
            <text:p>1,604</text:p>
          </table:table-cell>
          <table:table-cell table:style-name="ce36" table:formula="of:=ACOS( SIN([.$E7])*SIN([.$E$5])+COS([.$E7])*COS([.$E$5])*COS([.$F7]-[.$F$5]) )*6371" office:value-type="float" office:value="1108.50469893751" calcext:value-type="float">
            <text:p>1,109</text:p>
          </table:table-cell>
          <table:table-cell table:style-name="ce36" table:formula="of:=ACOS( SIN([.$E7])*SIN([.$E$6])+COS([.$E7])*COS([.$E$6])*COS([.$F7]-[.$F$6]) )*6371" office:value-type="float" office:value="1443.90829261801" calcext:value-type="float">
            <text:p>1,444</text:p>
          </table:table-cell>
          <table:table-cell table:style-name="ce36" office:value-type="float" office:value="0" calcext:value-type="float">
            <text:p>0</text:p>
          </table:table-cell>
          <table:table-cell table:style-name="ce36" table:formula="of:=ACOS( SIN([.$E7])*SIN([.$E$8])+COS([.$E7])*COS([.$E$8])*COS([.$F7]-[.$F$8]) )*6371" office:value-type="float" office:value="1084.71396754821" calcext:value-type="float">
            <text:p>1,085</text:p>
          </table:table-cell>
          <table:table-cell table:style-name="ce36" table:formula="of:=ACOS( SIN([.$E7])*SIN([.$E$9])+COS([.$E7])*COS([.$E$9])*COS([.$F7]-[.$F$9]) )*6371" office:value-type="float" office:value="970.161098878683" calcext:value-type="float">
            <text:p>970</text:p>
          </table:table-cell>
          <table:table-cell table:style-name="ce36" table:formula="of:=ACOS( SIN([.$E7])*SIN([.$E$10])+COS([.$E7])*COS([.$E$10])*COS([.$F7]-[.$F$10]) )*6371" office:value-type="float" office:value="1750.74257605127" calcext:value-type="float">
            <text:p>1,751</text:p>
          </table:table-cell>
          <table:table-cell table:style-name="ce36" table:formula="of:=ACOS( SIN([.$E7])*SIN([.$E$11])+COS([.$E7])*COS([.$E$11])*COS([.$F7]-[.$F$11]) )*6371" office:value-type="float" office:value="2035.18983242208" calcext:value-type="float">
            <text:p>2,035</text:p>
          </table:table-cell>
          <table:table-cell table:style-name="ce36" table:formula="of:=ACOS( SIN([.$E7])*SIN([.$E$12])+COS([.$E7])*COS([.$E$12])*COS([.$F7]-[.$F$12]) )*6371" office:value-type="float" office:value="1704.18432593084" calcext:value-type="float">
            <text:p>1,704</text:p>
          </table:table-cell>
          <table:table-cell table:style-name="ce36" table:formula="of:=ACOS( SIN([.$E7])*SIN([.$E$13])+COS([.$E7])*COS([.$E$13])*COS([.$F7]-[.$F$13]) )*6371" office:value-type="float" office:value="1643.58696771728" calcext:value-type="float">
            <text:p>1,644</text:p>
          </table:table-cell>
          <table:table-cell table:number-columns-repeated="1006"/>
        </table:table-row>
        <table:table-row table:style-name="ro8">
          <table:table-cell table:style-name="ce31" office:value-type="string" calcext:value-type="string">
            <text:p>.<text:span text:style-name="T1">Knoxville-Morristown-Sevierville, TN CSA</text:span></text:p>
          </table:table-cell>
          <table:table-cell table:style-name="ce33" office:value-type="float" office:value="1146049" calcext:value-type="float">
            <text:p>1,146,049</text:p>
          </table:table-cell>
          <table:table-cell office:value-type="float" office:value="35.9606" calcext:value-type="float">
            <text:p>35.9606</text:p>
          </table:table-cell>
          <table:table-cell office:value-type="float" office:value="-83.9207" calcext:value-type="float">
            <text:p>-83.9207</text:p>
          </table:table-cell>
          <table:table-cell table:formula="of:=[.C8]*PI()/180" office:value-type="float" office:value="0.627630870992673" calcext:value-type="float">
            <text:p>0.627631</text:p>
          </table:table-cell>
          <table:table-cell table:formula="of:=[.D8]*PI()/180" office:value-type="float" office:value="-1.46469252557841" calcext:value-type="float">
            <text:p>-1.464693</text:p>
          </table:table-cell>
          <table:table-cell table:style-name="ce36" table:formula="of:=ACOS( SIN([.$E8])*SIN([.$E$2])+COS([.$E8])*COS([.$E$2])*COS([.$F8]-[.$F$2]) )*6371" office:value-type="float" office:value="645.375629390127" calcext:value-type="float">
            <text:p>645</text:p>
          </table:table-cell>
          <table:table-cell table:style-name="ce36" table:formula="of:=ACOS( SIN([.$E8])*SIN([.$E$3])+COS([.$E8])*COS([.$E$3])*COS([.$F8]-[.$F$3]) )*6371" office:value-type="float" office:value="2129.95120177798" calcext:value-type="float">
            <text:p>2,130</text:p>
          </table:table-cell>
          <table:table-cell table:style-name="ce36" table:formula="of:=ACOS( SIN([.$E8])*SIN([.$E$4])+COS([.$E8])*COS([.$E$4])*COS([.$F8]-[.$F$4]) )*6371" office:value-type="float" office:value="967.915291898423" calcext:value-type="float">
            <text:p>968</text:p>
          </table:table-cell>
          <table:table-cell table:style-name="ce36" table:formula="of:=ACOS( SIN([.$E8])*SIN([.$E$5])+COS([.$E8])*COS([.$E$5])*COS([.$F8]-[.$F$5]) )*6371" office:value-type="float" office:value="423.020054456214" calcext:value-type="float">
            <text:p>423</text:p>
          </table:table-cell>
          <table:table-cell table:style-name="ce36" table:formula="of:=ACOS( SIN([.$E8])*SIN([.$E$6])+COS([.$E8])*COS([.$E$6])*COS([.$F8]-[.$F$6]) )*6371" office:value-type="float" office:value="2517.39253898013" calcext:value-type="float">
            <text:p>2,517</text:p>
          </table:table-cell>
          <table:table-cell table:style-name="ce36" table:formula="of:=ACOS( SIN([.$E8])*SIN([.$E$7])+COS([.$E8])*COS([.$E$7])*COS([.$F8]-[.$F$7]) )*6371" office:value-type="float" office:value="1084.71396754821" calcext:value-type="float">
            <text:p>1,085</text:p>
          </table:table-cell>
          <table:table-cell table:style-name="ce36" table:formula="of:=ACOS( SIN([.$E8])*SIN([.$E$8])+COS([.$E8])*COS([.$E$8])*COS([.$F8]-[.$F$8]) )*6371" office:value-type="float" office:value="0" calcext:value-type="float">
            <text:p>0</text:p>
          </table:table-cell>
          <table:table-cell table:style-name="ce36" table:formula="of:=ACOS( SIN([.$E8])*SIN([.$E$9])+COS([.$E8])*COS([.$E$9])*COS([.$F8]-[.$F$9]) )*6371" office:value-type="float" office:value="2054.70319249023" calcext:value-type="float">
            <text:p>2,055</text:p>
          </table:table-cell>
          <table:table-cell table:style-name="ce36" table:formula="of:=ACOS( SIN([.$E8])*SIN([.$E$10])+COS([.$E8])*COS([.$E$10])*COS([.$F8]-[.$F$10]) )*6371" office:value-type="float" office:value="965.276415053734" calcext:value-type="float">
            <text:p>965</text:p>
          </table:table-cell>
          <table:table-cell table:style-name="ce36" table:formula="of:=ACOS( SIN([.$E8])*SIN([.$E$11])+COS([.$E8])*COS([.$E$11])*COS([.$F8]-[.$F$11]) )*6371" office:value-type="float" office:value="1146.78205661805" calcext:value-type="float">
            <text:p>1,147</text:p>
          </table:table-cell>
          <table:table-cell table:style-name="ce36" table:formula="of:=ACOS( SIN([.$E8])*SIN([.$E$12])+COS([.$E8])*COS([.$E$12])*COS([.$F8]-[.$F$12]) )*6371" office:value-type="float" office:value="1061.56199982731" calcext:value-type="float">
            <text:p>1,062</text:p>
          </table:table-cell>
          <table:table-cell table:style-name="ce36" table:formula="of:=ACOS( SIN([.$E8])*SIN([.$E$13])+COS([.$E8])*COS([.$E$13])*COS([.$F8]-[.$F$13]) )*6371" office:value-type="float" office:value="883.12943235381" calcext:value-type="float">
            <text:p>883</text:p>
          </table:table-cell>
          <table:table-cell table:number-columns-repeated="1006"/>
        </table:table-row>
        <table:table-row table:style-name="ro8">
          <table:table-cell table:style-name="ce31" office:value-type="string" calcext:value-type="string">
            <text:p>.<text:span text:style-name="T1">Albuquerque-Santa Fe-Las Vegas, NM CSA</text:span></text:p>
          </table:table-cell>
          <table:table-cell table:style-name="ce33" office:value-type="float" office:value="1158464" calcext:value-type="float">
            <text:p>1,158,464</text:p>
          </table:table-cell>
          <table:table-cell office:value-type="float" office:value="35.0844" calcext:value-type="float">
            <text:p>35.0844</text:p>
          </table:table-cell>
          <table:table-cell office:value-type="float" office:value="-106.6504" calcext:value-type="float">
            <text:p>-106.6504</text:p>
          </table:table-cell>
          <table:table-cell table:formula="of:=[.C9]*PI()/180" office:value-type="float" office:value="0.612338296086699" calcext:value-type="float">
            <text:p>0.612338</text:p>
          </table:table-cell>
          <table:table-cell table:formula="of:=[.D9]*PI()/180" office:value-type="float" office:value="-1.86140062856896" calcext:value-type="float">
            <text:p>-1.861401</text:p>
          </table:table-cell>
          <table:table-cell table:style-name="ce36" table:formula="of:=ACOS( SIN([.$E9])*SIN([.$E$2])+COS([.$E9])*COS([.$E$2])*COS([.$F9]-[.$F$2]) )*6371" office:value-type="float" office:value="2282.34672257826" calcext:value-type="float">
            <text:p>2,282</text:p>
          </table:table-cell>
          <table:table-cell table:style-name="ce36" table:formula="of:=ACOS( SIN([.$E9])*SIN([.$E$3])+COS([.$E9])*COS([.$E$3])*COS([.$F9]-[.$F$3]) )*6371" office:value-type="float" office:value="369.763692616037" calcext:value-type="float">
            <text:p>370</text:p>
          </table:table-cell>
          <table:table-cell table:style-name="ce36" table:formula="of:=ACOS( SIN([.$E9])*SIN([.$E$4])+COS([.$E9])*COS([.$E$4])*COS([.$F9]-[.$F$4]) )*6371" office:value-type="float" office:value="2442.51240516806" calcext:value-type="float">
            <text:p>2,443</text:p>
          </table:table-cell>
          <table:table-cell table:style-name="ce36" table:formula="of:=ACOS( SIN([.$E9])*SIN([.$E$5])+COS([.$E9])*COS([.$E$5])*COS([.$F9]-[.$F$5]) )*6371" office:value-type="float" office:value="2044.25333365354" calcext:value-type="float">
            <text:p>2,044</text:p>
          </table:table-cell>
          <table:table-cell table:style-name="ce36" table:formula="of:=ACOS( SIN([.$E9])*SIN([.$E$6])+COS([.$E9])*COS([.$E$6])*COS([.$F9]-[.$F$6]) )*6371" office:value-type="float" office:value="511.23798557805" calcext:value-type="float">
            <text:p>511</text:p>
          </table:table-cell>
          <table:table-cell table:style-name="ce36" table:formula="of:=ACOS( SIN([.$E9])*SIN([.$E$7])+COS([.$E9])*COS([.$E$7])*COS([.$F9]-[.$F$7]) )*6371" office:value-type="float" office:value="970.161098878683" calcext:value-type="float">
            <text:p>970</text:p>
          </table:table-cell>
          <table:table-cell table:style-name="ce36" table:formula="of:=ACOS( SIN([.$E9])*SIN([.$E$8])+COS([.$E9])*COS([.$E$8])*COS([.$F9]-[.$F$8]) )*6371" office:value-type="float" office:value="2054.70319249023" calcext:value-type="float">
            <text:p>2,055</text:p>
          </table:table-cell>
          <table:table-cell table:style-name="ce36" table:formula="of:=ACOS( SIN([.$E9])*SIN([.$E$9])+COS([.$E9])*COS([.$E$9])*COS([.$F9]-[.$F$9]) )*6371" office:value-type="float" office:value="0.0000949352979660034" calcext:value-type="float">
            <text:p>0</text:p>
          </table:table-cell>
          <table:table-cell table:style-name="ce36" table:formula="of:=ACOS( SIN([.$E9])*SIN([.$E$10])+COS([.$E9])*COS([.$E$10])*COS([.$F9]-[.$F$10]) )*6371" office:value-type="float" office:value="2645.22336794165" calcext:value-type="float">
            <text:p>2,645</text:p>
          </table:table-cell>
          <table:table-cell table:style-name="ce36" table:formula="of:=ACOS( SIN([.$E9])*SIN([.$E$11])+COS([.$E9])*COS([.$E$11])*COS([.$F9]-[.$F$11]) )*6371" office:value-type="float" office:value="2948.61135215" calcext:value-type="float">
            <text:p>2,949</text:p>
          </table:table-cell>
          <table:table-cell table:style-name="ce36" table:formula="of:=ACOS( SIN([.$E9])*SIN([.$E$12])+COS([.$E9])*COS([.$E$12])*COS([.$F9]-[.$F$12]) )*6371" office:value-type="float" office:value="2533.15808514435" calcext:value-type="float">
            <text:p>2,533</text:p>
          </table:table-cell>
          <table:table-cell table:style-name="ce36" table:formula="of:=ACOS( SIN([.$E9])*SIN([.$E$13])+COS([.$E9])*COS([.$E$13])*COS([.$F9]-[.$F$13]) )*6371" office:value-type="float" office:value="2538.30066326084" calcext:value-type="float">
            <text:p>2,538</text:p>
          </table:table-cell>
          <table:table-cell table:number-columns-repeated="1006"/>
        </table:table-row>
        <table:table-row table:style-name="ro8">
          <table:table-cell table:style-name="ce31" office:value-type="string" calcext:value-type="string">
            <text:p>.<text:span text:style-name="T1">Rochester-Batavia-Seneca Falls, NY CSA</text:span></text:p>
          </table:table-cell>
          <table:table-cell table:style-name="ce33" office:value-type="float" office:value="1160940" calcext:value-type="float">
            <text:p>1,160,940</text:p>
          </table:table-cell>
          <table:table-cell office:value-type="float" office:value="43.1566" calcext:value-type="float">
            <text:p>43.1566</text:p>
          </table:table-cell>
          <table:table-cell office:value-type="float" office:value="-77.6088" calcext:value-type="float">
            <text:p>-77.6088</text:p>
          </table:table-cell>
          <table:table-cell table:formula="of:=[.C10]*PI()/180" office:value-type="float" office:value="0.753224763966185" calcext:value-type="float">
            <text:p>0.753225</text:p>
          </table:table-cell>
          <table:table-cell table:formula="of:=[.D10]*PI()/180" office:value-type="float" office:value="-1.35452908852178" calcext:value-type="float">
            <text:p>-1.354529</text:p>
          </table:table-cell>
          <table:table-cell table:style-name="ce36" table:formula="of:=ACOS( SIN([.$E10])*SIN([.$E$2])+COS([.$E10])*COS([.$E$2])*COS([.$F10]-[.$F$2]) )*6371" office:value-type="float" office:value="383.034831015796" calcext:value-type="float">
            <text:p>383</text:p>
          </table:table-cell>
          <table:table-cell table:style-name="ce36" table:formula="of:=ACOS( SIN([.$E10])*SIN([.$E$3])+COS([.$E10])*COS([.$E$3])*COS([.$F10]-[.$F$3]) )*6371" office:value-type="float" office:value="2826.77703067573" calcext:value-type="float">
            <text:p>2,827</text:p>
          </table:table-cell>
          <table:table-cell table:style-name="ce36" table:formula="of:=ACOS( SIN([.$E10])*SIN([.$E$4])+COS([.$E10])*COS([.$E$4])*COS([.$F10]-[.$F$4]) )*6371" office:value-type="float" office:value="1814.13102575502" calcext:value-type="float">
            <text:p>1,814</text:p>
          </table:table-cell>
          <table:table-cell table:style-name="ce36" table:formula="of:=ACOS( SIN([.$E10])*SIN([.$E$5])+COS([.$E10])*COS([.$E$5])*COS([.$F10]-[.$F$5]) )*6371" office:value-type="float" office:value="665.756122975471" calcext:value-type="float">
            <text:p>666</text:p>
          </table:table-cell>
          <table:table-cell table:style-name="ce36" table:formula="of:=ACOS( SIN([.$E10])*SIN([.$E$6])+COS([.$E10])*COS([.$E$6])*COS([.$F10]-[.$F$6]) )*6371" office:value-type="float" office:value="3151.51455720987" calcext:value-type="float">
            <text:p>3,152</text:p>
          </table:table-cell>
          <table:table-cell table:style-name="ce36" table:formula="of:=ACOS( SIN([.$E10])*SIN([.$E$7])+COS([.$E10])*COS([.$E$7])*COS([.$F10]-[.$F$7]) )*6371" office:value-type="float" office:value="1750.74257605127" calcext:value-type="float">
            <text:p>1,751</text:p>
          </table:table-cell>
          <table:table-cell table:style-name="ce36" table:formula="of:=ACOS( SIN([.$E10])*SIN([.$E$8])+COS([.$E10])*COS([.$E$8])*COS([.$F10]-[.$F$8]) )*6371" office:value-type="float" office:value="965.276415053734" calcext:value-type="float">
            <text:p>965</text:p>
          </table:table-cell>
          <table:table-cell table:style-name="ce36" table:formula="of:=ACOS( SIN([.$E10])*SIN([.$E$9])+COS([.$E10])*COS([.$E$9])*COS([.$F10]-[.$F$9]) )*6371" office:value-type="float" office:value="2645.22336794165" calcext:value-type="float">
            <text:p>2,645</text:p>
          </table:table-cell>
          <table:table-cell table:style-name="ce36" table:formula="of:=ACOS( SIN([.$E10])*SIN([.$E$10])+COS([.$E10])*COS([.$E$10])*COS([.$F10]-[.$F$10]) )*6371" office:value-type="float" office:value="0" calcext:value-type="float">
            <text:p>0</text:p>
          </table:table-cell>
          <table:table-cell table:style-name="ce36" table:formula="of:=ACOS( SIN([.$E10])*SIN([.$E$11])+COS([.$E10])*COS([.$E$11])*COS([.$F10]-[.$F$11]) )*6371" office:value-type="float" office:value="318.724999847707" calcext:value-type="float">
            <text:p>319</text:p>
          </table:table-cell>
          <table:table-cell table:style-name="ce36" table:formula="of:=ACOS( SIN([.$E10])*SIN([.$E$12])+COS([.$E10])*COS([.$E$12])*COS([.$F10]-[.$F$12]) )*6371" office:value-type="float" office:value="1886.4387523705" calcext:value-type="float">
            <text:p>1,886</text:p>
          </table:table-cell>
          <table:table-cell table:style-name="ce36" table:formula="of:=ACOS( SIN([.$E10])*SIN([.$E$13])+COS([.$E10])*COS([.$E$13])*COS([.$F10]-[.$F$13]) )*6371" office:value-type="float" office:value="107.494167701566" calcext:value-type="float">
            <text:p>107</text:p>
          </table:table-cell>
          <table:table-cell table:number-columns-repeated="1006"/>
        </table:table-row>
        <table:table-row table:style-name="ro8">
          <table:table-cell table:style-name="ce31" office:value-type="string" calcext:value-type="string">
            <text:p>.<text:span text:style-name="T1">Albany-Schenectady, NY CSA</text:span></text:p>
          </table:table-cell>
          <table:table-cell table:style-name="ce33" office:value-type="float" office:value="1167594" calcext:value-type="float">
            <text:p>1,167,594</text:p>
          </table:table-cell>
          <table:table-cell office:value-type="float" office:value="42.6526" calcext:value-type="float">
            <text:p>42.6526</text:p>
          </table:table-cell>
          <table:table-cell office:value-type="float" office:value="-73.7562" calcext:value-type="float">
            <text:p>-73.7562</text:p>
          </table:table-cell>
          <table:table-cell table:formula="of:=[.C11]*PI()/180" office:value-type="float" office:value="0.744428304536133" calcext:value-type="float">
            <text:p>0.744428</text:p>
          </table:table-cell>
          <table:table-cell table:formula="of:=[.D11]*PI()/180" office:value-type="float" office:value="-1.28728853375944" calcext:value-type="float">
            <text:p>-1.287289</text:p>
          </table:table-cell>
          <table:table-cell table:style-name="ce36" table:formula="of:=ACOS( SIN([.$E11])*SIN([.$E$2])+COS([.$E11])*COS([.$E$2])*COS([.$F11]-[.$F$2]) )*6371" office:value-type="float" office:value="667.345231924146" calcext:value-type="float">
            <text:p>667</text:p>
          </table:table-cell>
          <table:table-cell table:style-name="ce36" table:formula="of:=ACOS( SIN([.$E11])*SIN([.$E$3])+COS([.$E11])*COS([.$E$3])*COS([.$F11]-[.$F$3]) )*6371" office:value-type="float" office:value="3116.66686202266" calcext:value-type="float">
            <text:p>3,117</text:p>
          </table:table-cell>
          <table:table-cell table:style-name="ce36" table:formula="of:=ACOS( SIN([.$E11])*SIN([.$E$4])+COS([.$E11])*COS([.$E$4])*COS([.$F11]-[.$F$4]) )*6371" office:value-type="float" office:value="1878.69628216432" calcext:value-type="float">
            <text:p>1,879</text:p>
          </table:table-cell>
          <table:table-cell table:style-name="ce36" table:formula="of:=ACOS( SIN([.$E11])*SIN([.$E$5])+COS([.$E11])*COS([.$E$5])*COS([.$F11]-[.$F$5]) )*6371" office:value-type="float" office:value="929.627899881544" calcext:value-type="float">
            <text:p>930</text:p>
          </table:table-cell>
          <table:table-cell table:style-name="ce36" table:formula="of:=ACOS( SIN([.$E11])*SIN([.$E$6])+COS([.$E11])*COS([.$E$6])*COS([.$F11]-[.$F$6]) )*6371" office:value-type="float" office:value="3452.12312589506" calcext:value-type="float">
            <text:p>3,452</text:p>
          </table:table-cell>
          <table:table-cell table:style-name="ce36" table:formula="of:=ACOS( SIN([.$E11])*SIN([.$E$7])+COS([.$E11])*COS([.$E$7])*COS([.$F11]-[.$F$7]) )*6371" office:value-type="float" office:value="2035.18983242208" calcext:value-type="float">
            <text:p>2,035</text:p>
          </table:table-cell>
          <table:table-cell table:style-name="ce36" table:formula="of:=ACOS( SIN([.$E11])*SIN([.$E$8])+COS([.$E11])*COS([.$E$8])*COS([.$F11]-[.$F$8]) )*6371" office:value-type="float" office:value="1146.78205661805" calcext:value-type="float">
            <text:p>1,147</text:p>
          </table:table-cell>
          <table:table-cell table:style-name="ce36" table:formula="of:=ACOS( SIN([.$E11])*SIN([.$E$9])+COS([.$E11])*COS([.$E$9])*COS([.$F11]-[.$F$9]) )*6371" office:value-type="float" office:value="2948.61135215" calcext:value-type="float">
            <text:p>2,949</text:p>
          </table:table-cell>
          <table:table-cell table:style-name="ce36" table:formula="of:=ACOS( SIN([.$E11])*SIN([.$E$10])+COS([.$E11])*COS([.$E$10])*COS([.$F11]-[.$F$10]) )*6371" office:value-type="float" office:value="318.724999847707" calcext:value-type="float">
            <text:p>319</text:p>
          </table:table-cell>
          <table:table-cell table:style-name="ce36" table:formula="of:=ACOS( SIN([.$E11])*SIN([.$E$11])+COS([.$E11])*COS([.$E$11])*COS([.$F11]-[.$F$11]) )*6371" office:value-type="float" office:value="0.0000949352979660034" calcext:value-type="float">
            <text:p>0</text:p>
          </table:table-cell>
          <table:table-cell table:style-name="ce36" table:formula="of:=ACOS( SIN([.$E11])*SIN([.$E$12])+COS([.$E11])*COS([.$E$12])*COS([.$F11]-[.$F$12]) )*6371" office:value-type="float" office:value="1937.47410600765" calcext:value-type="float">
            <text:p>1,937</text:p>
          </table:table-cell>
          <table:table-cell table:style-name="ce36" table:formula="of:=ACOS( SIN([.$E11])*SIN([.$E$13])+COS([.$E11])*COS([.$E$13])*COS([.$F11]-[.$F$13]) )*6371" office:value-type="float" office:value="418.853389132081" calcext:value-type="float">
            <text:p>419</text:p>
          </table:table-cell>
          <table:table-cell table:number-columns-repeated="1006"/>
        </table:table-row>
        <table:table-row table:style-name="ro8">
          <table:table-cell table:style-name="ce31" office:value-type="string" calcext:value-type="string">
            <text:p>.<text:span text:style-name="T1">Cape Coral-Fort Myers-Naples, FL CSA</text:span></text:p>
          </table:table-cell>
          <table:table-cell table:style-name="ce33" office:value-type="float" office:value="1197501" calcext:value-type="float">
            <text:p>1,197,501</text:p>
          </table:table-cell>
          <table:table-cell office:value-type="float" office:value="26.5629" calcext:value-type="float">
            <text:p>26.5629</text:p>
          </table:table-cell>
          <table:table-cell office:value-type="float" office:value="-81.9495" calcext:value-type="float">
            <text:p>-81.9495</text:p>
          </table:table-cell>
          <table:table-cell table:formula="of:=[.C12]*PI()/180" office:value-type="float" office:value="0.463610063878002" calcext:value-type="float">
            <text:p>0.463610</text:p>
          </table:table-cell>
          <table:table-cell table:formula="of:=[.D12]*PI()/180" office:value-type="float" office:value="-1.43028859536309" calcext:value-type="float">
            <text:p>-1.430289</text:p>
          </table:table-cell>
          <table:table-cell table:style-name="ce36" table:formula="of:=ACOS( SIN([.$E12])*SIN([.$E$2])+COS([.$E12])*COS([.$E$2])*COS([.$F12]-[.$F$2]) )*6371" office:value-type="float" office:value="1661.01601892161" calcext:value-type="float">
            <text:p>1,661</text:p>
          </table:table-cell>
          <table:table-cell table:style-name="ce36" table:formula="of:=ACOS( SIN([.$E12])*SIN([.$E$3])+COS([.$E12])*COS([.$E$3])*COS([.$F12]-[.$F$3]) )*6371" office:value-type="float" office:value="2445.73357801542" calcext:value-type="float">
            <text:p>2,446</text:p>
          </table:table-cell>
          <table:table-cell table:style-name="ce36" table:formula="of:=ACOS( SIN([.$E12])*SIN([.$E$4])+COS([.$E12])*COS([.$E$4])*COS([.$F12]-[.$F$4]) )*6371" office:value-type="float" office:value="103.519207618518" calcext:value-type="float">
            <text:p>104</text:p>
          </table:table-cell>
          <table:table-cell table:style-name="ce36" table:formula="of:=ACOS( SIN([.$E12])*SIN([.$E$5])+COS([.$E12])*COS([.$E$5])*COS([.$F12]-[.$F$5]) )*6371" office:value-type="float" office:value="1481.94759970192" calcext:value-type="float">
            <text:p>1,482</text:p>
          </table:table-cell>
          <table:table-cell table:style-name="ce36" table:formula="of:=ACOS( SIN([.$E12])*SIN([.$E$6])+COS([.$E12])*COS([.$E$6])*COS([.$F12]-[.$F$6]) )*6371" office:value-type="float" office:value="2872.16924595163" calcext:value-type="float">
            <text:p>2,872</text:p>
          </table:table-cell>
          <table:table-cell table:style-name="ce36" table:formula="of:=ACOS( SIN([.$E12])*SIN([.$E$7])+COS([.$E12])*COS([.$E$7])*COS([.$F12]-[.$F$7]) )*6371" office:value-type="float" office:value="1704.18432593084" calcext:value-type="float">
            <text:p>1,704</text:p>
          </table:table-cell>
          <table:table-cell table:style-name="ce36" table:formula="of:=ACOS( SIN([.$E12])*SIN([.$E$8])+COS([.$E12])*COS([.$E$8])*COS([.$F12]-[.$F$8]) )*6371" office:value-type="float" office:value="1061.56199982731" calcext:value-type="float">
            <text:p>1,062</text:p>
          </table:table-cell>
          <table:table-cell table:style-name="ce36" table:formula="of:=ACOS( SIN([.$E12])*SIN([.$E$9])+COS([.$E12])*COS([.$E$9])*COS([.$F12]-[.$F$9]) )*6371" office:value-type="float" office:value="2533.15808514435" calcext:value-type="float">
            <text:p>2,533</text:p>
          </table:table-cell>
          <table:table-cell table:style-name="ce36" table:formula="of:=ACOS( SIN([.$E12])*SIN([.$E$10])+COS([.$E12])*COS([.$E$10])*COS([.$F12]-[.$F$10]) )*6371" office:value-type="float" office:value="1886.4387523705" calcext:value-type="float">
            <text:p>1,886</text:p>
          </table:table-cell>
          <table:table-cell table:style-name="ce36" table:formula="of:=ACOS( SIN([.$E12])*SIN([.$E$11])+COS([.$E12])*COS([.$E$11])*COS([.$F12]-[.$F$11]) )*6371" office:value-type="float" office:value="1937.47410600765" calcext:value-type="float">
            <text:p>1,937</text:p>
          </table:table-cell>
          <table:table-cell table:style-name="ce36" table:formula="of:=ACOS( SIN([.$E12])*SIN([.$E$12])+COS([.$E12])*COS([.$E$12])*COS([.$F12]-[.$F$12]) )*6371" office:value-type="float" office:value="0" calcext:value-type="float">
            <text:p>0</text:p>
          </table:table-cell>
          <table:table-cell table:style-name="ce36" table:formula="of:=ACOS( SIN([.$E12])*SIN([.$E$13])+COS([.$E12])*COS([.$E$13])*COS([.$F12]-[.$F$13]) )*6371" office:value-type="float" office:value="1836.30511445685" calcext:value-type="float">
            <text:p>1,836</text:p>
          </table:table-cell>
          <table:table-cell table:number-columns-repeated="1006"/>
        </table:table-row>
        <table:table-row table:style-name="ro8">
          <table:table-cell table:style-name="ce31" office:value-type="string" calcext:value-type="string">
            <text:p>.<text:span text:style-name="T1">Buffalo-Cheektowaga-Olean, NY CSA</text:span></text:p>
          </table:table-cell>
          <table:table-cell table:style-name="ce33" office:value-type="float" office:value="1204100" calcext:value-type="float">
            <text:p>1,204,100</text:p>
          </table:table-cell>
          <table:table-cell office:value-type="float" office:value="42.8864" calcext:value-type="float">
            <text:p>42.8864</text:p>
          </table:table-cell>
          <table:table-cell office:value-type="float" office:value="-78.8784" calcext:value-type="float">
            <text:p>-78.8784</text:p>
          </table:table-cell>
          <table:table-cell table:formula="of:=[.C13]*PI()/180" office:value-type="float" office:value="0.748508884327296" calcext:value-type="float">
            <text:p>0.748509</text:p>
          </table:table-cell>
          <table:table-cell table:formula="of:=[.D13]*PI()/180" office:value-type="float" office:value="-1.3766877887051" calcext:value-type="float">
            <text:p>-1.376688</text:p>
          </table:table-cell>
          <table:table-cell table:style-name="ce36" table:formula="of:=ACOS( SIN([.$E13])*SIN([.$E$2])+COS([.$E13])*COS([.$E$2])*COS([.$F13]-[.$F$2]) )*6371" office:value-type="float" office:value="278.55907987101" calcext:value-type="float">
            <text:p>279</text:p>
          </table:table-cell>
          <table:table-cell table:style-name="ce36" table:formula="of:=ACOS( SIN([.$E13])*SIN([.$E$3])+COS([.$E13])*COS([.$E$3])*COS([.$F13]-[.$F$3]) )*6371" office:value-type="float" office:value="2719.30604022552" calcext:value-type="float">
            <text:p>2,719</text:p>
          </table:table-cell>
          <table:table-cell table:style-name="ce36" table:formula="of:=ACOS( SIN([.$E13])*SIN([.$E$4])+COS([.$E13])*COS([.$E$4])*COS([.$F13]-[.$F$4]) )*6371" office:value-type="float" office:value="1760.22406840665" calcext:value-type="float">
            <text:p>1,760</text:p>
          </table:table-cell>
          <table:table-cell table:style-name="ce36" table:formula="of:=ACOS( SIN([.$E13])*SIN([.$E$5])+COS([.$E13])*COS([.$E$5])*COS([.$F13]-[.$F$5]) )*6371" office:value-type="float" office:value="563.541016702169" calcext:value-type="float">
            <text:p>564</text:p>
          </table:table-cell>
          <table:table-cell table:style-name="ce36" table:formula="of:=ACOS( SIN([.$E13])*SIN([.$E$6])+COS([.$E13])*COS([.$E$6])*COS([.$F13]-[.$F$6]) )*6371" office:value-type="float" office:value="3044.33844632244" calcext:value-type="float">
            <text:p>3,044</text:p>
          </table:table-cell>
          <table:table-cell table:style-name="ce36" table:formula="of:=ACOS( SIN([.$E13])*SIN([.$E$7])+COS([.$E13])*COS([.$E$7])*COS([.$F13]-[.$F$7]) )*6371" office:value-type="float" office:value="1643.58696771728" calcext:value-type="float">
            <text:p>1,644</text:p>
          </table:table-cell>
          <table:table-cell table:style-name="ce36" table:formula="of:=ACOS( SIN([.$E13])*SIN([.$E$8])+COS([.$E13])*COS([.$E$8])*COS([.$F13]-[.$F$8]) )*6371" office:value-type="float" office:value="883.12943235381" calcext:value-type="float">
            <text:p>883</text:p>
          </table:table-cell>
          <table:table-cell table:style-name="ce36" table:formula="of:=ACOS( SIN([.$E13])*SIN([.$E$9])+COS([.$E13])*COS([.$E$9])*COS([.$F13]-[.$F$9]) )*6371" office:value-type="float" office:value="2538.30066326084" calcext:value-type="float">
            <text:p>2,538</text:p>
          </table:table-cell>
          <table:table-cell table:style-name="ce36" table:formula="of:=ACOS( SIN([.$E13])*SIN([.$E$10])+COS([.$E13])*COS([.$E$10])*COS([.$F13]-[.$F$10]) )*6371" office:value-type="float" office:value="107.494167701566" calcext:value-type="float">
            <text:p>107</text:p>
          </table:table-cell>
          <table:table-cell table:style-name="ce36" table:formula="of:=ACOS( SIN([.$E13])*SIN([.$E$11])+COS([.$E13])*COS([.$E$11])*COS([.$F13]-[.$F$11]) )*6371" office:value-type="float" office:value="418.853389132081" calcext:value-type="float">
            <text:p>419</text:p>
          </table:table-cell>
          <table:table-cell table:style-name="ce36" table:formula="of:=ACOS( SIN([.$E13])*SIN([.$E$12])+COS([.$E13])*COS([.$E$12])*COS([.$F13]-[.$F$12]) )*6371" office:value-type="float" office:value="1836.30511445685" calcext:value-type="float">
            <text:p>1,836</text:p>
          </table:table-cell>
          <table:table-cell table:style-name="ce36" table:formula="of:=ACOS( SIN([.$E13])*SIN([.$E$13])+COS([.$E13])*COS([.$E$13])*COS([.$F13]-[.$F$13]) )*6371" office:value-type="float" office:value="0" calcext:value-type="float">
            <text:p>0</text:p>
          </table:table-cell>
          <table:table-cell table:number-columns-repeated="1006"/>
        </table:table-row>
        <table:table-row table:style-name="ro8">
          <table:table-cell table:style-name="ce31" office:value-type="string" calcext:value-type="string">
            <text:p>.<text:span text:style-name="T1">Harrisburg-York-Lebanon, PA CSA</text:span></text:p>
          </table:table-cell>
          <table:table-cell table:style-name="ce33" office:value-type="float" office:value="1271801" calcext:value-type="float">
            <text:p>1,271,801</text:p>
          </table:table-cell>
          <table:table-cell office:value-type="float" office:value="40.2732" calcext:value-type="float">
            <text:p>40.2732</text:p>
          </table:table-cell>
          <table:table-cell office:value-type="float" office:value="-76.8867" calcext:value-type="float">
            <text:p>-76.8867</text:p>
          </table:table-cell>
          <table:table-cell table:formula="of:=[.C14]*PI()/180" office:value-type="float" office:value="0.70289994031418" calcext:value-type="float">
            <text:p>0.702900</text:p>
          </table:table-cell>
          <table:table-cell table:formula="of:=[.D14]*PI()/180" office:value-type="float" office:value="-1.34192606599312" calcext:value-type="float">
            <text:p>-1.341926</text:p>
          </table:table-cell>
          <table:table-cell table:style-name="ce36" table:formula="of:=ACOS( SIN([.$E14])*SIN([.$E$2])+COS([.$E14])*COS([.$E$2])*COS([.$F14]-[.$F$2]) )*6371" office:value-type="float" office:value="426.461204156001" calcext:value-type="float">
            <text:p>426</text:p>
          </table:table-cell>
          <table:table-cell table:style-name="ce36" table:formula="of:=ACOS( SIN([.$E14])*SIN([.$E$3])+COS([.$E14])*COS([.$E$3])*COS([.$F14]-[.$F$3]) )*6371" office:value-type="float" office:value="2809.44802528259" calcext:value-type="float">
            <text:p>2,809</text:p>
          </table:table-cell>
          <table:table-cell table:style-name="ce36" table:formula="of:=ACOS( SIN([.$E14])*SIN([.$E$4])+COS([.$E14])*COS([.$E$4])*COS([.$F14]-[.$F$4]) )*6371" office:value-type="float" office:value="1529.20265998052" calcext:value-type="float">
            <text:p>1,529</text:p>
          </table:table-cell>
          <table:table-cell table:style-name="ce36" table:formula="of:=ACOS( SIN([.$E14])*SIN([.$E$5])+COS([.$E14])*COS([.$E$5])*COS([.$F14]-[.$F$5]) )*6371" office:value-type="float" office:value="624.529922577719" calcext:value-type="float">
            <text:p>625</text:p>
          </table:table-cell>
          <table:table-cell table:style-name="ce36" table:formula="of:=ACOS( SIN([.$E14])*SIN([.$E$6])+COS([.$E14])*COS([.$E$6])*COS([.$F14]-[.$F$6]) )*6371" office:value-type="float" office:value="3163.39995617254" calcext:value-type="float">
            <text:p>3,163</text:p>
          </table:table-cell>
          <table:table-cell table:style-name="ce36" table:formula="of:=ACOS( SIN([.$E14])*SIN([.$E$7])+COS([.$E14])*COS([.$E$7])*COS([.$F14]-[.$F$7]) )*6371" office:value-type="float" office:value="1727.07716916178" calcext:value-type="float">
            <text:p>1,727</text:p>
          </table:table-cell>
          <table:table-cell table:style-name="ce36" table:formula="of:=ACOS( SIN([.$E14])*SIN([.$E$8])+COS([.$E14])*COS([.$E$8])*COS([.$F14]-[.$F$8]) )*6371" office:value-type="float" office:value="779.698145183968" calcext:value-type="float">
            <text:p>780</text:p>
          </table:table-cell>
          <table:table-cell table:style-name="ce36" table:formula="of:=ACOS( SIN([.$E14])*SIN([.$E$9])+COS([.$E14])*COS([.$E$9])*COS([.$F14]-[.$F$9]) )*6371" office:value-type="float" office:value="2668.78322525013" calcext:value-type="float">
            <text:p>2,669</text:p>
          </table:table-cell>
          <table:table-cell table:style-name="ce36" table:formula="of:=ACOS( SIN([.$E14])*SIN([.$E$10])+COS([.$E14])*COS([.$E$10])*COS([.$F14]-[.$F$10]) )*6371" office:value-type="float" office:value="326.169645417873" calcext:value-type="float">
            <text:p>326</text:p>
          </table:table-cell>
          <table:table-cell table:style-name="ce36" table:formula="of:=ACOS( SIN([.$E14])*SIN([.$E$11])+COS([.$E14])*COS([.$E$11])*COS([.$F14]-[.$F$11]) )*6371" office:value-type="float" office:value="371.493829221223" calcext:value-type="float">
            <text:p>371</text:p>
          </table:table-cell>
          <table:table-cell table:style-name="ce36" table:formula="of:=ACOS( SIN([.$E14])*SIN([.$E$12])+COS([.$E14])*COS([.$E$12])*COS([.$F14]-[.$F$12]) )*6371" office:value-type="float" office:value="1594.50950833705" calcext:value-type="float">
            <text:p>1,595</text:p>
          </table:table-cell>
          <table:table-cell table:style-name="ce36" table:formula="of:=ACOS( SIN([.$E14])*SIN([.$E$13])+COS([.$E14])*COS([.$E$13])*COS([.$F14]-[.$F$13]) )*6371" office:value-type="float" office:value="334.456369979713" calcext:value-type="float">
            <text:p>334</text:p>
          </table:table-cell>
          <table:table-cell table:number-columns-repeated="1006"/>
        </table:table-row>
        <table:table-row table:style-name="ro8">
          <table:table-cell table:style-name="ce31" office:value-type="string" calcext:value-type="string">
            <text:p>.<text:span text:style-name="T1">Fresno-Madera-Hanford, CA CSA</text:span></text:p>
          </table:table-cell>
          <table:table-cell table:style-name="ce33" office:value-type="float" office:value="1309368" calcext:value-type="float">
            <text:p>1,309,368</text:p>
          </table:table-cell>
          <table:table-cell office:value-type="float" office:value="36.7378" calcext:value-type="float">
            <text:p>36.7378</text:p>
          </table:table-cell>
          <table:table-cell office:value-type="float" office:value="-119.7871" calcext:value-type="float">
            <text:p>-119.7871</text:p>
          </table:table-cell>
          <table:table-cell table:formula="of:=[.C15]*PI()/180" office:value-type="float" office:value="0.641195569939173" calcext:value-type="float">
            <text:p>0.641196</text:p>
          </table:table-cell>
          <table:table-cell table:formula="of:=[.D15]*PI()/180" office:value-type="float" office:value="-2.0906792964157" calcext:value-type="float">
            <text:p>-2.090679</text:p>
          </table:table-cell>
          <table:table-cell table:style-name="ce36" table:formula="of:=ACOS( SIN([.$E15])*SIN([.$E$2])+COS([.$E15])*COS([.$E$2])*COS([.$F15]-[.$F$2]) )*6371" office:value-type="float" office:value="3301.43791734018" calcext:value-type="float">
            <text:p>3,301</text:p>
          </table:table-cell>
          <table:table-cell table:style-name="ce36" table:formula="of:=ACOS( SIN([.$E15])*SIN([.$E$3])+COS([.$E15])*COS([.$E$3])*COS([.$F15]-[.$F$3]) )*6371" office:value-type="float" office:value="1340.36701856477" calcext:value-type="float">
            <text:p>1,340</text:p>
          </table:table-cell>
          <table:table-cell table:style-name="ce36" table:formula="of:=ACOS( SIN([.$E15])*SIN([.$E$4])+COS([.$E15])*COS([.$E$4])*COS([.$F15]-[.$F$4]) )*6371" office:value-type="float" office:value="3638.60135947716" calcext:value-type="float">
            <text:p>3,639</text:p>
          </table:table-cell>
          <table:table-cell table:style-name="ce36" table:formula="of:=ACOS( SIN([.$E15])*SIN([.$E$5])+COS([.$E15])*COS([.$E$5])*COS([.$F15]-[.$F$5]) )*6371" office:value-type="float" office:value="3105.98032965189" calcext:value-type="float">
            <text:p>3,106</text:p>
          </table:table-cell>
          <table:table-cell table:style-name="ce36" table:formula="of:=ACOS( SIN([.$E15])*SIN([.$E$6])+COS([.$E15])*COS([.$E$6])*COS([.$F15]-[.$F$6]) )*6371" office:value-type="float" office:value="950.420983430812" calcext:value-type="float">
            <text:p>950</text:p>
          </table:table-cell>
          <table:table-cell table:style-name="ce36" table:formula="of:=ACOS( SIN([.$E15])*SIN([.$E$7])+COS([.$E15])*COS([.$E$7])*COS([.$F15]-[.$F$7]) )*6371" office:value-type="float" office:value="2123.84775380004" calcext:value-type="float">
            <text:p>2,124</text:p>
          </table:table-cell>
          <table:table-cell table:style-name="ce36" table:formula="of:=ACOS( SIN([.$E15])*SIN([.$E$8])+COS([.$E15])*COS([.$E$8])*COS([.$F15]-[.$F$8]) )*6371" office:value-type="float" office:value="3194.37884975936" calcext:value-type="float">
            <text:p>3,194</text:p>
          </table:table-cell>
          <table:table-cell table:style-name="ce36" table:formula="of:=ACOS( SIN([.$E15])*SIN([.$E$9])+COS([.$E15])*COS([.$E$9])*COS([.$F15]-[.$F$9]) )*6371" office:value-type="float" office:value="1196.30117516319" calcext:value-type="float">
            <text:p>1,196</text:p>
          </table:table-cell>
          <table:table-cell table:style-name="ce36" table:formula="of:=ACOS( SIN([.$E15])*SIN([.$E$10])+COS([.$E15])*COS([.$E$10])*COS([.$F15]-[.$F$10]) )*6371" office:value-type="float" office:value="3626.10502243391" calcext:value-type="float">
            <text:p>3,626</text:p>
          </table:table-cell>
          <table:table-cell table:style-name="ce36" table:formula="of:=ACOS( SIN([.$E15])*SIN([.$E$11])+COS([.$E15])*COS([.$E$11])*COS([.$F15]-[.$F$11]) )*6371" office:value-type="float" office:value="3943.41557915229" calcext:value-type="float">
            <text:p>3,943</text:p>
          </table:table-cell>
          <table:table-cell table:style-name="ce36" table:formula="of:=ACOS( SIN([.$E15])*SIN([.$E$12])+COS([.$E15])*COS([.$E$12])*COS([.$F15]-[.$F$12]) )*6371" office:value-type="float" office:value="3728.67686244987" calcext:value-type="float">
            <text:p>3,729</text:p>
          </table:table-cell>
          <table:table-cell table:style-name="ce36" table:formula="of:=ACOS( SIN([.$E15])*SIN([.$E$13])+COS([.$E15])*COS([.$E$13])*COS([.$F15]-[.$F$13]) )*6371" office:value-type="float" office:value="3524.62358361379" calcext:value-type="float">
            <text:p>3,525</text:p>
          </table:table-cell>
          <table:table-cell table:number-columns-repeated="1006"/>
        </table:table-row>
        <table:table-row table:style-name="ro8">
          <table:table-cell table:style-name="ce31" office:value-type="string" calcext:value-type="string">
            <text:p>.<text:span text:style-name="T1">Birmingham-Hoover-Talladega, AL CSA</text:span></text:p>
          </table:table-cell>
          <table:table-cell table:style-name="ce33" office:value-type="float" office:value="1317702" calcext:value-type="float">
            <text:p>1,317,702</text:p>
          </table:table-cell>
          <table:table-cell office:value-type="float" office:value="33.5186" calcext:value-type="float">
            <text:p>33.5186</text:p>
          </table:table-cell>
          <table:table-cell office:value-type="float" office:value="-86.8104" calcext:value-type="float">
            <text:p>-86.8104</text:p>
          </table:table-cell>
          <table:table-cell table:formula="of:=[.C16]*PI()/180" office:value-type="float" office:value="0.585009930658971" calcext:value-type="float">
            <text:p>0.585010</text:p>
          </table:table-cell>
          <table:table-cell table:formula="of:=[.D16]*PI()/180" office:value-type="float" office:value="-1.51512730497329" calcext:value-type="float">
            <text:p>-1.515127</text:p>
          </table:table-cell>
          <table:table-cell table:style-name="ce36" table:formula="of:=ACOS( SIN([.$E16])*SIN([.$E$2])+COS([.$E16])*COS([.$E$2])*COS([.$F16]-[.$F$2]) )*6371" office:value-type="float" office:value="995.077203870117" calcext:value-type="float">
            <text:p>995</text:p>
          </table:table-cell>
          <table:table-cell table:style-name="ce36" table:formula="of:=ACOS( SIN([.$E16])*SIN([.$E$3])+COS([.$E16])*COS([.$E$3])*COS([.$F16]-[.$F$3]) )*6371" office:value-type="float" office:value="1849.74515496704" calcext:value-type="float">
            <text:p>1,850</text:p>
          </table:table-cell>
          <table:table-cell table:style-name="ce36" table:formula="of:=ACOS( SIN([.$E16])*SIN([.$E$4])+COS([.$E16])*COS([.$E$4])*COS([.$F16]-[.$F$4]) )*6371" office:value-type="float" office:value="800.364725305113" calcext:value-type="float">
            <text:p>800</text:p>
          </table:table-cell>
          <table:table-cell table:style-name="ce36" table:formula="of:=ACOS( SIN([.$E16])*SIN([.$E$5])+COS([.$E16])*COS([.$E$5])*COS([.$F16]-[.$F$5]) )*6371" office:value-type="float" office:value="732.07463199277" calcext:value-type="float">
            <text:p>732</text:p>
          </table:table-cell>
          <table:table-cell table:style-name="ce36" table:formula="of:=ACOS( SIN([.$E16])*SIN([.$E$6])+COS([.$E16])*COS([.$E$6])*COS([.$F16]-[.$F$6]) )*6371" office:value-type="float" office:value="2256.2750993558" calcext:value-type="float">
            <text:p>2,256</text:p>
          </table:table-cell>
          <table:table-cell table:style-name="ce36" table:formula="of:=ACOS( SIN([.$E16])*SIN([.$E$7])+COS([.$E16])*COS([.$E$7])*COS([.$F16]-[.$F$7]) )*6371" office:value-type="float" office:value="887.363126880008" calcext:value-type="float">
            <text:p>887</text:p>
          </table:table-cell>
          <table:table-cell table:style-name="ce36" table:formula="of:=ACOS( SIN([.$E16])*SIN([.$E$8])+COS([.$E16])*COS([.$E$8])*COS([.$F16]-[.$F$8]) )*6371" office:value-type="float" office:value="378.710937428503" calcext:value-type="float">
            <text:p>379</text:p>
          </table:table-cell>
          <table:table-cell table:style-name="ce36" table:formula="of:=ACOS( SIN([.$E16])*SIN([.$E$9])+COS([.$E16])*COS([.$E$9])*COS([.$F16]-[.$F$9]) )*6371" office:value-type="float" office:value="1827.6905071054" calcext:value-type="float">
            <text:p>1,828</text:p>
          </table:table-cell>
          <table:table-cell table:style-name="ce36" table:formula="of:=ACOS( SIN([.$E16])*SIN([.$E$10])+COS([.$E16])*COS([.$E$10])*COS([.$F16]-[.$F$10]) )*6371" office:value-type="float" office:value="1337.04961240998" calcext:value-type="float">
            <text:p>1,337</text:p>
          </table:table-cell>
          <table:table-cell table:style-name="ce36" table:formula="of:=ACOS( SIN([.$E16])*SIN([.$E$11])+COS([.$E16])*COS([.$E$11])*COS([.$F16]-[.$F$11]) )*6371" office:value-type="float" office:value="1525.40316174504" calcext:value-type="float">
            <text:p>1,525</text:p>
          </table:table-cell>
          <table:table-cell table:style-name="ce36" table:formula="of:=ACOS( SIN([.$E16])*SIN([.$E$12])+COS([.$E16])*COS([.$E$12])*COS([.$F16]-[.$F$12]) )*6371" office:value-type="float" office:value="903.640602900713" calcext:value-type="float">
            <text:p>904</text:p>
          </table:table-cell>
          <table:table-cell table:style-name="ce36" table:formula="of:=ACOS( SIN([.$E16])*SIN([.$E$13])+COS([.$E16])*COS([.$E$13])*COS([.$F16]-[.$F$13]) )*6371" office:value-type="float" office:value="1249.82775331664" calcext:value-type="float">
            <text:p>1,250</text:p>
          </table:table-cell>
          <table:table-cell table:number-columns-repeated="1006"/>
        </table:table-row>
        <table:table-row table:style-name="ro8">
          <table:table-cell table:style-name="ce31" office:value-type="string" calcext:value-type="string">
            <text:p>.<text:span text:style-name="T1">Memphis-Forrest City, TN-MS-AR CSA</text:span></text:p>
          </table:table-cell>
          <table:table-cell table:style-name="ce33" office:value-type="float" office:value="1371039" calcext:value-type="float">
            <text:p>1,371,039</text:p>
          </table:table-cell>
          <table:table-cell office:value-type="float" office:value="35.1495" calcext:value-type="float">
            <text:p>35.1495</text:p>
          </table:table-cell>
          <table:table-cell office:value-type="float" office:value="-90.049" calcext:value-type="float">
            <text:p>-90.049</text:p>
          </table:table-cell>
          <table:table-cell table:formula="of:=[.C17]*PI()/180" office:value-type="float" office:value="0.613474505429747" calcext:value-type="float">
            <text:p>0.613475</text:p>
          </table:table-cell>
          <table:table-cell table:formula="of:=[.D17]*PI()/180" office:value-type="float" office:value="-1.57165153812837" calcext:value-type="float">
            <text:p>-1.571652</text:p>
          </table:table-cell>
          <table:table-cell table:style-name="ce36" table:formula="of:=ACOS( SIN([.$E17])*SIN([.$E$2])+COS([.$E17])*COS([.$E$2])*COS([.$F17]-[.$F$2]) )*6371" office:value-type="float" office:value="1013.78340411884" calcext:value-type="float">
            <text:p>1,014</text:p>
          </table:table-cell>
          <table:table-cell table:style-name="ce36" table:formula="of:=ACOS( SIN([.$E17])*SIN([.$E$3])+COS([.$E17])*COS([.$E$3])*COS([.$F17]-[.$F$3]) )*6371" office:value-type="float" office:value="1568.57789776932" calcext:value-type="float">
            <text:p>1,569</text:p>
          </table:table-cell>
          <table:table-cell table:style-name="ce36" table:formula="of:=ACOS( SIN([.$E17])*SIN([.$E$4])+COS([.$E17])*COS([.$E$4])*COS([.$F17]-[.$F$4]) )*6371" office:value-type="float" office:value="1124.18235970044" calcext:value-type="float">
            <text:p>1,124</text:p>
          </table:table-cell>
          <table:table-cell table:style-name="ce36" table:formula="of:=ACOS( SIN([.$E17])*SIN([.$E$5])+COS([.$E17])*COS([.$E$5])*COS([.$F17]-[.$F$5]) )*6371" office:value-type="float" office:value="727.697329104551" calcext:value-type="float">
            <text:p>728</text:p>
          </table:table-cell>
          <table:table-cell table:style-name="ce36" table:formula="of:=ACOS( SIN([.$E17])*SIN([.$E$6])+COS([.$E17])*COS([.$E$6])*COS([.$F17]-[.$F$6]) )*6371" office:value-type="float" office:value="1959.51580124923" calcext:value-type="float">
            <text:p>1,960</text:p>
          </table:table-cell>
          <table:table-cell table:style-name="ce36" table:formula="of:=ACOS( SIN([.$E17])*SIN([.$E$7])+COS([.$E17])*COS([.$E$7])*COS([.$F17]-[.$F$7]) )*6371" office:value-type="float" office:value="548.442143425831" calcext:value-type="float">
            <text:p>548</text:p>
          </table:table-cell>
          <table:table-cell table:style-name="ce36" table:formula="of:=ACOS( SIN([.$E17])*SIN([.$E$8])+COS([.$E17])*COS([.$E$8])*COS([.$F17]-[.$F$8]) )*6371" office:value-type="float" office:value="561.575593579279" calcext:value-type="float">
            <text:p>562</text:p>
          </table:table-cell>
          <table:table-cell table:style-name="ce36" table:formula="of:=ACOS( SIN([.$E17])*SIN([.$E$9])+COS([.$E17])*COS([.$E$9])*COS([.$F17]-[.$F$9]) )*6371" office:value-type="float" office:value="1508.24333688569" calcext:value-type="float">
            <text:p>1,508</text:p>
          </table:table-cell>
          <table:table-cell table:style-name="ce36" table:formula="of:=ACOS( SIN([.$E17])*SIN([.$E$10])+COS([.$E17])*COS([.$E$10])*COS([.$F17]-[.$F$10]) )*6371" office:value-type="float" office:value="1391.39040317489" calcext:value-type="float">
            <text:p>1,391</text:p>
          </table:table-cell>
          <table:table-cell table:style-name="ce36" table:formula="of:=ACOS( SIN([.$E17])*SIN([.$E$11])+COS([.$E17])*COS([.$E$11])*COS([.$F17]-[.$F$11]) )*6371" office:value-type="float" office:value="1634.0726413667" calcext:value-type="float">
            <text:p>1,634</text:p>
          </table:table-cell>
          <table:table-cell table:style-name="ce36" table:formula="of:=ACOS( SIN([.$E17])*SIN([.$E$12])+COS([.$E17])*COS([.$E$12])*COS([.$F17]-[.$F$12]) )*6371" office:value-type="float" office:value="1227.51385873584" calcext:value-type="float">
            <text:p>1,228</text:p>
          </table:table-cell>
          <table:table-cell table:style-name="ce36" table:formula="of:=ACOS( SIN([.$E17])*SIN([.$E$13])+COS([.$E17])*COS([.$E$13])*COS([.$F17]-[.$F$13]) )*6371" office:value-type="float" office:value="1290.76816175391" calcext:value-type="float">
            <text:p>1,291</text:p>
          </table:table-cell>
          <table:table-cell table:number-columns-repeated="1006"/>
        </table:table-row>
        <table:table-row table:style-name="ro8">
          <table:table-cell table:style-name="ce31" office:value-type="string" calcext:value-type="string">
            <text:p>.<text:span text:style-name="T1">Grand Rapids-Kentwood-Muskegon, MI CSA</text:span></text:p>
          </table:table-cell>
          <table:table-cell table:style-name="ce33" office:value-type="float" office:value="1412470" calcext:value-type="float">
            <text:p>1,412,470</text:p>
          </table:table-cell>
          <table:table-cell office:value-type="float" office:value="42.9634" calcext:value-type="float">
            <text:p>42.9634</text:p>
          </table:table-cell>
          <table:table-cell office:value-type="float" office:value="-85.6681" calcext:value-type="float">
            <text:p>-85.6681</text:p>
          </table:table-cell>
          <table:table-cell table:formula="of:=[.C18]*PI()/180" office:value-type="float" office:value="0.749852787851332" calcext:value-type="float">
            <text:p>0.749853</text:p>
          </table:table-cell>
          <table:table-cell table:formula="of:=[.D18]*PI()/180" office:value-type="float" office:value="-1.49519040892775" calcext:value-type="float">
            <text:p>-1.495190</text:p>
          </table:table-cell>
          <table:table-cell table:style-name="ce36" table:formula="of:=ACOS( SIN([.$E18])*SIN([.$E$2])+COS([.$E18])*COS([.$E$2])*COS([.$F18]-[.$F$2]) )*6371" office:value-type="float" office:value="365.379208843973" calcext:value-type="float">
            <text:p>365</text:p>
          </table:table-cell>
          <table:table-cell table:style-name="ce36" table:formula="of:=ACOS( SIN([.$E18])*SIN([.$E$3])+COS([.$E18])*COS([.$E$3])*COS([.$F18]-[.$F$3]) )*6371" office:value-type="float" office:value="2211.92958734597" calcext:value-type="float">
            <text:p>2,212</text:p>
          </table:table-cell>
          <table:table-cell table:style-name="ce36" table:formula="of:=ACOS( SIN([.$E18])*SIN([.$E$4])+COS([.$E18])*COS([.$E$4])*COS([.$F18]-[.$F$4]) )*6371" office:value-type="float" office:value="1760.54053238055" calcext:value-type="float">
            <text:p>1,761</text:p>
          </table:table-cell>
          <table:table-cell table:style-name="ce36" table:formula="of:=ACOS( SIN([.$E18])*SIN([.$E$5])+COS([.$E18])*COS([.$E$5])*COS([.$F18]-[.$F$5]) )*6371" office:value-type="float" office:value="377.012049387626" calcext:value-type="float">
            <text:p>377</text:p>
          </table:table-cell>
          <table:table-cell table:style-name="ce36" table:formula="of:=ACOS( SIN([.$E18])*SIN([.$E$6])+COS([.$E18])*COS([.$E$6])*COS([.$F18]-[.$F$6]) )*6371" office:value-type="float" office:value="2515.34266838372" calcext:value-type="float">
            <text:p>2,515</text:p>
          </table:table-cell>
          <table:table-cell table:style-name="ce36" table:formula="of:=ACOS( SIN([.$E18])*SIN([.$E$7])+COS([.$E18])*COS([.$E$7])*COS([.$F18]-[.$F$7]) )*6371" office:value-type="float" office:value="1163.21459986341" calcext:value-type="float">
            <text:p>1,163</text:p>
          </table:table-cell>
          <table:table-cell table:style-name="ce36" table:formula="of:=ACOS( SIN([.$E18])*SIN([.$E$8])+COS([.$E18])*COS([.$E$8])*COS([.$F18]-[.$F$8]) )*6371" office:value-type="float" office:value="792.939687247928" calcext:value-type="float">
            <text:p>793</text:p>
          </table:table-cell>
          <table:table-cell table:style-name="ce36" table:formula="of:=ACOS( SIN([.$E18])*SIN([.$E$9])+COS([.$E18])*COS([.$E$9])*COS([.$F18]-[.$F$9]) )*6371" office:value-type="float" office:value="2005.71756539718" calcext:value-type="float">
            <text:p>2,006</text:p>
          </table:table-cell>
          <table:table-cell table:style-name="ce36" table:formula="of:=ACOS( SIN([.$E18])*SIN([.$E$10])+COS([.$E18])*COS([.$E$10])*COS([.$F18]-[.$F$10]) )*6371" office:value-type="float" office:value="654.864109583188" calcext:value-type="float">
            <text:p>655</text:p>
          </table:table-cell>
          <table:table-cell table:style-name="ce36" table:formula="of:=ACOS( SIN([.$E18])*SIN([.$E$11])+COS([.$E18])*COS([.$E$11])*COS([.$F18]-[.$F$11]) )*6371" office:value-type="float" office:value="971.531765196253" calcext:value-type="float">
            <text:p>972</text:p>
          </table:table-cell>
          <table:table-cell table:style-name="ce36" table:formula="of:=ACOS( SIN([.$E18])*SIN([.$E$12])+COS([.$E18])*COS([.$E$12])*COS([.$F18]-[.$F$12]) )*6371" office:value-type="float" office:value="1854.49387420887" calcext:value-type="float">
            <text:p>1,854</text:p>
          </table:table-cell>
          <table:table-cell table:style-name="ce36" table:formula="of:=ACOS( SIN([.$E18])*SIN([.$E$13])+COS([.$E18])*COS([.$E$13])*COS([.$F18]-[.$F$13]) )*6371" office:value-type="float" office:value="552.748014153076" calcext:value-type="float">
            <text:p>553</text:p>
          </table:table-cell>
          <table:table-cell table:number-columns-repeated="1006"/>
        </table:table-row>
        <table:table-row table:style-name="ro8">
          <table:table-cell table:style-name="ce31" office:value-type="string" calcext:value-type="string">
            <text:p>.<text:span text:style-name="T1">Hartford-East Hartford, CT CSA</text:span></text:p>
          </table:table-cell>
          <table:table-cell table:style-name="ce33" office:value-type="float" office:value="1470083" calcext:value-type="float">
            <text:p>1,470,083</text:p>
          </table:table-cell>
          <table:table-cell office:value-type="float" office:value="41.7658" calcext:value-type="float">
            <text:p>41.7658</text:p>
          </table:table-cell>
          <table:table-cell office:value-type="float" office:value="-72.6734" calcext:value-type="float">
            <text:p>-72.6734</text:p>
          </table:table-cell>
          <table:table-cell table:formula="of:=[.C19]*PI()/180" office:value-type="float" office:value="0.728950724729448" calcext:value-type="float">
            <text:p>0.728951</text:p>
          </table:table-cell>
          <table:table-cell table:formula="of:=[.D19]*PI()/180" office:value-type="float" office:value="-1.26839010861885" calcext:value-type="float">
            <text:p>-1.268390</text:p>
          </table:table-cell>
          <table:table-cell table:style-name="ce36" table:formula="of:=ACOS( SIN([.$E19])*SIN([.$E$2])+COS([.$E19])*COS([.$E$2])*COS([.$F19]-[.$F$2]) )*6371" office:value-type="float" office:value="749.971085248904" calcext:value-type="float">
            <text:p>750</text:p>
          </table:table-cell>
          <table:table-cell table:style-name="ce36" table:formula="of:=ACOS( SIN([.$E19])*SIN([.$E$3])+COS([.$E19])*COS([.$E$3])*COS([.$F19]-[.$F$3]) )*6371" office:value-type="float" office:value="3186.07530624185" calcext:value-type="float">
            <text:p>3,186</text:p>
          </table:table-cell>
          <table:table-cell table:style-name="ce36" table:formula="of:=ACOS( SIN([.$E19])*SIN([.$E$4])+COS([.$E19])*COS([.$E$4])*COS([.$F19]-[.$F$4]) )*6371" office:value-type="float" office:value="1837.98491315858" calcext:value-type="float">
            <text:p>1,838</text:p>
          </table:table-cell>
          <table:table-cell table:style-name="ce36" table:formula="of:=ACOS( SIN([.$E19])*SIN([.$E$5])+COS([.$E19])*COS([.$E$5])*COS([.$F19]-[.$F$5]) )*6371" office:value-type="float" office:value="994.583097662493" calcext:value-type="float">
            <text:p>995</text:p>
          </table:table-cell>
          <table:table-cell table:style-name="ce36" table:formula="of:=ACOS( SIN([.$E19])*SIN([.$E$6])+COS([.$E19])*COS([.$E$6])*COS([.$F19]-[.$F$6]) )*6371" office:value-type="float" office:value="3530.50623983797" calcext:value-type="float">
            <text:p>3,531</text:p>
          </table:table-cell>
          <table:table-cell table:style-name="ce36" table:formula="of:=ACOS( SIN([.$E19])*SIN([.$E$7])+COS([.$E19])*COS([.$E$7])*COS([.$F19]-[.$F$7]) )*6371" office:value-type="float" office:value="2103.03795818437" calcext:value-type="float">
            <text:p>2,103</text:p>
          </table:table-cell>
          <table:table-cell table:style-name="ce36" table:formula="of:=ACOS( SIN([.$E19])*SIN([.$E$8])+COS([.$E19])*COS([.$E$8])*COS([.$F19]-[.$F$8]) )*6371" office:value-type="float" office:value="1166.78602058528" calcext:value-type="float">
            <text:p>1,167</text:p>
          </table:table-cell>
          <table:table-cell table:style-name="ce36" table:formula="of:=ACOS( SIN([.$E19])*SIN([.$E$9])+COS([.$E19])*COS([.$E$9])*COS([.$F19]-[.$F$9]) )*6371" office:value-type="float" office:value="3030.32824299918" calcext:value-type="float">
            <text:p>3,030</text:p>
          </table:table-cell>
          <table:table-cell table:style-name="ce36" table:formula="of:=ACOS( SIN([.$E19])*SIN([.$E$10])+COS([.$E19])*COS([.$E$10])*COS([.$F19]-[.$F$10]) )*6371" office:value-type="float" office:value="433.307906110821" calcext:value-type="float">
            <text:p>433</text:p>
          </table:table-cell>
          <table:table-cell table:style-name="ce36" table:formula="of:=ACOS( SIN([.$E19])*SIN([.$E$11])+COS([.$E19])*COS([.$E$11])*COS([.$F19]-[.$F$11]) )*6371" office:value-type="float" office:value="132.951539973419" calcext:value-type="float">
            <text:p>133</text:p>
          </table:table-cell>
          <table:table-cell table:style-name="ce36" table:formula="of:=ACOS( SIN([.$E19])*SIN([.$E$12])+COS([.$E19])*COS([.$E$12])*COS([.$F19]-[.$F$12]) )*6371" office:value-type="float" office:value="1890.87424699096" calcext:value-type="float">
            <text:p>1,891</text:p>
          </table:table-cell>
          <table:table-cell table:style-name="ce36" table:formula="of:=ACOS( SIN([.$E19])*SIN([.$E$13])+COS([.$E19])*COS([.$E$13])*COS([.$F19]-[.$F$13]) )*6371" office:value-type="float" office:value="524.968488416878" calcext:value-type="float">
            <text:p>525</text:p>
          </table:table-cell>
          <table:table-cell table:number-columns-repeated="1006"/>
        </table:table-row>
        <table:table-row table:style-name="ro8">
          <table:table-cell table:style-name="ce31" office:value-type="string" calcext:value-type="string">
            <text:p>.<text:span text:style-name="T1">Greenville-Spartanburg-Anderson, SC CSA</text:span></text:p>
          </table:table-cell>
          <table:table-cell table:style-name="ce33" office:value-type="float" office:value="1475235" calcext:value-type="float">
            <text:p>1,475,235</text:p>
          </table:table-cell>
          <table:table-cell office:value-type="float" office:value="34.8526" calcext:value-type="float">
            <text:p>34.8526</text:p>
          </table:table-cell>
          <table:table-cell office:value-type="float" office:value="-82.394" calcext:value-type="float">
            <text:p>-82.394</text:p>
          </table:table-cell>
          <table:table-cell table:formula="of:=[.C20]*PI()/180" office:value-type="float" office:value="0.608292622880576" calcext:value-type="float">
            <text:p>0.608293</text:p>
          </table:table-cell>
          <table:table-cell table:formula="of:=[.D20]*PI()/180" office:value-type="float" office:value="-1.43804658388821" calcext:value-type="float">
            <text:p>-1.438047</text:p>
          </table:table-cell>
          <table:table-cell table:style-name="ce36" table:formula="of:=ACOS( SIN([.$E20])*SIN([.$E$2])+COS([.$E20])*COS([.$E$2])*COS([.$F20]-[.$F$2]) )*6371" office:value-type="float" office:value="741.596923037575" calcext:value-type="float">
            <text:p>742</text:p>
          </table:table-cell>
          <table:table-cell table:style-name="ce36" table:formula="of:=ACOS( SIN([.$E20])*SIN([.$E$3])+COS([.$E20])*COS([.$E$3])*COS([.$F20]-[.$F$3]) )*6371" office:value-type="float" office:value="2259.40476522242" calcext:value-type="float">
            <text:p>2,259</text:p>
          </table:table-cell>
          <table:table-cell table:style-name="ce36" table:formula="of:=ACOS( SIN([.$E20])*SIN([.$E$4])+COS([.$E20])*COS([.$E$4])*COS([.$F20]-[.$F$4]) )*6371" office:value-type="float" office:value="835.864356319689" calcext:value-type="float">
            <text:p>836</text:p>
          </table:table-cell>
          <table:table-cell table:style-name="ce36" table:formula="of:=ACOS( SIN([.$E20])*SIN([.$E$5])+COS([.$E20])*COS([.$E$5])*COS([.$F20]-[.$F$5]) )*6371" office:value-type="float" office:value="568.212778966686" calcext:value-type="float">
            <text:p>568</text:p>
          </table:table-cell>
          <table:table-cell table:style-name="ce36" table:formula="of:=ACOS( SIN([.$E20])*SIN([.$E$6])+COS([.$E20])*COS([.$E$6])*COS([.$F20]-[.$F$6]) )*6371" office:value-type="float" office:value="2656.04577554341" calcext:value-type="float">
            <text:p>2,656</text:p>
          </table:table-cell>
          <table:table-cell table:style-name="ce36" table:formula="of:=ACOS( SIN([.$E20])*SIN([.$E$7])+COS([.$E20])*COS([.$E$7])*COS([.$F20]-[.$F$7]) )*6371" office:value-type="float" office:value="1238.42656597437" calcext:value-type="float">
            <text:p>1,238</text:p>
          </table:table-cell>
          <table:table-cell table:style-name="ce36" table:formula="of:=ACOS( SIN([.$E20])*SIN([.$E$8])+COS([.$E20])*COS([.$E$8])*COS([.$F20]-[.$F$8]) )*6371" office:value-type="float" office:value="185.263162635151" calcext:value-type="float">
            <text:p>185</text:p>
          </table:table-cell>
          <table:table-cell table:style-name="ce36" table:formula="of:=ACOS( SIN([.$E20])*SIN([.$E$9])+COS([.$E20])*COS([.$E$9])*COS([.$F20]-[.$F$9]) )*6371" office:value-type="float" office:value="2204.92113016767" calcext:value-type="float">
            <text:p>2,205</text:p>
          </table:table-cell>
          <table:table-cell table:style-name="ce36" table:formula="of:=ACOS( SIN([.$E20])*SIN([.$E$10])+COS([.$E20])*COS([.$E$10])*COS([.$F20]-[.$F$10]) )*6371" office:value-type="float" office:value="1011.25637378768" calcext:value-type="float">
            <text:p>1,011</text:p>
          </table:table-cell>
          <table:table-cell table:style-name="ce36" table:formula="of:=ACOS( SIN([.$E20])*SIN([.$E$11])+COS([.$E20])*COS([.$E$11])*COS([.$F20]-[.$F$11]) )*6371" office:value-type="float" office:value="1144.70004580074" calcext:value-type="float">
            <text:p>1,145</text:p>
          </table:table-cell>
          <table:table-cell table:style-name="ce36" table:formula="of:=ACOS( SIN([.$E20])*SIN([.$E$12])+COS([.$E20])*COS([.$E$12])*COS([.$F20]-[.$F$12]) )*6371" office:value-type="float" office:value="922.748119767496" calcext:value-type="float">
            <text:p>923</text:p>
          </table:table-cell>
          <table:table-cell table:style-name="ce36" table:formula="of:=ACOS( SIN([.$E20])*SIN([.$E$13])+COS([.$E20])*COS([.$E$13])*COS([.$F20]-[.$F$13]) )*6371" office:value-type="float" office:value="943.499626806817" calcext:value-type="float">
            <text:p>943</text:p>
          </table:table-cell>
          <table:table-cell table:number-columns-repeated="1006"/>
        </table:table-row>
        <table:table-row table:style-name="ro8">
          <table:table-cell table:style-name="ce31" office:value-type="string" calcext:value-type="string">
            <text:p>.<text:span text:style-name="T1">Oklahoma City-Shawnee, OK CSA</text:span></text:p>
          </table:table-cell>
          <table:table-cell table:style-name="ce33" office:value-type="float" office:value="1481542" calcext:value-type="float">
            <text:p>1,481,542</text:p>
          </table:table-cell>
          <table:table-cell office:value-type="float" office:value="35.4676" calcext:value-type="float">
            <text:p>35.4676</text:p>
          </table:table-cell>
          <table:table-cell office:value-type="float" office:value="-97.5164" calcext:value-type="float">
            <text:p>-97.5164</text:p>
          </table:table-cell>
          <table:table-cell table:formula="of:=[.C21]*PI()/180" office:value-type="float" office:value="0.619026397780341" calcext:value-type="float">
            <text:p>0.619026</text:p>
          </table:table-cell>
          <table:table-cell table:formula="of:=[.D21]*PI()/180" office:value-type="float" office:value="-1.7019822546918" calcext:value-type="float">
            <text:p>-1.701982</text:p>
          </table:table-cell>
          <table:table-cell table:style-name="ce36" table:formula="of:=ACOS( SIN([.$E21])*SIN([.$E$2])+COS([.$E21])*COS([.$E$2])*COS([.$F21]-[.$F$2]) )*6371" office:value-type="float" office:value="1528.6241210681" calcext:value-type="float">
            <text:p>1,529</text:p>
          </table:table-cell>
          <table:table-cell table:style-name="ce36" table:formula="of:=ACOS( SIN([.$E21])*SIN([.$E$3])+COS([.$E21])*COS([.$E$3])*COS([.$F21]-[.$F$3]) )*6371" office:value-type="float" office:value="926.567151326441" calcext:value-type="float">
            <text:p>927</text:p>
          </table:table-cell>
          <table:table-cell table:style-name="ce36" table:formula="of:=ACOS( SIN([.$E21])*SIN([.$E$4])+COS([.$E21])*COS([.$E$4])*COS([.$F21]-[.$F$4]) )*6371" office:value-type="float" office:value="1682.25645153645" calcext:value-type="float">
            <text:p>1,682</text:p>
          </table:table-cell>
          <table:table-cell table:style-name="ce36" table:formula="of:=ACOS( SIN([.$E21])*SIN([.$E$5])+COS([.$E21])*COS([.$E$5])*COS([.$F21]-[.$F$5]) )*6371" office:value-type="float" office:value="1265.35453622817" calcext:value-type="float">
            <text:p>1,265</text:p>
          </table:table-cell>
          <table:table-cell table:style-name="ce36" table:formula="of:=ACOS( SIN([.$E21])*SIN([.$E$6])+COS([.$E21])*COS([.$E$6])*COS([.$F21]-[.$F$6]) )*6371" office:value-type="float" office:value="1292.99497364575" calcext:value-type="float">
            <text:p>1,293</text:p>
          </table:table-cell>
          <table:table-cell table:style-name="ce36" table:formula="of:=ACOS( SIN([.$E21])*SIN([.$E$7])+COS([.$E21])*COS([.$E$7])*COS([.$F21]-[.$F$7]) )*6371" office:value-type="float" office:value="157.162835760942" calcext:value-type="float">
            <text:p>157</text:p>
          </table:table-cell>
          <table:table-cell table:style-name="ce36" table:formula="of:=ACOS( SIN([.$E21])*SIN([.$E$8])+COS([.$E21])*COS([.$E$8])*COS([.$F21]-[.$F$8]) )*6371" office:value-type="float" office:value="1227.69882649795" calcext:value-type="float">
            <text:p>1,228</text:p>
          </table:table-cell>
          <table:table-cell table:style-name="ce36" table:formula="of:=ACOS( SIN([.$E21])*SIN([.$E$9])+COS([.$E21])*COS([.$E$9])*COS([.$F21]-[.$F$9]) )*6371" office:value-type="float" office:value="829.956893715083" calcext:value-type="float">
            <text:p>830</text:p>
          </table:table-cell>
          <table:table-cell table:style-name="ce36" table:formula="of:=ACOS( SIN([.$E21])*SIN([.$E$10])+COS([.$E21])*COS([.$E$10])*COS([.$F21]-[.$F$10]) )*6371" office:value-type="float" office:value="1907.64880927608" calcext:value-type="float">
            <text:p>1,908</text:p>
          </table:table-cell>
          <table:table-cell table:style-name="ce36" table:formula="of:=ACOS( SIN([.$E21])*SIN([.$E$11])+COS([.$E21])*COS([.$E$11])*COS([.$F21]-[.$F$11]) )*6371" office:value-type="float" office:value="2192.32968675176" calcext:value-type="float">
            <text:p>2,192</text:p>
          </table:table-cell>
          <table:table-cell table:style-name="ce36" table:formula="of:=ACOS( SIN([.$E21])*SIN([.$E$12])+COS([.$E21])*COS([.$E$12])*COS([.$F21]-[.$F$12]) )*6371" office:value-type="float" office:value="1779.96442996889" calcext:value-type="float">
            <text:p>1,780</text:p>
          </table:table-cell>
          <table:table-cell table:style-name="ce36" table:formula="of:=ACOS( SIN([.$E21])*SIN([.$E$13])+COS([.$E21])*COS([.$E$13])*COS([.$F21]-[.$F$13]) )*6371" office:value-type="float" office:value="1800.44920614932" calcext:value-type="float">
            <text:p>1,800</text:p>
          </table:table-cell>
          <table:table-cell table:number-columns-repeated="1006"/>
        </table:table-row>
        <table:table-row table:style-name="ro8">
          <table:table-cell table:style-name="ce31" office:value-type="string" calcext:value-type="string">
            <text:p>.<text:span text:style-name="T1">Louisville/Jefferson County--Elizabethtown--Bardstown, KY-IN CSA</text:span></text:p>
          </table:table-cell>
          <table:table-cell table:style-name="ce33" office:value-type="float" office:value="1489142" calcext:value-type="float">
            <text:p>1,489,142</text:p>
          </table:table-cell>
          <table:table-cell office:value-type="float" office:value="38.2527" calcext:value-type="float">
            <text:p>38.2527</text:p>
          </table:table-cell>
          <table:table-cell office:value-type="float" office:value="-85.7585" calcext:value-type="float">
            <text:p>-85.7585</text:p>
          </table:table-cell>
          <table:table-cell table:formula="of:=[.C22]*PI()/180" office:value-type="float" office:value="0.667635562777635" calcext:value-type="float">
            <text:p>0.667636</text:p>
          </table:table-cell>
          <table:table-cell table:formula="of:=[.D22]*PI()/180" office:value-type="float" office:value="-1.49676818657156" calcext:value-type="float">
            <text:p>-1.496768</text:p>
          </table:table-cell>
          <table:table-cell table:style-name="ce36" table:formula="of:=ACOS( SIN([.$E22])*SIN([.$E$2])+COS([.$E22])*COS([.$E$2])*COS([.$F22]-[.$F$2]) )*6371" office:value-type="float" office:value="500.480816347805" calcext:value-type="float">
            <text:p>500</text:p>
          </table:table-cell>
          <table:table-cell table:style-name="ce36" table:formula="of:=ACOS( SIN([.$E22])*SIN([.$E$3])+COS([.$E22])*COS([.$E$3])*COS([.$F22]-[.$F$3]) )*6371" office:value-type="float" office:value="2015.45642300269" calcext:value-type="float">
            <text:p>2,015</text:p>
          </table:table-cell>
          <table:table-cell table:style-name="ce36" table:formula="of:=ACOS( SIN([.$E22])*SIN([.$E$4])+COS([.$E22])*COS([.$E$4])*COS([.$F22]-[.$F$4]) )*6371" office:value-type="float" office:value="1250.52120069864" calcext:value-type="float">
            <text:p>1,251</text:p>
          </table:table-cell>
          <table:table-cell table:style-name="ce36" table:formula="of:=ACOS( SIN([.$E22])*SIN([.$E$5])+COS([.$E22])*COS([.$E$5])*COS([.$F22]-[.$F$5]) )*6371" office:value-type="float" office:value="215.354546538814" calcext:value-type="float">
            <text:p>215</text:p>
          </table:table-cell>
          <table:table-cell table:style-name="ce36" table:formula="of:=ACOS( SIN([.$E22])*SIN([.$E$6])+COS([.$E22])*COS([.$E$6])*COS([.$F22]-[.$F$6]) )*6371" office:value-type="float" office:value="2377.75783777864" calcext:value-type="float">
            <text:p>2,378</text:p>
          </table:table-cell>
          <table:table-cell table:style-name="ce36" table:formula="of:=ACOS( SIN([.$E22])*SIN([.$E$7])+COS([.$E22])*COS([.$E$7])*COS([.$F22]-[.$F$7]) )*6371" office:value-type="float" office:value="935.410202136703" calcext:value-type="float">
            <text:p>935</text:p>
          </table:table-cell>
          <table:table-cell table:style-name="ce36" table:formula="of:=ACOS( SIN([.$E22])*SIN([.$E$8])+COS([.$E22])*COS([.$E$8])*COS([.$F22]-[.$F$8]) )*6371" office:value-type="float" office:value="302.504743143016" calcext:value-type="float">
            <text:p>303</text:p>
          </table:table-cell>
          <table:table-cell table:style-name="ce36" table:formula="of:=ACOS( SIN([.$E22])*SIN([.$E$9])+COS([.$E22])*COS([.$E$9])*COS([.$F22]-[.$F$9]) )*6371" office:value-type="float" office:value="1892.0877860245" calcext:value-type="float">
            <text:p>1,892</text:p>
          </table:table-cell>
          <table:table-cell table:style-name="ce36" table:formula="of:=ACOS( SIN([.$E22])*SIN([.$E$10])+COS([.$E22])*COS([.$E$10])*COS([.$F22]-[.$F$10]) )*6371" office:value-type="float" office:value="876.362320374799" calcext:value-type="float">
            <text:p>876</text:p>
          </table:table-cell>
          <table:table-cell table:style-name="ce36" table:formula="of:=ACOS( SIN([.$E22])*SIN([.$E$11])+COS([.$E22])*COS([.$E$11])*COS([.$F22]-[.$F$11]) )*6371" office:value-type="float" office:value="1125.83305969902" calcext:value-type="float">
            <text:p>1,126</text:p>
          </table:table-cell>
          <table:table-cell table:style-name="ce36" table:formula="of:=ACOS( SIN([.$E22])*SIN([.$E$12])+COS([.$E22])*COS([.$E$12])*COS([.$F22]-[.$F$12]) )*6371" office:value-type="float" office:value="1347.76355523251" calcext:value-type="float">
            <text:p>1,348</text:p>
          </table:table-cell>
          <table:table-cell table:style-name="ce36" table:formula="of:=ACOS( SIN([.$E22])*SIN([.$E$13])+COS([.$E22])*COS([.$E$13])*COS([.$F22]-[.$F$13]) )*6371" office:value-type="float" office:value="776.16318522469" calcext:value-type="float">
            <text:p>776</text:p>
          </table:table-cell>
          <table:table-cell table:number-columns-repeated="1006"/>
        </table:table-row>
        <table:table-row table:style-name="ro8">
          <table:table-cell table:style-name="ce31" office:value-type="string" calcext:value-type="string">
            <text:p>.<text:span text:style-name="T1">New Orleans-Metairie-Hammond, LA-MS CSA</text:span></text:p>
          </table:table-cell>
          <table:table-cell table:style-name="ce33" office:value-type="float" office:value="1507017" calcext:value-type="float">
            <text:p>1,507,017</text:p>
          </table:table-cell>
          <table:table-cell office:value-type="float" office:value="29.9511" calcext:value-type="float">
            <text:p>29.9511</text:p>
          </table:table-cell>
          <table:table-cell office:value-type="float" office:value="-90.0715" calcext:value-type="float">
            <text:p>-90.0715</text:p>
          </table:table-cell>
          <table:table-cell table:formula="of:=[.C23]*PI()/180" office:value-type="float" office:value="0.522745309594074" calcext:value-type="float">
            <text:p>0.522745</text:p>
          </table:table-cell>
          <table:table-cell table:formula="of:=[.D23]*PI()/180" office:value-type="float" office:value="-1.57204423721007" calcext:value-type="float">
            <text:p>-1.572044</text:p>
          </table:table-cell>
          <table:table-cell table:style-name="ce36" table:formula="of:=ACOS( SIN([.$E23])*SIN([.$E$2])+COS([.$E23])*COS([.$E$2])*COS([.$F23]-[.$F$2]) )*6371" office:value-type="float" office:value="1488.44487188168" calcext:value-type="float">
            <text:p>1,488</text:p>
          </table:table-cell>
          <table:table-cell table:style-name="ce36" table:formula="of:=ACOS( SIN([.$E23])*SIN([.$E$3])+COS([.$E23])*COS([.$E$3])*COS([.$F23]-[.$F$3]) )*6371" office:value-type="float" office:value="1578.10881277035" calcext:value-type="float">
            <text:p>1,578</text:p>
          </table:table-cell>
          <table:table-cell table:style-name="ce36" table:formula="of:=ACOS( SIN([.$E23])*SIN([.$E$4])+COS([.$E23])*COS([.$E$4])*COS([.$F23]-[.$F$4]) )*6371" office:value-type="float" office:value="791.007724213425" calcext:value-type="float">
            <text:p>791</text:p>
          </table:table-cell>
          <table:table-cell table:style-name="ce36" table:formula="of:=ACOS( SIN([.$E23])*SIN([.$E$5])+COS([.$E23])*COS([.$E$5])*COS([.$F23]-[.$F$5]) )*6371" office:value-type="float" office:value="1214.66180686516" calcext:value-type="float">
            <text:p>1,215</text:p>
          </table:table-cell>
          <table:table-cell table:style-name="ce36" table:formula="of:=ACOS( SIN([.$E23])*SIN([.$E$6])+COS([.$E23])*COS([.$E$6])*COS([.$F23]-[.$F$6]) )*6371" office:value-type="float" office:value="2003.26520579658" calcext:value-type="float">
            <text:p>2,003</text:p>
          </table:table-cell>
          <table:table-cell table:style-name="ce36" table:formula="of:=ACOS( SIN([.$E23])*SIN([.$E$7])+COS([.$E23])*COS([.$E$7])*COS([.$F23]-[.$F$7]) )*6371" office:value-type="float" office:value="882.909755129776" calcext:value-type="float">
            <text:p>883</text:p>
          </table:table-cell>
          <table:table-cell table:style-name="ce36" table:formula="of:=ACOS( SIN([.$E23])*SIN([.$E$8])+COS([.$E23])*COS([.$E$8])*COS([.$F23]-[.$F$8]) )*6371" office:value-type="float" office:value="880.393908315758" calcext:value-type="float">
            <text:p>880</text:p>
          </table:table-cell>
          <table:table-cell table:style-name="ce36" table:formula="of:=ACOS( SIN([.$E23])*SIN([.$E$9])+COS([.$E23])*COS([.$E$9])*COS([.$F23]-[.$F$9]) )*6371" office:value-type="float" office:value="1653.39532483714" calcext:value-type="float">
            <text:p>1,653</text:p>
          </table:table-cell>
          <table:table-cell table:style-name="ce36" table:formula="of:=ACOS( SIN([.$E23])*SIN([.$E$10])+COS([.$E23])*COS([.$E$10])*COS([.$F23]-[.$F$10]) )*6371" office:value-type="float" office:value="1838.21909969815" calcext:value-type="float">
            <text:p>1,838</text:p>
          </table:table-cell>
          <table:table-cell table:style-name="ce36" table:formula="of:=ACOS( SIN([.$E23])*SIN([.$E$11])+COS([.$E23])*COS([.$E$11])*COS([.$F23]-[.$F$11]) )*6371" office:value-type="float" office:value="2025.89414089323" calcext:value-type="float">
            <text:p>2,026</text:p>
          </table:table-cell>
          <table:table-cell table:style-name="ce36" table:formula="of:=ACOS( SIN([.$E23])*SIN([.$E$12])+COS([.$E23])*COS([.$E$12])*COS([.$F23]-[.$F$12]) )*6371" office:value-type="float" office:value="879.876601452799" calcext:value-type="float">
            <text:p>880</text:p>
          </table:table-cell>
          <table:table-cell table:style-name="ce36" table:formula="of:=ACOS( SIN([.$E23])*SIN([.$E$13])+COS([.$E23])*COS([.$E$13])*COS([.$F23]-[.$F$13]) )*6371" office:value-type="float" office:value="1749.15018230101" calcext:value-type="float">
            <text:p>1,749</text:p>
          </table:table-cell>
          <table:table-cell table:number-columns-repeated="1006"/>
        </table:table-row>
        <table:table-row table:style-name="ro8">
          <table:table-cell table:style-name="ce31" office:value-type="string" calcext:value-type="string">
            <text:p>.<text:span text:style-name="T1">Jacksonville-St. Marys-Palatka, FL-GA CSA</text:span></text:p>
          </table:table-cell>
          <table:table-cell table:style-name="ce33" office:value-type="float" office:value="1688701" calcext:value-type="float">
            <text:p>1,688,701</text:p>
          </table:table-cell>
          <table:table-cell office:value-type="float" office:value="30.3322" calcext:value-type="float">
            <text:p>30.3322</text:p>
          </table:table-cell>
          <table:table-cell office:value-type="float" office:value="-81.6557" calcext:value-type="float">
            <text:p>-81.6557</text:p>
          </table:table-cell>
          <table:table-cell table:formula="of:=[.C24]*PI()/180" office:value-type="float" office:value="0.529396759373424" calcext:value-type="float">
            <text:p>0.529397</text:p>
          </table:table-cell>
          <table:table-cell table:formula="of:=[.D24]*PI()/180" office:value-type="float" office:value="-1.42516081802073" calcext:value-type="float">
            <text:p>-1.425161</text:p>
          </table:table-cell>
          <table:table-cell table:style-name="ce36" table:formula="of:=ACOS( SIN([.$E24])*SIN([.$E$2])+COS([.$E24])*COS([.$E$2])*COS([.$F24]-[.$F$2]) )*6371" office:value-type="float" office:value="1241.7297161692" calcext:value-type="float">
            <text:p>1,242</text:p>
          </table:table-cell>
          <table:table-cell table:style-name="ce36" table:formula="of:=ACOS( SIN([.$E24])*SIN([.$E$3])+COS([.$E24])*COS([.$E$3])*COS([.$F24]-[.$F$3]) )*6371" office:value-type="float" office:value="2365.60852213938" calcext:value-type="float">
            <text:p>2,366</text:p>
          </table:table-cell>
          <table:table-cell table:style-name="ce36" table:formula="of:=ACOS( SIN([.$E24])*SIN([.$E$4])+COS([.$E24])*COS([.$E$4])*COS([.$F24]-[.$F$4]) )*6371" office:value-type="float" office:value="343.844235741137" calcext:value-type="float">
            <text:p>344</text:p>
          </table:table-cell>
          <table:table-cell table:style-name="ce36" table:formula="of:=ACOS( SIN([.$E24])*SIN([.$E$5])+COS([.$E24])*COS([.$E$5])*COS([.$F24]-[.$F$5]) )*6371" office:value-type="float" office:value="1073.18168738127" calcext:value-type="float">
            <text:p>1,073</text:p>
          </table:table-cell>
          <table:table-cell table:style-name="ce36" table:formula="of:=ACOS( SIN([.$E24])*SIN([.$E$6])+COS([.$E24])*COS([.$E$6])*COS([.$F24]-[.$F$6]) )*6371" office:value-type="float" office:value="2785.63757631348" calcext:value-type="float">
            <text:p>2,786</text:p>
          </table:table-cell>
          <table:table-cell table:style-name="ce36" table:formula="of:=ACOS( SIN([.$E24])*SIN([.$E$7])+COS([.$E24])*COS([.$E$7])*COS([.$F24]-[.$F$7]) )*6371" office:value-type="float" office:value="1480.03896995251" calcext:value-type="float">
            <text:p>1,480</text:p>
          </table:table-cell>
          <table:table-cell table:style-name="ce36" table:formula="of:=ACOS( SIN([.$E24])*SIN([.$E$8])+COS([.$E24])*COS([.$E$8])*COS([.$F24]-[.$F$8]) )*6371" office:value-type="float" office:value="660.357447205344" calcext:value-type="float">
            <text:p>660</text:p>
          </table:table-cell>
          <table:table-cell table:style-name="ce36" table:formula="of:=ACOS( SIN([.$E24])*SIN([.$E$9])+COS([.$E24])*COS([.$E$9])*COS([.$F24]-[.$F$9]) )*6371" office:value-type="float" office:value="2390.71691070355" calcext:value-type="float">
            <text:p>2,391</text:p>
          </table:table-cell>
          <table:table-cell table:style-name="ce36" table:formula="of:=ACOS( SIN([.$E24])*SIN([.$E$10])+COS([.$E24])*COS([.$E$10])*COS([.$F24]-[.$F$10]) )*6371" office:value-type="float" office:value="1470.3903318229" calcext:value-type="float">
            <text:p>1,470</text:p>
          </table:table-cell>
          <table:table-cell table:style-name="ce36" table:formula="of:=ACOS( SIN([.$E24])*SIN([.$E$11])+COS([.$E24])*COS([.$E$11])*COS([.$F24]-[.$F$11]) )*6371" office:value-type="float" office:value="1539.5145507055" calcext:value-type="float">
            <text:p>1,540</text:p>
          </table:table-cell>
          <table:table-cell table:style-name="ce36" table:formula="of:=ACOS( SIN([.$E24])*SIN([.$E$12])+COS([.$E24])*COS([.$E$12])*COS([.$F24]-[.$F$12]) )*6371" office:value-type="float" office:value="420.109514168373" calcext:value-type="float">
            <text:p>420</text:p>
          </table:table-cell>
          <table:table-cell table:style-name="ce36" table:formula="of:=ACOS( SIN([.$E24])*SIN([.$E$13])+COS([.$E24])*COS([.$E$13])*COS([.$F24]-[.$F$13]) )*6371" office:value-type="float" office:value="1417.57108251349" calcext:value-type="float">
            <text:p>1,418</text:p>
          </table:table-cell>
          <table:table-cell table:number-columns-repeated="1006"/>
        </table:table-row>
        <table:table-row table:style-name="ro8">
          <table:table-cell table:style-name="ce31" office:value-type="string" calcext:value-type="string">
            <text:p>.<text:span text:style-name="T1">Greensboro--Winston-Salem--High Point, NC CSA</text:span></text:p>
          </table:table-cell>
          <table:table-cell table:style-name="ce33" office:value-type="float" office:value="1689151" calcext:value-type="float">
            <text:p>1,689,151</text:p>
          </table:table-cell>
          <table:table-cell office:value-type="float" office:value="36.0726" calcext:value-type="float">
            <text:p>36.0726</text:p>
          </table:table-cell>
          <table:table-cell office:value-type="float" office:value="-79.792" calcext:value-type="float">
            <text:p>-79.792</text:p>
          </table:table-cell>
          <table:table-cell table:formula="of:=[.C25]*PI()/180" office:value-type="float" office:value="0.629585639754907" calcext:value-type="float">
            <text:p>0.629586</text:p>
          </table:table-cell>
          <table:table-cell table:formula="of:=[.D25]*PI()/180" office:value-type="float" office:value="-1.39263311675132" calcext:value-type="float">
            <text:p>-1.392633</text:p>
          </table:table-cell>
          <table:table-cell table:style-name="ce36" table:formula="of:=ACOS( SIN([.$E25])*SIN([.$E$2])+COS([.$E25])*COS([.$E$2])*COS([.$F25]-[.$F$2]) )*6371" office:value-type="float" office:value="625.49660571848" calcext:value-type="float">
            <text:p>625</text:p>
          </table:table-cell>
          <table:table-cell table:style-name="ce36" table:formula="of:=ACOS( SIN([.$E25])*SIN([.$E$3])+COS([.$E25])*COS([.$E$3])*COS([.$F25]-[.$F$3]) )*6371" office:value-type="float" office:value="2501.03293359596" calcext:value-type="float">
            <text:p>2,501</text:p>
          </table:table-cell>
          <table:table-cell table:style-name="ce36" table:formula="of:=ACOS( SIN([.$E25])*SIN([.$E$4])+COS([.$E25])*COS([.$E$4])*COS([.$F25]-[.$F$4]) )*6371" office:value-type="float" office:value="1005.23678646689" calcext:value-type="float">
            <text:p>1,005</text:p>
          </table:table-cell>
          <table:table-cell table:style-name="ce36" table:formula="of:=ACOS( SIN([.$E25])*SIN([.$E$5])+COS([.$E25])*COS([.$E$5])*COS([.$F25]-[.$F$5]) )*6371" office:value-type="float" office:value="562.849277948805" calcext:value-type="float">
            <text:p>563</text:p>
          </table:table-cell>
          <table:table-cell table:style-name="ce36" table:formula="of:=ACOS( SIN([.$E25])*SIN([.$E$6])+COS([.$E25])*COS([.$E$6])*COS([.$F25]-[.$F$6]) )*6371" office:value-type="float" office:value="2888.79220626072" calcext:value-type="float">
            <text:p>2,889</text:p>
          </table:table-cell>
          <table:table-cell table:style-name="ce36" table:formula="of:=ACOS( SIN([.$E25])*SIN([.$E$7])+COS([.$E25])*COS([.$E$7])*COS([.$F25]-[.$F$7]) )*6371" office:value-type="float" office:value="1453.63987476771" calcext:value-type="float">
            <text:p>1,454</text:p>
          </table:table-cell>
          <table:table-cell table:style-name="ce36" table:formula="of:=ACOS( SIN([.$E25])*SIN([.$E$8])+COS([.$E25])*COS([.$E$8])*COS([.$F25]-[.$F$8]) )*6371" office:value-type="float" office:value="371.514669658077" calcext:value-type="float">
            <text:p>372</text:p>
          </table:table-cell>
          <table:table-cell table:style-name="ce36" table:formula="of:=ACOS( SIN([.$E25])*SIN([.$E$9])+COS([.$E25])*COS([.$E$9])*COS([.$F25]-[.$F$9]) )*6371" office:value-type="float" office:value="2423.77552167446" calcext:value-type="float">
            <text:p>2,424</text:p>
          </table:table-cell>
          <table:table-cell table:style-name="ce36" table:formula="of:=ACOS( SIN([.$E25])*SIN([.$E$10])+COS([.$E25])*COS([.$E$10])*COS([.$F25]-[.$F$10]) )*6371" office:value-type="float" office:value="809.514715386136" calcext:value-type="float">
            <text:p>810</text:p>
          </table:table-cell>
          <table:table-cell table:style-name="ce36" table:formula="of:=ACOS( SIN([.$E25])*SIN([.$E$11])+COS([.$E25])*COS([.$E$11])*COS([.$F25]-[.$F$11]) )*6371" office:value-type="float" office:value="896.432589718322" calcext:value-type="float">
            <text:p>896</text:p>
          </table:table-cell>
          <table:table-cell table:style-name="ce36" table:formula="of:=ACOS( SIN([.$E25])*SIN([.$E$12])+COS([.$E25])*COS([.$E$12])*COS([.$F25]-[.$F$12]) )*6371" office:value-type="float" office:value="1077.01338893731" calcext:value-type="float">
            <text:p>1,077</text:p>
          </table:table-cell>
          <table:table-cell table:style-name="ce36" table:formula="of:=ACOS( SIN([.$E25])*SIN([.$E$13])+COS([.$E25])*COS([.$E$13])*COS([.$F25]-[.$F$13]) )*6371" office:value-type="float" office:value="761.692081645859" calcext:value-type="float">
            <text:p>762</text:p>
          </table:table-cell>
          <table:table-cell table:number-columns-repeated="1006"/>
        </table:table-row>
        <table:table-row table:style-name="ro8">
          <table:table-cell table:style-name="ce31" office:value-type="string" calcext:value-type="string">
            <text:p>.<text:span text:style-name="T1">Virginia Beach-Norfolk, VA-NC CSA</text:span></text:p>
          </table:table-cell>
          <table:table-cell table:style-name="ce33" office:value-type="float" office:value="1859197" calcext:value-type="float">
            <text:p>1,859,197</text:p>
          </table:table-cell>
          <table:table-cell office:value-type="float" office:value="36.8529" calcext:value-type="float">
            <text:p>36.8529</text:p>
          </table:table-cell>
          <table:table-cell office:value-type="float" office:value="-75.978" calcext:value-type="float">
            <text:p>-75.978</text:p>
          </table:table-cell>
          <table:table-cell table:formula="of:=[.C26]*PI()/180" office:value-type="float" office:value="0.643204443908218" calcext:value-type="float">
            <text:p>0.643204</text:p>
          </table:table-cell>
          <table:table-cell table:formula="of:=[.D26]*PI()/180" office:value-type="float" office:value="-1.32606625908025" calcext:value-type="float">
            <text:p>-1.326066</text:p>
          </table:table-cell>
          <table:table-cell table:style-name="ce36" table:formula="of:=ACOS( SIN([.$E26])*SIN([.$E$2])+COS([.$E26])*COS([.$E$2])*COS([.$F26]-[.$F$2]) )*6371" office:value-type="float" office:value="713.622107744265" calcext:value-type="float">
            <text:p>714</text:p>
          </table:table-cell>
          <table:table-cell table:style-name="ce36" table:formula="of:=ACOS( SIN([.$E26])*SIN([.$E$3])+COS([.$E26])*COS([.$E$3])*COS([.$F26]-[.$F$3]) )*6371" office:value-type="float" office:value="2845.99583170883" calcext:value-type="float">
            <text:p>2,846</text:p>
          </table:table-cell>
          <table:table-cell table:style-name="ce36" table:formula="of:=ACOS( SIN([.$E26])*SIN([.$E$4])+COS([.$E26])*COS([.$E$4])*COS([.$F26]-[.$F$4]) )*6371" office:value-type="float" office:value="1224.23585130517" calcext:value-type="float">
            <text:p>1,224</text:p>
          </table:table-cell>
          <table:table-cell table:style-name="ce36" table:formula="of:=ACOS( SIN([.$E26])*SIN([.$E$5])+COS([.$E26])*COS([.$E$5])*COS([.$F26]-[.$F$5]) )*6371" office:value-type="float" office:value="785.747575005316" calcext:value-type="float">
            <text:p>786</text:p>
          </table:table-cell>
          <table:table-cell table:style-name="ce36" table:formula="of:=ACOS( SIN([.$E26])*SIN([.$E$6])+COS([.$E26])*COS([.$E$6])*COS([.$F26]-[.$F$6]) )*6371" office:value-type="float" office:value="3228.37867363276" calcext:value-type="float">
            <text:p>3,228</text:p>
          </table:table-cell>
          <table:table-cell table:style-name="ce36" table:formula="of:=ACOS( SIN([.$E26])*SIN([.$E$7])+COS([.$E26])*COS([.$E$7])*COS([.$F26]-[.$F$7]) )*6371" office:value-type="float" office:value="1787.3576542802" calcext:value-type="float">
            <text:p>1,787</text:p>
          </table:table-cell>
          <table:table-cell table:style-name="ce36" table:formula="of:=ACOS( SIN([.$E26])*SIN([.$E$8])+COS([.$E26])*COS([.$E$8])*COS([.$F26]-[.$F$8]) )*6371" office:value-type="float" office:value="717.484624813788" calcext:value-type="float">
            <text:p>717</text:p>
          </table:table-cell>
          <table:table-cell table:style-name="ce36" table:formula="of:=ACOS( SIN([.$E26])*SIN([.$E$9])+COS([.$E26])*COS([.$E$9])*COS([.$F26]-[.$F$9]) )*6371" office:value-type="float" office:value="2755.5107540379" calcext:value-type="float">
            <text:p>2,756</text:p>
          </table:table-cell>
          <table:table-cell table:style-name="ce36" table:formula="of:=ACOS( SIN([.$E26])*SIN([.$E$10])+COS([.$E26])*COS([.$E$10])*COS([.$F26]-[.$F$10]) )*6371" office:value-type="float" office:value="714.526980206725" calcext:value-type="float">
            <text:p>715</text:p>
          </table:table-cell>
          <table:table-cell table:style-name="ce36" table:formula="of:=ACOS( SIN([.$E26])*SIN([.$E$11])+COS([.$E26])*COS([.$E$11])*COS([.$F26]-[.$F$11]) )*6371" office:value-type="float" office:value="672.214133252956" calcext:value-type="float">
            <text:p>672</text:p>
          </table:table-cell>
          <table:table-cell table:style-name="ce36" table:formula="of:=ACOS( SIN([.$E26])*SIN([.$E$12])+COS([.$E26])*COS([.$E$12])*COS([.$F26]-[.$F$12]) )*6371" office:value-type="float" office:value="1275.28925855699" calcext:value-type="float">
            <text:p>1,275</text:p>
          </table:table-cell>
          <table:table-cell table:style-name="ce36" table:formula="of:=ACOS( SIN([.$E26])*SIN([.$E$13])+COS([.$E26])*COS([.$E$13])*COS([.$F26]-[.$F$13]) )*6371" office:value-type="float" office:value="714.974791648701" calcext:value-type="float">
            <text:p>715</text:p>
          </table:table-cell>
          <table:table-cell table:number-columns-repeated="1006"/>
        </table:table-row>
        <table:table-row table:style-name="ro8">
          <table:table-cell table:style-name="ce31" office:value-type="string" calcext:value-type="string">
            <text:p>.<text:span text:style-name="T1">Milwaukee-Racine-Waukesha, WI CSA</text:span></text:p>
          </table:table-cell>
          <table:table-cell table:style-name="ce33" office:value-type="float" office:value="2047966" calcext:value-type="float">
            <text:p>2,047,966</text:p>
          </table:table-cell>
          <table:table-cell office:value-type="float" office:value="43.0389" calcext:value-type="float">
            <text:p>43.0389</text:p>
          </table:table-cell>
          <table:table-cell office:value-type="float" office:value="-87.9065" calcext:value-type="float">
            <text:p>-87.9065</text:p>
          </table:table-cell>
          <table:table-cell table:formula="of:=[.C27]*PI()/180" office:value-type="float" office:value="0.751170511436588" calcext:value-type="float">
            <text:p>0.751171</text:p>
          </table:table-cell>
          <table:table-cell table:formula="of:=[.D27]*PI()/180" office:value-type="float" office:value="-1.5342578589044" calcext:value-type="float">
            <text:p>-1.534258</text:p>
          </table:table-cell>
          <table:table-cell table:style-name="ce36" table:formula="of:=ACOS( SIN([.$E27])*SIN([.$E$2])+COS([.$E27])*COS([.$E$2])*COS([.$F27]-[.$F$2]) )*6371" office:value-type="float" office:value="538.902239303703" calcext:value-type="float">
            <text:p>539</text:p>
          </table:table-cell>
          <table:table-cell table:style-name="ce36" table:formula="of:=ACOS( SIN([.$E27])*SIN([.$E$3])+COS([.$E27])*COS([.$E$3])*COS([.$F27]-[.$F$3]) )*6371" office:value-type="float" office:value="2057.39909758185" calcext:value-type="float">
            <text:p>2,057</text:p>
          </table:table-cell>
          <table:table-cell table:style-name="ce36" table:formula="of:=ACOS( SIN([.$E27])*SIN([.$E$4])+COS([.$E27])*COS([.$E$4])*COS([.$F27]-[.$F$4]) )*6371" office:value-type="float" office:value="1812.04781932372" calcext:value-type="float">
            <text:p>1,812</text:p>
          </table:table-cell>
          <table:table-cell table:style-name="ce36" table:formula="of:=ACOS( SIN([.$E27])*SIN([.$E$5])+COS([.$E27])*COS([.$E$5])*COS([.$F27]-[.$F$5]) )*6371" office:value-type="float" office:value="478.46747677771" calcext:value-type="float">
            <text:p>478</text:p>
          </table:table-cell>
          <table:table-cell table:style-name="ce36" table:formula="of:=ACOS( SIN([.$E27])*SIN([.$E$6])+COS([.$E27])*COS([.$E$6])*COS([.$F27]-[.$F$6]) )*6371" office:value-type="float" office:value="2349.06270240562" calcext:value-type="float">
            <text:p>2,349</text:p>
          </table:table-cell>
          <table:table-cell table:style-name="ce36" table:formula="of:=ACOS( SIN([.$E27])*SIN([.$E$7])+COS([.$E27])*COS([.$E$7])*COS([.$F27]-[.$F$7]) )*6371" office:value-type="float" office:value="1031.52263514318" calcext:value-type="float">
            <text:p>1,032</text:p>
          </table:table-cell>
          <table:table-cell table:style-name="ce36" table:formula="of:=ACOS( SIN([.$E27])*SIN([.$E$8])+COS([.$E27])*COS([.$E$8])*COS([.$F27]-[.$F$8]) )*6371" office:value-type="float" office:value="857.883233463254" calcext:value-type="float">
            <text:p>858</text:p>
          </table:table-cell>
          <table:table-cell table:style-name="ce36" table:formula="of:=ACOS( SIN([.$E27])*SIN([.$E$9])+COS([.$E27])*COS([.$E$9])*COS([.$F27]-[.$F$9]) )*6371" office:value-type="float" office:value="1838.33941321144" calcext:value-type="float">
            <text:p>1,838</text:p>
          </table:table-cell>
          <table:table-cell table:style-name="ce36" table:formula="of:=ACOS( SIN([.$E27])*SIN([.$E$10])+COS([.$E27])*COS([.$E$10])*COS([.$F27]-[.$F$10]) )*6371" office:value-type="float" office:value="835.680308945711" calcext:value-type="float">
            <text:p>836</text:p>
          </table:table-cell>
          <table:table-cell table:style-name="ce36" table:formula="of:=ACOS( SIN([.$E27])*SIN([.$E$11])+COS([.$E27])*COS([.$E$11])*COS([.$F27]-[.$F$11]) )*6371" office:value-type="float" office:value="1153.05983941269" calcext:value-type="float">
            <text:p>1,153</text:p>
          </table:table-cell>
          <table:table-cell table:style-name="ce36" table:formula="of:=ACOS( SIN([.$E27])*SIN([.$E$12])+COS([.$E27])*COS([.$E$12])*COS([.$F27]-[.$F$12]) )*6371" office:value-type="float" office:value="1909.74778240143" calcext:value-type="float">
            <text:p>1,910</text:p>
          </table:table-cell>
          <table:table-cell table:style-name="ce36" table:formula="of:=ACOS( SIN([.$E27])*SIN([.$E$13])+COS([.$E27])*COS([.$E$13])*COS([.$F27]-[.$F$13]) )*6371" office:value-type="float" office:value="734.478292979218" calcext:value-type="float">
            <text:p>734</text:p>
          </table:table-cell>
          <table:table-cell table:number-columns-repeated="1006"/>
        </table:table-row>
        <table:table-row table:style-name="ro8">
          <table:table-cell table:style-name="ce31" office:value-type="string" calcext:value-type="string">
            <text:p>.<text:span text:style-name="T1">Nashville-Davidson--Murfreesboro, TN CSA</text:span></text:p>
          </table:table-cell>
          <table:table-cell table:style-name="ce33" office:value-type="float" office:value="2062547" calcext:value-type="float">
            <text:p>2,062,547</text:p>
          </table:table-cell>
          <table:table-cell office:value-type="float" office:value="36.1627" calcext:value-type="float">
            <text:p>36.1627</text:p>
          </table:table-cell>
          <table:table-cell office:value-type="float" office:value="-86.7816" calcext:value-type="float">
            <text:p>-86.7816</text:p>
          </table:table-cell>
          <table:table-cell table:formula="of:=[.C28]*PI()/180" office:value-type="float" office:value="0.631158181410954" calcext:value-type="float">
            <text:p>0.631158</text:p>
          </table:table-cell>
          <table:table-cell table:formula="of:=[.D28]*PI()/180" office:value-type="float" office:value="-1.51462465014871" calcext:value-type="float">
            <text:p>-1.514625</text:p>
          </table:table-cell>
          <table:table-cell table:style-name="ce36" table:formula="of:=ACOS( SIN([.$E28])*SIN([.$E$2])+COS([.$E28])*COS([.$E$2])*COS([.$F28]-[.$F$2]) )*6371" office:value-type="float" office:value="738.811085782594" calcext:value-type="float">
            <text:p>739</text:p>
          </table:table-cell>
          <table:table-cell table:style-name="ce36" table:formula="of:=ACOS( SIN([.$E28])*SIN([.$E$3])+COS([.$E28])*COS([.$E$3])*COS([.$F28]-[.$F$3]) )*6371" office:value-type="float" office:value="1878.15383583124" calcext:value-type="float">
            <text:p>1,878</text:p>
          </table:table-cell>
          <table:table-cell table:style-name="ce36" table:formula="of:=ACOS( SIN([.$E28])*SIN([.$E$4])+COS([.$E28])*COS([.$E$4])*COS([.$F28]-[.$F$4]) )*6371" office:value-type="float" office:value="1060.22451033009" calcext:value-type="float">
            <text:p>1,060</text:p>
          </table:table-cell>
          <table:table-cell table:style-name="ce36" table:formula="of:=ACOS( SIN([.$E28])*SIN([.$E$5])+COS([.$E28])*COS([.$E$5])*COS([.$F28]-[.$F$5]) )*6371" office:value-type="float" office:value="459.793866134834" calcext:value-type="float">
            <text:p>460</text:p>
          </table:table-cell>
          <table:table-cell table:style-name="ce36" table:formula="of:=ACOS( SIN([.$E28])*SIN([.$E$6])+COS([.$E28])*COS([.$E$6])*COS([.$F28]-[.$F$6]) )*6371" office:value-type="float" office:value="2261.67354139674" calcext:value-type="float">
            <text:p>2,262</text:p>
          </table:table-cell>
          <table:table-cell table:style-name="ce36" table:formula="of:=ACOS( SIN([.$E28])*SIN([.$E$7])+COS([.$E28])*COS([.$E$7])*COS([.$F28]-[.$F$7]) )*6371" office:value-type="float" office:value="826.649558775174" calcext:value-type="float">
            <text:p>827</text:p>
          </table:table-cell>
          <table:table-cell table:style-name="ce36" table:formula="of:=ACOS( SIN([.$E28])*SIN([.$E$8])+COS([.$E28])*COS([.$E$8])*COS([.$F28]-[.$F$8]) )*6371" office:value-type="float" office:value="258.131637941415" calcext:value-type="float">
            <text:p>258</text:p>
          </table:table-cell>
          <table:table-cell table:style-name="ce36" table:formula="of:=ACOS( SIN([.$E28])*SIN([.$E$9])+COS([.$E28])*COS([.$E$9])*COS([.$F28]-[.$F$9]) )*6371" office:value-type="float" office:value="1796.72478184439" calcext:value-type="float">
            <text:p>1,797</text:p>
          </table:table-cell>
          <table:table-cell table:style-name="ce36" table:formula="of:=ACOS( SIN([.$E28])*SIN([.$E$10])+COS([.$E28])*COS([.$E$10])*COS([.$F28]-[.$F$10]) )*6371" office:value-type="float" office:value="1103.85063609084" calcext:value-type="float">
            <text:p>1,104</text:p>
          </table:table-cell>
          <table:table-cell table:style-name="ce36" table:formula="of:=ACOS( SIN([.$E28])*SIN([.$E$11])+COS([.$E28])*COS([.$E$11])*COS([.$F28]-[.$F$11]) )*6371" office:value-type="float" office:value="1329.23276245193" calcext:value-type="float">
            <text:p>1,329</text:p>
          </table:table-cell>
          <table:table-cell table:style-name="ce36" table:formula="of:=ACOS( SIN([.$E28])*SIN([.$E$12])+COS([.$E28])*COS([.$E$12])*COS([.$F28]-[.$F$12]) )*6371" office:value-type="float" office:value="1161.40738687781" calcext:value-type="float">
            <text:p>1,161</text:p>
          </table:table-cell>
          <table:table-cell table:style-name="ce36" table:formula="of:=ACOS( SIN([.$E28])*SIN([.$E$13])+COS([.$E28])*COS([.$E$13])*COS([.$F28]-[.$F$13]) )*6371" office:value-type="float" office:value="1008.24694591774" calcext:value-type="float">
            <text:p>1,008</text:p>
          </table:table-cell>
          <table:table-cell table:number-columns-repeated="1006"/>
        </table:table-row>
        <table:table-row table:style-name="ro8">
          <table:table-cell table:style-name="ce31" office:value-type="string" calcext:value-type="string">
            <text:p>.<text:span text:style-name="T1">Raleigh-Durham-Cary, NC CSA</text:span></text:p>
          </table:table-cell>
          <table:table-cell table:style-name="ce33" office:value-type="float" office:value="2079687" calcext:value-type="float">
            <text:p>2,079,687</text:p>
          </table:table-cell>
          <table:table-cell office:value-type="float" office:value="35.7796" calcext:value-type="float">
            <text:p>35.7796</text:p>
          </table:table-cell>
          <table:table-cell office:value-type="float" office:value="-78.6382" calcext:value-type="float">
            <text:p>-78.6382</text:p>
          </table:table-cell>
          <table:table-cell table:formula="of:=[.C29]*PI()/180" office:value-type="float" office:value="0.624471825046563" calcext:value-type="float">
            <text:p>0.624472</text:p>
          </table:table-cell>
          <table:table-cell table:formula="of:=[.D29]*PI()/180" office:value-type="float" office:value="-1.3724955078418" calcext:value-type="float">
            <text:p>-1.372496</text:p>
          </table:table-cell>
          <table:table-cell table:style-name="ce36" table:formula="of:=ACOS( SIN([.$E29])*SIN([.$E$2])+COS([.$E29])*COS([.$E$2])*COS([.$F29]-[.$F$2]) )*6371" office:value-type="float" office:value="689.042628241381" calcext:value-type="float">
            <text:p>689</text:p>
          </table:table-cell>
          <table:table-cell table:style-name="ce36" table:formula="of:=ACOS( SIN([.$E29])*SIN([.$E$3])+COS([.$E29])*COS([.$E$3])*COS([.$F29]-[.$F$3]) )*6371" office:value-type="float" office:value="2603.3836230571" calcext:value-type="float">
            <text:p>2,603</text:p>
          </table:table-cell>
          <table:table-cell table:style-name="ce36" table:formula="of:=ACOS( SIN([.$E29])*SIN([.$E$4])+COS([.$E29])*COS([.$E$4])*COS([.$F29]-[.$F$4]) )*6371" office:value-type="float" office:value="1008.41852802742" calcext:value-type="float">
            <text:p>1,008</text:p>
          </table:table-cell>
          <table:table-cell table:style-name="ce36" table:formula="of:=ACOS( SIN([.$E29])*SIN([.$E$5])+COS([.$E29])*COS([.$E$5])*COS([.$F29]-[.$F$5]) )*6371" office:value-type="float" office:value="658.574854306254" calcext:value-type="float">
            <text:p>659</text:p>
          </table:table-cell>
          <table:table-cell table:style-name="ce36" table:formula="of:=ACOS( SIN([.$E29])*SIN([.$E$6])+COS([.$E29])*COS([.$E$6])*COS([.$F29]-[.$F$6]) )*6371" office:value-type="float" office:value="2993.36704015522" calcext:value-type="float">
            <text:p>2,993</text:p>
          </table:table-cell>
          <table:table-cell table:style-name="ce36" table:formula="of:=ACOS( SIN([.$E29])*SIN([.$E$7])+COS([.$E29])*COS([.$E$7])*COS([.$F29]-[.$F$7]) )*6371" office:value-type="float" office:value="1560.32947030396" calcext:value-type="float">
            <text:p>1,560</text:p>
          </table:table-cell>
          <table:table-cell table:style-name="ce36" table:formula="of:=ACOS( SIN([.$E29])*SIN([.$E$8])+COS([.$E29])*COS([.$E$8])*COS([.$F29]-[.$F$8]) )*6371" office:value-type="float" office:value="476.354710810117" calcext:value-type="float">
            <text:p>476</text:p>
          </table:table-cell>
          <table:table-cell table:style-name="ce36" table:formula="of:=ACOS( SIN([.$E29])*SIN([.$E$9])+COS([.$E29])*COS([.$E$9])*COS([.$F29]-[.$F$9]) )*6371" office:value-type="float" office:value="2530.48218150064" calcext:value-type="float">
            <text:p>2,530</text:p>
          </table:table-cell>
          <table:table-cell table:style-name="ce36" table:formula="of:=ACOS( SIN([.$E29])*SIN([.$E$10])+COS([.$E29])*COS([.$E$10])*COS([.$F29]-[.$F$10]) )*6371" office:value-type="float" office:value="825.010761057909" calcext:value-type="float">
            <text:p>825</text:p>
          </table:table-cell>
          <table:table-cell table:style-name="ce36" table:formula="of:=ACOS( SIN([.$E29])*SIN([.$E$11])+COS([.$E29])*COS([.$E$11])*COS([.$F29]-[.$F$11]) )*6371" office:value-type="float" office:value="871.940046010364" calcext:value-type="float">
            <text:p>872</text:p>
          </table:table-cell>
          <table:table-cell table:style-name="ce36" table:formula="of:=ACOS( SIN([.$E29])*SIN([.$E$12])+COS([.$E29])*COS([.$E$12])*COS([.$F29]-[.$F$12]) )*6371" office:value-type="float" office:value="1071.96625788515" calcext:value-type="float">
            <text:p>1,072</text:p>
          </table:table-cell>
          <table:table-cell table:style-name="ce36" table:formula="of:=ACOS( SIN([.$E29])*SIN([.$E$13])+COS([.$E29])*COS([.$E$13])*COS([.$F29]-[.$F$13]) )*6371" office:value-type="float" office:value="790.509048930326" calcext:value-type="float">
            <text:p>791</text:p>
          </table:table-cell>
          <table:table-cell table:number-columns-repeated="1006"/>
        </table:table-row>
        <table:table-row table:style-name="ro8">
          <table:table-cell table:style-name="ce31" office:value-type="string" calcext:value-type="string">
            <text:p>.<text:span text:style-name="T1">Cincinnati-Wilmington-Maysville, OH-KY-IN CSA</text:span></text:p>
          </table:table-cell>
          <table:table-cell table:style-name="ce33" office:value-type="float" office:value="2280246" calcext:value-type="float">
            <text:p>2,280,246</text:p>
          </table:table-cell>
          <table:table-cell office:value-type="float" office:value="39.1031" calcext:value-type="float">
            <text:p>39.1031</text:p>
          </table:table-cell>
          <table:table-cell office:value-type="float" office:value="-84.512" calcext:value-type="float">
            <text:p>-84.512</text:p>
          </table:table-cell>
          <table:table-cell table:formula="of:=[.C30]*PI()/180" office:value-type="float" office:value="0.682477842736595" calcext:value-type="float">
            <text:p>0.682478</text:p>
          </table:table-cell>
          <table:table-cell table:formula="of:=[.D30]*PI()/180" office:value-type="float" office:value="-1.47501265744545" calcext:value-type="float">
            <text:p>-1.475013</text:p>
          </table:table-cell>
          <table:table-cell table:style-name="ce36" table:formula="of:=ACOS( SIN([.$E30])*SIN([.$E$2])+COS([.$E30])*COS([.$E$2])*COS([.$F30]-[.$F$2]) )*6371" office:value-type="float" office:value="357.848047164005" calcext:value-type="float">
            <text:p>358</text:p>
          </table:table-cell>
          <table:table-cell table:style-name="ce36" table:formula="of:=ACOS( SIN([.$E30])*SIN([.$E$3])+COS([.$E30])*COS([.$E$3])*COS([.$F30]-[.$F$3]) )*6371" office:value-type="float" office:value="2144.63027723913" calcext:value-type="float">
            <text:p>2,145</text:p>
          </table:table-cell>
          <table:table-cell table:style-name="ce36" table:formula="of:=ACOS( SIN([.$E30])*SIN([.$E$4])+COS([.$E30])*COS([.$E$4])*COS([.$F30]-[.$F$4]) )*6371" office:value-type="float" office:value="1321.21073655449" calcext:value-type="float">
            <text:p>1,321</text:p>
          </table:table-cell>
          <table:table-cell table:style-name="ce36" table:formula="of:=ACOS( SIN([.$E30])*SIN([.$E$5])+COS([.$E30])*COS([.$E$5])*COS([.$F30]-[.$F$5]) )*6371" office:value-type="float" office:value="77.9408079303445" calcext:value-type="float">
            <text:p>78</text:p>
          </table:table-cell>
          <table:table-cell table:style-name="ce36" table:formula="of:=ACOS( SIN([.$E30])*SIN([.$E$6])+COS([.$E30])*COS([.$E$6])*COS([.$F30]-[.$F$6]) )*6371" office:value-type="float" office:value="2499.64834666202" calcext:value-type="float">
            <text:p>2,500</text:p>
          </table:table-cell>
          <table:table-cell table:style-name="ce36" table:formula="of:=ACOS( SIN([.$E30])*SIN([.$E$7])+COS([.$E30])*COS([.$E$7])*COS([.$F30]-[.$F$7]) )*6371" office:value-type="float" office:value="1062.00715179632" calcext:value-type="float">
            <text:p>1,062</text:p>
          </table:table-cell>
          <table:table-cell table:style-name="ce36" table:formula="of:=ACOS( SIN([.$E30])*SIN([.$E$8])+COS([.$E30])*COS([.$E$8])*COS([.$F30]-[.$F$8]) )*6371" office:value-type="float" office:value="353.296031785575" calcext:value-type="float">
            <text:p>353</text:p>
          </table:table-cell>
          <table:table-cell table:style-name="ce36" table:formula="of:=ACOS( SIN([.$E30])*SIN([.$E$9])+COS([.$E30])*COS([.$E$9])*COS([.$F30]-[.$F$9]) )*6371" office:value-type="float" office:value="2008.32187243905" calcext:value-type="float">
            <text:p>2,008</text:p>
          </table:table-cell>
          <table:table-cell table:style-name="ce36" table:formula="of:=ACOS( SIN([.$E30])*SIN([.$E$10])+COS([.$E30])*COS([.$E$10])*COS([.$F30]-[.$F$10]) )*6371" office:value-type="float" office:value="732.670863541439" calcext:value-type="float">
            <text:p>733</text:p>
          </table:table-cell>
          <table:table-cell table:style-name="ce36" table:formula="of:=ACOS( SIN([.$E30])*SIN([.$E$11])+COS([.$E30])*COS([.$E$11])*COS([.$F30]-[.$F$11]) )*6371" office:value-type="float" office:value="985.722676094123" calcext:value-type="float">
            <text:p>986</text:p>
          </table:table-cell>
          <table:table-cell table:style-name="ce36" table:formula="of:=ACOS( SIN([.$E30])*SIN([.$E$12])+COS([.$E30])*COS([.$E$12])*COS([.$F30]-[.$F$12]) )*6371" office:value-type="float" office:value="1414.62813164862" calcext:value-type="float">
            <text:p>1,415</text:p>
          </table:table-cell>
          <table:table-cell table:style-name="ce36" table:formula="of:=ACOS( SIN([.$E30])*SIN([.$E$13])+COS([.$E30])*COS([.$E$13])*COS([.$F30]-[.$F$13]) )*6371" office:value-type="float" office:value="632.597798349357" calcext:value-type="float">
            <text:p>633</text:p>
          </table:table-cell>
          <table:table-cell table:number-columns-repeated="1006"/>
        </table:table-row>
        <table:table-row table:style-name="ro8">
          <table:table-cell table:style-name="ce31" office:value-type="string" calcext:value-type="string">
            <text:p>.<text:span text:style-name="T1">Las Vegas-Henderson, NV CSA</text:span></text:p>
          </table:table-cell>
          <table:table-cell table:style-name="ce33" office:value-type="float" office:value="2313238" calcext:value-type="float">
            <text:p>2,313,238</text:p>
          </table:table-cell>
          <table:table-cell office:value-type="float" office:value="36.1699" calcext:value-type="float">
            <text:p>36.1699</text:p>
          </table:table-cell>
          <table:table-cell office:value-type="float" office:value="-115.1398" calcext:value-type="float">
            <text:p>-115.1398</text:p>
          </table:table-cell>
          <table:table-cell table:formula="of:=[.C31]*PI()/180" office:value-type="float" office:value="0.631283845117097" calcext:value-type="float">
            <text:p>0.631284</text:p>
          </table:table-cell>
          <table:table-cell table:formula="of:=[.D31]*PI()/180" office:value-type="float" office:value="-2.00956861008777" calcext:value-type="float">
            <text:p>-2.009569</text:p>
          </table:table-cell>
          <table:table-cell table:style-name="ce36" table:formula="of:=ACOS( SIN([.$E31])*SIN([.$E$2])+COS([.$E31])*COS([.$E$2])*COS([.$F31]-[.$F$2]) )*6371" office:value-type="float" office:value="2937.72559196508" calcext:value-type="float">
            <text:p>2,938</text:p>
          </table:table-cell>
          <table:table-cell table:style-name="ce36" table:formula="of:=ACOS( SIN([.$E31])*SIN([.$E$3])+COS([.$E31])*COS([.$E$3])*COS([.$F31]-[.$F$3]) )*6371" office:value-type="float" office:value="936.047053056476" calcext:value-type="float">
            <text:p>936</text:p>
          </table:table-cell>
          <table:table-cell table:style-name="ce36" table:formula="of:=ACOS( SIN([.$E31])*SIN([.$E$4])+COS([.$E31])*COS([.$E$4])*COS([.$F31]-[.$F$4]) )*6371" office:value-type="float" office:value="3218.3750806827" calcext:value-type="float">
            <text:p>3,218</text:p>
          </table:table-cell>
          <table:table-cell table:style-name="ce36" table:formula="of:=ACOS( SIN([.$E31])*SIN([.$E$5])+COS([.$E31])*COS([.$E$5])*COS([.$F31]-[.$F$5]) )*6371" office:value-type="float" office:value="2728.47172162447" calcext:value-type="float">
            <text:p>2,728</text:p>
          </table:table-cell>
          <table:table-cell table:style-name="ce36" table:formula="of:=ACOS( SIN([.$E31])*SIN([.$E$6])+COS([.$E31])*COS([.$E$6])*COS([.$F31]-[.$F$6]) )*6371" office:value-type="float" office:value="582.43785320913" calcext:value-type="float">
            <text:p>582</text:p>
          </table:table-cell>
          <table:table-cell table:style-name="ce36" table:formula="of:=ACOS( SIN([.$E31])*SIN([.$E$7])+COS([.$E31])*COS([.$E$7])*COS([.$F31]-[.$F$7]) )*6371" office:value-type="float" office:value="1716.08997215453" calcext:value-type="float">
            <text:p>1,716</text:p>
          </table:table-cell>
          <table:table-cell table:style-name="ce36" table:formula="of:=ACOS( SIN([.$E31])*SIN([.$E$8])+COS([.$E31])*COS([.$E$8])*COS([.$F31]-[.$F$8]) )*6371" office:value-type="float" office:value="2793.9419230147" calcext:value-type="float">
            <text:p>2,794</text:p>
          </table:table-cell>
          <table:table-cell table:style-name="ce36" table:formula="of:=ACOS( SIN([.$E31])*SIN([.$E$9])+COS([.$E31])*COS([.$E$9])*COS([.$F31]-[.$F$9]) )*6371" office:value-type="float" office:value="776.460321197491" calcext:value-type="float">
            <text:p>776</text:p>
          </table:table-cell>
          <table:table-cell table:style-name="ce36" table:formula="of:=ACOS( SIN([.$E31])*SIN([.$E$10])+COS([.$E31])*COS([.$E$10])*COS([.$F31]-[.$F$10]) )*6371" office:value-type="float" office:value="3275.95417883086" calcext:value-type="float">
            <text:p>3,276</text:p>
          </table:table-cell>
          <table:table-cell table:style-name="ce36" table:formula="of:=ACOS( SIN([.$E31])*SIN([.$E$11])+COS([.$E31])*COS([.$E$11])*COS([.$F31]-[.$F$11]) )*6371" office:value-type="float" office:value="3590.51597798784" calcext:value-type="float">
            <text:p>3,591</text:p>
          </table:table-cell>
          <table:table-cell table:style-name="ce36" table:formula="of:=ACOS( SIN([.$E31])*SIN([.$E$12])+COS([.$E31])*COS([.$E$12])*COS([.$F31]-[.$F$12]) )*6371" office:value-type="float" office:value="3308.33024881954" calcext:value-type="float">
            <text:p>3,308</text:p>
          </table:table-cell>
          <table:table-cell table:style-name="ce36" table:formula="of:=ACOS( SIN([.$E31])*SIN([.$E$13])+COS([.$E31])*COS([.$E$13])*COS([.$F31]-[.$F$13]) )*6371" office:value-type="float" office:value="3172.2038823006" calcext:value-type="float">
            <text:p>3,172</text:p>
          </table:table-cell>
          <table:table-cell table:number-columns-repeated="1006"/>
        </table:table-row>
        <table:table-row table:style-name="ro8">
          <table:table-cell table:style-name="ce31" office:value-type="string" calcext:value-type="string">
            <text:p>.<text:span text:style-name="T1">Indianapolis-Carmel-Muncie, IN CSA</text:span></text:p>
          </table:table-cell>
          <table:table-cell table:style-name="ce33" office:value-type="float" office:value="2457286" calcext:value-type="float">
            <text:p>2,457,286</text:p>
          </table:table-cell>
          <table:table-cell office:value-type="float" office:value="39.7684" calcext:value-type="float">
            <text:p>39.7684</text:p>
          </table:table-cell>
          <table:table-cell office:value-type="float" office:value="-86.1581" calcext:value-type="float">
            <text:p>-86.1581</text:p>
          </table:table-cell>
          <table:table-cell table:formula="of:=[.C32]*PI()/180" office:value-type="float" office:value="0.694089518250113" calcext:value-type="float">
            <text:p>0.694090</text:p>
          </table:table-cell>
          <table:table-cell table:formula="of:=[.D32]*PI()/180" office:value-type="float" office:value="-1.50374252226253" calcext:value-type="float">
            <text:p>-1.503743</text:p>
          </table:table-cell>
          <table:table-cell table:style-name="ce36" table:formula="of:=ACOS( SIN([.$E32])*SIN([.$E$2])+COS([.$E32])*COS([.$E$2])*COS([.$F32]-[.$F$2]) )*6371" office:value-type="float" office:value="422.91392602711" calcext:value-type="float">
            <text:p>423</text:p>
          </table:table-cell>
          <table:table-cell table:style-name="ce36" table:formula="of:=ACOS( SIN([.$E32])*SIN([.$E$3])+COS([.$E32])*COS([.$E$3])*COS([.$F32]-[.$F$3]) )*6371" office:value-type="float" office:value="2032.24852463779" calcext:value-type="float">
            <text:p>2,032</text:p>
          </table:table-cell>
          <table:table-cell table:style-name="ce36" table:formula="of:=ACOS( SIN([.$E32])*SIN([.$E$4])+COS([.$E32])*COS([.$E$4])*COS([.$F32]-[.$F$4]) )*6371" office:value-type="float" office:value="1422.29078096686" calcext:value-type="float">
            <text:p>1,422</text:p>
          </table:table-cell>
          <table:table-cell table:style-name="ce36" table:formula="of:=ACOS( SIN([.$E32])*SIN([.$E$5])+COS([.$E32])*COS([.$E$5])*COS([.$F32]-[.$F$5]) )*6371" office:value-type="float" office:value="168.085290855484" calcext:value-type="float">
            <text:p>168</text:p>
          </table:table-cell>
          <table:table-cell table:style-name="ce36" table:formula="of:=ACOS( SIN([.$E32])*SIN([.$E$6])+COS([.$E32])*COS([.$E$6])*COS([.$F32]-[.$F$6]) )*6371" office:value-type="float" office:value="2375.42376680117" calcext:value-type="float">
            <text:p>2,375</text:p>
          </table:table-cell>
          <table:table-cell table:style-name="ce36" table:formula="of:=ACOS( SIN([.$E32])*SIN([.$E$7])+COS([.$E32])*COS([.$E$7])*COS([.$F32]-[.$F$7]) )*6371" office:value-type="float" office:value="950.539641964973" calcext:value-type="float">
            <text:p>951</text:p>
          </table:table-cell>
          <table:table-cell table:style-name="ce36" table:formula="of:=ACOS( SIN([.$E32])*SIN([.$E$8])+COS([.$E32])*COS([.$E$8])*COS([.$F32]-[.$F$8]) )*6371" office:value-type="float" office:value="466.700153810305" calcext:value-type="float">
            <text:p>467</text:p>
          </table:table-cell>
          <table:table-cell table:style-name="ce36" table:formula="of:=ACOS( SIN([.$E32])*SIN([.$E$9])+COS([.$E32])*COS([.$E$9])*COS([.$F32]-[.$F$9]) )*6371" office:value-type="float" office:value="1878.22278501511" calcext:value-type="float">
            <text:p>1,878</text:p>
          </table:table-cell>
          <table:table-cell table:style-name="ce36" table:formula="of:=ACOS( SIN([.$E32])*SIN([.$E$10])+COS([.$E32])*COS([.$E$10])*COS([.$F32]-[.$F$10]) )*6371" office:value-type="float" office:value="805.322959354427" calcext:value-type="float">
            <text:p>805</text:p>
          </table:table-cell>
          <table:table-cell table:style-name="ce36" table:formula="of:=ACOS( SIN([.$E32])*SIN([.$E$11])+COS([.$E32])*COS([.$E$11])*COS([.$F32]-[.$F$11]) )*6371" office:value-type="float" office:value="1084.68771694122" calcext:value-type="float">
            <text:p>1,085</text:p>
          </table:table-cell>
          <table:table-cell table:style-name="ce36" table:formula="of:=ACOS( SIN([.$E32])*SIN([.$E$12])+COS([.$E32])*COS([.$E$12])*COS([.$F32]-[.$F$12]) )*6371" office:value-type="float" office:value="1519.22259051711" calcext:value-type="float">
            <text:p>1,519</text:p>
          </table:table-cell>
          <table:table-cell table:style-name="ce36" table:formula="of:=ACOS( SIN([.$E32])*SIN([.$E$13])+COS([.$E32])*COS([.$E$13])*COS([.$F32]-[.$F$13]) )*6371" office:value-type="float" office:value="699.419392490441" calcext:value-type="float">
            <text:p>699</text:p>
          </table:table-cell>
          <table:table-cell table:number-columns-repeated="1006"/>
        </table:table-row>
        <table:table-row table:style-name="ro8">
          <table:table-cell table:style-name="ce31" office:value-type="string" calcext:value-type="string">
            <text:p>.<text:span text:style-name="T1">Kansas City-Overland Park-Kansas City, MO-KS CSA</text:span></text:p>
          </table:table-cell>
          <table:table-cell table:style-name="ce33" office:value-type="float" office:value="2501151" calcext:value-type="float">
            <text:p>2,501,151</text:p>
          </table:table-cell>
          <table:table-cell office:value-type="float" office:value="39.0997" calcext:value-type="float">
            <text:p>39.0997</text:p>
          </table:table-cell>
          <table:table-cell office:value-type="float" office:value="-94.5786" calcext:value-type="float">
            <text:p>-94.5786</text:p>
          </table:table-cell>
          <table:table-cell table:formula="of:=[.C33]*PI()/180" office:value-type="float" office:value="0.682418501542027" calcext:value-type="float">
            <text:p>0.682419</text:p>
          </table:table-cell>
          <table:table-cell table:formula="of:=[.D33]*PI()/180" office:value-type="float" office:value="-1.65070797192671" calcext:value-type="float">
            <text:p>-1.650708</text:p>
          </table:table-cell>
          <table:table-cell table:style-name="ce36" table:formula="of:=ACOS( SIN([.$E33])*SIN([.$E$2])+COS([.$E33])*COS([.$E$2])*COS([.$F33]-[.$F$2]) )*6371" office:value-type="float" office:value="1123.57459979947" calcext:value-type="float">
            <text:p>1,124</text:p>
          </table:table-cell>
          <table:table-cell table:style-name="ce36" table:formula="of:=ACOS( SIN([.$E33])*SIN([.$E$3])+COS([.$E33])*COS([.$E$3])*COS([.$F33]-[.$F$3]) )*6371" office:value-type="float" office:value="1350.56952618609" calcext:value-type="float">
            <text:p>1,351</text:p>
          </table:table-cell>
          <table:table-cell table:style-name="ce36" table:formula="of:=ACOS( SIN([.$E33])*SIN([.$E$4])+COS([.$E33])*COS([.$E$4])*COS([.$F33]-[.$F$4]) )*6371" office:value-type="float" office:value="1719.15451265632" calcext:value-type="float">
            <text:p>1,719</text:p>
          </table:table-cell>
          <table:table-cell table:style-name="ce36" table:formula="of:=ACOS( SIN([.$E33])*SIN([.$E$5])+COS([.$E33])*COS([.$E$5])*COS([.$F33]-[.$F$5]) )*6371" office:value-type="float" office:value="894.617466685561" calcext:value-type="float">
            <text:p>895</text:p>
          </table:table-cell>
          <table:table-cell table:style-name="ce36" table:formula="of:=ACOS( SIN([.$E33])*SIN([.$E$6])+COS([.$E33])*COS([.$E$6])*COS([.$F33]-[.$F$6]) )*6371" office:value-type="float" office:value="1663.47043099221" calcext:value-type="float">
            <text:p>1,663</text:p>
          </table:table-cell>
          <table:table-cell table:style-name="ce36" table:formula="of:=ACOS( SIN([.$E33])*SIN([.$E$7])+COS([.$E33])*COS([.$E$7])*COS([.$F33]-[.$F$7]) )*6371" office:value-type="float" office:value="350.411738324514" calcext:value-type="float">
            <text:p>350</text:p>
          </table:table-cell>
          <table:table-cell table:style-name="ce36" table:formula="of:=ACOS( SIN([.$E33])*SIN([.$E$8])+COS([.$E33])*COS([.$E$8])*COS([.$F33]-[.$F$8]) )*6371" office:value-type="float" office:value="1001.77470070432" calcext:value-type="float">
            <text:p>1,002</text:p>
          </table:table-cell>
          <table:table-cell table:style-name="ce36" table:formula="of:=ACOS( SIN([.$E33])*SIN([.$E$9])+COS([.$E33])*COS([.$E$9])*COS([.$F33]-[.$F$9]) )*6371" office:value-type="float" office:value="1158.87097416" calcext:value-type="float">
            <text:p>1,159</text:p>
          </table:table-cell>
          <table:table-cell table:style-name="ce36" table:formula="of:=ACOS( SIN([.$E33])*SIN([.$E$10])+COS([.$E33])*COS([.$E$10])*COS([.$F33]-[.$F$10]) )*6371" office:value-type="float" office:value="1488.11662514362" calcext:value-type="float">
            <text:p>1,488</text:p>
          </table:table-cell>
          <table:table-cell table:style-name="ce36" table:formula="of:=ACOS( SIN([.$E33])*SIN([.$E$11])+COS([.$E33])*COS([.$E$11])*COS([.$F33]-[.$F$11]) )*6371" office:value-type="float" office:value="1789.77139791936" calcext:value-type="float">
            <text:p>1,790</text:p>
          </table:table-cell>
          <table:table-cell table:style-name="ce36" table:formula="of:=ACOS( SIN([.$E33])*SIN([.$E$12])+COS([.$E33])*COS([.$E$12])*COS([.$F33]-[.$F$12]) )*6371" office:value-type="float" office:value="1822.49409635953" calcext:value-type="float">
            <text:p>1,822</text:p>
          </table:table-cell>
          <table:table-cell table:style-name="ce36" table:formula="of:=ACOS( SIN([.$E33])*SIN([.$E$13])+COS([.$E33])*COS([.$E$13])*COS([.$F33]-[.$F$13]) )*6371" office:value-type="float" office:value="1380.89314655069" calcext:value-type="float">
            <text:p>1,381</text:p>
          </table:table-cell>
          <table:table-cell table:number-columns-repeated="1006"/>
        </table:table-row>
        <table:table-row table:style-name="ro8">
          <table:table-cell table:style-name="ce31" office:value-type="string" calcext:value-type="string">
            <text:p>.<text:span text:style-name="T1">Columbus-Marion-Zanesville, OH CSA</text:span></text:p>
          </table:table-cell>
          <table:table-cell table:style-name="ce33" office:value-type="float" office:value="2525639" calcext:value-type="float">
            <text:p>2,525,639</text:p>
          </table:table-cell>
          <table:table-cell office:value-type="float" office:value="39.9612" calcext:value-type="float">
            <text:p>39.9612</text:p>
          </table:table-cell>
          <table:table-cell office:value-type="float" office:value="-82.9988" calcext:value-type="float">
            <text:p>-82.9988</text:p>
          </table:table-cell>
          <table:table-cell table:formula="of:=[.C34]*PI()/180" office:value-type="float" office:value="0.697454513047958" calcext:value-type="float">
            <text:p>0.697455</text:p>
          </table:table-cell>
          <table:table-cell table:formula="of:=[.D34]*PI()/180" office:value-type="float" office:value="-1.44860233520427" calcext:value-type="float">
            <text:p>-1.448602</text:p>
          </table:table-cell>
          <table:table-cell table:style-name="ce36" table:formula="of:=ACOS( SIN([.$E34])*SIN([.$E$2])+COS([.$E34])*COS([.$E$2])*COS([.$F34]-[.$F$2]) )*6371" office:value-type="float" office:value="203.29522473539" calcext:value-type="float">
            <text:p>203</text:p>
          </table:table-cell>
          <table:table-cell table:style-name="ce36" table:formula="of:=ACOS( SIN([.$E34])*SIN([.$E$3])+COS([.$E34])*COS([.$E$3])*COS([.$F34]-[.$F$3]) )*6371" office:value-type="float" office:value="2295.50726550302" calcext:value-type="float">
            <text:p>2,296</text:p>
          </table:table-cell>
          <table:table-cell table:style-name="ce36" table:formula="of:=ACOS( SIN([.$E34])*SIN([.$E$4])+COS([.$E34])*COS([.$E$4])*COS([.$F34]-[.$F$4]) )*6371" office:value-type="float" office:value="1404.47592237517" calcext:value-type="float">
            <text:p>1,404</text:p>
          </table:table-cell>
          <table:table-cell table:style-name="ce36" table:formula="of:=ACOS( SIN([.$E34])*SIN([.$E$5])+COS([.$E34])*COS([.$E$5])*COS([.$F34]-[.$F$5]) )*6371" office:value-type="float" office:value="104.265503553063" calcext:value-type="float">
            <text:p>104</text:p>
          </table:table-cell>
          <table:table-cell table:style-name="ce36" table:formula="of:=ACOS( SIN([.$E34])*SIN([.$E$6])+COS([.$E34])*COS([.$E$6])*COS([.$F34]-[.$F$6]) )*6371" office:value-type="float" office:value="2643.89777204049" calcext:value-type="float">
            <text:p>2,644</text:p>
          </table:table-cell>
          <table:table-cell table:style-name="ce36" table:formula="of:=ACOS( SIN([.$E34])*SIN([.$E$7])+COS([.$E34])*COS([.$E$7])*COS([.$F34]-[.$F$7]) )*6371" office:value-type="float" office:value="1212.45945006007" calcext:value-type="float">
            <text:p>1,212</text:p>
          </table:table-cell>
          <table:table-cell table:style-name="ce36" table:formula="of:=ACOS( SIN([.$E34])*SIN([.$E$8])+COS([.$E34])*COS([.$E$8])*COS([.$F34]-[.$F$8]) )*6371" office:value-type="float" office:value="452.1206283249" calcext:value-type="float">
            <text:p>452</text:p>
          </table:table-cell>
          <table:table-cell table:style-name="ce36" table:formula="of:=ACOS( SIN([.$E34])*SIN([.$E$9])+COS([.$E34])*COS([.$E$9])*COS([.$F34]-[.$F$9]) )*6371" office:value-type="float" office:value="2148.105891479" calcext:value-type="float">
            <text:p>2,148</text:p>
          </table:table-cell>
          <table:table-cell table:style-name="ce36" table:formula="of:=ACOS( SIN([.$E34])*SIN([.$E$10])+COS([.$E34])*COS([.$E$10])*COS([.$F34]-[.$F$10]) )*6371" office:value-type="float" office:value="571.955215103261" calcext:value-type="float">
            <text:p>572</text:p>
          </table:table-cell>
          <table:table-cell table:style-name="ce36" table:formula="of:=ACOS( SIN([.$E34])*SIN([.$E$11])+COS([.$E34])*COS([.$E$11])*COS([.$F34]-[.$F$11]) )*6371" office:value-type="float" office:value="827.431383336314" calcext:value-type="float">
            <text:p>827</text:p>
          </table:table-cell>
          <table:table-cell table:style-name="ce36" table:formula="of:=ACOS( SIN([.$E34])*SIN([.$E$12])+COS([.$E34])*COS([.$E$12])*COS([.$F34]-[.$F$12]) )*6371" office:value-type="float" office:value="1492.98060656921" calcext:value-type="float">
            <text:p>1,493</text:p>
          </table:table-cell>
          <table:table-cell table:style-name="ce36" table:formula="of:=ACOS( SIN([.$E34])*SIN([.$E$13])+COS([.$E34])*COS([.$E$13])*COS([.$F34]-[.$F$13]) )*6371" office:value-type="float" office:value="472.988531005807" calcext:value-type="float">
            <text:p>473</text:p>
          </table:table-cell>
          <table:table-cell table:number-columns-repeated="1006"/>
        </table:table-row>
        <table:table-row table:style-name="ro8">
          <table:table-cell table:style-name="ce31" office:value-type="string" calcext:value-type="string">
            <text:p>.<text:span text:style-name="T1">San Antonio-New Braunfels-Pearsall, TX CSA</text:span></text:p>
          </table:table-cell>
          <table:table-cell table:style-name="ce33" office:value-type="float" office:value="2571266" calcext:value-type="float">
            <text:p>2,571,266</text:p>
          </table:table-cell>
          <table:table-cell office:value-type="float" office:value="29.4241" calcext:value-type="float">
            <text:p>29.4241</text:p>
          </table:table-cell>
          <table:table-cell office:value-type="float" office:value="-98.4936" calcext:value-type="float">
            <text:p>-98.4936</text:p>
          </table:table-cell>
          <table:table-cell table:formula="of:=[.C35]*PI()/180" office:value-type="float" office:value="0.513547424436063" calcext:value-type="float">
            <text:p>0.513547</text:p>
          </table:table-cell>
          <table:table-cell table:formula="of:=[.D35]*PI()/180" office:value-type="float" office:value="-1.71903761214229" calcext:value-type="float">
            <text:p>-1.719038</text:p>
          </table:table-cell>
          <table:table-cell table:style-name="ce36" table:formula="of:=ACOS( SIN([.$E35])*SIN([.$E$2])+COS([.$E35])*COS([.$E$2])*COS([.$F35]-[.$F$2]) )*6371" office:value-type="float" office:value="2022.48857231585" calcext:value-type="float">
            <text:p>2,022</text:p>
          </table:table-cell>
          <table:table-cell table:style-name="ce36" table:formula="of:=ACOS( SIN([.$E35])*SIN([.$E$3])+COS([.$E35])*COS([.$E$3])*COS([.$F35]-[.$F$3]) )*6371" office:value-type="float" office:value="807.62294212247" calcext:value-type="float">
            <text:p>808</text:p>
          </table:table-cell>
          <table:table-cell table:style-name="ce36" table:formula="of:=ACOS( SIN([.$E35])*SIN([.$E$4])+COS([.$E35])*COS([.$E$4])*COS([.$F35]-[.$F$4]) )*6371" office:value-type="float" office:value="1577.52521014138" calcext:value-type="float">
            <text:p>1,578</text:p>
          </table:table-cell>
          <table:table-cell table:style-name="ce36" table:formula="of:=ACOS( SIN([.$E35])*SIN([.$E$5])+COS([.$E35])*COS([.$E$5])*COS([.$F35]-[.$F$5]) )*6371" office:value-type="float" office:value="1737.91997431654" calcext:value-type="float">
            <text:p>1,738</text:p>
          </table:table-cell>
          <table:table-cell table:style-name="ce36" table:formula="of:=ACOS( SIN([.$E35])*SIN([.$E$6])+COS([.$E35])*COS([.$E$6])*COS([.$F35]-[.$F$6]) )*6371" office:value-type="float" office:value="1230.92143450323" calcext:value-type="float">
            <text:p>1,231</text:p>
          </table:table-cell>
          <table:table-cell table:style-name="ce36" table:formula="of:=ACOS( SIN([.$E35])*SIN([.$E$7])+COS([.$E35])*COS([.$E$7])*COS([.$F35]-[.$F$7]) )*6371" office:value-type="float" office:value="783.902924476815" calcext:value-type="float">
            <text:p>784</text:p>
          </table:table-cell>
          <table:table-cell table:style-name="ce36" table:formula="of:=ACOS( SIN([.$E35])*SIN([.$E$8])+COS([.$E35])*COS([.$E$8])*COS([.$F35]-[.$F$8]) )*6371" office:value-type="float" office:value="1542.91194687122" calcext:value-type="float">
            <text:p>1,543</text:p>
          </table:table-cell>
          <table:table-cell table:style-name="ce36" table:formula="of:=ACOS( SIN([.$E35])*SIN([.$E$9])+COS([.$E35])*COS([.$E$9])*COS([.$F35]-[.$F$9]) )*6371" office:value-type="float" office:value="991.538284351582" calcext:value-type="float">
            <text:p>992</text:p>
          </table:table-cell>
          <table:table-cell table:style-name="ce36" table:formula="of:=ACOS( SIN([.$E35])*SIN([.$E$10])+COS([.$E35])*COS([.$E$10])*COS([.$F35]-[.$F$10]) )*6371" office:value-type="float" office:value="2403.66963222559" calcext:value-type="float">
            <text:p>2,404</text:p>
          </table:table-cell>
          <table:table-cell table:style-name="ce36" table:formula="of:=ACOS( SIN([.$E35])*SIN([.$E$11])+COS([.$E35])*COS([.$E$11])*COS([.$F35]-[.$F$11]) )*6371" office:value-type="float" office:value="2650.8467147525" calcext:value-type="float">
            <text:p>2,651</text:p>
          </table:table-cell>
          <table:table-cell table:style-name="ce36" table:formula="of:=ACOS( SIN([.$E35])*SIN([.$E$12])+COS([.$E35])*COS([.$E$12])*COS([.$F35]-[.$F$12]) )*6371" office:value-type="float" office:value="1653.71466402269" calcext:value-type="float">
            <text:p>1,654</text:p>
          </table:table-cell>
          <table:table-cell table:style-name="ce36" table:formula="of:=ACOS( SIN([.$E35])*SIN([.$E$13])+COS([.$E35])*COS([.$E$13])*COS([.$F35]-[.$F$13]) )*6371" office:value-type="float" office:value="2300.94066976421" calcext:value-type="float">
            <text:p>2,301</text:p>
          </table:table-cell>
          <table:table-cell table:number-columns-repeated="1006"/>
        </table:table-row>
        <table:table-row table:style-name="ro8">
          <table:table-cell table:style-name="ce31" office:value-type="string" calcext:value-type="string">
            <text:p>.<text:span text:style-name="T1">Pittsburgh-New Castle-Weirton, PA-OH-WV CSA</text:span></text:p>
          </table:table-cell>
          <table:table-cell table:style-name="ce33" office:value-type="float" office:value="2603259" calcext:value-type="float">
            <text:p>2,603,259</text:p>
          </table:table-cell>
          <table:table-cell office:value-type="float" office:value="40.4406" calcext:value-type="float">
            <text:p>40.4406</text:p>
          </table:table-cell>
          <table:table-cell office:value-type="float" office:value="-79.9959" calcext:value-type="float">
            <text:p>-79.9959</text:p>
          </table:table-cell>
          <table:table-cell table:formula="of:=[.C36]*PI()/180" office:value-type="float" office:value="0.705821621482019" calcext:value-type="float">
            <text:p>0.705822</text:p>
          </table:table-cell>
          <table:table-cell table:formula="of:=[.D36]*PI()/180" office:value-type="float" office:value="-1.39619184309613" calcext:value-type="float">
            <text:p>-1.396192</text:p>
          </table:table-cell>
          <table:table-cell table:style-name="ce36" table:formula="of:=ACOS( SIN([.$E36])*SIN([.$E$2])+COS([.$E36])*COS([.$E$2])*COS([.$F36]-[.$F$2]) )*6371" office:value-type="float" office:value="184.909539820661" calcext:value-type="float">
            <text:p>185</text:p>
          </table:table-cell>
          <table:table-cell table:style-name="ce36" table:formula="of:=ACOS( SIN([.$E36])*SIN([.$E$3])+COS([.$E36])*COS([.$E$3])*COS([.$F36]-[.$F$3]) )*6371" office:value-type="float" office:value="2555.65746063756" calcext:value-type="float">
            <text:p>2,556</text:p>
          </table:table-cell>
          <table:table-cell table:style-name="ce36" table:formula="of:=ACOS( SIN([.$E36])*SIN([.$E$4])+COS([.$E36])*COS([.$E$4])*COS([.$F36]-[.$F$4]) )*6371" office:value-type="float" office:value="1475.5945115642" calcext:value-type="float">
            <text:p>1,476</text:p>
          </table:table-cell>
          <table:table-cell table:style-name="ce36" table:formula="of:=ACOS( SIN([.$E36])*SIN([.$E$5])+COS([.$E36])*COS([.$E$5])*COS([.$F36]-[.$F$5]) )*6371" office:value-type="float" office:value="364.790969036798" calcext:value-type="float">
            <text:p>365</text:p>
          </table:table-cell>
          <table:table-cell table:style-name="ce36" table:formula="of:=ACOS( SIN([.$E36])*SIN([.$E$6])+COS([.$E36])*COS([.$E$6])*COS([.$F36]-[.$F$6]) )*6371" office:value-type="float" office:value="2904.18192088777" calcext:value-type="float">
            <text:p>2,904</text:p>
          </table:table-cell>
          <table:table-cell table:style-name="ce36" table:formula="of:=ACOS( SIN([.$E36])*SIN([.$E$7])+COS([.$E36])*COS([.$E$7])*COS([.$F36]-[.$F$7]) )*6371" office:value-type="float" office:value="1472.58092999056" calcext:value-type="float">
            <text:p>1,473</text:p>
          </table:table-cell>
          <table:table-cell table:style-name="ce36" table:formula="of:=ACOS( SIN([.$E36])*SIN([.$E$8])+COS([.$E36])*COS([.$E$8])*COS([.$F36]-[.$F$8]) )*6371" office:value-type="float" office:value="604.639347844078" calcext:value-type="float">
            <text:p>605</text:p>
          </table:table-cell>
          <table:table-cell table:style-name="ce36" table:formula="of:=ACOS( SIN([.$E36])*SIN([.$E$9])+COS([.$E36])*COS([.$E$9])*COS([.$F36]-[.$F$9]) )*6371" office:value-type="float" office:value="2407.49186756315" calcext:value-type="float">
            <text:p>2,407</text:p>
          </table:table-cell>
          <table:table-cell table:style-name="ce36" table:formula="of:=ACOS( SIN([.$E36])*SIN([.$E$10])+COS([.$E36])*COS([.$E$10])*COS([.$F36]-[.$F$10]) )*6371" office:value-type="float" office:value="361.020447835938" calcext:value-type="float">
            <text:p>361</text:p>
          </table:table-cell>
          <table:table-cell table:style-name="ce36" table:formula="of:=ACOS( SIN([.$E36])*SIN([.$E$11])+COS([.$E36])*COS([.$E$11])*COS([.$F36]-[.$F$11]) )*6371" office:value-type="float" office:value="574.376256648988" calcext:value-type="float">
            <text:p>574</text:p>
          </table:table-cell>
          <table:table-cell table:style-name="ce36" table:formula="of:=ACOS( SIN([.$E36])*SIN([.$E$12])+COS([.$E36])*COS([.$E$12])*COS([.$F36]-[.$F$12]) )*6371" office:value-type="float" office:value="1553.60501929049" calcext:value-type="float">
            <text:p>1,554</text:p>
          </table:table-cell>
          <table:table-cell table:style-name="ce36" table:formula="of:=ACOS( SIN([.$E36])*SIN([.$E$13])+COS([.$E36])*COS([.$E$13])*COS([.$F36]-[.$F$13]) )*6371" office:value-type="float" office:value="287.359426246714" calcext:value-type="float">
            <text:p>287</text:p>
          </table:table-cell>
          <table:table-cell table:number-columns-repeated="1006"/>
        </table:table-row>
        <table:table-row table:style-name="ro8">
          <table:table-cell table:style-name="ce31" office:value-type="string" calcext:value-type="string">
            <text:p>.<text:span text:style-name="T1">Sacramento-Roseville, CA CSA</text:span></text:p>
          </table:table-cell>
          <table:table-cell table:style-name="ce33" office:value-type="float" office:value="2639124" calcext:value-type="float">
            <text:p>2,639,124</text:p>
          </table:table-cell>
          <table:table-cell office:value-type="float" office:value="38.5816" calcext:value-type="float">
            <text:p>38.5816</text:p>
          </table:table-cell>
          <table:table-cell office:value-type="float" office:value="-121.4944" calcext:value-type="float">
            <text:p>-121.4944</text:p>
          </table:table-cell>
          <table:table-cell table:formula="of:=[.C37]*PI()/180" office:value-type="float" office:value="0.673375950687444" calcext:value-type="float">
            <text:p>0.673376</text:p>
          </table:table-cell>
          <table:table-cell table:formula="of:=[.D37]*PI()/180" office:value-type="float" office:value="-2.120477302735" calcext:value-type="float">
            <text:p>-2.120477</text:p>
          </table:table-cell>
          <table:table-cell table:style-name="ce36" table:formula="of:=ACOS( SIN([.$E37])*SIN([.$E$2])+COS([.$E37])*COS([.$E$2])*COS([.$F37]-[.$F$2]) )*6371" office:value-type="float" office:value="3373.71626501156" calcext:value-type="float">
            <text:p>3,374</text:p>
          </table:table-cell>
          <table:table-cell table:style-name="ce36" table:formula="of:=ACOS( SIN([.$E37])*SIN([.$E$3])+COS([.$E37])*COS([.$E$3])*COS([.$F37]-[.$F$3]) )*6371" office:value-type="float" office:value="1557.95848725124" calcext:value-type="float">
            <text:p>1,558</text:p>
          </table:table-cell>
          <table:table-cell table:style-name="ce36" table:formula="of:=ACOS( SIN([.$E37])*SIN([.$E$4])+COS([.$E37])*COS([.$E$4])*COS([.$F37]-[.$F$4]) )*6371" office:value-type="float" office:value="3811.43921687853" calcext:value-type="float">
            <text:p>3,811</text:p>
          </table:table-cell>
          <table:table-cell table:style-name="ce36" table:formula="of:=ACOS( SIN([.$E37])*SIN([.$E$5])+COS([.$E37])*COS([.$E$5])*COS([.$F37]-[.$F$5]) )*6371" office:value-type="float" office:value="3195.05523160394" calcext:value-type="float">
            <text:p>3,195</text:p>
          </table:table-cell>
          <table:table-cell table:style-name="ce36" table:formula="of:=ACOS( SIN([.$E37])*SIN([.$E$6])+COS([.$E37])*COS([.$E$6])*COS([.$F37]-[.$F$6]) )*6371" office:value-type="float" office:value="1185.68666737434" calcext:value-type="float">
            <text:p>1,186</text:p>
          </table:table-cell>
          <table:table-cell table:style-name="ce36" table:formula="of:=ACOS( SIN([.$E37])*SIN([.$E$7])+COS([.$E37])*COS([.$E$7])*COS([.$F37]-[.$F$7]) )*6371" office:value-type="float" office:value="2262.41139835393" calcext:value-type="float">
            <text:p>2,262</text:p>
          </table:table-cell>
          <table:table-cell table:style-name="ce36" table:formula="of:=ACOS( SIN([.$E37])*SIN([.$E$8])+COS([.$E37])*COS([.$E$8])*COS([.$F37]-[.$F$8]) )*6371" office:value-type="float" office:value="3314.39485804238" calcext:value-type="float">
            <text:p>3,314</text:p>
          </table:table-cell>
          <table:table-cell table:style-name="ce36" table:formula="of:=ACOS( SIN([.$E37])*SIN([.$E$9])+COS([.$E37])*COS([.$E$9])*COS([.$F37]-[.$F$9]) )*6371" office:value-type="float" office:value="1375.33594464603" calcext:value-type="float">
            <text:p>1,375</text:p>
          </table:table-cell>
          <table:table-cell table:style-name="ce36" table:formula="of:=ACOS( SIN([.$E37])*SIN([.$E$10])+COS([.$E37])*COS([.$E$10])*COS([.$F37]-[.$F$10]) )*6371" office:value-type="float" office:value="3682.45009167504" calcext:value-type="float">
            <text:p>3,682</text:p>
          </table:table-cell>
          <table:table-cell table:style-name="ce36" table:formula="of:=ACOS( SIN([.$E37])*SIN([.$E$11])+COS([.$E37])*COS([.$E$11])*COS([.$F37]-[.$F$11]) )*6371" office:value-type="float" office:value="4001.07413005762" calcext:value-type="float">
            <text:p>4,001</text:p>
          </table:table-cell>
          <table:table-cell table:style-name="ce36" table:formula="of:=ACOS( SIN([.$E37])*SIN([.$E$12])+COS([.$E37])*COS([.$E$12])*COS([.$F37]-[.$F$12]) )*6371" office:value-type="float" office:value="3904.05041192738" calcext:value-type="float">
            <text:p>3,904</text:p>
          </table:table-cell>
          <table:table-cell table:style-name="ce36" table:formula="of:=ACOS( SIN([.$E37])*SIN([.$E$13])+COS([.$E37])*COS([.$E$13])*COS([.$F37]-[.$F$13]) )*6371" office:value-type="float" office:value="3583.80317818109" calcext:value-type="float">
            <text:p>3,584</text:p>
          </table:table-cell>
          <table:table-cell table:number-columns-repeated="1006"/>
        </table:table-row>
        <table:table-row table:style-name="ro8">
          <table:table-cell table:style-name="ce31" office:value-type="string" calcext:value-type="string">
            <text:p>.<text:span text:style-name="T1">Salt Lake City-Provo-Orem, UT CSA</text:span></text:p>
          </table:table-cell>
          <table:table-cell table:style-name="ce33" office:value-type="float" office:value="2641048" calcext:value-type="float">
            <text:p>2,641,048</text:p>
          </table:table-cell>
          <table:table-cell office:value-type="float" office:value="40.7608" calcext:value-type="float">
            <text:p>40.7608</text:p>
          </table:table-cell>
          <table:table-cell office:value-type="float" office:value="-111.891" calcext:value-type="float">
            <text:p>-111.891</text:p>
          </table:table-cell>
          <table:table-cell table:formula="of:=[.C38]*PI()/180" office:value-type="float" office:value="0.711410165746905" calcext:value-type="float">
            <text:p>0.711410</text:p>
          </table:table-cell>
          <table:table-cell table:formula="of:=[.D38]*PI()/180" office:value-type="float" office:value="-1.95286635334898" calcext:value-type="float">
            <text:p>-1.952866</text:p>
          </table:table-cell>
          <table:table-cell table:style-name="ce36" table:formula="of:=ACOS( SIN([.$E38])*SIN([.$E$2])+COS([.$E38])*COS([.$E$2])*COS([.$F38]-[.$F$2]) )*6371" office:value-type="float" office:value="2517.52395723317" calcext:value-type="float">
            <text:p>2,518</text:p>
          </table:table-cell>
          <table:table-cell table:style-name="ce36" table:formula="of:=ACOS( SIN([.$E38])*SIN([.$E$3])+COS([.$E38])*COS([.$E$3])*COS([.$F38]-[.$F$3]) )*6371" office:value-type="float" office:value="1111.24817719403" calcext:value-type="float">
            <text:p>1,111</text:p>
          </table:table-cell>
          <table:table-cell table:style-name="ce36" table:formula="of:=ACOS( SIN([.$E38])*SIN([.$E$4])+COS([.$E38])*COS([.$E$4])*COS([.$F38]-[.$F$4]) )*6371" office:value-type="float" office:value="3068.32258051086" calcext:value-type="float">
            <text:p>3,068</text:p>
          </table:table-cell>
          <table:table-cell table:style-name="ce36" table:formula="of:=ACOS( SIN([.$E38])*SIN([.$E$5])+COS([.$E38])*COS([.$E$5])*COS([.$F38]-[.$F$5]) )*6371" office:value-type="float" office:value="2343.31474714869" calcext:value-type="float">
            <text:p>2,343</text:p>
          </table:table-cell>
          <table:table-cell table:style-name="ce36" table:formula="of:=ACOS( SIN([.$E38])*SIN([.$E$6])+COS([.$E38])*COS([.$E$6])*COS([.$F38]-[.$F$6]) )*6371" office:value-type="float" office:value="952.914289238659" calcext:value-type="float">
            <text:p>953</text:p>
          </table:table-cell>
          <table:table-cell table:style-name="ce36" table:formula="of:=ACOS( SIN([.$E38])*SIN([.$E$7])+COS([.$E38])*COS([.$E$7])*COS([.$F38]-[.$F$7]) )*6371" office:value-type="float" office:value="1473.4179763385" calcext:value-type="float">
            <text:p>1,473</text:p>
          </table:table-cell>
          <table:table-cell table:style-name="ce36" table:formula="of:=ACOS( SIN([.$E38])*SIN([.$E$8])+COS([.$E38])*COS([.$E$8])*COS([.$F38]-[.$F$8]) )*6371" office:value-type="float" office:value="2485.20870125386" calcext:value-type="float">
            <text:p>2,485</text:p>
          </table:table-cell>
          <table:table-cell table:style-name="ce36" table:formula="of:=ACOS( SIN([.$E38])*SIN([.$E$9])+COS([.$E38])*COS([.$E$9])*COS([.$F38]-[.$F$9]) )*6371" office:value-type="float" office:value="780.486560941435" calcext:value-type="float">
            <text:p>780</text:p>
          </table:table-cell>
          <table:table-cell table:style-name="ce36" table:formula="of:=ACOS( SIN([.$E38])*SIN([.$E$10])+COS([.$E38])*COS([.$E$10])*COS([.$F38]-[.$F$10]) )*6371" office:value-type="float" office:value="2827.33554055812" calcext:value-type="float">
            <text:p>2,827</text:p>
          </table:table-cell>
          <table:table-cell table:style-name="ce36" table:formula="of:=ACOS( SIN([.$E38])*SIN([.$E$11])+COS([.$E38])*COS([.$E$11])*COS([.$F38]-[.$F$11]) )*6371" office:value-type="float" office:value="3145.81478378299" calcext:value-type="float">
            <text:p>3,146</text:p>
          </table:table-cell>
          <table:table-cell table:style-name="ce36" table:formula="of:=ACOS( SIN([.$E38])*SIN([.$E$12])+COS([.$E38])*COS([.$E$12])*COS([.$F38]-[.$F$12]) )*6371" office:value-type="float" office:value="3166.16456361548" calcext:value-type="float">
            <text:p>3,166</text:p>
          </table:table-cell>
          <table:table-cell table:style-name="ce36" table:formula="of:=ACOS( SIN([.$E38])*SIN([.$E$13])+COS([.$E38])*COS([.$E$13])*COS([.$F38]-[.$F$13]) )*6371" office:value-type="float" office:value="2728.12337832533" calcext:value-type="float">
            <text:p>2,728</text:p>
          </table:table-cell>
          <table:table-cell table:number-columns-repeated="1006"/>
        </table:table-row>
        <table:table-row table:style-name="ro8">
          <table:table-cell table:style-name="ce31" office:value-type="string" calcext:value-type="string">
            <text:p>.<text:span text:style-name="T1">Charlotte-Concord, NC-SC CSA</text:span></text:p>
          </table:table-cell>
          <table:table-cell table:style-name="ce33" office:value-type="float" office:value="2797636" calcext:value-type="float">
            <text:p>2,797,636</text:p>
          </table:table-cell>
          <table:table-cell office:value-type="float" office:value="35.2271" calcext:value-type="float">
            <text:p>35.2271</text:p>
          </table:table-cell>
          <table:table-cell office:value-type="float" office:value="-80.8431" calcext:value-type="float">
            <text:p>-80.8431</text:p>
          </table:table-cell>
          <table:table-cell table:formula="of:=[.C39]*PI()/180" office:value-type="float" office:value="0.614828880929294" calcext:value-type="float">
            <text:p>0.614829</text:p>
          </table:table-cell>
          <table:table-cell table:formula="of:=[.D39]*PI()/180" office:value-type="float" office:value="-1.41097827251903" calcext:value-type="float">
            <text:p>-1.410978</text:p>
          </table:table-cell>
          <table:table-cell table:style-name="ce36" table:formula="of:=ACOS( SIN([.$E39])*SIN([.$E$2])+COS([.$E39])*COS([.$E$2])*COS([.$F39]-[.$F$2]) )*6371" office:value-type="float" office:value="701.363801749791" calcext:value-type="float">
            <text:p>701</text:p>
          </table:table-cell>
          <table:table-cell table:style-name="ce36" table:formula="of:=ACOS( SIN([.$E39])*SIN([.$E$3])+COS([.$E39])*COS([.$E$3])*COS([.$F39]-[.$F$3]) )*6371" office:value-type="float" office:value="2401.90794967318" calcext:value-type="float">
            <text:p>2,402</text:p>
          </table:table-cell>
          <table:table-cell table:style-name="ce36" table:formula="of:=ACOS( SIN([.$E39])*SIN([.$E$4])+COS([.$E39])*COS([.$E$4])*COS([.$F39]-[.$F$4]) )*6371" office:value-type="float" office:value="891.89349866833" calcext:value-type="float">
            <text:p>892</text:p>
          </table:table-cell>
          <table:table-cell table:style-name="ce36" table:formula="of:=ACOS( SIN([.$E39])*SIN([.$E$5])+COS([.$E39])*COS([.$E$5])*COS([.$F39]-[.$F$5]) )*6371" office:value-type="float" office:value="584.009829950591" calcext:value-type="float">
            <text:p>584</text:p>
          </table:table-cell>
          <table:table-cell table:style-name="ce36" table:formula="of:=ACOS( SIN([.$E39])*SIN([.$E$6])+COS([.$E39])*COS([.$E$6])*COS([.$F39]-[.$F$6]) )*6371" office:value-type="float" office:value="2795.84067686885" calcext:value-type="float">
            <text:p>2,796</text:p>
          </table:table-cell>
          <table:table-cell table:style-name="ce36" table:formula="of:=ACOS( SIN([.$E39])*SIN([.$E$7])+COS([.$E39])*COS([.$E$7])*COS([.$F39]-[.$F$7]) )*6371" office:value-type="float" office:value="1370.65353021903" calcext:value-type="float">
            <text:p>1,371</text:p>
          </table:table-cell>
          <table:table-cell table:style-name="ce36" table:formula="of:=ACOS( SIN([.$E39])*SIN([.$E$8])+COS([.$E39])*COS([.$E$8])*COS([.$F39]-[.$F$8]) )*6371" office:value-type="float" office:value="289.966387250333" calcext:value-type="float">
            <text:p>290</text:p>
          </table:table-cell>
          <table:table-cell table:style-name="ce36" table:formula="of:=ACOS( SIN([.$E39])*SIN([.$E$9])+COS([.$E39])*COS([.$E$9])*COS([.$F39]-[.$F$9]) )*6371" office:value-type="float" office:value="2339.58137174529" calcext:value-type="float">
            <text:p>2,340</text:p>
          </table:table-cell>
          <table:table-cell table:style-name="ce36" table:formula="of:=ACOS( SIN([.$E39])*SIN([.$E$10])+COS([.$E39])*COS([.$E$10])*COS([.$F39]-[.$F$10]) )*6371" office:value-type="float" office:value="924.522463417778" calcext:value-type="float">
            <text:p>925</text:p>
          </table:table-cell>
          <table:table-cell table:style-name="ce36" table:formula="of:=ACOS( SIN([.$E39])*SIN([.$E$11])+COS([.$E39])*COS([.$E$11])*COS([.$F39]-[.$F$11]) )*6371" office:value-type="float" office:value="1027.46458194806" calcext:value-type="float">
            <text:p>1,027</text:p>
          </table:table-cell>
          <table:table-cell table:style-name="ce36" table:formula="of:=ACOS( SIN([.$E39])*SIN([.$E$12])+COS([.$E39])*COS([.$E$12])*COS([.$F39]-[.$F$12]) )*6371" office:value-type="float" office:value="969.159133286954" calcext:value-type="float">
            <text:p>969</text:p>
          </table:table-cell>
          <table:table-cell table:style-name="ce36" table:formula="of:=ACOS( SIN([.$E39])*SIN([.$E$13])+COS([.$E39])*COS([.$E$13])*COS([.$F39]-[.$F$13]) )*6371" office:value-type="float" office:value="868.33213086724" calcext:value-type="float">
            <text:p>868</text:p>
          </table:table-cell>
          <table:table-cell table:number-columns-repeated="1006"/>
        </table:table-row>
        <table:table-row table:style-name="ro8">
          <table:table-cell table:style-name="ce31" office:value-type="string" calcext:value-type="string">
            <text:p>.<text:span text:style-name="T1">St. Louis-St. Charles-Farmington, MO-IL CSA</text:span></text:p>
          </table:table-cell>
          <table:table-cell table:style-name="ce33" office:value-type="float" office:value="2907648" calcext:value-type="float">
            <text:p>2,907,648</text:p>
          </table:table-cell>
          <table:table-cell office:value-type="float" office:value="38.627" calcext:value-type="float">
            <text:p>38.627</text:p>
          </table:table-cell>
          <table:table-cell office:value-type="float" office:value="-90.1994" calcext:value-type="float">
            <text:p>-90.1994</text:p>
          </table:table-cell>
          <table:table-cell table:formula="of:=[.C40]*PI()/180" office:value-type="float" office:value="0.67416833016785" calcext:value-type="float">
            <text:p>0.674168</text:p>
          </table:table-cell>
          <table:table-cell table:formula="of:=[.D40]*PI()/180" office:value-type="float" office:value="-1.57427651332337" calcext:value-type="float">
            <text:p>-1.574277</text:p>
          </table:table-cell>
          <table:table-cell table:style-name="ce36" table:formula="of:=ACOS( SIN([.$E40])*SIN([.$E$2])+COS([.$E40])*COS([.$E$2])*COS([.$F40]-[.$F$2]) )*6371" office:value-type="float" office:value="790.654151671673" calcext:value-type="float">
            <text:p>791</text:p>
          </table:table-cell>
          <table:table-cell table:style-name="ce36" table:formula="of:=ACOS( SIN([.$E40])*SIN([.$E$3])+COS([.$E40])*COS([.$E$3])*COS([.$F40]-[.$F$3]) )*6371" office:value-type="float" office:value="1661.69155410977" calcext:value-type="float">
            <text:p>1,662</text:p>
          </table:table-cell>
          <table:table-cell table:style-name="ce36" table:formula="of:=ACOS( SIN([.$E40])*SIN([.$E$4])+COS([.$E40])*COS([.$E$4])*COS([.$F40]-[.$F$4]) )*6371" office:value-type="float" office:value="1443.55271336678" calcext:value-type="float">
            <text:p>1,444</text:p>
          </table:table-cell>
          <table:table-cell table:style-name="ce36" table:formula="of:=ACOS( SIN([.$E40])*SIN([.$E$5])+COS([.$E40])*COS([.$E$5])*COS([.$F40]-[.$F$5]) )*6371" office:value-type="float" office:value="532.705515231479" calcext:value-type="float">
            <text:p>533</text:p>
          </table:table-cell>
          <table:table-cell table:style-name="ce36" table:formula="of:=ACOS( SIN([.$E40])*SIN([.$E$6])+COS([.$E40])*COS([.$E$6])*COS([.$F40]-[.$F$6]) )*6371" office:value-type="float" office:value="2007.06832705934" calcext:value-type="float">
            <text:p>2,007</text:p>
          </table:table-cell>
          <table:table-cell table:style-name="ce36" table:formula="of:=ACOS( SIN([.$E40])*SIN([.$E$7])+COS([.$E40])*COS([.$E$7])*COS([.$F40]-[.$F$7]) )*6371" office:value-type="float" office:value="580.849741329425" calcext:value-type="float">
            <text:p>581</text:p>
          </table:table-cell>
          <table:table-cell table:style-name="ce36" table:formula="of:=ACOS( SIN([.$E40])*SIN([.$E$8])+COS([.$E40])*COS([.$E$8])*COS([.$F40]-[.$F$8]) )*6371" office:value-type="float" office:value="629.384028809819" calcext:value-type="float">
            <text:p>629</text:p>
          </table:table-cell>
          <table:table-cell table:style-name="ce36" table:formula="of:=ACOS( SIN([.$E40])*SIN([.$E$9])+COS([.$E40])*COS([.$E$9])*COS([.$F40]-[.$F$9]) )*6371" office:value-type="float" office:value="1513.40573838603" calcext:value-type="float">
            <text:p>1,513</text:p>
          </table:table-cell>
          <table:table-cell table:style-name="ce36" table:formula="of:=ACOS( SIN([.$E40])*SIN([.$E$10])+COS([.$E40])*COS([.$E$10])*COS([.$F40]-[.$F$10]) )*6371" office:value-type="float" office:value="1170.43635082832" calcext:value-type="float">
            <text:p>1,170</text:p>
          </table:table-cell>
          <table:table-cell table:style-name="ce36" table:formula="of:=ACOS( SIN([.$E40])*SIN([.$E$11])+COS([.$E40])*COS([.$E$11])*COS([.$F40]-[.$F$11]) )*6371" office:value-type="float" office:value="1455.04308578318" calcext:value-type="float">
            <text:p>1,455</text:p>
          </table:table-cell>
          <table:table-cell table:style-name="ce36" table:formula="of:=ACOS( SIN([.$E40])*SIN([.$E$12])+COS([.$E40])*COS([.$E$12])*COS([.$F40]-[.$F$12]) )*6371" office:value-type="float" office:value="1546.48841786866" calcext:value-type="float">
            <text:p>1,546</text:p>
          </table:table-cell>
          <table:table-cell table:style-name="ce36" table:formula="of:=ACOS( SIN([.$E40])*SIN([.$E$13])+COS([.$E40])*COS([.$E$13])*COS([.$F40]-[.$F$13]) )*6371" office:value-type="float" office:value="1063.47155764252" calcext:value-type="float">
            <text:p>1,063</text:p>
          </table:table-cell>
          <table:table-cell table:number-columns-repeated="1006"/>
        </table:table-row>
        <table:table-row table:style-name="ro8">
          <table:table-cell table:style-name="ce31" office:value-type="string" calcext:value-type="string">
            <text:p>.<text:span text:style-name="T1">Portland-Vancouver-Salem, OR-WA CSA</text:span></text:p>
          </table:table-cell>
          <table:table-cell table:style-name="ce33" office:value-type="float" office:value="3259710" calcext:value-type="float">
            <text:p>3,259,710</text:p>
          </table:table-cell>
          <table:table-cell office:value-type="float" office:value="45.5051" calcext:value-type="float">
            <text:p>45.5051</text:p>
          </table:table-cell>
          <table:table-cell office:value-type="float" office:value="-122.675" calcext:value-type="float">
            <text:p>-122.675</text:p>
          </table:table-cell>
          <table:table-cell table:formula="of:=[.C41]*PI()/180" office:value-type="float" office:value="0.794213821449272" calcext:value-type="float">
            <text:p>0.794214</text:p>
          </table:table-cell>
          <table:table-cell table:formula="of:=[.D41]*PI()/180" office:value-type="float" office:value="-2.14108265988404" calcext:value-type="float">
            <text:p>-2.141083</text:p>
          </table:table-cell>
          <table:table-cell table:style-name="ce36" table:formula="of:=ACOS( SIN([.$E41])*SIN([.$E$2])+COS([.$E41])*COS([.$E$2])*COS([.$F41]-[.$F$2]) )*6371" office:value-type="float" office:value="3298.79550420147" calcext:value-type="float">
            <text:p>3,299</text:p>
          </table:table-cell>
          <table:table-cell table:style-name="ce36" table:formula="of:=ACOS( SIN([.$E41])*SIN([.$E$3])+COS([.$E41])*COS([.$E$3])*COS([.$F41]-[.$F$3]) )*6371" office:value-type="float" office:value="2068.81865058293" calcext:value-type="float">
            <text:p>2,069</text:p>
          </table:table-cell>
          <table:table-cell table:style-name="ce36" table:formula="of:=ACOS( SIN([.$E41])*SIN([.$E$4])+COS([.$E41])*COS([.$E$4])*COS([.$F41]-[.$F$4]) )*6371" office:value-type="float" office:value="4062.67883052642" calcext:value-type="float">
            <text:p>4,063</text:p>
          </table:table-cell>
          <table:table-cell table:style-name="ce36" table:formula="of:=ACOS( SIN([.$E41])*SIN([.$E$5])+COS([.$E41])*COS([.$E$5])*COS([.$F41]-[.$F$5]) )*6371" office:value-type="float" office:value="3180.63868242861" calcext:value-type="float">
            <text:p>3,181</text:p>
          </table:table-cell>
          <table:table-cell table:style-name="ce36" table:formula="of:=ACOS( SIN([.$E41])*SIN([.$E$6])+COS([.$E41])*COS([.$E$6])*COS([.$F41]-[.$F$6]) )*6371" office:value-type="float" office:value="1786.77889182582" calcext:value-type="float">
            <text:p>1,787</text:p>
          </table:table-cell>
          <table:table-cell table:style-name="ce36" table:formula="of:=ACOS( SIN([.$E41])*SIN([.$E$7])+COS([.$E41])*COS([.$E$7])*COS([.$F41]-[.$F$7]) )*6371" office:value-type="float" office:value="2458.73175648248" calcext:value-type="float">
            <text:p>2,459</text:p>
          </table:table-cell>
          <table:table-cell table:style-name="ce36" table:formula="of:=ACOS( SIN([.$E41])*SIN([.$E$8])+COS([.$E41])*COS([.$E$8])*COS([.$F41]-[.$F$8]) )*6371" office:value-type="float" office:value="3396.03258105138" calcext:value-type="float">
            <text:p>3,396</text:p>
          </table:table-cell>
          <table:table-cell table:style-name="ce36" table:formula="of:=ACOS( SIN([.$E41])*SIN([.$E$9])+COS([.$E41])*COS([.$E$9])*COS([.$F41]-[.$F$9]) )*6371" office:value-type="float" office:value="1780.04541648264" calcext:value-type="float">
            <text:p>1,780</text:p>
          </table:table-cell>
          <table:table-cell table:style-name="ce36" table:formula="of:=ACOS( SIN([.$E41])*SIN([.$E$10])+COS([.$E41])*COS([.$E$10])*COS([.$F41]-[.$F$10]) )*6371" office:value-type="float" office:value="3546.79881986925" calcext:value-type="float">
            <text:p>3,547</text:p>
          </table:table-cell>
          <table:table-cell table:style-name="ce36" table:formula="of:=ACOS( SIN([.$E41])*SIN([.$E$11])+COS([.$E41])*COS([.$E$11])*COS([.$F41]-[.$F$11]) )*6371" office:value-type="float" office:value="3859.78580070687" calcext:value-type="float">
            <text:p>3,860</text:p>
          </table:table-cell>
          <table:table-cell table:style-name="ce36" table:formula="of:=ACOS( SIN([.$E41])*SIN([.$E$12])+COS([.$E41])*COS([.$E$12])*COS([.$F41]-[.$F$12]) )*6371" office:value-type="float" office:value="4162.54612399222" calcext:value-type="float">
            <text:p>4,163</text:p>
          </table:table-cell>
          <table:table-cell table:style-name="ce36" table:formula="of:=ACOS( SIN([.$E41])*SIN([.$E$13])+COS([.$E41])*COS([.$E$13])*COS([.$F41]-[.$F$13]) )*6371" office:value-type="float" office:value="3460.25812399591" calcext:value-type="float">
            <text:p>3,460</text:p>
          </table:table-cell>
          <table:table-cell table:number-columns-repeated="1006"/>
        </table:table-row>
        <table:table-row table:style-name="ro8">
          <table:table-cell table:style-name="ce31" office:value-type="string" calcext:value-type="string">
            <text:p>.<text:span text:style-name="T1">Cleveland-Akron-Canton, OH CSA</text:span></text:p>
          </table:table-cell>
          <table:table-cell table:style-name="ce33" office:value-type="float" office:value="3586918" calcext:value-type="float">
            <text:p>3,586,918</text:p>
          </table:table-cell>
          <table:table-cell office:value-type="float" office:value="41.4993" calcext:value-type="float">
            <text:p>41.4993</text:p>
          </table:table-cell>
          <table:table-cell office:value-type="float" office:value="-81.6944" calcext:value-type="float">
            <text:p>-81.6944</text:p>
          </table:table-cell>
          <table:table-cell table:formula="of:=[.C42]*PI()/180" office:value-type="float" office:value="0.724299422272883" calcext:value-type="float">
            <text:p>0.724299</text:p>
          </table:table-cell>
          <table:table-cell table:formula="of:=[.D42]*PI()/180" office:value-type="float" office:value="-1.42583626044126" calcext:value-type="float">
            <text:p>-1.425836</text:p>
          </table:table-cell>
          <table:table-cell table:style-name="ce36" table:formula="of:=ACOS( SIN([.$E42])*SIN([.$E$2])+COS([.$E42])*COS([.$E$2])*COS([.$F42]-[.$F$2]) )*6371" office:value-type="float" office:value="0" calcext:value-type="float">
            <text:p>0</text:p>
          </table:table-cell>
          <table:table-cell table:style-name="ce36" table:formula="of:=ACOS( SIN([.$E42])*SIN([.$E$3])+COS([.$E42])*COS([.$E$3])*COS([.$F42]-[.$F$3]) )*6371" office:value-type="float" office:value="2450.94708986217" calcext:value-type="float">
            <text:p>2,451</text:p>
          </table:table-cell>
          <table:table-cell table:style-name="ce36" table:formula="of:=ACOS( SIN([.$E42])*SIN([.$E$4])+COS([.$E42])*COS([.$E$4])*COS([.$F42]-[.$F$4]) )*6371" office:value-type="float" office:value="1576.68694152755" calcext:value-type="float">
            <text:p>1,577</text:p>
          </table:table-cell>
          <table:table-cell table:style-name="ce36" table:formula="of:=ACOS( SIN([.$E42])*SIN([.$E$5])+COS([.$E42])*COS([.$E$5])*COS([.$F42]-[.$F$5]) )*6371" office:value-type="float" office:value="286.092015028597" calcext:value-type="float">
            <text:p>286</text:p>
          </table:table-cell>
          <table:table-cell table:style-name="ce36" table:formula="of:=ACOS( SIN([.$E42])*SIN([.$E$6])+COS([.$E42])*COS([.$E$6])*COS([.$F42]-[.$F$6]) )*6371" office:value-type="float" office:value="2784.96592990868" calcext:value-type="float">
            <text:p>2,785</text:p>
          </table:table-cell>
          <table:table-cell table:style-name="ce36" table:formula="of:=ACOS( SIN([.$E42])*SIN([.$E$7])+COS([.$E42])*COS([.$E$7])*COS([.$F42]-[.$F$7]) )*6371" office:value-type="float" office:value="1371.50378866043" calcext:value-type="float">
            <text:p>1,372</text:p>
          </table:table-cell>
          <table:table-cell table:style-name="ce36" table:formula="of:=ACOS( SIN([.$E42])*SIN([.$E$8])+COS([.$E42])*COS([.$E$8])*COS([.$F42]-[.$F$8]) )*6371" office:value-type="float" office:value="645.375629390127" calcext:value-type="float">
            <text:p>645</text:p>
          </table:table-cell>
          <table:table-cell table:style-name="ce36" table:formula="of:=ACOS( SIN([.$E42])*SIN([.$E$9])+COS([.$E42])*COS([.$E$9])*COS([.$F42]-[.$F$9]) )*6371" office:value-type="float" office:value="2282.34672257826" calcext:value-type="float">
            <text:p>2,282</text:p>
          </table:table-cell>
          <table:table-cell table:style-name="ce36" table:formula="of:=ACOS( SIN([.$E42])*SIN([.$E$10])+COS([.$E42])*COS([.$E$10])*COS([.$F42]-[.$F$10]) )*6371" office:value-type="float" office:value="383.034831015796" calcext:value-type="float">
            <text:p>383</text:p>
          </table:table-cell>
          <table:table-cell table:style-name="ce36" table:formula="of:=ACOS( SIN([.$E42])*SIN([.$E$11])+COS([.$E42])*COS([.$E$11])*COS([.$F42]-[.$F$11]) )*6371" office:value-type="float" office:value="667.345231924146" calcext:value-type="float">
            <text:p>667</text:p>
          </table:table-cell>
          <table:table-cell table:style-name="ce36" table:formula="of:=ACOS( SIN([.$E42])*SIN([.$E$12])+COS([.$E42])*COS([.$E$12])*COS([.$F42]-[.$F$12]) )*6371" office:value-type="float" office:value="1661.01601892161" calcext:value-type="float">
            <text:p>1,661</text:p>
          </table:table-cell>
          <table:table-cell table:style-name="ce36" table:formula="of:=ACOS( SIN([.$E42])*SIN([.$E$13])+COS([.$E42])*COS([.$E$13])*COS([.$F42]-[.$F$13]) )*6371" office:value-type="float" office:value="278.55907987101" calcext:value-type="float">
            <text:p>279</text:p>
          </table:table-cell>
          <table:table-cell table:number-columns-repeated="1006"/>
        </table:table-row>
        <table:table-row table:style-name="ro8">
          <table:table-cell table:style-name="ce31" office:value-type="string" calcext:value-type="string">
            <text:p>.<text:span text:style-name="T1">Denver-Aurora, CO CSA</text:span></text:p>
          </table:table-cell>
          <table:table-cell table:style-name="ce33" office:value-type="float" office:value="3617927" calcext:value-type="float">
            <text:p>3,617,927</text:p>
          </table:table-cell>
          <table:table-cell office:value-type="float" office:value="39.7392" calcext:value-type="float">
            <text:p>39.7392</text:p>
          </table:table-cell>
          <table:table-cell office:value-type="float" office:value="-104.9903" calcext:value-type="float">
            <text:p>-104.9903</text:p>
          </table:table-cell>
          <table:table-cell table:formula="of:=[.C43]*PI()/180" office:value-type="float" office:value="0.693579882108531" calcext:value-type="float">
            <text:p>0.693580</text:p>
          </table:table-cell>
          <table:table-cell table:formula="of:=[.D43]*PI()/180" office:value-type="float" office:value="-1.8324264176566" calcext:value-type="float">
            <text:p>-1.832426</text:p>
          </table:table-cell>
          <table:table-cell table:style-name="ce36" table:formula="of:=ACOS( SIN([.$E43])*SIN([.$E$2])+COS([.$E43])*COS([.$E$2])*COS([.$F43]-[.$F$2]) )*6371" office:value-type="float" office:value="1969.94640264057" calcext:value-type="float">
            <text:p>1,970</text:p>
          </table:table-cell>
          <table:table-cell table:style-name="ce36" table:formula="of:=ACOS( SIN([.$E43])*SIN([.$E$3])+COS([.$E43])*COS([.$E$3])*COS([.$F43]-[.$F$3]) )*6371" office:value-type="float" office:value="897.190102627688" calcext:value-type="float">
            <text:p>897</text:p>
          </table:table-cell>
          <table:table-cell table:style-name="ce36" table:formula="of:=ACOS( SIN([.$E43])*SIN([.$E$4])+COS([.$E43])*COS([.$E$4])*COS([.$F43]-[.$F$4]) )*6371" office:value-type="float" office:value="2485.69803611783" calcext:value-type="float">
            <text:p>2,486</text:p>
          </table:table-cell>
          <table:table-cell table:style-name="ce36" table:formula="of:=ACOS( SIN([.$E43])*SIN([.$E$5])+COS([.$E43])*COS([.$E$5])*COS([.$F43]-[.$F$5]) )*6371" office:value-type="float" office:value="1774.11370775446" calcext:value-type="float">
            <text:p>1,774</text:p>
          </table:table-cell>
          <table:table-cell table:style-name="ce36" table:formula="of:=ACOS( SIN([.$E43])*SIN([.$E$6])+COS([.$E43])*COS([.$E$6])*COS([.$F43]-[.$F$6]) )*6371" office:value-type="float" office:value="993.663952948885" calcext:value-type="float">
            <text:p>994</text:p>
          </table:table-cell>
          <table:table-cell table:style-name="ce36" table:formula="of:=ACOS( SIN([.$E43])*SIN([.$E$7])+COS([.$E43])*COS([.$E$7])*COS([.$F43]-[.$F$7]) )*6371" office:value-type="float" office:value="883.360743653237" calcext:value-type="float">
            <text:p>883</text:p>
          </table:table-cell>
          <table:table-cell table:style-name="ce36" table:formula="of:=ACOS( SIN([.$E43])*SIN([.$E$8])+COS([.$E43])*COS([.$E$8])*COS([.$F43]-[.$F$8]) )*6371" office:value-type="float" office:value="1892.28431890927" calcext:value-type="float">
            <text:p>1,892</text:p>
          </table:table-cell>
          <table:table-cell table:style-name="ce36" table:formula="of:=ACOS( SIN([.$E43])*SIN([.$E$9])+COS([.$E43])*COS([.$E$9])*COS([.$F43]-[.$F$9]) )*6371" office:value-type="float" office:value="537.925938759742" calcext:value-type="float">
            <text:p>538</text:p>
          </table:table-cell>
          <table:table-cell table:style-name="ce36" table:formula="of:=ACOS( SIN([.$E43])*SIN([.$E$10])+COS([.$E43])*COS([.$E$10])*COS([.$F43]-[.$F$10]) )*6371" office:value-type="float" office:value="2302.97232673802" calcext:value-type="float">
            <text:p>2,303</text:p>
          </table:table-cell>
          <table:table-cell table:style-name="ce36" table:formula="of:=ACOS( SIN([.$E43])*SIN([.$E$11])+COS([.$E43])*COS([.$E$11])*COS([.$F43]-[.$F$11]) )*6371" office:value-type="float" office:value="2618.28749348442" calcext:value-type="float">
            <text:p>2,618</text:p>
          </table:table-cell>
          <table:table-cell table:style-name="ce36" table:formula="of:=ACOS( SIN([.$E43])*SIN([.$E$12])+COS([.$E43])*COS([.$E$12])*COS([.$F43]-[.$F$12]) )*6371" office:value-type="float" office:value="2585.05172097711" calcext:value-type="float">
            <text:p>2,585</text:p>
          </table:table-cell>
          <table:table-cell table:style-name="ce36" table:formula="of:=ACOS( SIN([.$E43])*SIN([.$E$13])+COS([.$E43])*COS([.$E$13])*COS([.$F43]-[.$F$13]) )*6371" office:value-type="float" office:value="2199.66505159344" calcext:value-type="float">
            <text:p>2,200</text:p>
          </table:table-cell>
          <table:table-cell table:number-columns-repeated="1006"/>
        </table:table-row>
        <table:table-row table:style-name="ro8">
          <table:table-cell table:style-name="ce31" office:value-type="string" calcext:value-type="string">
            <text:p>.<text:span text:style-name="T1">Minneapolis-St. Paul, MN-WI CSA</text:span></text:p>
          </table:table-cell>
          <table:table-cell table:style-name="ce33" office:value-type="float" office:value="4027861" calcext:value-type="float">
            <text:p>4,027,861</text:p>
          </table:table-cell>
          <table:table-cell office:value-type="float" office:value="44.9778" calcext:value-type="float">
            <text:p>44.9778</text:p>
          </table:table-cell>
          <table:table-cell office:value-type="float" office:value="-93.265" calcext:value-type="float">
            <text:p>-93.265</text:p>
          </table:table-cell>
          <table:table-cell table:formula="of:=[.C44]*PI()/180" office:value-type="float" office:value="0.785010700303505" calcext:value-type="float">
            <text:p>0.785011</text:p>
          </table:table-cell>
          <table:table-cell table:formula="of:=[.D44]*PI()/180" office:value-type="float" office:value="-1.62778132687251" calcext:value-type="float">
            <text:p>-1.627781</text:p>
          </table:table-cell>
          <table:table-cell table:style-name="ce36" table:formula="of:=ACOS( SIN([.$E44])*SIN([.$E$2])+COS([.$E44])*COS([.$E$2])*COS([.$F44]-[.$F$2]) )*6371" office:value-type="float" office:value="1012.78620197612" calcext:value-type="float">
            <text:p>1,013</text:p>
          </table:table-cell>
          <table:table-cell table:style-name="ce36" table:formula="of:=ACOS( SIN([.$E44])*SIN([.$E$3])+COS([.$E44])*COS([.$E$3])*COS([.$F44]-[.$F$3]) )*6371" office:value-type="float" office:value="1862.3976160161" calcext:value-type="float">
            <text:p>1,862</text:p>
          </table:table-cell>
          <table:table-cell table:style-name="ce36" table:formula="of:=ACOS( SIN([.$E44])*SIN([.$E$4])+COS([.$E44])*COS([.$E$4])*COS([.$F44]-[.$F$4]) )*6371" office:value-type="float" office:value="2180.9644752066" calcext:value-type="float">
            <text:p>2,181</text:p>
          </table:table-cell>
          <table:table-cell table:style-name="ce36" table:formula="of:=ACOS( SIN([.$E44])*SIN([.$E$5])+COS([.$E44])*COS([.$E$5])*COS([.$F44]-[.$F$5]) )*6371" office:value-type="float" office:value="943.683186280733" calcext:value-type="float">
            <text:p>944</text:p>
          </table:table-cell>
          <table:table-cell table:style-name="ce36" table:formula="of:=ACOS( SIN([.$E44])*SIN([.$E$6])+COS([.$E44])*COS([.$E$6])*COS([.$F44]-[.$F$6]) )*6371" office:value-type="float" office:value="2084.26136188381" calcext:value-type="float">
            <text:p>2,084</text:p>
          </table:table-cell>
          <table:table-cell table:style-name="ce36" table:formula="of:=ACOS( SIN([.$E44])*SIN([.$E$7])+COS([.$E44])*COS([.$E$7])*COS([.$F44]-[.$F$7]) )*6371" office:value-type="float" office:value="1007.68567259053" calcext:value-type="float">
            <text:p>1,008</text:p>
          </table:table-cell>
          <table:table-cell table:style-name="ce36" table:formula="of:=ACOS( SIN([.$E44])*SIN([.$E$8])+COS([.$E44])*COS([.$E$8])*COS([.$F44]-[.$F$8]) )*6371" office:value-type="float" office:value="1274.93608876959" calcext:value-type="float">
            <text:p>1,275</text:p>
          </table:table-cell>
          <table:table-cell table:style-name="ce36" table:formula="of:=ACOS( SIN([.$E44])*SIN([.$E$9])+COS([.$E44])*COS([.$E$9])*COS([.$F44]-[.$F$9]) )*6371" office:value-type="float" office:value="1580.02863558786" calcext:value-type="float">
            <text:p>1,580</text:p>
          </table:table-cell>
          <table:table-cell table:style-name="ce36" table:formula="of:=ACOS( SIN([.$E44])*SIN([.$E$10])+COS([.$E44])*COS([.$E$10])*COS([.$F44]-[.$F$10]) )*6371" office:value-type="float" office:value="1265.09572583578" calcext:value-type="float">
            <text:p>1,265</text:p>
          </table:table-cell>
          <table:table-cell table:style-name="ce36" table:formula="of:=ACOS( SIN([.$E44])*SIN([.$E$11])+COS([.$E44])*COS([.$E$11])*COS([.$F44]-[.$F$11]) )*6371" office:value-type="float" office:value="1582.5164804906" calcext:value-type="float">
            <text:p>1,583</text:p>
          </table:table-cell>
          <table:table-cell table:style-name="ce36" table:formula="of:=ACOS( SIN([.$E44])*SIN([.$E$12])+COS([.$E44])*COS([.$E$12])*COS([.$F44]-[.$F$12]) )*6371" office:value-type="float" office:value="2282.71751893219" calcext:value-type="float">
            <text:p>2,283</text:p>
          </table:table-cell>
          <table:table-cell table:style-name="ce36" table:formula="of:=ACOS( SIN([.$E44])*SIN([.$E$13])+COS([.$E44])*COS([.$E$13])*COS([.$F44]-[.$F$13]) )*6371" office:value-type="float" office:value="1173.62368662839" calcext:value-type="float">
            <text:p>1,174</text:p>
          </table:table-cell>
          <table:table-cell table:number-columns-repeated="1006"/>
        </table:table-row>
        <table:table-row table:style-name="ro8">
          <table:table-cell table:style-name="ce31" office:value-type="string" calcext:value-type="string">
            <text:p>.<text:span text:style-name="T1">Orlando-Lakeland-Deltona, FL CSA</text:span></text:p>
          </table:table-cell>
          <table:table-cell table:style-name="ce33" office:value-type="float" office:value="4160646" calcext:value-type="float">
            <text:p>4,160,646</text:p>
          </table:table-cell>
          <table:table-cell office:value-type="float" office:value="28.5384" calcext:value-type="float">
            <text:p>28.5384</text:p>
          </table:table-cell>
          <table:table-cell office:value-type="float" office:value="-81.3789" calcext:value-type="float">
            <text:p>-81.3789</text:p>
          </table:table-cell>
          <table:table-cell table:formula="of:=[.C45]*PI()/180" office:value-type="float" office:value="0.49808904325115" calcext:value-type="float">
            <text:p>0.498089</text:p>
          </table:table-cell>
          <table:table-cell table:formula="of:=[.D45]*PI()/180" office:value-type="float" office:value="-1.42032974665121" calcext:value-type="float">
            <text:p>-1.420330</text:p>
          </table:table-cell>
          <table:table-cell table:style-name="ce36" table:formula="of:=ACOS( SIN([.$E45])*SIN([.$E$2])+COS([.$E45])*COS([.$E$2])*COS([.$F45]-[.$F$2]) )*6371" office:value-type="float" office:value="1441.4696510525" calcext:value-type="float">
            <text:p>1,441</text:p>
          </table:table-cell>
          <table:table-cell table:style-name="ce36" table:formula="of:=ACOS( SIN([.$E45])*SIN([.$E$3])+COS([.$E45])*COS([.$E$3])*COS([.$F45]-[.$F$3]) )*6371" office:value-type="float" office:value="2434.9342815155" calcext:value-type="float">
            <text:p>2,435</text:p>
          </table:table-cell>
          <table:table-cell table:style-name="ce36" table:formula="of:=ACOS( SIN([.$E45])*SIN([.$E$4])+COS([.$E45])*COS([.$E$4])*COS([.$F45]-[.$F$4]) )*6371" office:value-type="float" office:value="175.116069381475" calcext:value-type="float">
            <text:p>175</text:p>
          </table:table-cell>
          <table:table-cell table:style-name="ce36" table:formula="of:=ACOS( SIN([.$E45])*SIN([.$E$5])+COS([.$E45])*COS([.$E$5])*COS([.$F45]-[.$F$5]) )*6371" office:value-type="float" office:value="1274.02588361884" calcext:value-type="float">
            <text:p>1,274</text:p>
          </table:table-cell>
          <table:table-cell table:style-name="ce36" table:formula="of:=ACOS( SIN([.$E45])*SIN([.$E$6])+COS([.$E45])*COS([.$E$6])*COS([.$F45]-[.$F$6]) )*6371" office:value-type="float" office:value="2859.28506043023" calcext:value-type="float">
            <text:p>2,859</text:p>
          </table:table-cell>
          <table:table-cell table:style-name="ce36" table:formula="of:=ACOS( SIN([.$E45])*SIN([.$E$7])+COS([.$E45])*COS([.$E$7])*COS([.$F45]-[.$F$7]) )*6371" office:value-type="float" office:value="1610.19665599325" calcext:value-type="float">
            <text:p>1,610</text:p>
          </table:table-cell>
          <table:table-cell table:style-name="ce36" table:formula="of:=ACOS( SIN([.$E45])*SIN([.$E$8])+COS([.$E45])*COS([.$E$8])*COS([.$F45]-[.$F$8]) )*6371" office:value-type="float" office:value="859.125854920611" calcext:value-type="float">
            <text:p>859</text:p>
          </table:table-cell>
          <table:table-cell table:style-name="ce36" table:formula="of:=ACOS( SIN([.$E45])*SIN([.$E$9])+COS([.$E45])*COS([.$E$9])*COS([.$F45]-[.$F$9]) )*6371" office:value-type="float" office:value="2488.52096882992" calcext:value-type="float">
            <text:p>2,489</text:p>
          </table:table-cell>
          <table:table-cell table:style-name="ce36" table:formula="of:=ACOS( SIN([.$E45])*SIN([.$E$10])+COS([.$E45])*COS([.$E$10])*COS([.$F45]-[.$F$10]) )*6371" office:value-type="float" office:value="1660.11843086563" calcext:value-type="float">
            <text:p>1,660</text:p>
          </table:table-cell>
          <table:table-cell table:style-name="ce36" table:formula="of:=ACOS( SIN([.$E45])*SIN([.$E$11])+COS([.$E45])*COS([.$E$11])*COS([.$F45]-[.$F$11]) )*6371" office:value-type="float" office:value="1712.24483688255" calcext:value-type="float">
            <text:p>1,712</text:p>
          </table:table-cell>
          <table:table-cell table:style-name="ce36" table:formula="of:=ACOS( SIN([.$E45])*SIN([.$E$12])+COS([.$E45])*COS([.$E$12])*COS([.$F45]-[.$F$12]) )*6371" office:value-type="float" office:value="226.752705620499" calcext:value-type="float">
            <text:p>227</text:p>
          </table:table-cell>
          <table:table-cell table:style-name="ce36" table:formula="of:=ACOS( SIN([.$E45])*SIN([.$E$13])+COS([.$E45])*COS([.$E$13])*COS([.$F45]-[.$F$13]) )*6371" office:value-type="float" office:value="1611.10611000028" calcext:value-type="float">
            <text:p>1,611</text:p>
          </table:table-cell>
          <table:table-cell table:number-columns-repeated="1006"/>
        </table:table-row>
        <table:table-row table:style-name="ro8">
          <table:table-cell table:style-name="ce31" office:value-type="string" calcext:value-type="string">
            <text:p>.<text:span text:style-name="T1">Seattle-Tacoma, WA CSA</text:span></text:p>
          </table:table-cell>
          <table:table-cell table:style-name="ce33" office:value-type="float" office:value="4903675" calcext:value-type="float">
            <text:p>4,903,675</text:p>
          </table:table-cell>
          <table:table-cell office:value-type="float" office:value="47.6062" calcext:value-type="float">
            <text:p>47.6062</text:p>
          </table:table-cell>
          <table:table-cell office:value-type="float" office:value="-122.3321" calcext:value-type="float">
            <text:p>-122.3321</text:p>
          </table:table-cell>
          <table:table-cell table:formula="of:=[.C46]*PI()/180" office:value-type="float" office:value="0.830884934362924" calcext:value-type="float">
            <text:p>0.830885</text:p>
          </table:table-cell>
          <table:table-cell table:formula="of:=[.D46]*PI()/180" office:value-type="float" office:value="-2.13509792587895" calcext:value-type="float">
            <text:p>-2.135098</text:p>
          </table:table-cell>
          <table:table-cell table:style-name="ce36" table:formula="of:=ACOS( SIN([.$E46])*SIN([.$E$2])+COS([.$E46])*COS([.$E$2])*COS([.$F46]-[.$F$2]) )*6371" office:value-type="float" office:value="3251.76730019269" calcext:value-type="float">
            <text:p>3,252</text:p>
          </table:table-cell>
          <table:table-cell table:style-name="ce36" table:formula="of:=ACOS( SIN([.$E46])*SIN([.$E$3])+COS([.$E46])*COS([.$E$3])*COS([.$F46]-[.$F$3]) )*6371" office:value-type="float" office:value="2214.05302990399" calcext:value-type="float">
            <text:p>2,214</text:p>
          </table:table-cell>
          <table:table-cell table:style-name="ce36" table:formula="of:=ACOS( SIN([.$E46])*SIN([.$E$4])+COS([.$E46])*COS([.$E$4])*COS([.$F46]-[.$F$4]) )*6371" office:value-type="float" office:value="4107.37878676995" calcext:value-type="float">
            <text:p>4,107</text:p>
          </table:table-cell>
          <table:table-cell table:style-name="ce36" table:formula="of:=ACOS( SIN([.$E46])*SIN([.$E$5])+COS([.$E46])*COS([.$E$5])*COS([.$F46]-[.$F$5]) )*6371" office:value-type="float" office:value="3153.53403395615" calcext:value-type="float">
            <text:p>3,154</text:p>
          </table:table-cell>
          <table:table-cell table:style-name="ce36" table:formula="of:=ACOS( SIN([.$E46])*SIN([.$E$6])+COS([.$E46])*COS([.$E$6])*COS([.$F46]-[.$F$6]) )*6371" office:value-type="float" office:value="1960.99990032607" calcext:value-type="float">
            <text:p>1,961</text:p>
          </table:table-cell>
          <table:table-cell table:style-name="ce36" table:formula="of:=ACOS( SIN([.$E46])*SIN([.$E$7])+COS([.$E46])*COS([.$E$7])*COS([.$F46]-[.$F$7]) )*6371" office:value-type="float" office:value="2506.97838484628" calcext:value-type="float">
            <text:p>2,507</text:p>
          </table:table-cell>
          <table:table-cell table:style-name="ce36" table:formula="of:=ACOS( SIN([.$E46])*SIN([.$E$8])+COS([.$E46])*COS([.$E$8])*COS([.$F46]-[.$F$8]) )*6371" office:value-type="float" office:value="3395.54325295572" calcext:value-type="float">
            <text:p>3,396</text:p>
          </table:table-cell>
          <table:table-cell table:style-name="ce36" table:formula="of:=ACOS( SIN([.$E46])*SIN([.$E$9])+COS([.$E46])*COS([.$E$9])*COS([.$F46]-[.$F$9]) )*6371" office:value-type="float" office:value="1903.93418401369" calcext:value-type="float">
            <text:p>1,904</text:p>
          </table:table-cell>
          <table:table-cell table:style-name="ce36" table:formula="of:=ACOS( SIN([.$E46])*SIN([.$E$10])+COS([.$E46])*COS([.$E$10])*COS([.$F46]-[.$F$10]) )*6371" office:value-type="float" office:value="3478.59752079851" calcext:value-type="float">
            <text:p>3,479</text:p>
          </table:table-cell>
          <table:table-cell table:style-name="ce36" table:formula="of:=ACOS( SIN([.$E46])*SIN([.$E$11])+COS([.$E46])*COS([.$E$11])*COS([.$F46]-[.$F$11]) )*6371" office:value-type="float" office:value="3787.03531029776" calcext:value-type="float">
            <text:p>3,787</text:p>
          </table:table-cell>
          <table:table-cell table:style-name="ce36" table:formula="of:=ACOS( SIN([.$E46])*SIN([.$E$12])+COS([.$E46])*COS([.$E$12])*COS([.$F46]-[.$F$12]) )*6371" office:value-type="float" office:value="4208.69865066997" calcext:value-type="float">
            <text:p>4,209</text:p>
          </table:table-cell>
          <table:table-cell table:style-name="ce36" table:formula="of:=ACOS( SIN([.$E46])*SIN([.$E$13])+COS([.$E46])*COS([.$E$13])*COS([.$F46]-[.$F$13]) )*6371" office:value-type="float" office:value="3396.61509098894" calcext:value-type="float">
            <text:p>3,397</text:p>
          </table:table-cell>
          <table:table-cell table:number-columns-repeated="1006"/>
        </table:table-row>
        <table:table-row table:style-name="ro8">
          <table:table-cell table:style-name="ce31" office:value-type="string" calcext:value-type="string">
            <text:p>.<text:span text:style-name="T1">Phoenix-Mesa, AZ CSA</text:span></text:p>
          </table:table-cell>
          <table:table-cell table:style-name="ce33" office:value-type="float" office:value="5002221" calcext:value-type="float">
            <text:p>5,002,221</text:p>
          </table:table-cell>
          <table:table-cell office:value-type="float" office:value="33.4484" calcext:value-type="float">
            <text:p>33.4484</text:p>
          </table:table-cell>
          <table:table-cell office:value-type="float" office:value="-112.074" calcext:value-type="float">
            <text:p>-112.074</text:p>
          </table:table-cell>
          <table:table-cell table:formula="of:=[.C47]*PI()/180" office:value-type="float" office:value="0.583784709524071" calcext:value-type="float">
            <text:p>0.583785</text:p>
          </table:table-cell>
          <table:table-cell table:formula="of:=[.D47]*PI()/180" office:value-type="float" office:value="-1.95606030588012" calcext:value-type="float">
            <text:p>-1.956060</text:p>
          </table:table-cell>
          <table:table-cell table:style-name="ce36" table:formula="of:=ACOS( SIN([.$E47])*SIN([.$E$2])+COS([.$E47])*COS([.$E$2])*COS([.$F47]-[.$F$2]) )*6371" office:value-type="float" office:value="2809.41623284912" calcext:value-type="float">
            <text:p>2,809</text:p>
          </table:table-cell>
          <table:table-cell table:style-name="ce36" table:formula="of:=ACOS( SIN([.$E47])*SIN([.$E$3])+COS([.$E47])*COS([.$E$3])*COS([.$F47]-[.$F$3]) )*6371" office:value-type="float" office:value="556.004847720261" calcext:value-type="float">
            <text:p>556</text:p>
          </table:table-cell>
          <table:table-cell table:style-name="ce36" table:formula="of:=ACOS( SIN([.$E47])*SIN([.$E$4])+COS([.$E47])*COS([.$E$4])*COS([.$F47]-[.$F$4]) )*6371" office:value-type="float" office:value="2903.35643386539" calcext:value-type="float">
            <text:p>2,903</text:p>
          </table:table-cell>
          <table:table-cell table:style-name="ce36" table:formula="of:=ACOS( SIN([.$E47])*SIN([.$E$5])+COS([.$E47])*COS([.$E$5])*COS([.$F47]-[.$F$5]) )*6371" office:value-type="float" office:value="2574.18585291763" calcext:value-type="float">
            <text:p>2,574</text:p>
          </table:table-cell>
          <table:table-cell table:style-name="ce36" table:formula="of:=ACOS( SIN([.$E47])*SIN([.$E$6])+COS([.$E47])*COS([.$E$6])*COS([.$F47]-[.$F$6]) )*6371" office:value-type="float" office:value="170.66385969463" calcext:value-type="float">
            <text:p>171</text:p>
          </table:table-cell>
          <table:table-cell table:style-name="ce36" table:formula="of:=ACOS( SIN([.$E47])*SIN([.$E$7])+COS([.$E47])*COS([.$E$7])*COS([.$F47]-[.$F$7]) )*6371" office:value-type="float" office:value="1496.94543267334" calcext:value-type="float">
            <text:p>1,497</text:p>
          </table:table-cell>
          <table:table-cell table:style-name="ce36" table:formula="of:=ACOS( SIN([.$E47])*SIN([.$E$8])+COS([.$E47])*COS([.$E$8])*COS([.$F47]-[.$F$8]) )*6371" office:value-type="float" office:value="2579.72559269825" calcext:value-type="float">
            <text:p>2,580</text:p>
          </table:table-cell>
          <table:table-cell table:style-name="ce36" table:formula="of:=ACOS( SIN([.$E47])*SIN([.$E$9])+COS([.$E47])*COS([.$E$9])*COS([.$F47]-[.$F$9]) )*6371" office:value-type="float" office:value="530.468007786152" calcext:value-type="float">
            <text:p>530</text:p>
          </table:table-cell>
          <table:table-cell table:style-name="ce36" table:formula="of:=ACOS( SIN([.$E47])*SIN([.$E$10])+COS([.$E47])*COS([.$E$10])*COS([.$F47]-[.$F$10]) )*6371" office:value-type="float" office:value="3168.75877561685" calcext:value-type="float">
            <text:p>3,169</text:p>
          </table:table-cell>
          <table:table-cell table:style-name="ce36" table:formula="of:=ACOS( SIN([.$E47])*SIN([.$E$11])+COS([.$E47])*COS([.$E$11])*COS([.$F47]-[.$F$11]) )*6371" office:value-type="float" office:value="3474.61212248886" calcext:value-type="float">
            <text:p>3,475</text:p>
          </table:table-cell>
          <table:table-cell table:style-name="ce36" table:formula="of:=ACOS( SIN([.$E47])*SIN([.$E$12])+COS([.$E47])*COS([.$E$12])*COS([.$F47]-[.$F$12]) )*6371" office:value-type="float" office:value="2988.44654728169" calcext:value-type="float">
            <text:p>2,988</text:p>
          </table:table-cell>
          <table:table-cell table:style-name="ce36" table:formula="of:=ACOS( SIN([.$E47])*SIN([.$E$13])+COS([.$E47])*COS([.$E$13])*COS([.$F47]-[.$F$13]) )*6371" office:value-type="float" office:value="3062.22578759157" calcext:value-type="float">
            <text:p>3,062</text:p>
          </table:table-cell>
          <table:table-cell table:number-columns-repeated="1006"/>
        </table:table-row>
        <table:table-row table:style-name="ro8">
          <table:table-cell table:style-name="ce31" office:value-type="string" calcext:value-type="string">
            <text:p>.<text:span text:style-name="T1">Detroit-Warren-Ann Arbor, MI CSA</text:span></text:p>
          </table:table-cell>
          <table:table-cell table:style-name="ce33" office:value-type="float" office:value="5341994" calcext:value-type="float">
            <text:p>5,341,994</text:p>
          </table:table-cell>
          <table:table-cell office:value-type="float" office:value="42.3314" calcext:value-type="float">
            <text:p>42.3314</text:p>
          </table:table-cell>
          <table:table-cell office:value-type="float" office:value="-83.0458" calcext:value-type="float">
            <text:p>-83.0458</text:p>
          </table:table-cell>
          <table:table-cell table:formula="of:=[.C48]*PI()/180" office:value-type="float" office:value="0.738822306978728" calcext:value-type="float">
            <text:p>0.738822</text:p>
          </table:table-cell>
          <table:table-cell table:formula="of:=[.D48]*PI()/180" office:value-type="float" office:value="-1.44942263995271" calcext:value-type="float">
            <text:p>-1.449423</text:p>
          </table:table-cell>
          <table:table-cell table:style-name="ce36" table:formula="of:=ACOS( SIN([.$E48])*SIN([.$E$2])+COS([.$E48])*COS([.$E$2])*COS([.$F48]-[.$F$2]) )*6371" office:value-type="float" office:value="145.133104357289" calcext:value-type="float">
            <text:p>145</text:p>
          </table:table-cell>
          <table:table-cell table:style-name="ce36" table:formula="of:=ACOS( SIN([.$E48])*SIN([.$E$3])+COS([.$E48])*COS([.$E$3])*COS([.$F48]-[.$F$3]) )*6371" office:value-type="float" office:value="2377.63489709535" calcext:value-type="float">
            <text:p>2,378</text:p>
          </table:table-cell>
          <table:table-cell table:style-name="ce36" table:formula="of:=ACOS( SIN([.$E48])*SIN([.$E$4])+COS([.$E48])*COS([.$E$4])*COS([.$F48]-[.$F$4]) )*6371" office:value-type="float" office:value="1668.02127415912" calcext:value-type="float">
            <text:p>1,668</text:p>
          </table:table-cell>
          <table:table-cell table:style-name="ce36" table:formula="of:=ACOS( SIN([.$E48])*SIN([.$E$5])+COS([.$E48])*COS([.$E$5])*COS([.$F48]-[.$F$5]) )*6371" office:value-type="float" office:value="301.748207323616" calcext:value-type="float">
            <text:p>302</text:p>
          </table:table-cell>
          <table:table-cell table:style-name="ce36" table:formula="of:=ACOS( SIN([.$E48])*SIN([.$E$6])+COS([.$E48])*COS([.$E$6])*COS([.$F48]-[.$F$6]) )*6371" office:value-type="float" office:value="2698.4436709601" calcext:value-type="float">
            <text:p>2,698</text:p>
          </table:table-cell>
          <table:table-cell table:style-name="ce36" table:formula="of:=ACOS( SIN([.$E48])*SIN([.$E$7])+COS([.$E48])*COS([.$E$7])*COS([.$F48]-[.$F$7]) )*6371" office:value-type="float" office:value="1307.37477164272" calcext:value-type="float">
            <text:p>1,307</text:p>
          </table:table-cell>
          <table:table-cell table:style-name="ce36" table:formula="of:=ACOS( SIN([.$E48])*SIN([.$E$8])+COS([.$E48])*COS([.$E$8])*COS([.$F48]-[.$F$8]) )*6371" office:value-type="float" office:value="712.394749164607" calcext:value-type="float">
            <text:p>712</text:p>
          </table:table-cell>
          <table:table-cell table:style-name="ce36" table:formula="of:=ACOS( SIN([.$E48])*SIN([.$E$9])+COS([.$E48])*COS([.$E$9])*COS([.$F48]-[.$F$9]) )*6371" office:value-type="float" office:value="2191.94202095072" calcext:value-type="float">
            <text:p>2,192</text:p>
          </table:table-cell>
          <table:table-cell table:style-name="ce36" table:formula="of:=ACOS( SIN([.$E48])*SIN([.$E$10])+COS([.$E48])*COS([.$E$10])*COS([.$F48]-[.$F$10]) )*6371" office:value-type="float" office:value="453.283960905405" calcext:value-type="float">
            <text:p>453</text:p>
          </table:table-cell>
          <table:table-cell table:style-name="ce36" table:formula="of:=ACOS( SIN([.$E48])*SIN([.$E$11])+COS([.$E48])*COS([.$E$11])*COS([.$F48]-[.$F$11]) )*6371" office:value-type="float" office:value="762.12545095607" calcext:value-type="float">
            <text:p>762</text:p>
          </table:table-cell>
          <table:table-cell table:style-name="ce36" table:formula="of:=ACOS( SIN([.$E48])*SIN([.$E$12])+COS([.$E48])*COS([.$E$12])*COS([.$F48]-[.$F$12]) )*6371" office:value-type="float" office:value="1756.21261152923" calcext:value-type="float">
            <text:p>1,756</text:p>
          </table:table-cell>
          <table:table-cell table:style-name="ce36" table:formula="of:=ACOS( SIN([.$E48])*SIN([.$E$13])+COS([.$E48])*COS([.$E$13])*COS([.$F48]-[.$F$13]) )*6371" office:value-type="float" office:value="346.55397756137" calcext:value-type="float">
            <text:p>347</text:p>
          </table:table-cell>
          <table:table-cell table:number-columns-repeated="1006"/>
        </table:table-row>
        <table:table-row table:style-name="ro8">
          <table:table-cell table:style-name="ce31" office:value-type="string" calcext:value-type="string">
            <text:p>.<text:span text:style-name="T1">Atlanta--Athens-Clarke County--Sandy Springs, GA-AL CSA</text:span></text:p>
          </table:table-cell>
          <table:table-cell table:style-name="ce33" office:value-type="float" office:value="6853392" calcext:value-type="float">
            <text:p>6,853,392</text:p>
          </table:table-cell>
          <table:table-cell office:value-type="float" office:value="33.749" calcext:value-type="float">
            <text:p>33.749</text:p>
          </table:table-cell>
          <table:table-cell office:value-type="float" office:value="-84.388" calcext:value-type="float">
            <text:p>-84.388</text:p>
          </table:table-cell>
          <table:table-cell table:formula="of:=[.C49]*PI()/180" office:value-type="float" office:value="0.589031169255566" calcext:value-type="float">
            <text:p>0.589031</text:p>
          </table:table-cell>
          <table:table-cell table:formula="of:=[.D49]*PI()/180" office:value-type="float" office:value="-1.47284844917297" calcext:value-type="float">
            <text:p>-1.472848</text:p>
          </table:table-cell>
          <table:table-cell table:style-name="ce36" table:formula="of:=ACOS( SIN([.$E49])*SIN([.$E$2])+COS([.$E49])*COS([.$E$2])*COS([.$F49]-[.$F$2]) )*6371" office:value-type="float" office:value="893.71245040341" calcext:value-type="float">
            <text:p>894</text:p>
          </table:table-cell>
          <table:table-cell table:style-name="ce36" table:formula="of:=ACOS( SIN([.$E49])*SIN([.$E$3])+COS([.$E49])*COS([.$E$3])*COS([.$F49]-[.$F$3]) )*6371" office:value-type="float" office:value="2074.15181432284" calcext:value-type="float">
            <text:p>2,074</text:p>
          </table:table-cell>
          <table:table-cell table:style-name="ce36" table:formula="of:=ACOS( SIN([.$E49])*SIN([.$E$4])+COS([.$E49])*COS([.$E$4])*COS([.$F49]-[.$F$4]) )*6371" office:value-type="float" office:value="734.851589206271" calcext:value-type="float">
            <text:p>735</text:p>
          </table:table-cell>
          <table:table-cell table:style-name="ce36" table:formula="of:=ACOS( SIN([.$E49])*SIN([.$E$5])+COS([.$E49])*COS([.$E$5])*COS([.$F49]-[.$F$5]) )*6371" office:value-type="float" office:value="668.498857612352" calcext:value-type="float">
            <text:p>668</text:p>
          </table:table-cell>
          <table:table-cell table:style-name="ce36" table:formula="of:=ACOS( SIN([.$E49])*SIN([.$E$6])+COS([.$E49])*COS([.$E$6])*COS([.$F49]-[.$F$6]) )*6371" office:value-type="float" office:value="2478.72671594532" calcext:value-type="float">
            <text:p>2,479</text:p>
          </table:table-cell>
          <table:table-cell table:style-name="ce36" table:formula="of:=ACOS( SIN([.$E49])*SIN([.$E$7])+COS([.$E49])*COS([.$E$7])*COS([.$F49]-[.$F$7]) )*6371" office:value-type="float" office:value="1090.17797605061" calcext:value-type="float">
            <text:p>1,090</text:p>
          </table:table-cell>
          <table:table-cell table:style-name="ce36" table:formula="of:=ACOS( SIN([.$E49])*SIN([.$E$8])+COS([.$E49])*COS([.$E$8])*COS([.$F49]-[.$F$8]) )*6371" office:value-type="float" office:value="249.586840338608" calcext:value-type="float">
            <text:p>250</text:p>
          </table:table-cell>
          <table:table-cell table:style-name="ce36" table:formula="of:=ACOS( SIN([.$E49])*SIN([.$E$9])+COS([.$E49])*COS([.$E$9])*COS([.$F49]-[.$F$9]) )*6371" office:value-type="float" office:value="2043.27977471837" calcext:value-type="float">
            <text:p>2,043</text:p>
          </table:table-cell>
          <table:table-cell table:style-name="ce36" table:formula="of:=ACOS( SIN([.$E49])*SIN([.$E$10])+COS([.$E49])*COS([.$E$10])*COS([.$F49]-[.$F$10]) )*6371" office:value-type="float" office:value="1200.14078054229" calcext:value-type="float">
            <text:p>1,200</text:p>
          </table:table-cell>
          <table:table-cell table:style-name="ce36" table:formula="of:=ACOS( SIN([.$E49])*SIN([.$E$11])+COS([.$E49])*COS([.$E$11])*COS([.$F49]-[.$F$11]) )*6371" office:value-type="float" office:value="1355.48837590093" calcext:value-type="float">
            <text:p>1,355</text:p>
          </table:table-cell>
          <table:table-cell table:style-name="ce36" table:formula="of:=ACOS( SIN([.$E49])*SIN([.$E$12])+COS([.$E49])*COS([.$E$12])*COS([.$F49]-[.$F$12]) )*6371" office:value-type="float" office:value="832.654744095746" calcext:value-type="float">
            <text:p>833</text:p>
          </table:table-cell>
          <table:table-cell table:style-name="ce36" table:formula="of:=ACOS( SIN([.$E49])*SIN([.$E$13])+COS([.$E49])*COS([.$E$13])*COS([.$F49]-[.$F$13]) )*6371" office:value-type="float" office:value="1123.33689562107" calcext:value-type="float">
            <text:p>1,123</text:p>
          </table:table-cell>
          <table:table-cell table:number-columns-repeated="1006"/>
        </table:table-row>
        <table:table-row table:style-name="ro8">
          <table:table-cell table:style-name="ce31" office:value-type="string" calcext:value-type="string">
            <text:p>.<text:span text:style-name="T1">Miami-Port St. Lucie-Fort Lauderdale, FL CSA</text:span></text:p>
          </table:table-cell>
          <table:table-cell table:style-name="ce33" office:value-type="float" office:value="6889936" calcext:value-type="float">
            <text:p>6,889,936</text:p>
          </table:table-cell>
          <table:table-cell office:value-type="float" office:value="25.7617" calcext:value-type="float">
            <text:p>25.7617</text:p>
          </table:table-cell>
          <table:table-cell office:value-type="float" office:value="-80.1918" calcext:value-type="float">
            <text:p>-80.1918</text:p>
          </table:table-cell>
          <table:table-cell table:formula="of:=[.C50]*PI()/180" office:value-type="float" office:value="0.449626485911023" calcext:value-type="float">
            <text:p>0.449626</text:p>
          </table:table-cell>
          <table:table-cell table:formula="of:=[.D50]*PI()/180" office:value-type="float" office:value="-1.39961094310079" calcext:value-type="float">
            <text:p>-1.399611</text:p>
          </table:table-cell>
          <table:table-cell table:style-name="ce36" table:formula="of:=ACOS( SIN([.$E50])*SIN([.$E$2])+COS([.$E50])*COS([.$E$2])*COS([.$F50]-[.$F$2]) )*6371" office:value-type="float" office:value="1755.3812037011" calcext:value-type="float">
            <text:p>1,755</text:p>
          </table:table-cell>
          <table:table-cell table:style-name="ce36" table:formula="of:=ACOS( SIN([.$E50])*SIN([.$E$3])+COS([.$E50])*COS([.$E$3])*COS([.$F50]-[.$F$3]) )*6371" office:value-type="float" office:value="2641.09846784167" calcext:value-type="float">
            <text:p>2,641</text:p>
          </table:table-cell>
          <table:table-cell table:style-name="ce36" table:formula="of:=ACOS( SIN([.$E50])*SIN([.$E$4])+COS([.$E50])*COS([.$E$4])*COS([.$F50]-[.$F$4]) )*6371" office:value-type="float" office:value="291.166440684563" calcext:value-type="float">
            <text:p>291</text:p>
          </table:table-cell>
          <table:table-cell table:style-name="ce36" table:formula="of:=ACOS( SIN([.$E50])*SIN([.$E$5])+COS([.$E50])*COS([.$E$5])*COS([.$F50]-[.$F$5]) )*6371" office:value-type="float" office:value="1600.23168753272" calcext:value-type="float">
            <text:p>1,600</text:p>
          </table:table-cell>
          <table:table-cell table:style-name="ce36" table:formula="of:=ACOS( SIN([.$E50])*SIN([.$E$6])+COS([.$E50])*COS([.$E$6])*COS([.$F50]-[.$F$6]) )*6371" office:value-type="float" office:value="3067.56035426676" calcext:value-type="float">
            <text:p>3,068</text:p>
          </table:table-cell>
          <table:table-cell table:style-name="ce36" table:formula="of:=ACOS( SIN([.$E50])*SIN([.$E$7])+COS([.$E50])*COS([.$E$7])*COS([.$F50]-[.$F$7]) )*6371" office:value-type="float" office:value="1894.38263411165" calcext:value-type="float">
            <text:p>1,894</text:p>
          </table:table-cell>
          <table:table-cell table:style-name="ce36" table:formula="of:=ACOS( SIN([.$E50])*SIN([.$E$8])+COS([.$E50])*COS([.$E$8])*COS([.$F50]-[.$F$8]) )*6371" office:value-type="float" office:value="1188.31156914357" calcext:value-type="float">
            <text:p>1,188</text:p>
          </table:table-cell>
          <table:table-cell table:style-name="ce36" table:formula="of:=ACOS( SIN([.$E50])*SIN([.$E$9])+COS([.$E50])*COS([.$E$9])*COS([.$F50]-[.$F$9]) )*6371" office:value-type="float" office:value="2729.84577166266" calcext:value-type="float">
            <text:p>2,730</text:p>
          </table:table-cell>
          <table:table-cell table:style-name="ce36" table:formula="of:=ACOS( SIN([.$E50])*SIN([.$E$10])+COS([.$E50])*COS([.$E$10])*COS([.$F50]-[.$F$10]) )*6371" office:value-type="float" office:value="1948.39938368683" calcext:value-type="float">
            <text:p>1,948</text:p>
          </table:table-cell>
          <table:table-cell table:style-name="ce36" table:formula="of:=ACOS( SIN([.$E50])*SIN([.$E$11])+COS([.$E50])*COS([.$E$11])*COS([.$F50]-[.$F$11]) )*6371" office:value-type="float" office:value="1967.64141616015" calcext:value-type="float">
            <text:p>1,968</text:p>
          </table:table-cell>
          <table:table-cell table:style-name="ce36" table:formula="of:=ACOS( SIN([.$E50])*SIN([.$E$12])+COS([.$E50])*COS([.$E$12])*COS([.$F50]-[.$F$12]) )*6371" office:value-type="float" office:value="196.745985265191" calcext:value-type="float">
            <text:p>197</text:p>
          </table:table-cell>
          <table:table-cell table:style-name="ce36" table:formula="of:=ACOS( SIN([.$E50])*SIN([.$E$13])+COS([.$E50])*COS([.$E$13])*COS([.$F50]-[.$F$13]) )*6371" office:value-type="float" office:value="1907.92727526144" calcext:value-type="float">
            <text:p>1,908</text:p>
          </table:table-cell>
          <table:table-cell table:number-columns-repeated="1006"/>
        </table:table-row>
        <table:table-row table:style-name="ro8">
          <table:table-cell table:style-name="ce31" office:value-type="string" calcext:value-type="string">
            <text:p>.<text:span text:style-name="T1">Philadelphia-Reading-Camden, PA-NJ-DE-MD CSA</text:span></text:p>
          </table:table-cell>
          <table:table-cell table:style-name="ce33" office:value-type="float" office:value="7209620" calcext:value-type="float">
            <text:p>7,209,620</text:p>
          </table:table-cell>
          <table:table-cell office:value-type="float" office:value="39.9526" calcext:value-type="float">
            <text:p>39.9526</text:p>
          </table:table-cell>
          <table:table-cell office:value-type="float" office:value="-75.1652" calcext:value-type="float">
            <text:p>-75.1652</text:p>
          </table:table-cell>
          <table:table-cell table:formula="of:=[.C51]*PI()/180" office:value-type="float" office:value="0.697304414732286" calcext:value-type="float">
            <text:p>0.697304</text:p>
          </table:table-cell>
          <table:table-cell table:formula="of:=[.D51]*PI()/180" office:value-type="float" office:value="-1.31188022292004" calcext:value-type="float">
            <text:p>-1.311880</text:p>
          </table:table-cell>
          <table:table-cell table:style-name="ce36" table:formula="of:=ACOS( SIN([.$E51])*SIN([.$E$2])+COS([.$E51])*COS([.$E$2])*COS([.$F51]-[.$F$2]) )*6371" office:value-type="float" office:value="576.282840005582" calcext:value-type="float">
            <text:p>576</text:p>
          </table:table-cell>
          <table:table-cell table:style-name="ce36" table:formula="of:=ACOS( SIN([.$E51])*SIN([.$E$3])+COS([.$E51])*COS([.$E$3])*COS([.$F51]-[.$F$3]) )*6371" office:value-type="float" office:value="2948.26789628806" calcext:value-type="float">
            <text:p>2,948</text:p>
          </table:table-cell>
          <table:table-cell table:style-name="ce36" table:formula="of:=ACOS( SIN([.$E51])*SIN([.$E$4])+COS([.$E51])*COS([.$E$4])*COS([.$F51]-[.$F$4]) )*6371" office:value-type="float" office:value="1558.29971565173" calcext:value-type="float">
            <text:p>1,558</text:p>
          </table:table-cell>
          <table:table-cell table:style-name="ce36" table:formula="of:=ACOS( SIN([.$E51])*SIN([.$E$5])+COS([.$E51])*COS([.$E$5])*COS([.$F51]-[.$F$5]) )*6371" office:value-type="float" office:value="770.465203070786" calcext:value-type="float">
            <text:p>770</text:p>
          </table:table-cell>
          <table:table-cell table:style-name="ce36" table:formula="of:=ACOS( SIN([.$E51])*SIN([.$E$6])+COS([.$E51])*COS([.$E$6])*COS([.$F51]-[.$F$6]) )*6371" office:value-type="float" office:value="3306.45465186215" calcext:value-type="float">
            <text:p>3,306</text:p>
          </table:table-cell>
          <table:table-cell table:style-name="ce36" table:formula="of:=ACOS( SIN([.$E51])*SIN([.$E$7])+COS([.$E51])*COS([.$E$7])*COS([.$F51]-[.$F$7]) )*6371" office:value-type="float" office:value="1867.25091995993" calcext:value-type="float">
            <text:p>1,867</text:p>
          </table:table-cell>
          <table:table-cell table:style-name="ce36" table:formula="of:=ACOS( SIN([.$E51])*SIN([.$E$8])+COS([.$E51])*COS([.$E$8])*COS([.$F51]-[.$F$8]) )*6371" office:value-type="float" office:value="886.111818849457" calcext:value-type="float">
            <text:p>886</text:p>
          </table:table-cell>
          <table:table-cell table:style-name="ce36" table:formula="of:=ACOS( SIN([.$E51])*SIN([.$E$9])+COS([.$E51])*COS([.$E$9])*COS([.$F51]-[.$F$9]) )*6371" office:value-type="float" office:value="2813.87675675092" calcext:value-type="float">
            <text:p>2,814</text:p>
          </table:table-cell>
          <table:table-cell table:style-name="ce36" table:formula="of:=ACOS( SIN([.$E51])*SIN([.$E$10])+COS([.$E51])*COS([.$E$10])*COS([.$F51]-[.$F$10]) )*6371" office:value-type="float" office:value="410.161007209975" calcext:value-type="float">
            <text:p>410</text:p>
          </table:table-cell>
          <table:table-cell table:style-name="ce36" table:formula="of:=ACOS( SIN([.$E51])*SIN([.$E$11])+COS([.$E51])*COS([.$E$11])*COS([.$F51]-[.$F$11]) )*6371" office:value-type="float" office:value="322.459280825855" calcext:value-type="float">
            <text:p>322</text:p>
          </table:table-cell>
          <table:table-cell table:style-name="ce36" table:formula="of:=ACOS( SIN([.$E51])*SIN([.$E$12])+COS([.$E51])*COS([.$E$12])*COS([.$F51]-[.$F$12]) )*6371" office:value-type="float" office:value="1615.66049196006" calcext:value-type="float">
            <text:p>1,616</text:p>
          </table:table-cell>
          <table:table-cell table:style-name="ce36" table:formula="of:=ACOS( SIN([.$E51])*SIN([.$E$13])+COS([.$E51])*COS([.$E$13])*COS([.$F51]-[.$F$13]) )*6371" office:value-type="float" office:value="449.668401551302" calcext:value-type="float">
            <text:p>450</text:p>
          </table:table-cell>
          <table:table-cell table:number-columns-repeated="1006"/>
        </table:table-row>
        <table:table-row table:style-name="ro8">
          <table:table-cell table:style-name="ce31" office:value-type="string" calcext:value-type="string">
            <text:p>.<text:span text:style-name="T1">Houston-The Woodlands, TX CSA</text:span></text:p>
          </table:table-cell>
          <table:table-cell table:style-name="ce33" office:value-type="float" office:value="7253193" calcext:value-type="float">
            <text:p>7,253,193</text:p>
          </table:table-cell>
          <table:table-cell office:value-type="float" office:value="29.7604" calcext:value-type="float">
            <text:p>29.7604</text:p>
          </table:table-cell>
          <table:table-cell office:value-type="float" office:value="-95.3698" calcext:value-type="float">
            <text:p>-95.3698</text:p>
          </table:table-cell>
          <table:table-cell table:formula="of:=[.C52]*PI()/180" office:value-type="float" office:value="0.51941696671052" calcext:value-type="float">
            <text:p>0.519417</text:p>
          </table:table-cell>
          <table:table-cell table:formula="of:=[.D52]*PI()/180" office:value-type="float" office:value="-1.66451701696849" calcext:value-type="float">
            <text:p>-1.664517</text:p>
          </table:table-cell>
          <table:table-cell table:style-name="ce36" table:formula="of:=ACOS( SIN([.$E52])*SIN([.$E$2])+COS([.$E52])*COS([.$E$2])*COS([.$F52]-[.$F$2]) )*6371" office:value-type="float" office:value="1793.14090404368" calcext:value-type="float">
            <text:p>1,793</text:p>
          </table:table-cell>
          <table:table-cell table:style-name="ce36" table:formula="of:=ACOS( SIN([.$E52])*SIN([.$E$3])+COS([.$E52])*COS([.$E$3])*COS([.$F52]-[.$F$3]) )*6371" office:value-type="float" office:value="1084.59496480849" calcext:value-type="float">
            <text:p>1,085</text:p>
          </table:table-cell>
          <table:table-cell table:style-name="ce36" table:formula="of:=ACOS( SIN([.$E52])*SIN([.$E$4])+COS([.$E52])*COS([.$E$4])*COS([.$F52]-[.$F$4]) )*6371" office:value-type="float" office:value="1281.93892023356" calcext:value-type="float">
            <text:p>1,282</text:p>
          </table:table-cell>
          <table:table-cell table:style-name="ce36" table:formula="of:=ACOS( SIN([.$E52])*SIN([.$E$5])+COS([.$E52])*COS([.$E$5])*COS([.$F52]-[.$F$5]) )*6371" office:value-type="float" office:value="1507.06855070744" calcext:value-type="float">
            <text:p>1,507</text:p>
          </table:table-cell>
          <table:table-cell table:style-name="ce36" table:formula="of:=ACOS( SIN([.$E52])*SIN([.$E$6])+COS([.$E52])*COS([.$E$6])*COS([.$F52]-[.$F$6]) )*6371" office:value-type="float" office:value="1511.02348321866" calcext:value-type="float">
            <text:p>1,511</text:p>
          </table:table-cell>
          <table:table-cell table:style-name="ce36" table:formula="of:=ACOS( SIN([.$E52])*SIN([.$E$7])+COS([.$E52])*COS([.$E$7])*COS([.$F52]-[.$F$7]) )*6371" office:value-type="float" office:value="713.302592869079" calcext:value-type="float">
            <text:p>713</text:p>
          </table:table-cell>
          <table:table-cell table:style-name="ce36" table:formula="of:=ACOS( SIN([.$E52])*SIN([.$E$8])+COS([.$E52])*COS([.$E$8])*COS([.$F52]-[.$F$8]) )*6371" office:value-type="float" office:value="1270.92576052892" calcext:value-type="float">
            <text:p>1,271</text:p>
          </table:table-cell>
          <table:table-cell table:style-name="ce36" table:formula="of:=ACOS( SIN([.$E52])*SIN([.$E$9])+COS([.$E52])*COS([.$E$9])*COS([.$F52]-[.$F$9]) )*6371" office:value-type="float" office:value="1211.91143910038" calcext:value-type="float">
            <text:p>1,212</text:p>
          </table:table-cell>
          <table:table-cell table:style-name="ce36" table:formula="of:=ACOS( SIN([.$E52])*SIN([.$E$10])+COS([.$E52])*COS([.$E$10])*COS([.$F52]-[.$F$10]) )*6371" office:value-type="float" office:value="2168.9465198918" calcext:value-type="float">
            <text:p>2,169</text:p>
          </table:table-cell>
          <table:table-cell table:style-name="ce36" table:formula="of:=ACOS( SIN([.$E52])*SIN([.$E$11])+COS([.$E52])*COS([.$E$11])*COS([.$F52]-[.$F$11]) )*6371" office:value-type="float" office:value="2399.67220780562" calcext:value-type="float">
            <text:p>2,400</text:p>
          </table:table-cell>
          <table:table-cell table:style-name="ce36" table:formula="of:=ACOS( SIN([.$E52])*SIN([.$E$12])+COS([.$E52])*COS([.$E$12])*COS([.$F52]-[.$F$12]) )*6371" office:value-type="float" office:value="1361.85407404149" calcext:value-type="float">
            <text:p>1,362</text:p>
          </table:table-cell>
          <table:table-cell table:style-name="ce36" table:formula="of:=ACOS( SIN([.$E52])*SIN([.$E$13])+COS([.$E52])*COS([.$E$13])*COS([.$F52]-[.$F$13]) )*6371" office:value-type="float" office:value="2069.45766984319" calcext:value-type="float">
            <text:p>2,069</text:p>
          </table:table-cell>
          <table:table-cell table:number-columns-repeated="1006"/>
        </table:table-row>
        <table:table-row table:style-name="ro8">
          <table:table-cell table:style-name="ce31" office:value-type="string" calcext:value-type="string">
            <text:p>.<text:span text:style-name="T1">Dallas-Fort Worth, TX-OK CSA</text:span></text:p>
          </table:table-cell>
          <table:table-cell table:style-name="ce33" office:value-type="float" office:value="8057796" calcext:value-type="float">
            <text:p>8,057,796</text:p>
          </table:table-cell>
          <table:table-cell office:value-type="float" office:value="32.7767" calcext:value-type="float">
            <text:p>32.7767</text:p>
          </table:table-cell>
          <table:table-cell office:value-type="float" office:value="-96.797" calcext:value-type="float">
            <text:p>-96.797</text:p>
          </table:table-cell>
          <table:table-cell table:formula="of:=[.C53]*PI()/180" office:value-type="float" office:value="0.572061332938425" calcext:value-type="float">
            <text:p>0.572061</text:p>
          </table:table-cell>
          <table:table-cell table:formula="of:=[.D53]*PI()/180" office:value-type="float" office:value="-1.68942635605295" calcext:value-type="float">
            <text:p>-1.689426</text:p>
          </table:table-cell>
          <table:table-cell table:style-name="ce36" table:formula="of:=ACOS( SIN([.$E53])*SIN([.$E$2])+COS([.$E53])*COS([.$E$2])*COS([.$F53]-[.$F$2]) )*6371" office:value-type="float" office:value="1649.15370285482" calcext:value-type="float">
            <text:p>1,649</text:p>
          </table:table-cell>
          <table:table-cell table:style-name="ce36" table:formula="of:=ACOS( SIN([.$E53])*SIN([.$E$3])+COS([.$E53])*COS([.$E$3])*COS([.$F53]-[.$F$3]) )*6371" office:value-type="float" office:value="917.501386308405" calcext:value-type="float">
            <text:p>918</text:p>
          </table:table-cell>
          <table:table-cell table:style-name="ce36" table:formula="of:=ACOS( SIN([.$E53])*SIN([.$E$4])+COS([.$E53])*COS([.$E$4])*COS([.$F53]-[.$F$4]) )*6371" office:value-type="float" office:value="1498.61676618397" calcext:value-type="float">
            <text:p>1,499</text:p>
          </table:table-cell>
          <table:table-cell table:style-name="ce36" table:formula="of:=ACOS( SIN([.$E53])*SIN([.$E$5])+COS([.$E53])*COS([.$E$5])*COS([.$F53]-[.$F$5]) )*6371" office:value-type="float" office:value="1368.92524014674" calcext:value-type="float">
            <text:p>1,369</text:p>
          </table:table-cell>
          <table:table-cell table:style-name="ce36" table:formula="of:=ACOS( SIN([.$E53])*SIN([.$E$6])+COS([.$E53])*COS([.$E$6])*COS([.$F53]-[.$F$6]) )*6371" office:value-type="float" office:value="1330.03495463599" calcext:value-type="float">
            <text:p>1,330</text:p>
          </table:table-cell>
          <table:table-cell table:style-name="ce36" table:formula="of:=ACOS( SIN([.$E53])*SIN([.$E$7])+COS([.$E53])*COS([.$E$7])*COS([.$F53]-[.$F$7]) )*6371" office:value-type="float" office:value="382.702256201011" calcext:value-type="float">
            <text:p>383</text:p>
          </table:table-cell>
          <table:table-cell table:style-name="ce36" table:formula="of:=ACOS( SIN([.$E53])*SIN([.$E$8])+COS([.$E53])*COS([.$E$8])*COS([.$F53]-[.$F$8]) )*6371" office:value-type="float" office:value="1232.59957167315" calcext:value-type="float">
            <text:p>1,233</text:p>
          </table:table-cell>
          <table:table-cell table:style-name="ce36" table:formula="of:=ACOS( SIN([.$E53])*SIN([.$E$9])+COS([.$E53])*COS([.$E$9])*COS([.$F53]-[.$F$9]) )*6371" office:value-type="float" office:value="944.121156558327" calcext:value-type="float">
            <text:p>944</text:p>
          </table:table-cell>
          <table:table-cell table:style-name="ce36" table:formula="of:=ACOS( SIN([.$E53])*SIN([.$E$10])+COS([.$E53])*COS([.$E$10])*COS([.$F53]-[.$F$10]) )*6371" office:value-type="float" office:value="2032.13785852065" calcext:value-type="float">
            <text:p>2,032</text:p>
          </table:table-cell>
          <table:table-cell table:style-name="ce36" table:formula="of:=ACOS( SIN([.$E53])*SIN([.$E$11])+COS([.$E53])*COS([.$E$11])*COS([.$F53]-[.$F$11]) )*6371" office:value-type="float" office:value="2294.38305966117" calcext:value-type="float">
            <text:p>2,294</text:p>
          </table:table-cell>
          <table:table-cell table:style-name="ce36" table:formula="of:=ACOS( SIN([.$E53])*SIN([.$E$12])+COS([.$E53])*COS([.$E$12])*COS([.$F53]-[.$F$12]) )*6371" office:value-type="float" office:value="1590.09645185759" calcext:value-type="float">
            <text:p>1,590</text:p>
          </table:table-cell>
          <table:table-cell table:style-name="ce36" table:formula="of:=ACOS( SIN([.$E53])*SIN([.$E$13])+COS([.$E53])*COS([.$E$13])*COS([.$F53]-[.$F$13]) )*6371" office:value-type="float" office:value="1927.28970701399" calcext:value-type="float">
            <text:p>1,927</text:p>
          </table:table-cell>
          <table:table-cell table:number-columns-repeated="1006"/>
        </table:table-row>
        <table:table-row table:style-name="ro8">
          <table:table-cell table:style-name="ce31" office:value-type="string" calcext:value-type="string">
            <text:p>.<text:span text:style-name="T1">Boston-Worcester-Providence, MA-RI-NH-CT CSA</text:span></text:p>
          </table:table-cell>
          <table:table-cell table:style-name="ce33" office:value-type="float" office:value="8287710" calcext:value-type="float">
            <text:p>8,287,710</text:p>
          </table:table-cell>
          <table:table-cell office:value-type="float" office:value="42.3601" calcext:value-type="float">
            <text:p>42.3601</text:p>
          </table:table-cell>
          <table:table-cell office:value-type="float" office:value="-71.0589" calcext:value-type="float">
            <text:p>-71.0589</text:p>
          </table:table-cell>
          <table:table-cell table:formula="of:=[.C54]*PI()/180" office:value-type="float" office:value="0.73932321647405" calcext:value-type="float">
            <text:p>0.739323</text:p>
          </table:table-cell>
          <table:table-cell table:formula="of:=[.D54]*PI()/180" office:value-type="float" office:value="-1.2402117678454" calcext:value-type="float">
            <text:p>-1.240212</text:p>
          </table:table-cell>
          <table:table-cell table:style-name="ce36" table:formula="of:=ACOS( SIN([.$E54])*SIN([.$E$2])+COS([.$E54])*COS([.$E$2])*COS([.$F54]-[.$F$2]) )*6371" office:value-type="float" office:value="884.424875804548" calcext:value-type="float">
            <text:p>884</text:p>
          </table:table-cell>
          <table:table-cell table:style-name="ce36" table:formula="of:=ACOS( SIN([.$E54])*SIN([.$E$3])+COS([.$E54])*COS([.$E$3])*COS([.$F54]-[.$F$3]) )*6371" office:value-type="float" office:value="3328.18120559907" calcext:value-type="float">
            <text:p>3,328</text:p>
          </table:table-cell>
          <table:table-cell table:style-name="ce36" table:formula="of:=ACOS( SIN([.$E54])*SIN([.$E$4])+COS([.$E54])*COS([.$E$4])*COS([.$F54]-[.$F$4]) )*6371" office:value-type="float" office:value="1967.22807234046" calcext:value-type="float">
            <text:p>1,967</text:p>
          </table:table-cell>
          <table:table-cell table:style-name="ce36" table:formula="of:=ACOS( SIN([.$E54])*SIN([.$E$5])+COS([.$E54])*COS([.$E$5])*COS([.$F54]-[.$F$5]) )*6371" office:value-type="float" office:value="1137.14619498667" calcext:value-type="float">
            <text:p>1,137</text:p>
          </table:table-cell>
          <table:table-cell table:style-name="ce36" table:formula="of:=ACOS( SIN([.$E54])*SIN([.$E$6])+COS([.$E54])*COS([.$E$6])*COS([.$F54]-[.$F$6]) )*6371" office:value-type="float" office:value="3668.75586535156" calcext:value-type="float">
            <text:p>3,669</text:p>
          </table:table-cell>
          <table:table-cell table:style-name="ce36" table:formula="of:=ACOS( SIN([.$E54])*SIN([.$E$7])+COS([.$E54])*COS([.$E$7])*COS([.$F54]-[.$F$7]) )*6371" office:value-type="float" office:value="2245.45300591393" calcext:value-type="float">
            <text:p>2,245</text:p>
          </table:table-cell>
          <table:table-cell table:style-name="ce36" table:formula="of:=ACOS( SIN([.$E54])*SIN([.$E$8])+COS([.$E54])*COS([.$E$8])*COS([.$F54]-[.$F$8]) )*6371" office:value-type="float" office:value="1315.36619508689" calcext:value-type="float">
            <text:p>1,315</text:p>
          </table:table-cell>
          <table:table-cell table:style-name="ce36" table:formula="of:=ACOS( SIN([.$E54])*SIN([.$E$9])+COS([.$E54])*COS([.$E$9])*COS([.$F54]-[.$F$9]) )*6371" office:value-type="float" office:value="3166.76354619667" calcext:value-type="float">
            <text:p>3,167</text:p>
          </table:table-cell>
          <table:table-cell table:style-name="ce36" table:formula="of:=ACOS( SIN([.$E54])*SIN([.$E$10])+COS([.$E54])*COS([.$E$10])*COS([.$F54]-[.$F$10]) )*6371" office:value-type="float" office:value="541.883648257891" calcext:value-type="float">
            <text:p>542</text:p>
          </table:table-cell>
          <table:table-cell table:style-name="ce36" table:formula="of:=ACOS( SIN([.$E54])*SIN([.$E$11])+COS([.$E54])*COS([.$E$11])*COS([.$F54]-[.$F$11]) )*6371" office:value-type="float" office:value="223.475541085622" calcext:value-type="float">
            <text:p>223</text:p>
          </table:table-cell>
          <table:table-cell table:style-name="ce36" table:formula="of:=ACOS( SIN([.$E54])*SIN([.$E$12])+COS([.$E54])*COS([.$E$12])*COS([.$F54]-[.$F$12]) )*6371" office:value-type="float" office:value="2016.47801364097" calcext:value-type="float">
            <text:p>2,016</text:p>
          </table:table-cell>
          <table:table-cell table:style-name="ce36" table:formula="of:=ACOS( SIN([.$E54])*SIN([.$E$13])+COS([.$E54])*COS([.$E$13])*COS([.$F54]-[.$F$13]) )*6371" office:value-type="float" office:value="642.225307572344" calcext:value-type="float">
            <text:p>642</text:p>
          </table:table-cell>
          <table:table-cell table:number-columns-repeated="1006"/>
        </table:table-row>
        <table:table-row table:style-name="ro8">
          <table:table-cell table:style-name="ce31" office:value-type="string" calcext:value-type="string">
            <text:p>.<text:span text:style-name="T1">San Jose-San Francisco-Oakland, CA CSA</text:span></text:p>
          </table:table-cell>
          <table:table-cell table:style-name="ce33" office:value-type="float" office:value="9665887" calcext:value-type="float">
            <text:p>9,665,887</text:p>
          </table:table-cell>
          <table:table-cell office:value-type="float" office:value="37.3382" calcext:value-type="float">
            <text:p>37.3382</text:p>
          </table:table-cell>
          <table:table-cell office:value-type="float" office:value="-121.8863" calcext:value-type="float">
            <text:p>-121.8863</text:p>
          </table:table-cell>
          <table:table-cell table:formula="of:=[.C55]*PI()/180" office:value-type="float" office:value="0.651674526768147" calcext:value-type="float">
            <text:p>0.651675</text:p>
          </table:table-cell>
          <table:table-cell table:formula="of:=[.D55]*PI()/180" office:value-type="float" office:value="-2.12731724807356" calcext:value-type="float">
            <text:p>-2.127317</text:p>
          </table:table-cell>
          <table:table-cell table:style-name="ce36" table:formula="of:=ACOS( SIN([.$E55])*SIN([.$E$2])+COS([.$E55])*COS([.$E$2])*COS([.$F55]-[.$F$2]) )*6371" office:value-type="float" office:value="3452.02821864933" calcext:value-type="float">
            <text:p>3,452</text:p>
          </table:table-cell>
          <table:table-cell table:style-name="ce36" table:formula="of:=ACOS( SIN([.$E55])*SIN([.$E$3])+COS([.$E55])*COS([.$E$3])*COS([.$F55]-[.$F$3]) )*6371" office:value-type="float" office:value="1538.28483490943" calcext:value-type="float">
            <text:p>1,538</text:p>
          </table:table-cell>
          <table:table-cell table:style-name="ce36" table:formula="of:=ACOS( SIN([.$E55])*SIN([.$E$4])+COS([.$E55])*COS([.$E$4])*COS([.$F55]-[.$F$4]) )*6371" office:value-type="float" office:value="3830.49022021126" calcext:value-type="float">
            <text:p>3,830</text:p>
          </table:table-cell>
          <table:table-cell table:style-name="ce36" table:formula="of:=ACOS( SIN([.$E55])*SIN([.$E$5])+COS([.$E55])*COS([.$E$5])*COS([.$F55]-[.$F$5]) )*6371" office:value-type="float" office:value="3264.93022164597" calcext:value-type="float">
            <text:p>3,265</text:p>
          </table:table-cell>
          <table:table-cell table:style-name="ce36" table:formula="of:=ACOS( SIN([.$E55])*SIN([.$E$6])+COS([.$E55])*COS([.$E$6])*COS([.$F55]-[.$F$6]) )*6371" office:value-type="float" office:value="1146.33410534754" calcext:value-type="float">
            <text:p>1,146</text:p>
          </table:table-cell>
          <table:table-cell table:style-name="ce36" table:formula="of:=ACOS( SIN([.$E55])*SIN([.$E$7])+COS([.$E55])*COS([.$E$7])*COS([.$F55]-[.$F$7]) )*6371" office:value-type="float" office:value="2303.65030197881" calcext:value-type="float">
            <text:p>2,304</text:p>
          </table:table-cell>
          <table:table-cell table:style-name="ce36" table:formula="of:=ACOS( SIN([.$E55])*SIN([.$E$8])+COS([.$E55])*COS([.$E$8])*COS([.$F55]-[.$F$8]) )*6371" office:value-type="float" office:value="3367.58428790121" calcext:value-type="float">
            <text:p>3,368</text:p>
          </table:table-cell>
          <table:table-cell table:style-name="ce36" table:formula="of:=ACOS( SIN([.$E55])*SIN([.$E$9])+COS([.$E55])*COS([.$E$9])*COS([.$F55]-[.$F$9]) )*6371" office:value-type="float" office:value="1388.08702804542" calcext:value-type="float">
            <text:p>1,388</text:p>
          </table:table-cell>
          <table:table-cell table:style-name="ce36" table:formula="of:=ACOS( SIN([.$E55])*SIN([.$E$10])+COS([.$E55])*COS([.$E$10])*COS([.$F55]-[.$F$10]) )*6371" office:value-type="float" office:value="3768.37892682522" calcext:value-type="float">
            <text:p>3,768</text:p>
          </table:table-cell>
          <table:table-cell table:style-name="ce36" table:formula="of:=ACOS( SIN([.$E55])*SIN([.$E$11])+COS([.$E55])*COS([.$E$11])*COS([.$F55]-[.$F$11]) )*6371" office:value-type="float" office:value="4086.59741076529" calcext:value-type="float">
            <text:p>4,087</text:p>
          </table:table-cell>
          <table:table-cell table:style-name="ce36" table:formula="of:=ACOS( SIN([.$E55])*SIN([.$E$12])+COS([.$E55])*COS([.$E$12])*COS([.$F55]-[.$F$12]) )*6371" office:value-type="float" office:value="3921.23294992377" calcext:value-type="float">
            <text:p>3,921</text:p>
          </table:table-cell>
          <table:table-cell table:style-name="ce36" table:formula="of:=ACOS( SIN([.$E55])*SIN([.$E$13])+COS([.$E55])*COS([.$E$13])*COS([.$F55]-[.$F$13]) )*6371" office:value-type="float" office:value="3668.38262557757" calcext:value-type="float">
            <text:p>3,668</text:p>
          </table:table-cell>
          <table:table-cell table:number-columns-repeated="1006"/>
        </table:table-row>
        <table:table-row table:style-name="ro8">
          <table:table-cell table:style-name="ce31" office:value-type="string" calcext:value-type="string">
            <text:p>.<text:span text:style-name="T1">Washington-Baltimore-Arlington, DC-MD-VA-WV-PA CSA</text:span></text:p>
          </table:table-cell>
          <table:table-cell table:style-name="ce33" office:value-type="float" office:value="9814928" calcext:value-type="float">
            <text:p>9,814,928</text:p>
          </table:table-cell>
          <table:table-cell office:value-type="float" office:value="38.9072" calcext:value-type="float">
            <text:p>38.9072</text:p>
          </table:table-cell>
          <table:table-cell office:value-type="float" office:value="-77.0369" calcext:value-type="float">
            <text:p>-77.0369</text:p>
          </table:table-cell>
          <table:table-cell table:formula="of:=[.C56]*PI()/180" office:value-type="float" office:value="0.679058742731938" calcext:value-type="float">
            <text:p>0.679059</text:p>
          </table:table-cell>
          <table:table-cell table:formula="of:=[.D56]*PI()/180" office:value-type="float" office:value="-1.34454755052962" calcext:value-type="float">
            <text:p>-1.344548</text:p>
          </table:table-cell>
          <table:table-cell table:style-name="ce36" table:formula="of:=ACOS( SIN([.$E56])*SIN([.$E$2])+COS([.$E56])*COS([.$E$2])*COS([.$F56]-[.$F$2]) )*6371" office:value-type="float" office:value="489.29600647037" calcext:value-type="float">
            <text:p>489</text:p>
          </table:table-cell>
          <table:table-cell table:style-name="ce36" table:formula="of:=ACOS( SIN([.$E56])*SIN([.$E$3])+COS([.$E56])*COS([.$E$3])*COS([.$F56]-[.$F$3]) )*6371" office:value-type="float" office:value="2773.16294098363" calcext:value-type="float">
            <text:p>2,773</text:p>
          </table:table-cell>
          <table:table-cell table:style-name="ce36" table:formula="of:=ACOS( SIN([.$E56])*SIN([.$E$4])+COS([.$E56])*COS([.$E$4])*COS([.$F56]-[.$F$4]) )*6371" office:value-type="float" office:value="1383.85039449543" calcext:value-type="float">
            <text:p>1,384</text:p>
          </table:table-cell>
          <table:table-cell table:style-name="ce36" table:formula="of:=ACOS( SIN([.$E56])*SIN([.$E$5])+COS([.$E56])*COS([.$E$5])*COS([.$F56]-[.$F$5]) )*6371" office:value-type="float" office:value="622.419743242926" calcext:value-type="float">
            <text:p>622</text:p>
          </table:table-cell>
          <table:table-cell table:style-name="ce36" table:formula="of:=ACOS( SIN([.$E56])*SIN([.$E$6])+COS([.$E56])*COS([.$E$6])*COS([.$F56]-[.$F$6]) )*6371" office:value-type="float" office:value="3139.0532187366" calcext:value-type="float">
            <text:p>3,139</text:p>
          </table:table-cell>
          <table:table-cell table:style-name="ce36" table:formula="of:=ACOS( SIN([.$E56])*SIN([.$E$7])+COS([.$E56])*COS([.$E$7])*COS([.$F56]-[.$F$7]) )*6371" office:value-type="float" office:value="1696.1082140413" calcext:value-type="float">
            <text:p>1,696</text:p>
          </table:table-cell>
          <table:table-cell table:style-name="ce36" table:formula="of:=ACOS( SIN([.$E56])*SIN([.$E$8])+COS([.$E56])*COS([.$E$8])*COS([.$F56]-[.$F$8]) )*6371" office:value-type="float" office:value="690.210001329093" calcext:value-type="float">
            <text:p>690</text:p>
          </table:table-cell>
          <table:table-cell table:style-name="ce36" table:formula="of:=ACOS( SIN([.$E56])*SIN([.$E$9])+COS([.$E56])*COS([.$E$9])*COS([.$F56]-[.$F$9]) )*6371" office:value-type="float" office:value="2652.13843447228" calcext:value-type="float">
            <text:p>2,652</text:p>
          </table:table-cell>
          <table:table-cell table:style-name="ce36" table:formula="of:=ACOS( SIN([.$E56])*SIN([.$E$10])+COS([.$E56])*COS([.$E$10])*COS([.$F56]-[.$F$10]) )*6371" office:value-type="float" office:value="474.936878682747" calcext:value-type="float">
            <text:p>475</text:p>
          </table:table-cell>
          <table:table-cell table:style-name="ce36" table:formula="of:=ACOS( SIN([.$E56])*SIN([.$E$11])+COS([.$E56])*COS([.$E$11])*COS([.$F56]-[.$F$11]) )*6371" office:value-type="float" office:value="499.654790822745" calcext:value-type="float">
            <text:p>500</text:p>
          </table:table-cell>
          <table:table-cell table:style-name="ce36" table:formula="of:=ACOS( SIN([.$E56])*SIN([.$E$12])+COS([.$E56])*COS([.$E$12])*COS([.$F56]-[.$F$12]) )*6371" office:value-type="float" office:value="1446.84609063888" calcext:value-type="float">
            <text:p>1,447</text:p>
          </table:table-cell>
          <table:table-cell table:style-name="ce36" table:formula="of:=ACOS( SIN([.$E56])*SIN([.$E$13])+COS([.$E56])*COS([.$E$13])*COS([.$F56]-[.$F$13]) )*6371" office:value-type="float" office:value="468.723395948498" calcext:value-type="float">
            <text:p>469</text:p>
          </table:table-cell>
          <table:table-cell table:number-columns-repeated="1006"/>
        </table:table-row>
        <table:table-row table:style-name="ro8">
          <table:table-cell table:style-name="ce31" office:value-type="string" calcext:value-type="string">
            <text:p>.<text:span text:style-name="T1">Chicago-Naperville, IL-IN-WI CSA</text:span></text:p>
          </table:table-cell>
          <table:table-cell table:style-name="ce33" office:value-type="float" office:value="9825325" calcext:value-type="float">
            <text:p>9,825,325</text:p>
          </table:table-cell>
          <table:table-cell office:value-type="float" office:value="41.8781" calcext:value-type="float">
            <text:p>41.8781</text:p>
          </table:table-cell>
          <table:table-cell office:value-type="float" office:value="-87.6298" calcext:value-type="float">
            <text:p>-87.6298</text:p>
          </table:table-cell>
          <table:table-cell table:formula="of:=[.C57]*PI()/180" office:value-type="float" office:value="0.730910729479437" calcext:value-type="float">
            <text:p>0.730911</text:p>
          </table:table-cell>
          <table:table-cell table:formula="of:=[.D57]*PI()/180" office:value-type="float" office:value="-1.52942853286413" calcext:value-type="float">
            <text:p>-1.529429</text:p>
          </table:table-cell>
          <table:table-cell table:style-name="ce36" table:formula="of:=ACOS( SIN([.$E57])*SIN([.$E$2])+COS([.$E57])*COS([.$E$2])*COS([.$F57]-[.$F$2]) )*6371" office:value-type="float" office:value="494.553983962912" calcext:value-type="float">
            <text:p>495</text:p>
          </table:table-cell>
          <table:table-cell table:style-name="ce36" table:formula="of:=ACOS( SIN([.$E57])*SIN([.$E$3])+COS([.$E57])*COS([.$E$3])*COS([.$F57]-[.$F$3]) )*6371" office:value-type="float" office:value="2013.31223692225" calcext:value-type="float">
            <text:p>2,013</text:p>
          </table:table-cell>
          <table:table-cell table:style-name="ce36" table:formula="of:=ACOS( SIN([.$E57])*SIN([.$E$4])+COS([.$E57])*COS([.$E$4])*COS([.$F57]-[.$F$4]) )*6371" office:value-type="float" office:value="1682.09919789938" calcext:value-type="float">
            <text:p>1,682</text:p>
          </table:table-cell>
          <table:table-cell table:style-name="ce36" table:formula="of:=ACOS( SIN([.$E57])*SIN([.$E$5])+COS([.$E57])*COS([.$E$5])*COS([.$F57]-[.$F$5]) )*6371" office:value-type="float" office:value="373.090283698757" calcext:value-type="float">
            <text:p>373</text:p>
          </table:table-cell>
          <table:table-cell table:style-name="ce36" table:formula="of:=ACOS( SIN([.$E57])*SIN([.$E$6])+COS([.$E57])*COS([.$E$6])*COS([.$F57]-[.$F$6]) )*6371" office:value-type="float" office:value="2322.82601662571" calcext:value-type="float">
            <text:p>2,323</text:p>
          </table:table-cell>
          <table:table-cell table:style-name="ce36" table:formula="of:=ACOS( SIN([.$E57])*SIN([.$E$7])+COS([.$E57])*COS([.$E$7])*COS([.$F57]-[.$F$7]) )*6371" office:value-type="float" office:value="962.029549738041" calcext:value-type="float">
            <text:p>962</text:p>
          </table:table-cell>
          <table:table-cell table:style-name="ce36" table:formula="of:=ACOS( SIN([.$E57])*SIN([.$E$8])+COS([.$E57])*COS([.$E$8])*COS([.$F57]-[.$F$8]) )*6371" office:value-type="float" office:value="731.87529469998" calcext:value-type="float">
            <text:p>732</text:p>
          </table:table-cell>
          <table:table-cell table:style-name="ce36" table:formula="of:=ACOS( SIN([.$E57])*SIN([.$E$9])+COS([.$E57])*COS([.$E$9])*COS([.$F57]-[.$F$9]) )*6371" office:value-type="float" office:value="1814.58187802249" calcext:value-type="float">
            <text:p>1,815</text:p>
          </table:table-cell>
          <table:table-cell table:style-name="ce36" table:formula="of:=ACOS( SIN([.$E57])*SIN([.$E$10])+COS([.$E57])*COS([.$E$10])*COS([.$F57]-[.$F$10]) )*6371" office:value-type="float" office:value="832.990521128086" calcext:value-type="float">
            <text:p>833</text:p>
          </table:table-cell>
          <table:table-cell table:style-name="ce36" table:formula="of:=ACOS( SIN([.$E57])*SIN([.$E$11])+COS([.$E57])*COS([.$E$11])*COS([.$F57]-[.$F$11]) )*6371" office:value-type="float" office:value="1143.58915071011" calcext:value-type="float">
            <text:p>1,144</text:p>
          </table:table-cell>
          <table:table-cell table:style-name="ce36" table:formula="of:=ACOS( SIN([.$E57])*SIN([.$E$12])+COS([.$E57])*COS([.$E$12])*COS([.$F57]-[.$F$12]) )*6371" office:value-type="float" office:value="1780.14638658641" calcext:value-type="float">
            <text:p>1,780</text:p>
          </table:table-cell>
          <table:table-cell table:style-name="ce36" table:formula="of:=ACOS( SIN([.$E57])*SIN([.$E$13])+COS([.$E57])*COS([.$E$13])*COS([.$F57]-[.$F$13]) )*6371" office:value-type="float" office:value="727.147794742955" calcext:value-type="float">
            <text:p>727</text:p>
          </table:table-cell>
          <table:table-cell table:number-columns-repeated="1006"/>
        </table:table-row>
        <table:table-row table:style-name="ro8">
          <table:table-cell table:style-name="ce31" office:value-type="string" calcext:value-type="string">
            <text:p>.<text:span text:style-name="T1">Los Angeles-Long Beach, CA CSA</text:span></text:p>
          </table:table-cell>
          <table:table-cell table:style-name="ce33" office:value-type="float" office:value="18711436" calcext:value-type="float">
            <text:p>18,711,436</text:p>
          </table:table-cell>
          <table:table-cell office:value-type="float" office:value="34.0522" calcext:value-type="float">
            <text:p>34.0522</text:p>
          </table:table-cell>
          <table:table-cell office:value-type="float" office:value="-118.2437" calcext:value-type="float">
            <text:p>-118.2437</text:p>
          </table:table-cell>
          <table:table-cell table:formula="of:=[.C58]*PI()/180" office:value-type="float" office:value="0.594323007547613" calcext:value-type="float">
            <text:p>0.594323</text:p>
          </table:table-cell>
          <table:table-cell table:formula="of:=[.D58]*PI()/180" office:value-type="float" office:value="-2.06374188474042" calcext:value-type="float">
            <text:p>-2.063742</text:p>
          </table:table-cell>
          <table:table-cell table:style-name="ce36" table:formula="of:=ACOS( SIN([.$E58])*SIN([.$E$2])+COS([.$E58])*COS([.$E$2])*COS([.$F58]-[.$F$2]) )*6371" office:value-type="float" office:value="3290.87838029347" calcext:value-type="float">
            <text:p>3,291</text:p>
          </table:table-cell>
          <table:table-cell table:style-name="ce36" table:formula="of:=ACOS( SIN([.$E58])*SIN([.$E$3])+COS([.$E58])*COS([.$E$3])*COS([.$F58]-[.$F$3]) )*6371" office:value-type="float" office:value="1126.16018602909" calcext:value-type="float">
            <text:p>1,126</text:p>
          </table:table-cell>
          <table:table-cell table:style-name="ce36" table:formula="of:=ACOS( SIN([.$E58])*SIN([.$E$4])+COS([.$E58])*COS([.$E$4])*COS([.$F58]-[.$F$4]) )*6371" office:value-type="float" office:value="3477.02545439106" calcext:value-type="float">
            <text:p>3,477</text:p>
          </table:table-cell>
          <table:table-cell table:style-name="ce36" table:formula="of:=ACOS( SIN([.$E58])*SIN([.$E$5])+COS([.$E58])*COS([.$E$5])*COS([.$F58]-[.$F$5]) )*6371" office:value-type="float" office:value="3074.11732333576" calcext:value-type="float">
            <text:p>3,074</text:p>
          </table:table-cell>
          <table:table-cell table:style-name="ce36" table:formula="of:=ACOS( SIN([.$E58])*SIN([.$E$6])+COS([.$E58])*COS([.$E$6])*COS([.$F58]-[.$F$6]) )*6371" office:value-type="float" office:value="706.541586067435" calcext:value-type="float">
            <text:p>707</text:p>
          </table:table-cell>
          <table:table-cell table:style-name="ce36" table:formula="of:=ACOS( SIN([.$E58])*SIN([.$E$7])+COS([.$E58])*COS([.$E$7])*COS([.$F58]-[.$F$7]) )*6371" office:value-type="float" office:value="2033.12660330012" calcext:value-type="float">
            <text:p>2,033</text:p>
          </table:table-cell>
          <table:table-cell table:style-name="ce36" table:formula="of:=ACOS( SIN([.$E58])*SIN([.$E$8])+COS([.$E58])*COS([.$E$8])*COS([.$F58]-[.$F$8]) )*6371" office:value-type="float" office:value="3117.2191448565" calcext:value-type="float">
            <text:p>3,117</text:p>
          </table:table-cell>
          <table:table-cell table:style-name="ce36" table:formula="of:=ACOS( SIN([.$E58])*SIN([.$E$9])+COS([.$E58])*COS([.$E$9])*COS([.$F58]-[.$F$9]) )*6371" office:value-type="float" office:value="1067.09439525463" calcext:value-type="float">
            <text:p>1,067</text:p>
          </table:table-cell>
          <table:table-cell table:style-name="ce36" table:formula="of:=ACOS( SIN([.$E58])*SIN([.$E$10])+COS([.$E58])*COS([.$E$10])*COS([.$F58]-[.$F$10]) )*6371" office:value-type="float" office:value="3634.2488671374" calcext:value-type="float">
            <text:p>3,634</text:p>
          </table:table-cell>
          <table:table-cell table:style-name="ce36" table:formula="of:=ACOS( SIN([.$E58])*SIN([.$E$11])+COS([.$E58])*COS([.$E$11])*COS([.$F58]-[.$F$11]) )*6371" office:value-type="float" office:value="3947.43334413641" calcext:value-type="float">
            <text:p>3,947</text:p>
          </table:table-cell>
          <table:table-cell table:style-name="ce36" table:formula="of:=ACOS( SIN([.$E58])*SIN([.$E$12])+COS([.$E58])*COS([.$E$12])*COS([.$F58]-[.$F$12]) )*6371" office:value-type="float" office:value="3562.5096412818" calcext:value-type="float">
            <text:p>3,563</text:p>
          </table:table-cell>
          <table:table-cell table:style-name="ce36" table:formula="of:=ACOS( SIN([.$E58])*SIN([.$E$13])+COS([.$E58])*COS([.$E$13])*COS([.$F58]-[.$F$13]) )*6371" office:value-type="float" office:value="3529.80660948229" calcext:value-type="float">
            <text:p>3,530</text:p>
          </table:table-cell>
          <table:table-cell table:number-columns-repeated="1006"/>
        </table:table-row>
        <table:table-row table:style-name="ro8">
          <table:table-cell table:style-name="ce31" office:value-type="string" calcext:value-type="string">
            <text:p>.<text:span text:style-name="T1">New York-Newark, NY-NJ-CT-PA CSA</text:span></text:p>
          </table:table-cell>
          <table:table-cell table:style-name="ce33" office:value-type="float" office:value="22589036" calcext:value-type="float">
            <text:p>22,589,036</text:p>
          </table:table-cell>
          <table:table-cell office:value-type="float" office:value="40.7128" calcext:value-type="float">
            <text:p>40.7128</text:p>
          </table:table-cell>
          <table:table-cell office:value-type="float" office:value="-74.006" calcext:value-type="float">
            <text:p>-74.006</text:p>
          </table:table-cell>
          <table:table-cell table:formula="of:=[.C59]*PI()/180" office:value-type="float" office:value="0.710572407705947" calcext:value-type="float">
            <text:p>0.710572</text:p>
          </table:table-cell>
          <table:table-cell table:formula="of:=[.D59]*PI()/180" office:value-type="float" office:value="-1.29164836623092" calcext:value-type="float">
            <text:p>-1.291648</text:p>
          </table:table-cell>
          <table:table-cell table:style-name="ce36" table:formula="of:=ACOS( SIN([.$E59])*SIN([.$E$2])+COS([.$E59])*COS([.$E$2])*COS([.$F59]-[.$F$2]) )*6371" office:value-type="float" office:value="649.856161357476" calcext:value-type="float">
            <text:p>650</text:p>
          </table:table-cell>
          <table:table-cell table:style-name="ce36" table:formula="of:=ACOS( SIN([.$E59])*SIN([.$E$3])+COS([.$E59])*COS([.$E$3])*COS([.$F59]-[.$F$3]) )*6371" office:value-type="float" office:value="3057.75192444167" calcext:value-type="float">
            <text:p>3,058</text:p>
          </table:table-cell>
          <table:table-cell table:style-name="ce36" table:formula="of:=ACOS( SIN([.$E59])*SIN([.$E$4])+COS([.$E59])*COS([.$E$4])*COS([.$F59]-[.$F$4]) )*6371" office:value-type="float" office:value="1680.03146357589" calcext:value-type="float">
            <text:p>1,680</text:p>
          </table:table-cell>
          <table:table-cell table:style-name="ce36" table:formula="of:=ACOS( SIN([.$E59])*SIN([.$E$5])+COS([.$E59])*COS([.$E$5])*COS([.$F59]-[.$F$5]) )*6371" office:value-type="float" office:value="870.586300175761" calcext:value-type="float">
            <text:p>871</text:p>
          </table:table-cell>
          <table:table-cell table:style-name="ce36" table:formula="of:=ACOS( SIN([.$E59])*SIN([.$E$6])+COS([.$E59])*COS([.$E$6])*COS([.$F59]-[.$F$6]) )*6371" office:value-type="float" office:value="3410.24423526609" calcext:value-type="float">
            <text:p>3,410</text:p>
          </table:table-cell>
          <table:table-cell table:style-name="ce36" table:formula="of:=ACOS( SIN([.$E59])*SIN([.$E$7])+COS([.$E59])*COS([.$E$7])*COS([.$F59]-[.$F$7]) )*6371" office:value-type="float" office:value="1975.21563861271" calcext:value-type="float">
            <text:p>1,975</text:p>
          </table:table-cell>
          <table:table-cell table:style-name="ce36" table:formula="of:=ACOS( SIN([.$E59])*SIN([.$E$8])+COS([.$E59])*COS([.$E$8])*COS([.$F59]-[.$F$8]) )*6371" office:value-type="float" office:value="1012.45661540014" calcext:value-type="float">
            <text:p>1,012</text:p>
          </table:table-cell>
          <table:table-cell table:style-name="ce36" table:formula="of:=ACOS( SIN([.$E59])*SIN([.$E$9])+COS([.$E59])*COS([.$E$9])*COS([.$F59]-[.$F$9]) )*6371" office:value-type="float" office:value="2914.17474840995" calcext:value-type="float">
            <text:p>2,914</text:p>
          </table:table-cell>
          <table:table-cell table:style-name="ce36" table:formula="of:=ACOS( SIN([.$E59])*SIN([.$E$10])+COS([.$E59])*COS([.$E$10])*COS([.$F59]-[.$F$10]) )*6371" office:value-type="float" office:value="403.234085085709" calcext:value-type="float">
            <text:p>403</text:p>
          </table:table-cell>
          <table:table-cell table:style-name="ce36" table:formula="of:=ACOS( SIN([.$E59])*SIN([.$E$11])+COS([.$E59])*COS([.$E$11])*COS([.$F59]-[.$F$11]) )*6371" office:value-type="float" office:value="216.690856452942" calcext:value-type="float">
            <text:p>217</text:p>
          </table:table-cell>
          <table:table-cell table:style-name="ce36" table:formula="of:=ACOS( SIN([.$E59])*SIN([.$E$12])+COS([.$E59])*COS([.$E$12])*COS([.$F59]-[.$F$12]) )*6371" office:value-type="float" office:value="1734.84003581167" calcext:value-type="float">
            <text:p>1,735</text:p>
          </table:table-cell>
          <table:table-cell table:style-name="ce36" table:formula="of:=ACOS( SIN([.$E59])*SIN([.$E$13])+COS([.$E59])*COS([.$E$13])*COS([.$F59]-[.$F$13]) )*6371" office:value-type="float" office:value="470.567204372814" calcext:value-type="float">
            <text:p>471</text:p>
          </table:table-cell>
          <table:table-cell table:number-columns-repeated="1006"/>
        </table:table-row>
        <table:table-row table:style-name="ro7" table:number-rows-repeated="1048516">
          <table:table-cell table:number-columns-repeated="1024"/>
        </table:table-row>
        <table:table-row table:style-name="ro7">
          <table:table-cell table:number-columns-repeated="1024"/>
        </table:table-row>
        <calcext:conditional-formats>
          <calcext:conditional-format calcext:target-range-address="Sheet2.G2:Sheet2.R59">
            <calcext:color-scale>
              <calcext:color-scale-entry calcext:value="0" calcext:type="minimum" calcext:color="#43c330"/>
              <calcext:color-scale-entry calcext:value="1000" calcext:type="number" calcext:color="#ffff00"/>
              <calcext:color-scale-entry calcext:value="0" calcext:type="maximum" calcext:color="#ff0000"/>
            </calcext:color-scale>
          </calcext:conditional-format>
        </calcext:conditional-formats>
      </table:table>
      <table:named-expressions>
        <table:named-range table:name="ANN_RES_CSA" table:base-cell-address="$'CSA-EST2019-ANNRES'.$A$1" table:cell-range-address="$'CSA-EST2019-ANNRES'.$A$3:.$M$181"/>
      </table:named-expressions>
      <table:database-ranges>
        <table:database-range table:name="__Anonymous_Sheet_DB__0" table:target-range-address="'CSA-EST2019-ANNRES'.A5:'CSA-EST2019-ANNRES'.M176" table:contains-header="false">
          <table:sort>
            <table:sort-by table:field-number="12" table:data-type="automatic"/>
            <table:sort-by table:field-number="1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style="long" number:textual="true"/>
      <number:text> </number:text>
      <number:day/>
      <number:text>, </number:text>
      <number:year number:style="long"/>
    </number:date-style>
    <number:number-style style:name="N126">
      <number:number number:decimal-places="13" loext:min-decimal-places="13" number:min-integer-digits="1"/>
    </number:number-style>
    <number:number-style style:name="N127">
      <number:number number:decimal-places="12" loext:min-decimal-places="12" number:min-integer-digits="1"/>
    </number:number-style>
    <number:number-style style:name="N128">
      <number:number number:decimal-places="11" loext:min-decimal-places="11" number:min-integer-digits="1"/>
    </number:number-style>
    <number:number-style style:name="N129">
      <number:number number:decimal-places="10" loext:min-decimal-places="10" number:min-integer-digits="1"/>
    </number:number-style>
    <number:number-style style:name="N130">
      <number:number number:decimal-places="9" loext:min-decimal-places="9" number:min-integer-digits="1"/>
    </number:number-style>
    <number:number-style style:name="N131">
      <number:number number:decimal-places="8" loext:min-decimal-places="8" number:min-integer-digits="1"/>
    </number:number-style>
    <number:number-style style:name="N132">
      <number:number number:decimal-places="7" loext:min-decimal-places="7" number:min-integer-digits="1"/>
    </number:number-style>
    <number:number-style style:name="N133">
      <number:number number:decimal-places="6" loext:min-decimal-places="6" number:min-integer-digits="1"/>
    </number:number-style>
    <number:number-style style:name="N134">
      <number:number number:decimal-places="5" loext:min-decimal-places="5" number:min-integer-digits="1"/>
    </number:number-style>
    <number:number-style style:name="N135">
      <number:number number:decimal-places="14" loext:min-decimal-places="14" number:min-integer-digits="1"/>
    </number:number-style>
    <number:number-style style:name="N136">
      <number:number number:decimal-places="1" loext:min-decimal-places="1"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72pt" fo:margin-left="18pt" fo:margin-right="18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SA-EST2019-ANNRES" style:display-name="PageStyle_CSA-EST2019-ANNR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 user</meta:initial-creator>
    <meta:creation-date>2011-02-11T15:45:55</meta:creation-date>
    <dc:date>2021-09-19T22:49:09.986973709</dc:date>
    <meta:generator>LibreOffice/6.0.3.2$MacOSX_X86_64 LibreOffice_project/8f48d515416608e3a835360314dac7e47fd0b821</meta:generator>
    <meta:editing-duration>P1DT20H39M5S</meta:editing-duration>
    <meta:editing-cycles>4</meta:editing-cycles>
    <meta:document-statistic meta:table-count="2" meta:cell-count="3383" meta:object-count="0"/>
    <meta:user-defined meta:name="AppVersion">16.0300</meta:user-defined>
    <meta:user-defined meta:name="Company">SAS Institute Inc</meta:user-defined>
    <meta:user-defined meta:name="DocSecurity" meta:value-type="float">0</meta:user-defined>
    <meta:user-defined meta:name="HyperlinksChanged" meta:value-type="boolean">false</meta:user-defined>
    <meta:user-defined meta:name="LinksUpToDate" meta:value-type="boolean">false</meta:user-defined>
    <meta:user-defined meta:name="SV_HIDDEN_GRID_QUERY_LIST_4F35BF76-6C0D-4D9B-82B2-816C12CF3733" meta:value-type="string">empty_477D106A-C0D6-4607-AEBD-E2C9D60EA279</meta:user-defined>
    <meta:user-defined meta:name="SV_QUERY_LIST_4F35BF76-6C0D-4D9B-82B2-816C12CF3733" meta:value-type="string">empty_477D106A-C0D6-4607-AEBD-E2C9D60EA279</meta:user-defined>
    <meta:user-defined meta:name="ScaleCrop" meta:value-type="boolean">false</meta:user-defined>
    <meta:user-defined meta:name="ShareDoc" meta:value-type="boolean">false</meta:user-defined>
  </office:meta>
</office:document-meta>
</file>